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A0000000AC9DB4ADC.png"/>
  <manifest:file-entry manifest:media-type="image/jpeg" manifest:full-path="Pictures/100000000000092E00000262920B690B.jpg"/>
  <manifest:file-entry manifest:media-type="image/png" manifest:full-path="Pictures/100002000000001F0000001F737060E5.png"/>
  <manifest:file-entry manifest:media-type="image/png" manifest:full-path="Pictures/100002000000001F0000001FE9887C3E.png"/>
  <manifest:file-entry manifest:media-type="image/png" manifest:full-path="Pictures/100002010000000800000008E9BF87B7.png"/>
  <manifest:file-entry manifest:media-type="image/png" manifest:full-path="Pictures/100002010000000600000006977AFF24.png"/>
  <manifest:file-entry manifest:media-type="image/png" manifest:full-path="Pictures/100002000000001F0000001FB0944FEF.png"/>
  <manifest:file-entry manifest:media-type="image/png" manifest:full-path="Pictures/10000000000000600000005119E530FE.png"/>
  <manifest:file-entry manifest:media-type="image/png" manifest:full-path="Pictures/100002000000001F0000001F1D3C70E2.png"/>
  <manifest:file-entry manifest:media-type="image/png" manifest:full-path="Pictures/100002010000000A0000000A509615E3.png"/>
  <manifest:file-entry manifest:media-type="image/jpeg" manifest:full-path="Pictures/10000000000005A000000437ADCDBC23.jpg"/>
  <manifest:file-entry manifest:media-type="image/png" manifest:full-path="Pictures/100002000000013100000073161FE3A0.png"/>
  <manifest:file-entry manifest:media-type="image/png" manifest:full-path="Pictures/10000000000002E7000002B986B3861D.png"/>
  <manifest:file-entry manifest:media-type="image/png" manifest:full-path="Pictures/100000000000008F00000035AAD7341F.png"/>
  <manifest:file-entry manifest:media-type="image/png" manifest:full-path="Pictures/100002000000001F0000001FA4FC1C09.png"/>
  <manifest:file-entry manifest:media-type="image/png" manifest:full-path="Pictures/1000020100000010000000105749C1BC.png"/>
  <manifest:file-entry manifest:media-type="image/png" manifest:full-path="Pictures/10000201000000C60000004F4BDB1BFF.png"/>
  <manifest:file-entry manifest:media-type="image/jpeg" manifest:full-path="Pictures/10000000000005A00000043752A8EB4C.jpg"/>
  <manifest:file-entry manifest:media-type="image/png" manifest:full-path="Pictures/100002000000001F0000001F25837F7E.png"/>
  <manifest:file-entry manifest:media-type="" manifest:full-path="Pictures/TablePreview2.svm"/>
  <manifest:file-entry manifest:media-type="image/png" manifest:full-path="Pictures/1000020100000006000000063D5D0D25.png"/>
  <manifest:file-entry manifest:media-type="image/png" manifest:full-path="Pictures/100002000000001F0000001FAA3A4FB9.png"/>
  <manifest:file-entry manifest:media-type="image/png" manifest:full-path="Pictures/100002000000001F0000001FB50F7C63.png"/>
  <manifest:file-entry manifest:media-type="image/jpeg" manifest:full-path="Pictures/10000000000008D000000087CA4EAA05.jpg"/>
  <manifest:file-entry manifest:media-type="" manifest:full-path="Pictures/TablePreview1.svm"/>
  <manifest:file-entry manifest:media-type="image/png" manifest:full-path="Pictures/100002010000000C0000000C441D6B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0"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2" style:family="graphic">
      <style:graphic-properties style:protect="size"/>
    </style:style>
    <style:style style:name="gr5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7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7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81"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82" style:family="graphic" style:parent-style-name="standard">
      <style:graphic-properties draw:stroke="none" svg:stroke-color="#000000" draw:fill="none" draw:fill-color="#ffffff" draw:auto-grow-height="true" draw:auto-grow-width="false" fo:max-height="0cm" fo:min-height="0cm" fo:wrap-option="wrap"/>
    </style:style>
    <style:style style:name="gr10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1"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114"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5"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20"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21" style:family="graphic" style:parent-style-name="standard">
      <style:graphic-properties draw:marker-end="Arrow" draw:marker-end-width="0.3cm" draw:textarea-horizontal-align="center" draw:textarea-vertical-align="middle" fo:wrap-option="wrap"/>
    </style:style>
    <style:style style:name="gr124"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25"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28"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54"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7"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188"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5" style:family="presentation" style:parent-style-name="Technologic_5f_otp_5f_Technologic-title">
      <style:graphic-properties draw:fill-color="#ffffff" draw:auto-grow-height="true" fo:min-height="3.181cm" fo:wrap-option="wrap"/>
    </style:style>
    <style:style style:name="pr13" style:family="presentation" style:parent-style-name="Technologic_5f_otp_5f_Technologic-notes">
      <style:graphic-properties draw:fill-color="#ffffff" draw:auto-grow-height="true" fo:min-height="9.502cm" fo:wrap-option="wrap"/>
    </style:style>
    <style:style style:name="pr1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9" style:family="presentation" style:parent-style-name="Technologic_5f_otp_5f__28_Default_29__20_Title_2f_Text_20_Master-outline1" style:list-style-name="L3605">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1"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27" style:family="presentation" style:parent-style-name="Technologic_5f_otp_5f__28_Default_29__20_Title_2f_Text_20_Master-outline1" style:list-style-name="L360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45"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48" style:family="presentation" style:parent-style-name="Technologic_5f_otp_5f__28_Default_29__20_Title_2f_Text_20_Master-title">
      <style:graphic-properties fo:min-height="2.931cm" fo:wrap-option="wrap"/>
    </style:style>
    <style:style style:name="pr49" style:family="presentation" style:parent-style-name="Technologic_5f_otp_5f__28_Default_29__20_Title_2f_Text_20_Master-outline1">
      <style:graphic-properties fo:min-height="11.751cm" fo:wrap-option="wrap"/>
    </style:style>
    <style:style style:name="pr54" style:family="presentation" style:parent-style-name="Technologic_5f_otp_5f__28_Default_29__20_Title_2f_Text_20_Master-notes">
      <style:graphic-properties fo:min-height="9.251cm" fo:wrap-option="wrap"/>
    </style:style>
    <style:style style:name="pr55" style:family="presentation" style:parent-style-name="Technologic_5f_otp_5f__28_Default_29__20_Title_2f_Text_20_Master-title">
      <style:graphic-properties fo:min-height="2.931cm" fo:wrap-option="wrap"/>
    </style:style>
    <style:style style:name="pr57" style:family="presentation" style:parent-style-name="Technologic_5f_otp_5f__28_Default_29__20_Title_2f_Text_20_Master-outline1">
      <style:graphic-properties fo:min-height="11.751cm" fo:wrap-option="wrap"/>
    </style:style>
    <style:style style:name="pr58" style:family="presentation" style:parent-style-name="Technologic_5f_otp_5f__28_Default_29__20_Title_2f_Text_20_Master-notes">
      <style:graphic-properties fo:min-height="9.251cm" fo:wrap-option="wrap"/>
    </style:style>
    <style:style style:name="pr64" style:family="presentation" style:parent-style-name="Technologic_5f_otp_5f__28_Default_29__20_Title_2f_Text_20_Master-notes">
      <style:graphic-properties fo:min-height="9.251cm" fo:wrap-option="wrap"/>
    </style:style>
    <style:style style:name="pr70" style:family="presentation" style:parent-style-name="Technologic_5f_otp_5f__28_Default_29__20_Title_2f_Text_20_Master-outline1">
      <style:graphic-properties fo:min-height="4.165cm" fo:wrap-option="wrap"/>
    </style:style>
    <style:style style:name="pr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9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9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0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0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13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3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4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4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42"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15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61"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18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19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19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co164" style:family="table-column">
      <style:table-column-properties style:column-width="6.163cm" style:use-optimal-column-width="false"/>
    </style:style>
    <style:style style:name="co165" style:family="table-column">
      <style:table-column-properties style:column-width="6.067cm" style:use-optimal-column-width="false"/>
    </style:style>
    <style:style style:name="co166" style:family="table-column">
      <style:table-column-properties style:column-width="11.264cm" style:use-optimal-column-width="false"/>
    </style:style>
    <style:style style:name="ro167" style:family="table-row">
      <style:table-row-properties style:row-height="0.861cm"/>
    </style:style>
    <style:style style:name="ro173" style:family="table-row">
      <style:table-row-properties style:row-height="0.862cm"/>
    </style:style>
    <style:style style:name="ro181" style:family="table-row">
      <style:table-row-properties style:row-height="1.338cm"/>
    </style:style>
    <style:style style:name="ce16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171"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17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17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17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size="15pt" style:font-size-asian="24pt" style:font-size-complex="24pt"/>
    </style:style>
    <style:style style:name="ce17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size="15pt" style:font-size-asian="24pt" style:font-size-complex="24pt"/>
    </style:style>
    <style:style style:name="ce179"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180"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size="15pt" style:font-size-asian="24pt" style:font-size-complex="24pt"/>
    </style:style>
    <style:style style:name="ce182"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size="15pt" style:font-size-asian="24pt" style:font-size-complex="24pt"/>
    </style:style>
    <style:style style:name="ce18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size="15pt" style:font-size-asian="24pt" style:font-size-complex="24pt"/>
    </style:style>
    <style:style style:name="ce18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size="15pt" style:font-size-asian="24pt" style:font-size-complex="24pt"/>
    </style:style>
    <style:style style:name="P4" style:family="paragraph">
      <style:paragraph-properties fo:margin-left="0cm" fo:margin-right="0cm" fo:text-indent="0cm"/>
    </style:style>
    <style:style style:name="P6" style:family="paragraph">
      <style:paragraph-properties fo:margin-left="0cm" fo:margin-right="0cm" fo:text-indent="0cm" style:punctuation-wrap="simple" style:line-break="strict" style:writing-mode="lr-tb"/>
    </style:style>
    <style:style style:name="P7" style:family="paragraph">
      <style:paragraph-properties fo:margin-left="0cm" fo:margin-right="0cm" fo:line-height="85%" fo:text-align="end" fo:text-indent="0cm"/>
    </style:style>
    <style:style style:name="P11"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14" style:family="paragraph">
      <style:paragraph-properties fo:margin-left="0.6cm" fo:margin-right="0cm" fo:text-indent="-0.6cm" style:punctuation-wrap="simple" style:line-break="strict" style:writing-mode="lr-tb"/>
      <style:text-properties fo:font-size="20pt"/>
    </style:style>
    <style:style style:name="P16" style:family="paragraph">
      <style:paragraph-properties style:punctuation-wrap="simple" style:line-break="strict" style:writing-mode="lr-tb" style:font-independent-line-spacing="true"/>
    </style:style>
    <style:style style:name="P17" style:family="paragraph">
      <style:paragraph-properties fo:margin-left="0.952cm" fo:margin-right="0cm" fo:margin-top="0.308cm" fo:margin-bottom="0.308cm" fo:text-indent="-0.952cm"/>
      <style:text-properties fo:font-size="24pt" style:font-size-asian="24pt" style:font-size-complex="24pt"/>
    </style:style>
    <style:style style:name="P20" style:family="paragraph">
      <style:paragraph-properties style:punctuation-wrap="simple" style:line-break="strict" style:writing-mode="lr-tb" style:font-independent-line-spacing="true"/>
      <style:text-properties fo:font-size="24pt" style:font-size-asian="24pt" style:font-size-complex="24pt"/>
    </style:style>
    <style:style style:name="P22" style:family="paragraph">
      <style:paragraph-properties style:punctuation-wrap="simple" style:line-break="strict" style:writing-mode="lr-tb"/>
    </style:style>
    <style:style style:name="P23" style:family="paragraph">
      <style:paragraph-properties fo:margin-left="0.952cm" fo:margin-right="0cm" fo:margin-top="0.22cm" fo:margin-bottom="0.22cm" fo:line-height="80%" fo:text-indent="-0.952cm"/>
      <style:text-properties fo:font-size="18pt" style:font-size-asian="18pt" style:font-size-complex="18pt"/>
    </style:style>
    <style:style style:name="P26" style:family="paragraph">
      <style:paragraph-properties fo:margin-left="0cm" fo:margin-right="0cm" fo:margin-top="0.198cm" fo:margin-bottom="0.198cm" fo:line-height="80%" fo:text-indent="0cm"/>
      <style:text-properties fo:font-size="18pt" style:font-size-asian="18pt" style:font-size-complex="18pt"/>
    </style:style>
    <style:style style:name="P28" style:family="paragraph">
      <style:paragraph-properties style:punctuation-wrap="simple" style:line-break="strict" style:writing-mode="lr-tb" style:font-independent-line-spacing="true"/>
      <style:text-properties fo:font-size="18pt" style:font-size-asian="18pt" style:font-size-complex="18pt"/>
    </style:style>
    <style:style style:name="P29" style:family="paragraph">
      <style:paragraph-properties fo:margin-left="0cm" fo:margin-right="0cm" fo:margin-top="0.158cm" fo:margin-bottom="0cm" fo:text-indent="0cm"/>
    </style:style>
    <style:style style:name="P32" style:family="paragraph">
      <style:paragraph-properties fo:margin-left="0.952cm" fo:margin-right="0cm" fo:margin-top="0.308cm" fo:margin-bottom="0.308cm" fo:text-indent="-0.952cm"/>
    </style:style>
    <style:style style:name="P33" style:family="paragraph">
      <style:paragraph-properties fo:margin-left="0cm" fo:margin-right="0cm" fo:margin-top="0.264cm" fo:margin-bottom="0.264cm" fo:text-indent="0cm"/>
    </style:style>
    <style:style style:name="P35" style:family="paragraph">
      <style:paragraph-properties fo:margin-left="0.952cm" fo:margin-right="0cm" fo:margin-top="0.264cm" fo:margin-bottom="0.264cm" fo:text-indent="-0.952cm"/>
    </style:style>
    <style:style style:name="P37" style:family="paragraph">
      <style:paragraph-properties fo:margin-left="0cm" fo:margin-right="0cm" fo:margin-top="0.198cm" fo:margin-bottom="0.198cm" fo:text-indent="0cm"/>
    </style:style>
    <style:style style:name="P40" style:family="paragraph">
      <style:paragraph-properties fo:margin-left="0.952cm" fo:margin-right="0cm" fo:margin-top="0.264cm" fo:margin-bottom="0.264cm" fo:line-height="90%" fo:text-indent="-0.952cm"/>
    </style:style>
    <style:style style:name="P44" style:family="paragraph">
      <style:paragraph-properties style:punctuation-wrap="simple" style:line-break="strict" style:writing-mode="lr-tb" style:font-independent-line-spacing="true"/>
      <style:text-properties fo:font-size="14pt" style:font-size-asian="14pt" style:font-size-complex="14pt"/>
    </style:style>
    <style:style style:name="P50" style:family="paragraph">
      <style:paragraph-properties fo:margin-left="0cm" fo:margin-right="0cm" fo:line-height="100%" fo:text-indent="0cm"/>
    </style:style>
    <style:style style:name="P53" style:family="paragraph">
      <style:paragraph-properties fo:margin-left="0cm" fo:margin-right="0cm" fo:line-height="100%" fo:text-indent="0cm" style:punctuation-wrap="hanging" style:line-break="strict" style:writing-mode="lr-tb" style:font-independent-line-spacing="true"/>
    </style:style>
    <style:style style:name="P72" style:family="paragraph">
      <style:paragraph-properties fo:margin-left="0cm" fo:margin-right="0cm" fo:line-height="100%" fo:text-indent="0cm"/>
      <style:text-properties fo:font-size="14pt" style:font-size-asian="14pt" style:font-size-complex="14pt"/>
    </style:style>
    <style:style style:name="P7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75" style:family="paragraph">
      <style:paragraph-properties fo:margin-left="0cm" fo:margin-right="0cm" fo:margin-top="0.264cm" fo:margin-bottom="0.264cm" fo:text-indent="0cm"/>
      <style:text-properties fo:font-size="24pt" style:font-size-asian="24pt" style:font-size-complex="24pt"/>
    </style:style>
    <style:style style:name="P78"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style:punctuation-wrap="hanging" style:line-break="strict" style:writing-mode="lr-tb" style:font-independent-line-spacing="true"/>
    </style:style>
    <style:style style:name="P83" style:family="paragraph">
      <style:paragraph-properties style:punctuation-wrap="hanging" style:line-break="strict" style:writing-mode="lr-tb"/>
    </style:style>
    <style:style style:name="P85" style:family="paragraph">
      <style:paragraph-properties fo:margin-left="0.952cm" fo:margin-right="0cm" fo:margin-top="0.308cm" fo:margin-bottom="0.308cm" fo:line-height="90%" fo:text-indent="-0.952cm"/>
    </style:style>
    <style:style style:name="P88" style:family="paragraph">
      <style:paragraph-properties style:punctuation-wrap="simple" style:line-break="strict" style:writing-mode="lr-tb" style:font-independent-line-spacing="true"/>
      <style:text-properties fo:color="#ffffff"/>
    </style:style>
    <style:style style:name="P98" style:family="paragraph">
      <style:paragraph-properties fo:margin-left="0.952cm" fo:margin-right="0cm" fo:margin-top="0.264cm" fo:margin-bottom="0.264cm" fo:line-height="80%" fo:text-indent="-0.952cm"/>
    </style:style>
    <style:style style:name="P101" style:family="paragraph">
      <style:paragraph-properties fo:margin-left="0cm" fo:margin-right="0cm" fo:line-height="90%" fo:text-indent="0cm"/>
    </style:style>
    <style:style style:name="P105" style:family="paragraph">
      <style:paragraph-properties fo:margin-left="0cm" fo:margin-right="0cm" fo:margin-top="0.242cm" fo:margin-bottom="0.242cm" fo:text-indent="0cm"/>
    </style:style>
    <style:style style:name="P109" style:family="paragraph">
      <style:paragraph-properties fo:margin-left="0cm" fo:margin-right="0cm" fo:margin-top="0.44cm" fo:margin-bottom="0cm" fo:text-align="center" fo:text-indent="0cm"/>
    </style:style>
    <style:style style:name="P113"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16" style:family="paragraph">
      <style:paragraph-properties fo:text-align="center" style:punctuation-wrap="hanging" style:line-break="strict" style:writing-mode="lr-tb"/>
      <style:text-properties fo:font-size="24pt"/>
    </style:style>
    <style:style style:name="P118" style:family="paragraph">
      <style:paragraph-properties fo:margin-left="0cm" fo:margin-right="0cm" fo:margin-top="0.396cm" fo:margin-bottom="0cm" fo:text-indent="0cm"/>
    </style:style>
    <style:style style:name="P122" style:family="paragraph">
      <style:paragraph-properties fo:margin-left="0cm" fo:margin-right="0cm" fo:line-height="100%" fo:text-align="end" fo:text-indent="0cm"/>
    </style:style>
    <style:style style:name="P126" style:family="paragraph">
      <style:paragraph-properties fo:margin-left="0cm" fo:margin-right="0cm" fo:line-height="100%" fo:text-align="center" fo:text-indent="0cm"/>
    </style:style>
    <style:style style:name="P129" style:family="paragraph">
      <style:paragraph-properties fo:margin-left="0cm" fo:margin-right="0cm" fo:margin-top="0.145cm" fo:margin-bottom="0cm" fo:text-indent="0cm"/>
    </style:style>
    <style:style style:name="P133" style:family="paragraph">
      <style:paragraph-properties fo:margin-left="0.952cm" fo:margin-right="0cm" fo:margin-top="0.308cm" fo:margin-bottom="0.308cm" fo:text-indent="-0.952cm"/>
      <style:text-properties fo:font-size="22pt" style:font-size-asian="22pt" style:font-size-complex="22pt"/>
    </style:style>
    <style:style style:name="P136" style:family="paragraph">
      <style:paragraph-properties style:punctuation-wrap="simple" style:line-break="strict" style:writing-mode="lr-tb" style:font-independent-line-spacing="true"/>
      <style:text-properties fo:font-size="22pt" style:font-size-asian="22pt" style:font-size-complex="22pt"/>
    </style:style>
    <style:style style:name="P138" style:family="paragraph">
      <style:paragraph-properties fo:margin-left="0cm" fo:margin-right="0cm" fo:margin-top="0.264cm" fo:margin-bottom="0cm" fo:line-height="100%" fo:text-indent="0cm"/>
    </style:style>
    <style:style style:name="P143" style:family="paragraph">
      <style:paragraph-properties fo:margin-left="0cm" fo:margin-right="0cm" fo:margin-top="0.176cm" fo:margin-bottom="0.176cm" fo:line-height="80%" fo:text-indent="0cm"/>
    </style:style>
    <style:style style:name="P145" style:family="paragraph">
      <style:paragraph-properties fo:margin-left="0cm" fo:margin-right="0cm" fo:margin-top="0.176cm" fo:margin-bottom="0.176cm" fo:line-height="60%" fo:text-indent="0cm"/>
    </style:style>
    <style:style style:name="P146" style:family="paragraph">
      <style:paragraph-properties fo:margin-left="0cm" fo:margin-right="0cm" fo:margin-top="0.154cm" fo:margin-bottom="0.154cm" fo:line-height="80%" fo:text-indent="0cm"/>
    </style:style>
    <style:style style:name="P147" style:family="paragraph">
      <style:paragraph-properties fo:margin-left="0cm" fo:margin-right="0cm" fo:margin-top="0.154cm" fo:margin-bottom="0.154cm" fo:line-height="60%" fo:text-indent="0cm"/>
    </style:style>
    <style:style style:name="P148" style:family="paragraph">
      <style:paragraph-properties fo:margin-left="0.952cm" fo:margin-right="0cm" fo:margin-top="0.308cm" fo:margin-bottom="0.308cm" fo:line-height="80%" fo:text-indent="-0.952cm"/>
    </style:style>
    <style:style style:name="P149" style:family="paragraph">
      <style:paragraph-properties fo:margin-left="0cm" fo:margin-right="0cm" fo:margin-top="0.273cm" fo:margin-bottom="0.273cm" fo:text-indent="0cm"/>
    </style:style>
    <style:style style:name="P155" style:family="paragraph">
      <style:paragraph-properties fo:text-align="center" style:punctuation-wrap="simple" style:line-break="strict" style:writing-mode="lr-tb"/>
      <style:text-properties fo:font-size="24pt"/>
    </style:style>
    <style:style style:name="P159" style:family="paragraph">
      <style:paragraph-properties fo:margin-left="0cm" fo:margin-right="0cm" fo:text-indent="0cm"/>
      <style:text-properties fo:font-size="26pt" style:font-size-asian="26pt" style:font-size-complex="26pt"/>
    </style:style>
    <style:style style:name="P162" style:family="paragraph">
      <style:paragraph-properties style:punctuation-wrap="simple" style:line-break="strict" style:writing-mode="lr-tb" style:font-independent-line-spacing="true"/>
      <style:text-properties fo:font-size="26pt" style:font-size-asian="26pt" style:font-size-complex="26pt"/>
    </style:style>
    <style:style style:name="P169"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191"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192" style:family="paragraph">
      <style:paragraph-properties style:text-autospace="none"/>
    </style:style>
    <style:style style:name="T8"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9"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18" style:family="text">
      <style:text-properties fo:font-size="24pt" style:font-size-asian="24pt" style:font-size-complex="24pt"/>
    </style:style>
    <style:style style:name="T24" style:family="text">
      <style:text-properties fo:color="#808080" fo:font-size="18pt" style:font-size-asian="18pt" style:font-size-complex="18pt"/>
    </style:style>
    <style:style style:name="T25" style:family="text">
      <style:text-properties fo:font-size="18pt" style:font-size-asian="18pt" style:font-size-complex="18pt"/>
    </style:style>
    <style:style style:name="T30" style:family="text">
      <style:text-properties fo:language="en" fo:country="US"/>
    </style:style>
    <style:style style:name="T36" style:family="text">
      <style:text-properties fo:font-size="24pt" fo:language="en" fo:country="US" style:font-size-asian="24pt" style:font-size-complex="24pt"/>
    </style:style>
    <style:style style:name="T38" style:family="text">
      <style:text-properties fo:font-size="18pt" fo:language="en" fo:country="US" style:font-size-asian="18pt" style:font-size-complex="18pt"/>
    </style:style>
    <style:style style:name="T41" style:family="text">
      <style:text-properties fo:font-family="'Courier New'" style:font-pitch="variable" fo:font-size="14pt" fo:language="en" fo:country="US" style:font-size-asian="14pt" style:font-size-complex="14pt"/>
    </style:style>
    <style:style style:name="T42"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43" style:family="text">
      <style:text-properties fo:font-size="14pt" fo:language="en" fo:country="US" style:font-size-asian="14pt" style:font-size-complex="14pt"/>
    </style:style>
    <style:style style:name="T46" style:family="text">
      <style:text-properties fo:font-size="32pt" style:font-size-asian="32pt" style:font-size-complex="32pt"/>
    </style:style>
    <style:style style:name="T51" style:family="text">
      <style:text-properties fo:font-family="'Courier New'" style:font-pitch="variable" fo:font-size="14pt" fo:language="en" fo:country="US" fo:font-weight="bold" style:font-size-asian="14pt" style:font-weight-asian="bold" style:font-size-complex="14pt" style:font-weight-complex="bold"/>
    </style:style>
    <style:style style:name="T56" style:family="text">
      <style:text-properties fo:font-family="Courier" style:font-family-generic="modern" style:font-pitch="fixed" fo:font-size="24pt" style:font-size-asian="24pt" style:font-size-complex="24pt"/>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family="Courier" style:font-family-generic="modern" style:font-pitch="fixed"/>
    </style:style>
    <style:style style:name="T62" style:family="text">
      <style:text-properties fo:font-family="Courier" style:font-family-generic="modern" style:font-pitch="fixed" fo:font-style="italic" style:font-style-asian="italic" style:font-style-complex="italic"/>
    </style:style>
    <style:style style:name="T63" style:family="text">
      <style:text-properties fo:font-style="italic" style:font-style-asian="italic" style:font-style-complex="italic"/>
    </style:style>
    <style:style style:name="T65" style:family="text">
      <style:text-properties fo:font-family="Courer"/>
    </style:style>
    <style:style style:name="T66" style:family="text">
      <style:text-properties fo:font-family="Courier" style:font-family-generic="modern" style:font-pitch="fixed"/>
    </style:style>
    <style:style style:name="T67" style:family="text">
      <style:text-properties fo:font-family="Courier" style:font-family-generic="modern" style:font-pitch="fixed" fo:font-weight="bold" style:font-weight-asian="bold" style:font-weight-complex="bold"/>
    </style:style>
    <style:style style:name="T68" style:family="text">
      <style:text-properties fo:font-size="20pt" style:font-size-asian="20pt" style:font-size-complex="20pt"/>
    </style:style>
    <style:style style:name="T69" style:family="text">
      <style:text-properties fo:font-size="20pt" fo:font-weight="bold" style:font-size-asian="20pt" style:font-weight-asian="bold" style:font-size-complex="20pt" style:font-weight-complex="bold"/>
    </style:style>
    <style:style style:name="T71" style:family="text">
      <style:text-properties fo:font-family="'Courier New'" style:font-pitch="variable" fo:font-size="18pt" fo:language="en" fo:country="US" fo:font-weight="bold" style:font-size-asian="18pt" style:font-weight-asian="bold" style:font-size-complex="18pt" style:font-weight-complex="bold"/>
    </style:style>
    <style:style style:name="T77" style:family="text">
      <style:text-properties fo:font-family="'Courier New'" style:font-pitch="variable" fo:font-size="24pt" fo:language="en" fo:country="US" fo:font-weight="bold" style:font-size-asian="24pt" style:font-weight-asian="bold" style:font-size-complex="24pt" style:font-weight-complex="bold"/>
    </style:style>
    <style:style style:name="T84" style:family="text">
      <style:text-properties fo:language="en" fo:country="US" style:text-underline-style="solid" style:text-underline-width="auto" style:text-underline-color="font-color"/>
    </style:style>
    <style:style style:name="T86" style:family="text">
      <style:text-properties style:use-window-font-color="true" fo:font-family="'Courier New'" style:font-pitch="variable" fo:language="en" fo:country="US"/>
    </style:style>
    <style:style style:name="T87" style:family="text">
      <style:text-properties style:use-window-font-color="true" fo:language="en" fo:country="US"/>
    </style:style>
    <style:style style:name="T89" style:family="text">
      <style:text-properties fo:font-size="36pt" style:font-size-asian="36pt" style:font-size-complex="36pt"/>
    </style:style>
    <style:style style:name="T91" style:family="text">
      <style:text-properties fo:language="en" fo:country="US" fo:font-weight="bold" style:font-weight-asian="bold" style:font-weight-complex="bold"/>
    </style:style>
    <style:style style:name="T92" style:family="text">
      <style:text-properties fo:font-family="'Courier New'" style:font-pitch="variable" fo:language="en" fo:country="US" fo:font-weight="bold" style:font-weight-asian="bold" style:font-weight-complex="bold"/>
    </style:style>
    <style:style style:name="T93" style:family="text">
      <style:text-properties fo:font-family="'Courier New'" style:font-pitch="variable" fo:language="en" fo:country="US"/>
    </style:style>
    <style:style style:name="T94" style:family="text">
      <style:text-properties fo:font-family="Courier" style:font-family-generic="modern" style:font-pitch="fixed" fo:language="en" fo:country="US"/>
    </style:style>
    <style:style style:name="T95" style:family="text">
      <style:text-properties fo:font-family="'Courier New'" style:font-pitch="variable"/>
    </style:style>
    <style:style style:name="T97" style:family="text">
      <style:text-properties fo:font-family="Garamond" style:font-pitch="variable" fo:font-size="28pt" style:font-size-asian="28pt" style:font-size-complex="28pt"/>
    </style:style>
    <style:style style:name="T102" style:family="text">
      <style:text-properties fo:font-family="Garamond" style:font-pitch="variable" fo:font-size="24pt" fo:language="en" fo:country="US" style:font-size-asian="24pt" style:font-size-complex="24pt"/>
    </style:style>
    <style:style style:name="T106" style:family="text">
      <style:text-properties fo:font-size="22pt" style:font-size-asian="22pt" style:font-size-complex="22pt"/>
    </style:style>
    <style:style style:name="T107" style:family="text">
      <style:text-properties fo:font-size="22pt" fo:font-weight="bold" style:font-size-asian="22pt" style:font-weight-asian="bold" style:font-size-complex="22pt" style:font-weight-complex="bold"/>
    </style:style>
    <style:style style:name="T110" style:family="text">
      <style:text-properties fo:font-size="20pt" style:font-family-asian="'Times New Roman'" style:font-pitch-asian="variable" style:font-size-asian="20pt" style:font-family-complex="'Times New Roman'" style:font-pitch-complex="variable" style:font-size-complex="20pt"/>
    </style:style>
    <style:style style:name="T112"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19" style:family="text">
      <style:text-properties fo:font-style="italic" style:font-family-asian="'Times New Roman'" style:font-pitch-asian="variable" style:font-style-asian="italic" style:font-family-complex="'Times New Roman'" style:font-pitch-complex="variable" style:font-style-complex="italic"/>
    </style:style>
    <style:style style:name="T123"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2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30" style:family="text">
      <style:text-properties fo:font-size="11pt" style:font-size-asian="11pt" style:font-size-complex="11pt"/>
    </style:style>
    <style:style style:name="T131" style:family="text">
      <style:text-properties fo:color="#000000" fo:font-size="11pt" style:font-size-asian="11pt" style:font-size-complex="11pt"/>
    </style:style>
    <style:style style:name="T132" style:family="text">
      <style:text-properties fo:font-family="'Courier New'" style:font-pitch="variable" fo:font-size="14pt" fo:language="es" fo:country="ES" fo:font-weight="bold" style:font-size-asian="14pt" style:font-weight-asian="bold" style:font-size-complex="14pt" style:font-weight-complex="bold"/>
    </style:style>
    <style:style style:name="T134" style:family="text">
      <style:text-properties fo:font-size="22pt" fo:language="en" fo:country="US" style:font-size-asian="22pt" style:font-size-complex="22pt"/>
    </style:style>
    <style:style style:name="T139" style:family="text">
      <style:text-properties fo:font-family="'Courier New'" style:font-pitch="variable" fo:font-size="12pt" fo:language="en" fo:country="US" fo:font-weight="bold" style:font-size-asian="12pt" style:font-weight-asian="bold" style:font-size-complex="12pt" style:font-weight-complex="bold"/>
    </style:style>
    <style:style style:name="T144" style:family="text">
      <style:text-properties fo:font-family="'Courier New'" style:font-pitch="variable" fo:font-size="16pt" fo:language="en" fo:country="US" fo:font-weight="bold" style:font-size-asian="16pt" style:font-weight-asian="bold" style:font-size-complex="16pt" style:font-weight-complex="bold"/>
    </style:style>
    <style:style style:name="T150" style:family="text">
      <style:text-properties fo:font-size="25pt" fo:language="en" fo:country="US" style:font-size-asian="25pt" style:font-size-complex="25pt"/>
    </style:style>
    <style:style style:name="T151" style:family="text">
      <style:text-properties fo:font-size="25pt" fo:language="es" fo:country="ES" style:font-size-asian="25pt" style:font-size-complex="25pt"/>
    </style:style>
    <style:style style:name="T152" style:family="text">
      <style:text-properties fo:font-size="13pt" fo:language="en" fo:country="US" style:font-size-asian="13pt" style:font-size-complex="13pt"/>
    </style:style>
    <style:style style:name="T153" style:family="text">
      <style:text-properties fo:font-family="'Courier New'" style:font-pitch="variable" fo:font-size="13pt" fo:language="en" fo:country="US" style:font-size-asian="13pt" style:font-size-complex="13pt"/>
    </style:style>
    <style:style style:name="T156" style:family="text">
      <style:text-properties fo:font-family="'Courier New'" style:font-pitch="variable" fo:font-size="14pt" fo:font-weight="bold" style:font-size-asian="14pt" style:font-weight-asian="bold" style:font-size-complex="14pt" style:font-weight-complex="bold"/>
    </style:style>
    <style:style style:name="T160" style:family="text">
      <style:text-properties fo:font-size="26pt" style:font-size-asian="26pt" style:font-size-complex="26pt"/>
    </style:style>
    <style:style style:name="T170"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175" style:family="text">
      <style:text-properties style:use-window-font-color="true" fo:font-family="'Courier New'" style:font-pitch="variable" fo:font-size="15pt" style:font-size-asian="24pt" style:font-size-complex="24pt"/>
    </style:style>
    <style:style style:name="T177" style:family="text">
      <style:text-properties style:use-window-font-color="true" fo:font-family="'Courier New'"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186" style:family="text">
      <style:text-properties fo:font-family="'Courier New'" style:font-pitch="variable" fo:font-size="18pt" fo:font-weight="bold" style:font-size-asian="18pt" style:font-weight-asian="bold" style:font-size-complex="18pt" style:font-weight-complex="bold"/>
    </style:style>
    <style:style style:name="T187"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189" style:family="text">
      <style:text-properties fo:font-family="Garamond" style:font-pitch="variable" fo:font-size="24pt" style:font-size-asian="24pt" style:font-size-complex="24pt"/>
    </style:style>
    <style:style style:name="T193"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194"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195" style:family="text">
      <style:text-properties fo:font-family="'Courier New'" style:font-pitch="variable" fo:font-size="18pt" style:font-size-asian="18pt" style:font-size-complex="18pt"/>
    </style:style>
    <style:style style:name="T197" style:family="text">
      <style:text-properties fo:font-family="'Courier New'" style:font-pitch="variable" fo:font-size="14pt" style:font-size-asian="14pt" style:font-size-complex="14pt"/>
    </style:style>
    <style:style style:name="T198" style:family="text">
      <style:text-properties fo:font-size="41pt" style:font-size-asian="41pt" style:font-size-complex="41pt"/>
    </style:style>
    <style:style style:name="T199" style:family="text">
      <style:text-properties fo:color="#3333cc"/>
    </style:style>
    <style:style style:name="T200" style:family="text">
      <style:text-properties fo:color="#3333cc" fo:font-size="26pt" style:font-size-asian="26pt" style:font-size-complex="26pt"/>
    </style:style>
    <text:list-style style:name="L360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0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60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606">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360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08">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609">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6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23" style:family="drawing-page">
      <style:drawing-page-properties presentation:background-visible="true" presentation:background-objects-visible="true" presentation:display-footer="false" presentation:display-page-number="false" presentation:display-date-time="false"/>
    </style:style>
    <style:style style:name="dp324" style:family="drawing-page">
      <style:drawing-page-properties presentation:display-header="true" presentation:display-footer="true" presentation:display-page-number="true" presentation:display-date-time="true"/>
    </style:style>
    <style:style style:name="dp325" style:family="drawing-page">
      <style:drawing-page-properties presentation:background-visible="true" presentation:background-objects-visible="true" presentation:display-footer="true" presentation:display-page-number="true" presentation:display-date-time="true"/>
    </style:style>
    <style:style style:name="gr334" style:family="graphic">
      <style:graphic-properties style:protect="size"/>
    </style:style>
    <style:style style:name="gr354"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pr327"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3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36"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4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46"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56"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326" style:family="paragraph">
      <style:paragraph-properties fo:margin-left="0cm" fo:margin-right="0cm" fo:text-indent="0cm"/>
    </style:style>
    <style:style style:name="P328" style:family="paragraph">
      <style:paragraph-properties style:punctuation-wrap="simple" style:line-break="strict" style:writing-mode="lr-tb" style:font-independent-line-spacing="true"/>
    </style:style>
    <style:style style:name="P329" style:family="paragraph">
      <style:paragraph-properties fo:margin-left="0.952cm" fo:margin-right="0cm" fo:margin-top="0.308cm" fo:margin-bottom="0.308cm" fo:text-indent="-0.952cm"/>
      <style:text-properties fo:font-size="18pt" style:font-size-asian="18pt" style:font-size-complex="18pt"/>
    </style:style>
    <style:style style:name="P331" style:family="paragraph">
      <style:paragraph-properties fo:margin-left="0cm" fo:margin-right="0cm" fo:margin-top="0.264cm" fo:margin-bottom="0.264cm" fo:text-indent="0cm"/>
      <style:text-properties fo:font-size="18pt" style:font-size-asian="18pt" style:font-size-complex="18pt"/>
    </style:style>
    <style:style style:name="P333" style:family="paragraph">
      <style:paragraph-properties style:punctuation-wrap="simple" style:line-break="strict" style:writing-mode="lr-tb" style:font-independent-line-spacing="true"/>
      <style:text-properties fo:font-size="18pt" style:font-size-asian="18pt" style:font-size-complex="18pt"/>
    </style:style>
    <style:style style:name="P335" style:family="paragraph">
      <style:paragraph-properties fo:margin-left="0cm" fo:margin-right="0cm" fo:margin-top="0.158cm" fo:margin-bottom="0cm" fo:text-indent="0cm"/>
    </style:style>
    <style:style style:name="P339" style:family="paragraph">
      <style:paragraph-properties fo:margin-left="0.952cm" fo:margin-right="0cm" fo:margin-top="0.264cm" fo:margin-bottom="0.264cm" fo:line-height="90%" fo:text-indent="-0.952cm"/>
    </style:style>
    <style:style style:name="P342" style:family="paragraph">
      <style:paragraph-properties fo:margin-left="0cm" fo:margin-right="0cm" fo:margin-top="0.198cm" fo:margin-bottom="0.198cm" fo:text-indent="0cm"/>
    </style:style>
    <style:style style:name="P345" style:family="paragraph">
      <style:paragraph-properties style:punctuation-wrap="simple" style:line-break="strict" style:writing-mode="lr-tb" style:font-independent-line-spacing="true"/>
      <style:text-properties fo:font-size="14pt" style:font-size-asian="14pt" style:font-size-complex="14pt"/>
    </style:style>
    <style:style style:name="P347" style:family="paragraph">
      <style:paragraph-properties fo:margin-left="0cm" fo:margin-right="0cm" fo:text-indent="0cm"/>
      <style:text-properties fo:font-size="40pt" style:font-size-asian="40pt" style:font-size-complex="40pt"/>
    </style:style>
    <style:style style:name="P349" style:family="paragraph">
      <style:paragraph-properties style:punctuation-wrap="simple" style:line-break="strict" style:writing-mode="lr-tb" style:font-independent-line-spacing="true"/>
      <style:text-properties fo:font-size="40pt" style:font-size-asian="40pt" style:font-size-complex="40pt"/>
    </style:style>
    <style:style style:name="P350" style:family="paragraph">
      <style:paragraph-properties fo:margin-left="0.952cm" fo:margin-right="0cm" fo:margin-top="0.308cm" fo:margin-bottom="0.308cm" fo:text-indent="-0.952cm"/>
    </style:style>
    <style:style style:name="P351" style:family="paragraph">
      <style:paragraph-properties fo:margin-left="0cm" fo:margin-right="0cm" fo:line-height="100%" fo:text-indent="0cm"/>
    </style:style>
    <style:style style:name="P353"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5" style:family="paragraph">
      <style:paragraph-properties style:punctuation-wrap="hanging" style:line-break="strict" style:writing-mode="lr-tb" style:font-independent-line-spacing="true"/>
    </style:style>
    <style:style style:name="P357" style:family="paragraph">
      <style:paragraph-properties style:punctuation-wrap="simple" style:line-break="strict" style:writing-mode="lr-tb"/>
    </style:style>
    <style:style style:name="T330" style:family="text">
      <style:text-properties fo:font-size="18pt" fo:language="en" fo:country="US" style:font-size-asian="18pt" style:font-size-complex="18pt"/>
    </style:style>
    <style:style style:name="T337" style:family="text">
      <style:text-properties fo:font-size="32pt" style:font-size-asian="32pt" style:font-size-complex="32pt"/>
    </style:style>
    <style:style style:name="T338" style:family="text">
      <style:text-properties fo:font-size="24pt" style:font-size-asian="24pt" style:font-size-complex="24pt"/>
    </style:style>
    <style:style style:name="T340" style:family="text">
      <style:text-properties fo:font-family="'Courier New'" style:font-pitch="variable" fo:font-size="14pt" fo:language="en" fo:country="US" style:font-size-asian="14pt" style:font-size-complex="14pt"/>
    </style:style>
    <style:style style:name="T341"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43" style:family="text">
      <style:text-properties fo:font-size="14pt" fo:language="en" fo:country="US" style:font-size-asian="14pt" style:font-size-complex="14pt"/>
    </style:style>
    <style:style style:name="T348" style:family="text">
      <style:text-properties fo:font-size="40pt" style:font-size-asian="40pt" style:font-size-complex="40pt"/>
    </style:style>
    <style:style style:name="T352" style:family="text">
      <style:text-properties fo:font-family="'Courier New'" style:font-pitch="variable" fo:font-size="14pt" fo:language="en" fo:country="US" fo:font-weight="bold" style:font-size-asian="14pt" style:font-weight-asian="bold" style:font-size-complex="14pt" style:font-weight-complex="bold"/>
    </style:style>
    <text:list-style style:name="L3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4">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25">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891" style:family="drawing-page">
      <style:drawing-page-properties presentation:background-visible="true" presentation:background-objects-visible="true" presentation:display-footer="false" presentation:display-page-number="false" presentation:display-date-time="false"/>
    </style:style>
    <style:style style:name="dp892" style:family="drawing-page">
      <style:drawing-page-properties presentation:display-header="true" presentation:display-footer="true" presentation:display-page-number="true" presentation:display-date-time="true"/>
    </style:style>
    <style:style style:name="dp893" style:family="drawing-page">
      <style:drawing-page-properties presentation:background-visible="true" presentation:background-objects-visible="true" presentation:display-footer="true" presentation:display-page-number="true" presentation:display-date-time="true"/>
    </style:style>
    <style:style style:name="dp89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95" style:family="drawing-page">
      <style:drawing-page-properties presentation:display-header="false" presentation:display-footer="false" presentation:display-page-number="false" presentation:display-date-time="false"/>
    </style:style>
    <style:style style:name="dp896" style:family="drawing-page">
      <style:drawing-page-properties presentation:display-header="true" presentation:display-footer="true" presentation:display-page-number="false" presentation:display-date-time="true"/>
    </style:style>
    <style:style style:name="gr900" style:family="graphic">
      <style:graphic-properties style:protect="size"/>
    </style:style>
    <style:style style:name="gr918"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22" style:family="graphic" style:parent-style-name="standard" style:list-style-name="L897">
      <style:graphic-properties draw:stroke="none" svg:stroke-color="#000000" draw:fill="none" draw:fill-color="#ffffff" draw:auto-grow-height="true" draw:auto-grow-width="false" fo:max-height="0cm" fo:min-height="0cm" fo:wrap-option="wrap"/>
    </style:style>
    <style:style style:name="gr930"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33"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939"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45" style:family="graphic" style:parent-style-name="standard">
      <style:graphic-properties draw:stroke="solid" svg:stroke-width="0.026cm" svg:stroke-color="#000000" draw:marker-start="_35_"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50"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54"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55"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960"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963"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964" style:family="graphic" style:parent-style-name="standard" style:list-style-name="L898">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965" style:family="graphic" style:parent-style-name="standard" style:list-style-name="L89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pr897" style:family="presentation" style:parent-style-name="Technologic_5f_otp_5f__28_Default_29__20_Title_2f_Text_20_Master-title">
      <style:graphic-properties fo:min-height="2.931cm" fo:wrap-option="wrap"/>
    </style:style>
    <style:style style:name="pr899" style:family="presentation" style:parent-style-name="Technologic_5f_otp_5f__28_Default_29__20_Title_2f_Text_20_Master-outline1">
      <style:graphic-properties fo:min-height="11.751cm" fo:wrap-option="wrap"/>
    </style:style>
    <style:style style:name="pr901" style:family="presentation" style:parent-style-name="Technologic_5f_otp_5f__28_Default_29__20_Title_2f_Text_20_Master-notes">
      <style:graphic-properties fo:min-height="9.251cm" fo:wrap-option="wrap"/>
    </style:style>
    <style:style style:name="pr903"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909"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91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14" style:family="presentation" style:parent-style-name="Technologic_5f_otp_5f_Technologic-outline1" style:list-style-name="L893">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924"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2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28"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935" style:family="presentation" style:parent-style-name="Technologic_5f_otp_5f_Technologic-notes">
      <style:graphic-properties draw:auto-grow-height="true" fo:min-height="9.502cm" fo:wrap-option="wrap"/>
    </style:style>
    <style:style style:name="pr937"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94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5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56" style:family="presentation" style:parent-style-name="Technologic_5f_otp_5f_Technologic-outline1">
      <style:graphic-properties draw:stroke="none" draw:fill="none" draw:fill-color="#ffffff" draw:textarea-horizontal-align="left" draw:textarea-vertical-align="top" draw:auto-grow-height="true" draw:auto-grow-width="false" fo:min-height="7.516cm" fo:min-width="0cm" fo:padding-top="0.141cm" fo:padding-bottom="0.141cm" fo:padding-left="0.141cm" fo:padding-right="0.649cm" fo:wrap-option="wrap" draw:shadow="hidden"/>
    </style:style>
    <style:style style:name="pr962"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966" style:family="presentation" style:parent-style-name="Technologic_5f_otp_5f_Technologic-outline1">
      <style:graphic-properties draw:stroke="none" draw:fill="none" draw:fill-color="#ffffff" draw:textarea-horizontal-align="left" draw:textarea-vertical-align="top" draw:auto-grow-height="true" draw:auto-grow-width="false" fo:min-height="5.853cm" fo:min-width="0cm" fo:padding-top="0.141cm" fo:padding-bottom="0.141cm" fo:padding-left="0.141cm" fo:padding-right="0.649cm" fo:wrap-option="wrap" draw:shadow="hidden"/>
    </style:style>
    <style:style style:name="pr967" style:family="presentation" style:parent-style-name="Technologic_5f_otp_5f_Technologic-notes" style:list-style-name="L89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898" style:family="paragraph">
      <style:paragraph-properties style:punctuation-wrap="simple" style:line-break="strict" style:writing-mode="lr-tb"/>
    </style:style>
    <style:style style:name="P902" style:family="paragraph">
      <style:paragraph-properties fo:margin-left="0cm" fo:margin-right="0cm" fo:line-height="90%" fo:text-align="start" fo:text-indent="0cm"/>
    </style:style>
    <style:style style:name="P904" style:family="paragraph">
      <style:paragraph-properties style:punctuation-wrap="simple" style:line-break="strict" style:writing-mode="lr-tb" style:font-independent-line-spacing="true"/>
    </style:style>
    <style:style style:name="P905" style:family="paragraph">
      <style:paragraph-properties fo:margin-left="0cm" fo:margin-right="0cm" fo:margin-top="0.352cm" fo:margin-bottom="0cm" fo:line-height="100%" fo:text-align="start" fo:text-indent="0cm"/>
    </style:style>
    <style:style style:name="P906" style:family="paragraph">
      <style:paragraph-properties fo:margin-left="0cm" fo:margin-right="0cm" fo:margin-top="0.246cm" fo:margin-bottom="0cm" fo:line-height="100%" fo:text-align="start" fo:text-indent="0cm"/>
    </style:style>
    <style:style style:name="P910" style:family="paragraph">
      <style:paragraph-properties fo:margin-left="0.11cm" fo:margin-right="0cm" fo:margin-top="0.145cm" fo:margin-bottom="0cm" fo:line-height="100%" fo:text-align="start" fo:text-indent="0cm"/>
      <style:text-properties fo:font-size="12pt"/>
    </style:style>
    <style:style style:name="P91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915"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916" style:family="paragraph">
      <style:paragraph-properties fo:margin-left="0.11cm" fo:margin-right="0cm" fo:margin-top="0cm" fo:margin-bottom="0cm" fo:line-height="100%" fo:text-align="start" fo:text-indent="0cm"/>
      <style:text-properties fo:font-size="12pt"/>
    </style:style>
    <style:style style:name="P919"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920"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23" style:family="paragraph">
      <style:paragraph-properties style:punctuation-wrap="hanging" style:line-break="strict" style:writing-mode="lr-tb"/>
    </style:style>
    <style:style style:name="P934"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36" style:family="paragraph">
      <style:paragraph-properties style:punctuation-wrap="simple" style:line-break="strict" style:writing-mode="lr-tb"/>
      <style:text-properties fo:font-size="12pt"/>
    </style:style>
    <style:style style:name="P941" style:family="paragraph">
      <style:paragraph-properties fo:margin-left="0cm" fo:margin-right="0cm" fo:margin-top="0.352cm" fo:margin-bottom="0cm" fo:line-height="90%" fo:text-align="start" fo:text-indent="0cm"/>
    </style:style>
    <style:style style:name="P942" style:family="paragraph">
      <style:paragraph-properties fo:margin-left="0cm" fo:margin-right="0cm" fo:margin-top="0.246cm" fo:margin-bottom="0cm" fo:line-height="90%" fo:text-align="start" fo:text-indent="0cm"/>
    </style:style>
    <style:style style:name="P946" style:family="paragraph">
      <style:paragraph-properties fo:text-align="center" style:punctuation-wrap="hanging" style:line-break="strict" style:writing-mode="lr-tb"/>
      <style:text-properties fo:font-size="24pt"/>
    </style:style>
    <style:style style:name="P948" style:family="paragraph">
      <style:paragraph-properties fo:margin-left="0.11cm" fo:margin-right="0cm" fo:margin-top="0.282cm" fo:margin-bottom="0cm" fo:line-height="100%" fo:text-align="start" fo:text-indent="0cm"/>
      <style:text-properties fo:font-size="12pt"/>
    </style:style>
    <style:style style:name="P951"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957"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961"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T907"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908" style:family="text">
      <style:text-properties fo:color="#009999" fo:font-size="20pt" fo:font-weight="bold" style:font-size-asian="20pt" style:font-weight-asian="bold" style:font-size-complex="20pt" style:font-weight-complex="bold"/>
    </style:style>
    <style:style style:name="T911"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917"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921"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925" style:family="text">
      <style:text-properties style:font-family-asian="'ヒラギノ角ゴ Pro W3'" style:font-pitch-asian="variable" style:font-family-complex="'ヒラギノ角ゴ Pro W3'" style:font-pitch-complex="variable"/>
    </style:style>
    <style:style style:name="T926" style:family="text">
      <style:text-properties fo:color="#009999"/>
    </style:style>
    <style:style style:name="T92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31"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932"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93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940" style:family="text">
      <style:text-properties fo:font-family="'Courier New'" style:font-pitch="variable" style:font-family-asian="'Courier New'" style:font-pitch-asian="variable" style:font-family-complex="'Courier New'" style:font-pitch-complex="variable"/>
    </style:style>
    <style:style style:name="T943" style:family="text">
      <style:text-properties fo:font-size="24pt" style:font-size-asian="24pt" style:font-size-complex="24pt"/>
    </style:style>
    <style:style style:name="T944" style:family="text">
      <style:text-properties fo:font-family="'Courier New'" style:font-pitch="variable" fo:font-size="24pt" style:font-family-asian="'Courier New'" style:font-pitch-asian="variable" style:font-size-asian="24pt" style:font-family-complex="'Courier New'" style:font-pitch-complex="variable" style:font-size-complex="24pt"/>
    </style:style>
    <style:style style:name="T94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953"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958"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959"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text:list-style style:name="L89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92">
      <text:list-level-style-bullet text:level="1" text:bullet-char="•">
        <style:list-level-properties/>
        <style:text-properties fo:font-family="Arial" style:font-family-generic="swiss" style:font-pitch="variable" fo:color="#7b7eff" fo:font-size="100%"/>
      </text:list-level-style-bullet>
    </text:list-style>
    <text:list-style style:name="L893">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894">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895">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6">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98">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9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497" style:family="drawing-page">
      <style:drawing-page-properties presentation:background-visible="true" presentation:background-objects-visible="true" presentation:display-footer="false" presentation:display-page-number="false" presentation:display-date-time="false"/>
    </style:style>
    <style:style style:name="dp1498" style:family="drawing-page">
      <style:drawing-page-properties presentation:display-header="true" presentation:display-footer="true" presentation:display-page-number="true" presentation:display-date-time="true"/>
    </style:style>
    <style:style style:name="dp1499" style:family="drawing-page">
      <style:drawing-page-properties presentation:background-visible="true" presentation:background-objects-visible="true" presentation:display-footer="true" presentation:display-page-number="true" presentation:display-date-time="true"/>
    </style:style>
    <style:style style:name="dp150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501" style:family="drawing-page">
      <style:drawing-page-properties presentation:display-header="false" presentation:display-footer="false" presentation:display-page-number="false" presentation:display-date-time="false"/>
    </style:style>
    <style:style style:name="dp1502" style:family="drawing-page">
      <style:drawing-page-properties presentation:display-header="true" presentation:display-footer="true" presentation:display-page-number="false" presentation:display-date-time="true"/>
    </style:style>
    <style:style style:name="gr1511"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15" style:family="graphic" style:parent-style-name="standard" style:list-style-name="L1500">
      <style:graphic-properties draw:stroke="none" svg:stroke-color="#000000" draw:fill="none" draw:fill-color="#ffffff" draw:auto-grow-height="true" draw:auto-grow-width="false" fo:max-height="0cm" fo:min-height="0cm" fo:wrap-option="wrap"/>
    </style:style>
    <style:style style:name="gr1527"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32" style:family="graphic" style:parent-style-name="standard" style:list-style-name="L150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534" style:family="graphic">
      <style:graphic-properties style:protect="size"/>
    </style:style>
    <style:style style:name="gr1539"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41"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543" style:family="graphic" style:parent-style-name="standard" style:list-style-name="L1499">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1547" style:family="graphic" style:parent-style-name="standard" style:list-style-name="L150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551" style:family="graphic" style:parent-style-name="standard">
      <style:graphic-properties draw:stroke="none" svg:stroke-color="#000000" draw:fill="none" draw:fill-color="#ffffff" draw:auto-grow-height="true" draw:auto-grow-width="false" fo:max-height="0cm" fo:min-height="0cm" fo:wrap-option="wrap"/>
    </style:style>
    <style:style style:name="pr1504"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1507" style:family="presentation" style:parent-style-name="Technologic_5f_otp_5f_Technologic-outline1" style:list-style-name="L1498">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1519"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523" style:family="presentation" style:parent-style-name="Technologic_5f_otp_5f_Technologic-outline1" style:list-style-name="L1498">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1524"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525"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1535" style:family="presentation" style:parent-style-name="Technologic_5f_otp_5f_Technologic-notes">
      <style:graphic-properties draw:auto-grow-height="true" fo:min-height="9.502cm" fo:wrap-option="wrap"/>
    </style:style>
    <style:style style:name="pr1537"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1553" style:family="presentation" style:parent-style-name="Technologic_5f_otp_5f_Technologic-notes" style:list-style-name="L150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503" style:family="paragraph">
      <style:paragraph-properties fo:margin-left="0cm" fo:margin-right="0cm" fo:line-height="90%" fo:text-align="start" fo:text-indent="0cm"/>
    </style:style>
    <style:style style:name="P1505" style:family="paragraph">
      <style:paragraph-properties style:punctuation-wrap="simple" style:line-break="strict" style:writing-mode="lr-tb" style:font-independent-line-spacing="true"/>
    </style:style>
    <style:style style:name="P1506" style:family="paragraph">
      <style:paragraph-properties fo:margin-left="0cm" fo:margin-right="0cm" fo:margin-top="0.352cm" fo:margin-bottom="0cm" fo:line-height="100%" fo:text-align="start" fo:text-indent="0cm"/>
    </style:style>
    <style:style style:name="P1508"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1509" style:family="paragraph">
      <style:paragraph-properties fo:margin-left="0.11cm" fo:margin-right="0cm" fo:margin-top="0cm" fo:margin-bottom="0cm" fo:line-height="100%" fo:text-align="start" fo:text-indent="0cm"/>
      <style:text-properties fo:font-size="12pt"/>
    </style:style>
    <style:style style:name="P151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1513"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fo:font-weight="normal" style:font-weight-asian="normal" style:font-weight-complex="normal"/>
    </style:style>
    <style:style style:name="P1516" style:family="paragraph">
      <style:paragraph-properties style:punctuation-wrap="hanging" style:line-break="strict" style:writing-mode="lr-tb"/>
      <style:text-properties fo:font-weight="normal" style:font-weight-asian="normal" style:font-weight-complex="normal"/>
    </style:style>
    <style:style style:name="P1517" style:family="paragraph">
      <style:paragraph-properties fo:margin-left="0.11cm" fo:margin-right="0cm" fo:margin-top="0.145cm" fo:margin-bottom="0cm" fo:line-height="100%" fo:text-align="start" fo:text-indent="0cm"/>
      <style:text-properties fo:font-size="12pt"/>
    </style:style>
    <style:style style:name="P1520"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1521" style:family="paragraph">
      <style:paragraph-properties fo:margin-left="0cm" fo:margin-right="0cm" fo:margin-top="0.246cm" fo:margin-bottom="0cm" fo:line-height="100%" fo:text-align="start" fo:text-indent="0cm"/>
    </style:style>
    <style:style style:name="P1522" style:family="paragraph">
      <style:paragraph-properties fo:line-height="100%" fo:text-align="start"/>
    </style:style>
    <style:style style:name="P1528"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33"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36" style:family="paragraph">
      <style:paragraph-properties style:punctuation-wrap="simple" style:line-break="strict" style:writing-mode="lr-tb"/>
      <style:text-properties fo:font-size="12pt"/>
    </style:style>
    <style:style style:name="P1544"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48"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549" style:family="paragraph">
      <style:text-properties fo:font-size="24pt" style:font-size-asian="24pt" style:font-size-complex="24pt"/>
    </style:style>
    <style:style style:name="P1552" style:family="paragraph">
      <style:paragraph-properties style:punctuation-wrap="hanging" style:line-break="strict" style:writing-mode="lr-tb"/>
      <style:text-properties fo:font-size="24pt" style:font-size-asian="24pt" style:font-size-complex="24pt"/>
    </style:style>
    <style:style style:name="T1510"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1514"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518"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1526"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529"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1530"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1531"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153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1540"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542"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545"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546"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550" style:family="text">
      <style:text-properties fo:font-size="24pt" style:font-size-asian="24pt" style:font-size-complex="24pt"/>
    </style:style>
    <text:list-style style:name="L1497">
      <text:list-level-style-bullet text:level="1" text:bullet-char="•">
        <style:list-level-properties/>
        <style:text-properties fo:font-family="Arial" style:font-family-generic="swiss" style:font-pitch="variable" fo:color="#7b7eff" fo:font-size="100%"/>
      </text:list-level-style-bullet>
    </text:list-style>
    <text:list-style style:name="L1498">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499">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01">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2">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503">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50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0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676" style:family="drawing-page">
      <style:drawing-page-properties presentation:background-visible="true" presentation:background-objects-visible="true" presentation:display-footer="false" presentation:display-page-number="false" presentation:display-date-time="false"/>
    </style:style>
    <style:style style:name="dp1677" style:family="drawing-page">
      <style:drawing-page-properties presentation:display-header="true" presentation:display-footer="true" presentation:display-page-number="true" presentation:display-date-time="true"/>
    </style:style>
    <style:style style:name="dp1678" style:family="drawing-page">
      <style:drawing-page-properties presentation:background-visible="true" presentation:background-objects-visible="true" presentation:display-footer="true" presentation:display-page-number="true" presentation:display-date-time="true"/>
    </style:style>
    <style:style style:name="dp167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680" style:family="drawing-page">
      <style:drawing-page-properties presentation:display-header="false" presentation:display-footer="false" presentation:display-page-number="false" presentation:display-date-time="false"/>
    </style:style>
    <style:style style:name="dp1681" style:family="drawing-page">
      <style:drawing-page-properties presentation:display-header="true" presentation:display-footer="true" presentation:display-page-number="false" presentation:display-date-time="true"/>
    </style:style>
    <style:style style:name="gr1687" style:family="graphic" style:parent-style-name="standard" style:list-style-name="L1677">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1690" style:family="graphic" style:parent-style-name="standard" style:list-style-name="L1677">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1694" style:family="graphic" style:parent-style-name="standard" style:list-style-name="L1678">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1698" style:family="graphic" style:parent-style-name="standard" style:list-style-name="L1679">
      <style:graphic-properties draw:stroke="none" svg:stroke-color="#000000" draw:fill="none" draw:fill-color="#ffffff" draw:auto-grow-height="true" draw:auto-grow-width="false" fo:max-height="0cm" fo:min-height="0cm" fo:wrap-option="wrap"/>
    </style:style>
    <style:style style:name="pr1683"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1702" style:family="presentation" style:parent-style-name="Technologic_5f_otp_5f_Technologic-notes" style:list-style-name="L168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682" style:family="paragraph">
      <style:paragraph-properties fo:margin-left="0cm" fo:margin-right="0cm" fo:line-height="90%" fo:text-align="start" fo:text-indent="0cm"/>
    </style:style>
    <style:style style:name="P1684" style:family="paragraph">
      <style:paragraph-properties style:punctuation-wrap="simple" style:line-break="strict" style:writing-mode="lr-tb" style:font-independent-line-spacing="true"/>
    </style:style>
    <style:style style:name="P1685" style:family="paragraph">
      <style:paragraph-properties fo:margin-left="0.11cm" fo:margin-right="0cm" fo:margin-top="0cm" fo:margin-bottom="0cm" fo:line-height="100%" fo:text-align="start" fo:text-indent="0cm"/>
      <style:text-properties fo:font-size="12pt"/>
    </style:style>
    <style:style style:name="P168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1691"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695"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1696" style:family="paragraph">
      <style:text-properties fo:font-size="24pt" style:font-size-asian="24pt" style:font-size-complex="24pt"/>
    </style:style>
    <style:style style:name="P1699" style:family="paragraph">
      <style:paragraph-properties style:punctuation-wrap="hanging" style:line-break="strict" style:writing-mode="lr-tb"/>
      <style:text-properties fo:font-size="24pt" style:font-size-asian="24pt" style:font-size-complex="24pt"/>
    </style:style>
    <style:style style:name="P1700" style:family="paragraph">
      <style:paragraph-properties fo:margin-left="0.11cm" fo:margin-right="0cm" fo:margin-top="0.145cm" fo:margin-bottom="0cm" fo:line-height="100%" fo:text-align="start" fo:text-indent="0cm"/>
      <style:text-properties fo:font-size="12pt"/>
    </style:style>
    <style:style style:name="P170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T168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68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692"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693"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697" style:family="text">
      <style:text-properties fo:font-size="24pt" style:font-size-asian="24pt" style:font-size-complex="24pt"/>
    </style:style>
    <style:style style:name="T1701"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L1676">
      <text:list-level-style-bullet text:level="1" text:bullet-char="•">
        <style:list-level-properties/>
        <style:text-properties fo:font-family="Arial" style:font-family-generic="swiss" style:font-pitch="variable" fo:color="#7b7eff" fo:font-size="100%"/>
      </text:list-level-style-bullet>
    </text:list-style>
    <text:list-style style:name="L1677">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78">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7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80">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828" style:family="drawing-page">
      <style:drawing-page-properties presentation:background-visible="true" presentation:background-objects-visible="true" presentation:display-footer="false" presentation:display-page-number="false" presentation:display-date-time="false"/>
    </style:style>
    <style:style style:name="dp1829" style:family="drawing-page">
      <style:drawing-page-properties presentation:display-header="true" presentation:display-footer="true" presentation:display-page-number="true" presentation:display-date-time="true"/>
    </style:style>
    <style:style style:name="dp1830" style:family="drawing-page">
      <style:drawing-page-properties presentation:background-visible="true" presentation:background-objects-visible="true" presentation:display-footer="true" presentation:display-page-number="true" presentation:display-date-time="true"/>
    </style:style>
    <style:style style:name="dp183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32" style:family="drawing-page">
      <style:drawing-page-properties presentation:display-header="false" presentation:display-footer="false" presentation:display-page-number="false" presentation:display-date-time="false"/>
    </style:style>
    <style:style style:name="dp1833" style:family="drawing-page">
      <style:drawing-page-properties presentation:display-header="true" presentation:display-footer="true" presentation:display-page-number="false" presentation:display-date-time="true"/>
    </style:style>
    <style:style style:name="gr1840"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842" style:family="graphic">
      <style:graphic-properties style:protect="size"/>
    </style:style>
    <style:style style:name="gr188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190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91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91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914" style:family="graphic" style:parent-style-name="standard">
      <style:graphic-properties draw:stroke="none" svg:stroke-color="#000000" draw:fill="none" draw:fill-color="#ffffff" draw:auto-grow-height="true" draw:auto-grow-width="false" fo:max-height="0cm" fo:min-height="0cm" fo:wrap-option="wrap"/>
    </style:style>
    <style:style style:name="gr1935"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93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946"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194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950"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5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95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956" style:family="graphic" style:parent-style-name="standard">
      <style:graphic-properties draw:marker-end="Arrow" draw:marker-end-width="0.3cm" draw:textarea-horizontal-align="center" draw:textarea-vertical-align="middle" fo:wrap-option="wrap"/>
    </style:style>
    <style:style style:name="gr195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960"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963"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989"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92"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02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048"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52" style:family="graphic" style:parent-style-name="standard" style:list-style-name="L1841">
      <style:graphic-properties draw:stroke="none" svg:stroke-color="#000000" draw:fill="none" draw:fill-color="#ffffff" draw:auto-grow-height="true" draw:auto-grow-width="false" fo:max-height="0cm" fo:min-height="0cm" fo:wrap-option="wrap"/>
    </style:style>
    <style:style style:name="gr2060"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65" style:family="graphic" style:parent-style-name="standard" style:list-style-name="L18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071"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75"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79"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80" style:family="graphic" style:parent-style-name="standard" style:list-style-name="L1840">
      <style:graphic-properties draw:stroke="solid" svg:stroke-width="0.026cm" svg:stroke-color="#000000" draw:marker-start="_35_" draw:marker-start-width="0.21cm" draw:marker-start-center="false" draw:marker-end="_35_"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084" style:family="graphic" style:parent-style-name="standard" style:list-style-name="L18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087" style:family="graphic" style:parent-style-name="standard" style:list-style-name="L1844">
      <style:graphic-properties draw:stroke="none" svg:stroke-color="#000000" draw:fill="none" draw:fill-color="#ffffff" draw:auto-grow-height="true" draw:auto-grow-width="false" fo:max-height="0cm" fo:min-height="0cm" fo:wrap-option="wrap"/>
    </style:style>
    <style:style style:name="pr1835" style:family="presentation" style:parent-style-name="Technologic_5f_otp_5f_Technologic-title">
      <style:graphic-properties draw:fill-color="#ffffff" draw:auto-grow-height="true" fo:min-height="3.181cm" fo:wrap-option="wrap"/>
    </style:style>
    <style:style style:name="pr1843" style:family="presentation" style:parent-style-name="Technologic_5f_otp_5f_Technologic-notes">
      <style:graphic-properties draw:fill-color="#ffffff" draw:auto-grow-height="true" fo:min-height="9.502cm" fo:wrap-option="wrap"/>
    </style:style>
    <style:style style:name="pr184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49" style:family="presentation" style:parent-style-name="Technologic_5f_otp_5f__28_Default_29__20_Title_2f_Text_20_Master-outline1" style:list-style-name="L1830">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51"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1857" style:family="presentation" style:parent-style-name="Technologic_5f_otp_5f__28_Default_29__20_Title_2f_Text_20_Master-outline1" style:list-style-name="L183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6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186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187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76"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87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1880" style:family="presentation" style:parent-style-name="Technologic_5f_otp_5f__28_Default_29__20_Title_2f_Text_20_Master-title">
      <style:graphic-properties fo:min-height="2.931cm" fo:wrap-option="wrap"/>
    </style:style>
    <style:style style:name="pr1881" style:family="presentation" style:parent-style-name="Technologic_5f_otp_5f__28_Default_29__20_Title_2f_Text_20_Master-outline1">
      <style:graphic-properties fo:min-height="11.751cm" fo:wrap-option="wrap"/>
    </style:style>
    <style:style style:name="pr1886" style:family="presentation" style:parent-style-name="Technologic_5f_otp_5f__28_Default_29__20_Title_2f_Text_20_Master-notes">
      <style:graphic-properties fo:min-height="9.251cm" fo:wrap-option="wrap"/>
    </style:style>
    <style:style style:name="pr1887" style:family="presentation" style:parent-style-name="Technologic_5f_otp_5f__28_Default_29__20_Title_2f_Text_20_Master-title">
      <style:graphic-properties fo:min-height="2.931cm" fo:wrap-option="wrap"/>
    </style:style>
    <style:style style:name="pr1889" style:family="presentation" style:parent-style-name="Technologic_5f_otp_5f__28_Default_29__20_Title_2f_Text_20_Master-outline1">
      <style:graphic-properties fo:min-height="11.751cm" fo:wrap-option="wrap"/>
    </style:style>
    <style:style style:name="pr1890" style:family="presentation" style:parent-style-name="Technologic_5f_otp_5f__28_Default_29__20_Title_2f_Text_20_Master-notes">
      <style:graphic-properties fo:min-height="9.251cm" fo:wrap-option="wrap"/>
    </style:style>
    <style:style style:name="pr1896" style:family="presentation" style:parent-style-name="Technologic_5f_otp_5f__28_Default_29__20_Title_2f_Text_20_Master-notes">
      <style:graphic-properties fo:min-height="9.251cm" fo:wrap-option="wrap"/>
    </style:style>
    <style:style style:name="pr1902" style:family="presentation" style:parent-style-name="Technologic_5f_otp_5f__28_Default_29__20_Title_2f_Text_20_Master-outline1">
      <style:graphic-properties fo:min-height="4.165cm" fo:wrap-option="wrap"/>
    </style:style>
    <style:style style:name="pr190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92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93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93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93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94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197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97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97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9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977"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199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996"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99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02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02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03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034"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039"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042"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44" style:family="presentation" style:parent-style-name="Technologic_5f_otp_5f_Technologic-outline1" style:list-style-name="L1837">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054"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56" style:family="presentation" style:parent-style-name="Technologic_5f_otp_5f_Technologic-outline1" style:list-style-name="L1837">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057"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58"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067" style:family="presentation" style:parent-style-name="Technologic_5f_otp_5f_Technologic-notes">
      <style:graphic-properties draw:auto-grow-height="true" fo:min-height="9.502cm" fo:wrap-option="wrap"/>
    </style:style>
    <style:style style:name="pr2069"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077"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089" style:family="presentation" style:parent-style-name="Technologic_5f_otp_5f_Technologic-notes" style:list-style-name="L183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co1999" style:family="table-column">
      <style:table-column-properties style:column-width="6.163cm" style:use-optimal-column-width="false"/>
    </style:style>
    <style:style style:name="co2000" style:family="table-column">
      <style:table-column-properties style:column-width="6.067cm" style:use-optimal-column-width="false"/>
    </style:style>
    <style:style style:name="co2001" style:family="table-column">
      <style:table-column-properties style:column-width="11.264cm" style:use-optimal-column-width="false"/>
    </style:style>
    <style:style style:name="ro2002" style:family="table-row">
      <style:table-row-properties style:row-height="0.861cm"/>
    </style:style>
    <style:style style:name="ro2008" style:family="table-row">
      <style:table-row-properties style:row-height="0.862cm"/>
    </style:style>
    <style:style style:name="ro2016" style:family="table-row">
      <style:table-row-properties style:row-height="1.338cm"/>
    </style:style>
    <style:style style:name="ce200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200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2007"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200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2011"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size="15pt" style:font-size-asian="24pt" style:font-size-complex="24pt"/>
    </style:style>
    <style:style style:name="ce201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size="15pt" style:font-size-asian="24pt" style:font-size-complex="24pt"/>
    </style:style>
    <style:style style:name="ce2014"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size="15pt" style:font-size-asian="24pt" style:font-size-complex="24pt"/>
    </style:style>
    <style:style style:name="ce201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size="15pt" style:font-size-asian="24pt" style:font-size-complex="24pt"/>
    </style:style>
    <style:style style:name="ce2017"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size="15pt" style:font-size-asian="24pt" style:font-size-complex="24pt"/>
    </style:style>
    <style:style style:name="ce201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size="15pt" style:font-size-asian="24pt" style:font-size-complex="24pt"/>
    </style:style>
    <style:style style:name="ce201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size="15pt" style:font-size-asian="24pt" style:font-size-complex="24pt"/>
    </style:style>
    <style:style style:name="P1834" style:family="paragraph">
      <style:paragraph-properties fo:margin-left="0cm" fo:margin-right="0cm" fo:text-indent="0cm"/>
    </style:style>
    <style:style style:name="P1836" style:family="paragraph">
      <style:paragraph-properties fo:margin-left="0cm" fo:margin-right="0cm" fo:text-indent="0cm" style:punctuation-wrap="simple" style:line-break="strict" style:writing-mode="lr-tb"/>
    </style:style>
    <style:style style:name="P1837" style:family="paragraph">
      <style:paragraph-properties fo:margin-left="0cm" fo:margin-right="0cm" fo:line-height="85%" fo:text-align="end" fo:text-indent="0cm"/>
    </style:style>
    <style:style style:name="P1841"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1844" style:family="paragraph">
      <style:paragraph-properties fo:margin-left="0.6cm" fo:margin-right="0cm" fo:text-indent="-0.6cm" style:punctuation-wrap="simple" style:line-break="strict" style:writing-mode="lr-tb"/>
      <style:text-properties fo:font-size="20pt"/>
    </style:style>
    <style:style style:name="P1846" style:family="paragraph">
      <style:paragraph-properties style:punctuation-wrap="simple" style:line-break="strict" style:writing-mode="lr-tb" style:font-independent-line-spacing="true"/>
    </style:style>
    <style:style style:name="P1847" style:family="paragraph">
      <style:paragraph-properties fo:margin-left="0.952cm" fo:margin-right="0cm" fo:margin-top="0.308cm" fo:margin-bottom="0.308cm" fo:text-indent="-0.952cm"/>
      <style:text-properties fo:font-size="24pt" style:font-size-asian="24pt" style:font-size-complex="24pt"/>
    </style:style>
    <style:style style:name="P1850" style:family="paragraph">
      <style:paragraph-properties style:punctuation-wrap="simple" style:line-break="strict" style:writing-mode="lr-tb" style:font-independent-line-spacing="true"/>
      <style:text-properties fo:font-size="24pt" style:font-size-asian="24pt" style:font-size-complex="24pt"/>
    </style:style>
    <style:style style:name="P1852" style:family="paragraph">
      <style:paragraph-properties style:punctuation-wrap="simple" style:line-break="strict" style:writing-mode="lr-tb"/>
    </style:style>
    <style:style style:name="P1853" style:family="paragraph">
      <style:paragraph-properties fo:margin-left="0.952cm" fo:margin-right="0cm" fo:margin-top="0.22cm" fo:margin-bottom="0.22cm" fo:line-height="80%" fo:text-indent="-0.952cm"/>
      <style:text-properties fo:font-size="18pt" style:font-size-asian="18pt" style:font-size-complex="18pt"/>
    </style:style>
    <style:style style:name="P1856" style:family="paragraph">
      <style:paragraph-properties fo:margin-left="0cm" fo:margin-right="0cm" fo:margin-top="0.198cm" fo:margin-bottom="0.198cm" fo:line-height="80%" fo:text-indent="0cm"/>
      <style:text-properties fo:font-size="18pt" style:font-size-asian="18pt" style:font-size-complex="18pt"/>
    </style:style>
    <style:style style:name="P1858" style:family="paragraph">
      <style:paragraph-properties style:punctuation-wrap="simple" style:line-break="strict" style:writing-mode="lr-tb" style:font-independent-line-spacing="true"/>
      <style:text-properties fo:font-size="18pt" style:font-size-asian="18pt" style:font-size-complex="18pt"/>
    </style:style>
    <style:style style:name="P1859" style:family="paragraph">
      <style:paragraph-properties fo:margin-left="0cm" fo:margin-right="0cm" fo:margin-top="0.158cm" fo:margin-bottom="0cm" fo:text-indent="0cm"/>
    </style:style>
    <style:style style:name="P1862" style:family="paragraph">
      <style:paragraph-properties fo:margin-left="0.952cm" fo:margin-right="0cm" fo:margin-top="0.308cm" fo:margin-bottom="0.308cm" fo:text-indent="-0.952cm"/>
      <style:text-properties fo:font-size="18pt" style:font-size-asian="18pt" style:font-size-complex="18pt"/>
    </style:style>
    <style:style style:name="P1864" style:family="paragraph">
      <style:paragraph-properties fo:margin-left="0cm" fo:margin-right="0cm" fo:margin-top="0.264cm" fo:margin-bottom="0.264cm" fo:text-indent="0cm"/>
      <style:text-properties fo:font-size="18pt" style:font-size-asian="18pt" style:font-size-complex="18pt"/>
    </style:style>
    <style:style style:name="P1866" style:family="paragraph">
      <style:paragraph-properties fo:margin-left="0.952cm" fo:margin-right="0cm" fo:margin-top="0.264cm" fo:margin-bottom="0.264cm" fo:text-indent="-0.952cm"/>
    </style:style>
    <style:style style:name="P1868" style:family="paragraph">
      <style:paragraph-properties fo:margin-left="0cm" fo:margin-right="0cm" fo:margin-top="0.264cm" fo:margin-bottom="0.264cm" fo:text-indent="0cm"/>
    </style:style>
    <style:style style:name="P1869" style:family="paragraph">
      <style:paragraph-properties fo:margin-left="0cm" fo:margin-right="0cm" fo:margin-top="0.198cm" fo:margin-bottom="0.198cm" fo:text-indent="0cm"/>
    </style:style>
    <style:style style:name="P1871" style:family="paragraph">
      <style:paragraph-properties fo:margin-left="0.952cm" fo:margin-right="0cm" fo:margin-top="0.264cm" fo:margin-bottom="0.264cm" fo:line-height="90%" fo:text-indent="-0.952cm"/>
    </style:style>
    <style:style style:name="P1875" style:family="paragraph">
      <style:paragraph-properties style:punctuation-wrap="simple" style:line-break="strict" style:writing-mode="lr-tb" style:font-independent-line-spacing="true"/>
      <style:text-properties fo:font-size="14pt" style:font-size-asian="14pt" style:font-size-complex="14pt"/>
    </style:style>
    <style:style style:name="P1878" style:family="paragraph">
      <style:paragraph-properties fo:margin-left="0.952cm" fo:margin-right="0cm" fo:margin-top="0.308cm" fo:margin-bottom="0.308cm" fo:text-indent="-0.952cm"/>
    </style:style>
    <style:style style:name="P1882" style:family="paragraph">
      <style:paragraph-properties fo:margin-left="0cm" fo:margin-right="0cm" fo:line-height="100%" fo:text-indent="0cm"/>
    </style:style>
    <style:style style:name="P1885" style:family="paragraph">
      <style:paragraph-properties fo:margin-left="0cm" fo:margin-right="0cm" fo:line-height="100%" fo:text-indent="0cm" style:punctuation-wrap="hanging" style:line-break="strict" style:writing-mode="lr-tb" style:font-independent-line-spacing="true"/>
    </style:style>
    <style:style style:name="P1904" style:family="paragraph">
      <style:paragraph-properties fo:margin-left="0cm" fo:margin-right="0cm" fo:line-height="100%" fo:text-indent="0cm"/>
      <style:text-properties fo:font-size="14pt" style:font-size-asian="14pt" style:font-size-complex="14pt"/>
    </style:style>
    <style:style style:name="P190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1907" style:family="paragraph">
      <style:paragraph-properties fo:margin-left="0cm" fo:margin-right="0cm" fo:margin-top="0.264cm" fo:margin-bottom="0.264cm" fo:text-indent="0cm"/>
      <style:text-properties fo:font-size="24pt" style:font-size-asian="24pt" style:font-size-complex="24pt"/>
    </style:style>
    <style:style style:name="P191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12" style:family="paragraph">
      <style:paragraph-properties style:punctuation-wrap="hanging" style:line-break="strict" style:writing-mode="lr-tb" style:font-independent-line-spacing="true"/>
    </style:style>
    <style:style style:name="P1915" style:family="paragraph">
      <style:paragraph-properties style:punctuation-wrap="hanging" style:line-break="strict" style:writing-mode="lr-tb"/>
    </style:style>
    <style:style style:name="P1917" style:family="paragraph">
      <style:paragraph-properties fo:margin-left="0.952cm" fo:margin-right="0cm" fo:margin-top="0.308cm" fo:margin-bottom="0.308cm" fo:line-height="90%" fo:text-indent="-0.952cm"/>
    </style:style>
    <style:style style:name="P1920" style:family="paragraph">
      <style:paragraph-properties style:punctuation-wrap="simple" style:line-break="strict" style:writing-mode="lr-tb" style:font-independent-line-spacing="true"/>
      <style:text-properties fo:color="#ffffff"/>
    </style:style>
    <style:style style:name="P1921" style:family="paragraph">
      <style:paragraph-properties fo:margin-left="0cm" fo:margin-right="0cm" fo:text-indent="0cm"/>
      <style:text-properties fo:font-size="40pt" style:font-size-asian="40pt" style:font-size-complex="40pt"/>
    </style:style>
    <style:style style:name="P1923" style:family="paragraph">
      <style:paragraph-properties style:punctuation-wrap="simple" style:line-break="strict" style:writing-mode="lr-tb" style:font-independent-line-spacing="true"/>
      <style:text-properties fo:font-size="40pt" style:font-size-asian="40pt" style:font-size-complex="40pt"/>
    </style:style>
    <style:style style:name="P1933" style:family="paragraph">
      <style:paragraph-properties fo:margin-left="0.952cm" fo:margin-right="0cm" fo:margin-top="0.264cm" fo:margin-bottom="0.264cm" fo:line-height="80%" fo:text-indent="-0.952cm"/>
    </style:style>
    <style:style style:name="P1936" style:family="paragraph">
      <style:paragraph-properties fo:margin-left="0cm" fo:margin-right="0cm" fo:line-height="90%" fo:text-indent="0cm"/>
    </style:style>
    <style:style style:name="P1940" style:family="paragraph">
      <style:paragraph-properties fo:margin-left="0cm" fo:margin-right="0cm" fo:margin-top="0.242cm" fo:margin-bottom="0.242cm" fo:text-indent="0cm"/>
    </style:style>
    <style:style style:name="P1944" style:family="paragraph">
      <style:paragraph-properties fo:margin-left="0cm" fo:margin-right="0cm" fo:margin-top="0.44cm" fo:margin-bottom="0cm" fo:text-align="center" fo:text-indent="0cm"/>
    </style:style>
    <style:style style:name="P1948"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951" style:family="paragraph">
      <style:paragraph-properties fo:text-align="center" style:punctuation-wrap="hanging" style:line-break="strict" style:writing-mode="lr-tb"/>
      <style:text-properties fo:font-size="24pt"/>
    </style:style>
    <style:style style:name="P1953" style:family="paragraph">
      <style:paragraph-properties fo:margin-left="0cm" fo:margin-right="0cm" fo:margin-top="0.396cm" fo:margin-bottom="0cm" fo:text-indent="0cm"/>
    </style:style>
    <style:style style:name="P1957" style:family="paragraph">
      <style:paragraph-properties fo:margin-left="0cm" fo:margin-right="0cm" fo:line-height="100%" fo:text-align="end" fo:text-indent="0cm"/>
    </style:style>
    <style:style style:name="P1961" style:family="paragraph">
      <style:paragraph-properties fo:margin-left="0cm" fo:margin-right="0cm" fo:line-height="100%" fo:text-align="center" fo:text-indent="0cm"/>
    </style:style>
    <style:style style:name="P1964" style:family="paragraph">
      <style:paragraph-properties fo:margin-left="0cm" fo:margin-right="0cm" fo:margin-top="0.145cm" fo:margin-bottom="0cm" fo:text-indent="0cm"/>
    </style:style>
    <style:style style:name="P1968" style:family="paragraph">
      <style:paragraph-properties fo:margin-left="0.952cm" fo:margin-right="0cm" fo:margin-top="0.308cm" fo:margin-bottom="0.308cm" fo:text-indent="-0.952cm"/>
      <style:text-properties fo:font-size="22pt" style:font-size-asian="22pt" style:font-size-complex="22pt"/>
    </style:style>
    <style:style style:name="P1971" style:family="paragraph">
      <style:paragraph-properties style:punctuation-wrap="simple" style:line-break="strict" style:writing-mode="lr-tb" style:font-independent-line-spacing="true"/>
      <style:text-properties fo:font-size="22pt" style:font-size-asian="22pt" style:font-size-complex="22pt"/>
    </style:style>
    <style:style style:name="P1973" style:family="paragraph">
      <style:paragraph-properties fo:margin-left="0cm" fo:margin-right="0cm" fo:margin-top="0.264cm" fo:margin-bottom="0cm" fo:line-height="100%" fo:text-indent="0cm"/>
    </style:style>
    <style:style style:name="P1978" style:family="paragraph">
      <style:paragraph-properties fo:margin-left="0cm" fo:margin-right="0cm" fo:margin-top="0.176cm" fo:margin-bottom="0.176cm" fo:line-height="80%" fo:text-indent="0cm"/>
    </style:style>
    <style:style style:name="P1980" style:family="paragraph">
      <style:paragraph-properties fo:margin-left="0cm" fo:margin-right="0cm" fo:margin-top="0.176cm" fo:margin-bottom="0.176cm" fo:line-height="60%" fo:text-indent="0cm"/>
    </style:style>
    <style:style style:name="P1981" style:family="paragraph">
      <style:paragraph-properties fo:margin-left="0cm" fo:margin-right="0cm" fo:margin-top="0.154cm" fo:margin-bottom="0.154cm" fo:line-height="80%" fo:text-indent="0cm"/>
    </style:style>
    <style:style style:name="P1982" style:family="paragraph">
      <style:paragraph-properties fo:margin-left="0cm" fo:margin-right="0cm" fo:margin-top="0.154cm" fo:margin-bottom="0.154cm" fo:line-height="60%" fo:text-indent="0cm"/>
    </style:style>
    <style:style style:name="P1983" style:family="paragraph">
      <style:paragraph-properties fo:margin-left="0.952cm" fo:margin-right="0cm" fo:margin-top="0.308cm" fo:margin-bottom="0.308cm" fo:line-height="80%" fo:text-indent="-0.952cm"/>
    </style:style>
    <style:style style:name="P1984" style:family="paragraph">
      <style:paragraph-properties fo:margin-left="0cm" fo:margin-right="0cm" fo:margin-top="0.273cm" fo:margin-bottom="0.273cm" fo:text-indent="0cm"/>
    </style:style>
    <style:style style:name="P1990" style:family="paragraph">
      <style:paragraph-properties fo:text-align="center" style:punctuation-wrap="simple" style:line-break="strict" style:writing-mode="lr-tb"/>
      <style:text-properties fo:font-size="24pt"/>
    </style:style>
    <style:style style:name="P1994" style:family="paragraph">
      <style:paragraph-properties fo:margin-left="0cm" fo:margin-right="0cm" fo:text-indent="0cm"/>
      <style:text-properties fo:font-size="26pt" style:font-size-asian="26pt" style:font-size-complex="26pt"/>
    </style:style>
    <style:style style:name="P1997" style:family="paragraph">
      <style:paragraph-properties style:punctuation-wrap="simple" style:line-break="strict" style:writing-mode="lr-tb" style:font-independent-line-spacing="true"/>
      <style:text-properties fo:font-size="26pt" style:font-size-asian="26pt" style:font-size-complex="26pt"/>
    </style:style>
    <style:style style:name="P2004"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2026"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2027" style:family="paragraph">
      <style:paragraph-properties style:text-autospace="none"/>
    </style:style>
    <style:style style:name="P2033" style:family="paragraph">
      <style:paragraph-properties fo:margin-left="0cm" fo:margin-right="0cm" fo:line-height="90%" fo:text-align="start" fo:text-indent="0cm"/>
    </style:style>
    <style:style style:name="P2035" style:family="paragraph">
      <style:paragraph-properties fo:margin-left="0cm" fo:margin-right="0cm" fo:margin-top="0.352cm" fo:margin-bottom="0cm" fo:line-height="100%" fo:text-align="start" fo:text-indent="0cm"/>
    </style:style>
    <style:style style:name="P2036" style:family="paragraph">
      <style:paragraph-properties fo:margin-left="0cm" fo:margin-right="0cm" fo:margin-top="0.246cm" fo:margin-bottom="0cm" fo:line-height="100%" fo:text-align="start" fo:text-indent="0cm"/>
    </style:style>
    <style:style style:name="P2040" style:family="paragraph">
      <style:paragraph-properties fo:margin-left="0.11cm" fo:margin-right="0cm" fo:margin-top="0.145cm" fo:margin-bottom="0cm" fo:line-height="100%" fo:text-align="start" fo:text-indent="0cm"/>
      <style:text-properties fo:font-size="12pt"/>
    </style:style>
    <style:style style:name="P204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2045"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2046" style:family="paragraph">
      <style:paragraph-properties fo:margin-left="0.11cm" fo:margin-right="0cm" fo:margin-top="0cm" fo:margin-bottom="0cm" fo:line-height="100%" fo:text-align="start" fo:text-indent="0cm"/>
      <style:text-properties fo:font-size="12pt"/>
    </style:style>
    <style:style style:name="P2049"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050"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fo:font-weight="normal" style:font-weight-asian="normal" style:font-weight-complex="normal"/>
    </style:style>
    <style:style style:name="P2053" style:family="paragraph">
      <style:paragraph-properties style:punctuation-wrap="hanging" style:line-break="strict" style:writing-mode="lr-tb"/>
      <style:text-properties fo:font-weight="normal" style:font-weight-asian="normal" style:font-weight-complex="normal"/>
    </style:style>
    <style:style style:name="P2055" style:family="paragraph">
      <style:paragraph-properties fo:line-height="100%" fo:text-align="start"/>
    </style:style>
    <style:style style:name="P2061"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66"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68" style:family="paragraph">
      <style:paragraph-properties style:punctuation-wrap="simple" style:line-break="strict" style:writing-mode="lr-tb"/>
      <style:text-properties fo:font-size="12pt"/>
    </style:style>
    <style:style style:name="P2073" style:family="paragraph">
      <style:paragraph-properties fo:margin-left="0.11cm" fo:margin-right="0cm" fo:margin-top="0.282cm" fo:margin-bottom="0cm" fo:line-height="100%" fo:text-align="start" fo:text-indent="0cm"/>
      <style:text-properties fo:font-size="12pt"/>
    </style:style>
    <style:style style:name="P2076"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2081"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85"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86" style:family="paragraph">
      <style:text-properties fo:font-size="24pt" style:font-size-asian="24pt" style:font-size-complex="24pt"/>
    </style:style>
    <style:style style:name="P2088" style:family="paragraph">
      <style:paragraph-properties style:punctuation-wrap="hanging" style:line-break="strict" style:writing-mode="lr-tb"/>
      <style:text-properties fo:font-size="24pt" style:font-size-asian="24pt" style:font-size-complex="24pt"/>
    </style:style>
    <style:style style:name="T1838"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1839"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1848" style:family="text">
      <style:text-properties fo:font-size="24pt" style:font-size-asian="24pt" style:font-size-complex="24pt"/>
    </style:style>
    <style:style style:name="T1854" style:family="text">
      <style:text-properties fo:color="#808080" fo:font-size="18pt" style:font-size-asian="18pt" style:font-size-complex="18pt"/>
    </style:style>
    <style:style style:name="T1855" style:family="text">
      <style:text-properties fo:font-size="18pt" style:font-size-asian="18pt" style:font-size-complex="18pt"/>
    </style:style>
    <style:style style:name="T1860" style:family="text">
      <style:text-properties fo:language="en" fo:country="US"/>
    </style:style>
    <style:style style:name="T1863" style:family="text">
      <style:text-properties fo:font-size="18pt" fo:language="en" fo:country="US" style:font-size-asian="18pt" style:font-size-complex="18pt"/>
    </style:style>
    <style:style style:name="T1867" style:family="text">
      <style:text-properties fo:font-size="24pt" fo:language="en" fo:country="US" style:font-size-asian="24pt" style:font-size-complex="24pt"/>
    </style:style>
    <style:style style:name="T1872" style:family="text">
      <style:text-properties fo:font-family="'Courier New'" style:font-pitch="variable" fo:font-size="14pt" fo:language="en" fo:country="US" style:font-size-asian="14pt" style:font-size-complex="14pt"/>
    </style:style>
    <style:style style:name="T187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1874" style:family="text">
      <style:text-properties fo:font-size="14pt" fo:language="en" fo:country="US" style:font-size-asian="14pt" style:font-size-complex="14pt"/>
    </style:style>
    <style:style style:name="T1877" style:family="text">
      <style:text-properties fo:font-size="32pt" style:font-size-asian="32pt" style:font-size-complex="32pt"/>
    </style:style>
    <style:style style:name="T1883" style:family="text">
      <style:text-properties fo:font-family="'Courier New'" style:font-pitch="variable" fo:font-size="14pt" fo:language="en" fo:country="US" fo:font-weight="bold" style:font-size-asian="14pt" style:font-weight-asian="bold" style:font-size-complex="14pt" style:font-weight-complex="bold"/>
    </style:style>
    <style:style style:name="T1888" style:family="text">
      <style:text-properties fo:font-family="Courier" style:font-family-generic="modern" style:font-pitch="fixed" fo:font-size="24pt" style:font-size-asian="24pt" style:font-size-complex="24pt"/>
    </style:style>
    <style:style style:name="T1891" style:family="text">
      <style:text-properties fo:font-weight="bold" style:font-weight-asian="bold" style:font-weight-complex="bold"/>
    </style:style>
    <style:style style:name="T1892" style:family="text">
      <style:text-properties fo:font-weight="normal" style:font-weight-asian="normal" style:font-weight-complex="normal"/>
    </style:style>
    <style:style style:name="T1893" style:family="text">
      <style:text-properties fo:font-family="Courier" style:font-family-generic="modern" style:font-pitch="fixed"/>
    </style:style>
    <style:style style:name="T1894" style:family="text">
      <style:text-properties fo:font-family="Courier" style:font-family-generic="modern" style:font-pitch="fixed" fo:font-style="italic" style:font-style-asian="italic" style:font-style-complex="italic"/>
    </style:style>
    <style:style style:name="T1895" style:family="text">
      <style:text-properties fo:font-style="italic" style:font-style-asian="italic" style:font-style-complex="italic"/>
    </style:style>
    <style:style style:name="T1897" style:family="text">
      <style:text-properties fo:font-family="Courer"/>
    </style:style>
    <style:style style:name="T1898" style:family="text">
      <style:text-properties fo:font-family="Courier" style:font-family-generic="modern" style:font-pitch="fixed"/>
    </style:style>
    <style:style style:name="T1899" style:family="text">
      <style:text-properties fo:font-family="Courier" style:font-family-generic="modern" style:font-pitch="fixed" fo:font-weight="bold" style:font-weight-asian="bold" style:font-weight-complex="bold"/>
    </style:style>
    <style:style style:name="T1900" style:family="text">
      <style:text-properties fo:font-size="20pt" style:font-size-asian="20pt" style:font-size-complex="20pt"/>
    </style:style>
    <style:style style:name="T1901" style:family="text">
      <style:text-properties fo:font-size="20pt" fo:font-weight="bold" style:font-size-asian="20pt" style:font-weight-asian="bold" style:font-size-complex="20pt" style:font-weight-complex="bold"/>
    </style:style>
    <style:style style:name="T1903" style:family="text">
      <style:text-properties fo:font-family="'Courier New'" style:font-pitch="variable" fo:font-size="18pt" fo:language="en" fo:country="US" fo:font-weight="bold" style:font-size-asian="18pt" style:font-weight-asian="bold" style:font-size-complex="18pt" style:font-weight-complex="bold"/>
    </style:style>
    <style:style style:name="T1909" style:family="text">
      <style:text-properties fo:font-family="'Courier New'" style:font-pitch="variable" fo:font-size="24pt" fo:language="en" fo:country="US" fo:font-weight="bold" style:font-size-asian="24pt" style:font-weight-asian="bold" style:font-size-complex="24pt" style:font-weight-complex="bold"/>
    </style:style>
    <style:style style:name="T1916" style:family="text">
      <style:text-properties fo:language="en" fo:country="US" style:text-underline-style="solid" style:text-underline-width="auto" style:text-underline-color="font-color"/>
    </style:style>
    <style:style style:name="T1918" style:family="text">
      <style:text-properties style:use-window-font-color="true" fo:font-family="'Courier New'" style:font-pitch="variable" fo:language="en" fo:country="US"/>
    </style:style>
    <style:style style:name="T1919" style:family="text">
      <style:text-properties style:use-window-font-color="true" fo:language="en" fo:country="US"/>
    </style:style>
    <style:style style:name="T1922" style:family="text">
      <style:text-properties fo:font-size="40pt" style:font-size-asian="40pt" style:font-size-complex="40pt"/>
    </style:style>
    <style:style style:name="T1924" style:family="text">
      <style:text-properties fo:font-size="36pt" style:font-size-asian="36pt" style:font-size-complex="36pt"/>
    </style:style>
    <style:style style:name="T1926" style:family="text">
      <style:text-properties fo:language="en" fo:country="US" fo:font-weight="bold" style:font-weight-asian="bold" style:font-weight-complex="bold"/>
    </style:style>
    <style:style style:name="T1927" style:family="text">
      <style:text-properties fo:font-family="'Courier New'" style:font-pitch="variable" fo:language="en" fo:country="US" fo:font-weight="bold" style:font-weight-asian="bold" style:font-weight-complex="bold"/>
    </style:style>
    <style:style style:name="T1928" style:family="text">
      <style:text-properties fo:font-family="'Courier New'" style:font-pitch="variable" fo:language="en" fo:country="US"/>
    </style:style>
    <style:style style:name="T1929" style:family="text">
      <style:text-properties fo:font-family="Courier" style:font-family-generic="modern" style:font-pitch="fixed" fo:language="en" fo:country="US"/>
    </style:style>
    <style:style style:name="T1930" style:family="text">
      <style:text-properties fo:font-family="'Courier New'" style:font-pitch="variable"/>
    </style:style>
    <style:style style:name="T1932" style:family="text">
      <style:text-properties fo:font-family="Garamond" style:font-pitch="variable" fo:font-size="28pt" style:font-size-asian="28pt" style:font-size-complex="28pt"/>
    </style:style>
    <style:style style:name="T1937" style:family="text">
      <style:text-properties fo:font-family="Garamond" style:font-pitch="variable" fo:font-size="24pt" fo:language="en" fo:country="US" style:font-size-asian="24pt" style:font-size-complex="24pt"/>
    </style:style>
    <style:style style:name="T1941" style:family="text">
      <style:text-properties fo:font-size="22pt" style:font-size-asian="22pt" style:font-size-complex="22pt"/>
    </style:style>
    <style:style style:name="T1942" style:family="text">
      <style:text-properties fo:font-size="22pt" fo:font-weight="bold" style:font-size-asian="22pt" style:font-weight-asian="bold" style:font-size-complex="22pt" style:font-weight-complex="bold"/>
    </style:style>
    <style:style style:name="T1945" style:family="text">
      <style:text-properties fo:font-size="20pt" style:font-family-asian="'Times New Roman'" style:font-pitch-asian="variable" style:font-size-asian="20pt" style:font-family-complex="'Times New Roman'" style:font-pitch-complex="variable" style:font-size-complex="20pt"/>
    </style:style>
    <style:style style:name="T194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954" style:family="text">
      <style:text-properties fo:font-style="italic" style:font-family-asian="'Times New Roman'" style:font-pitch-asian="variable" style:font-style-asian="italic" style:font-family-complex="'Times New Roman'" style:font-pitch-complex="variable" style:font-style-complex="italic"/>
    </style:style>
    <style:style style:name="T195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962"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965" style:family="text">
      <style:text-properties fo:font-size="11pt" style:font-size-asian="11pt" style:font-size-complex="11pt"/>
    </style:style>
    <style:style style:name="T1966" style:family="text">
      <style:text-properties fo:color="#000000" fo:font-size="11pt" style:font-size-asian="11pt" style:font-size-complex="11pt"/>
    </style:style>
    <style:style style:name="T1967" style:family="text">
      <style:text-properties fo:font-family="'Courier New'" style:font-pitch="variable" fo:font-size="14pt" fo:language="es" fo:country="ES" fo:font-weight="bold" style:font-size-asian="14pt" style:font-weight-asian="bold" style:font-size-complex="14pt" style:font-weight-complex="bold"/>
    </style:style>
    <style:style style:name="T1969" style:family="text">
      <style:text-properties fo:font-size="22pt" fo:language="en" fo:country="US" style:font-size-asian="22pt" style:font-size-complex="22pt"/>
    </style:style>
    <style:style style:name="T1974" style:family="text">
      <style:text-properties fo:font-family="'Courier New'" style:font-pitch="variable" fo:font-size="12pt" fo:language="en" fo:country="US" fo:font-weight="bold" style:font-size-asian="12pt" style:font-weight-asian="bold" style:font-size-complex="12pt" style:font-weight-complex="bold"/>
    </style:style>
    <style:style style:name="T1979" style:family="text">
      <style:text-properties fo:font-family="'Courier New'" style:font-pitch="variable" fo:font-size="16pt" fo:language="en" fo:country="US" fo:font-weight="bold" style:font-size-asian="16pt" style:font-weight-asian="bold" style:font-size-complex="16pt" style:font-weight-complex="bold"/>
    </style:style>
    <style:style style:name="T1985" style:family="text">
      <style:text-properties fo:font-size="25pt" fo:language="en" fo:country="US" style:font-size-asian="25pt" style:font-size-complex="25pt"/>
    </style:style>
    <style:style style:name="T1986" style:family="text">
      <style:text-properties fo:font-size="25pt" fo:language="es" fo:country="ES" style:font-size-asian="25pt" style:font-size-complex="25pt"/>
    </style:style>
    <style:style style:name="T1987" style:family="text">
      <style:text-properties fo:font-size="13pt" fo:language="en" fo:country="US" style:font-size-asian="13pt" style:font-size-complex="13pt"/>
    </style:style>
    <style:style style:name="T1988" style:family="text">
      <style:text-properties fo:font-family="'Courier New'" style:font-pitch="variable" fo:font-size="13pt" fo:language="en" fo:country="US" style:font-size-asian="13pt" style:font-size-complex="13pt"/>
    </style:style>
    <style:style style:name="T1991" style:family="text">
      <style:text-properties fo:font-family="'Courier New'" style:font-pitch="variable" fo:font-size="14pt" fo:font-weight="bold" style:font-size-asian="14pt" style:font-weight-asian="bold" style:font-size-complex="14pt" style:font-weight-complex="bold"/>
    </style:style>
    <style:style style:name="T1995" style:family="text">
      <style:text-properties fo:font-size="26pt" style:font-size-asian="26pt" style:font-size-complex="26pt"/>
    </style:style>
    <style:style style:name="T2005"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2010" style:family="text">
      <style:text-properties style:use-window-font-color="true" fo:font-family="'Courier New'" style:font-pitch="variable" fo:font-size="15pt" style:font-size-asian="24pt" style:font-size-complex="24pt"/>
    </style:style>
    <style:style style:name="T2012" style:family="text">
      <style:text-properties style:use-window-font-color="true" fo:font-family="'Courier New'"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021" style:family="text">
      <style:text-properties fo:font-family="'Courier New'" style:font-pitch="variable" fo:font-size="18pt" fo:font-weight="bold" style:font-size-asian="18pt" style:font-weight-asian="bold" style:font-size-complex="18pt" style:font-weight-complex="bold"/>
    </style:style>
    <style:style style:name="T202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024" style:family="text">
      <style:text-properties fo:font-family="Garamond" style:font-pitch="variable" fo:font-size="24pt" style:font-size-asian="24pt" style:font-size-complex="24pt"/>
    </style:style>
    <style:style style:name="T2028"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029"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030" style:family="text">
      <style:text-properties fo:font-family="'Courier New'" style:font-pitch="variable" fo:font-size="18pt" style:font-size-asian="18pt" style:font-size-complex="18pt"/>
    </style:style>
    <style:style style:name="T2032" style:family="text">
      <style:text-properties fo:font-family="'Courier New'" style:font-pitch="variable" fo:font-size="14pt" style:font-size-asian="14pt" style:font-size-complex="14pt"/>
    </style:style>
    <style:style style:name="T2037"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2038" style:family="text">
      <style:text-properties fo:color="#009999" fo:font-size="20pt" fo:font-weight="bold" style:font-size-asian="20pt" style:font-weight-asian="bold" style:font-size-complex="20pt" style:font-weight-complex="bold"/>
    </style:style>
    <style:style style:name="T2041"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047"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051"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05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06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063"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2064"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070"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072" style:family="text">
      <style:text-properties fo:font-family="'Courier New'" style:font-pitch="variable" style:font-family-asian="'Courier New'" style:font-pitch-asian="variable" style:font-family-complex="'Courier New'" style:font-pitch-complex="variable"/>
    </style:style>
    <style:style style:name="T2074"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078"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082"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083"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090" style:family="text">
      <style:text-properties fo:font-size="41pt" style:font-size-asian="41pt" style:font-size-complex="41pt"/>
    </style:style>
    <style:style style:name="T2091" style:family="text">
      <style:text-properties fo:color="#3333cc"/>
    </style:style>
    <style:style style:name="T2092" style:family="text">
      <style:text-properties fo:color="#3333cc" fo:font-size="26pt" style:font-size-asian="26pt" style:font-size-complex="26pt"/>
    </style:style>
    <text:list-style style:name="L18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2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31">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3">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834">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18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6">
      <text:list-level-style-bullet text:level="1" text:bullet-char="•">
        <style:list-level-properties/>
        <style:text-properties fo:font-family="Arial" style:font-family-generic="swiss" style:font-pitch="variable" fo:color="#7b7eff" fo:font-size="100%"/>
      </text:list-level-style-bullet>
    </text:list-style>
    <text:list-style style:name="L1837">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38">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39">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0">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1">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2">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43">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4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style:style style:name="dp2217" style:family="drawing-page">
      <style:drawing-page-properties presentation:background-visible="true" presentation:background-objects-visible="true" presentation:display-footer="false" presentation:display-page-number="false" presentation:display-date-time="false"/>
    </style:style>
    <style:style style:name="dp2218" style:family="drawing-page">
      <style:drawing-page-properties presentation:display-header="true" presentation:display-footer="true" presentation:display-page-number="true" presentation:display-date-time="true"/>
    </style:style>
    <style:style style:name="dp2219" style:family="drawing-page">
      <style:drawing-page-properties presentation:background-visible="true" presentation:background-objects-visible="true" presentation:display-footer="true" presentation:display-page-number="true" presentation:display-date-time="true"/>
    </style:style>
    <style:style style:name="dp222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21" style:family="drawing-page">
      <style:drawing-page-properties presentation:display-header="false" presentation:display-footer="false" presentation:display-page-number="false" presentation:display-date-time="false"/>
    </style:style>
    <style:style style:name="dp2222" style:family="drawing-page">
      <style:drawing-page-properties presentation:display-header="true" presentation:display-footer="true" presentation:display-page-number="false" presentation:display-date-time="true"/>
    </style:style>
    <style:style style:name="gr2229"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231" style:family="graphic">
      <style:graphic-properties style:protect="size"/>
    </style:style>
    <style:style style:name="pr2224" style:family="presentation" style:parent-style-name="Technologic_5f_otp_5f_Technologic-title">
      <style:graphic-properties draw:fill-color="#ffffff" draw:auto-grow-height="true" fo:min-height="3.181cm" fo:wrap-option="wrap"/>
    </style:style>
    <style:style style:name="pr2232" style:family="presentation" style:parent-style-name="Technologic_5f_otp_5f_Technologic-notes">
      <style:graphic-properties draw:fill-color="#ffffff" draw:auto-grow-height="true" fo:min-height="9.502cm" fo:wrap-option="wrap"/>
    </style:style>
    <style:style style:name="pr2235"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24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242"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2223" style:family="paragraph">
      <style:paragraph-properties fo:margin-left="0cm" fo:margin-right="0cm" fo:text-indent="0cm"/>
    </style:style>
    <style:style style:name="P2225" style:family="paragraph">
      <style:paragraph-properties fo:margin-left="0cm" fo:margin-right="0cm" fo:text-indent="0cm" style:punctuation-wrap="simple" style:line-break="strict" style:writing-mode="lr-tb"/>
    </style:style>
    <style:style style:name="P2226" style:family="paragraph">
      <style:paragraph-properties fo:margin-left="0cm" fo:margin-right="0cm" fo:line-height="85%" fo:text-align="end" fo:text-indent="0cm"/>
    </style:style>
    <style:style style:name="P2230"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2233" style:family="paragraph">
      <style:paragraph-properties fo:margin-left="0.6cm" fo:margin-right="0cm" fo:text-indent="-0.6cm" style:punctuation-wrap="simple" style:line-break="strict" style:writing-mode="lr-tb"/>
      <style:text-properties fo:font-size="20pt"/>
    </style:style>
    <style:style style:name="P2236" style:family="paragraph">
      <style:paragraph-properties style:punctuation-wrap="simple" style:line-break="strict" style:writing-mode="lr-tb" style:font-independent-line-spacing="true"/>
    </style:style>
    <style:style style:name="P2237" style:family="paragraph">
      <style:paragraph-properties fo:margin-left="0.952cm" fo:margin-right="0cm" fo:margin-top="0.308cm" fo:margin-bottom="0.308cm" fo:text-indent="-0.952cm"/>
    </style:style>
    <style:style style:name="P2241" style:family="paragraph">
      <style:paragraph-properties fo:margin-left="0cm" fo:margin-right="0cm" fo:margin-top="0.158cm" fo:margin-bottom="0cm" fo:text-indent="0cm"/>
    </style:style>
    <style:style style:name="T2227"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2228"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2234" style:family="text">
      <style:text-properties fo:font-size="41pt" style:font-size-asian="41pt" style:font-size-complex="41pt"/>
    </style:style>
    <style:style style:name="T2238" style:family="text">
      <style:text-properties fo:color="#3333cc"/>
    </style:style>
    <style:style style:name="T2239" style:family="text">
      <style:text-properties fo:color="#3333cc" fo:font-size="26pt" style:font-size-asian="26pt" style:font-size-complex="26pt"/>
    </style:style>
    <text:list-style style:name="L221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19">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2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736" style:family="drawing-page">
      <style:drawing-page-properties presentation:background-visible="true" presentation:background-objects-visible="true" presentation:display-footer="false" presentation:display-page-number="false" presentation:display-date-time="false"/>
    </style:style>
    <style:style style:name="dp3737" style:family="drawing-page">
      <style:drawing-page-properties presentation:display-header="true" presentation:display-footer="true" presentation:display-page-number="true" presentation:display-date-time="true"/>
    </style:style>
    <style:style style:name="dp3738" style:family="drawing-page">
      <style:drawing-page-properties presentation:background-visible="true" presentation:background-objects-visible="true" presentation:display-footer="true" presentation:display-page-number="true" presentation:display-date-time="true"/>
    </style:style>
    <style:style style:name="dp373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3740" style:family="drawing-page">
      <style:drawing-page-properties presentation:display-header="false" presentation:display-footer="false" presentation:display-page-number="false" presentation:display-date-time="false"/>
    </style:style>
    <style:style style:name="dp3741" style:family="drawing-page">
      <style:drawing-page-properties presentation:display-header="true" presentation:display-footer="true" presentation:display-page-number="false" presentation:display-date-time="true"/>
    </style:style>
    <style:style style:name="gr3749" style:family="graphic">
      <style:graphic-properties style:protect="size"/>
    </style:style>
    <style:style style:name="gr378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379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38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380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3805" style:family="graphic" style:parent-style-name="standard">
      <style:graphic-properties draw:stroke="none" svg:stroke-color="#000000" draw:fill="none" draw:fill-color="#ffffff" draw:auto-grow-height="true" draw:auto-grow-width="false" fo:max-height="0cm" fo:min-height="0cm" fo:wrap-option="wrap"/>
    </style:style>
    <style:style style:name="gr3822"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3828"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3835"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838"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383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84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3844"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3845" style:family="graphic" style:parent-style-name="standard">
      <style:graphic-properties draw:marker-end="Arrow" draw:marker-end-width="0.3cm" draw:textarea-horizontal-align="center" draw:textarea-vertical-align="middle" fo:wrap-option="wrap"/>
    </style:style>
    <style:style style:name="gr3848"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3849"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3852"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3878"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81"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3890"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3743"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747" style:family="presentation" style:parent-style-name="Technologic_5f_otp_5f__28_Default_29__20_Title_2f_Text_20_Master-outline1" style:list-style-name="L3737">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50"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3756" style:family="presentation" style:parent-style-name="Technologic_5f_otp_5f__28_Default_29__20_Title_2f_Text_20_Master-outline1" style:list-style-name="L373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60"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7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76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73"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7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3777" style:family="presentation" style:parent-style-name="Technologic_5f_otp_5f__28_Default_29__20_Title_2f_Text_20_Master-title">
      <style:graphic-properties fo:min-height="2.931cm" fo:wrap-option="wrap"/>
    </style:style>
    <style:style style:name="pr3778" style:family="presentation" style:parent-style-name="Technologic_5f_otp_5f__28_Default_29__20_Title_2f_Text_20_Master-outline1">
      <style:graphic-properties fo:min-height="11.751cm" fo:wrap-option="wrap"/>
    </style:style>
    <style:style style:name="pr3783" style:family="presentation" style:parent-style-name="Technologic_5f_otp_5f__28_Default_29__20_Title_2f_Text_20_Master-notes">
      <style:graphic-properties fo:min-height="9.251cm" fo:wrap-option="wrap"/>
    </style:style>
    <style:style style:name="pr3790" style:family="presentation" style:parent-style-name="Technologic_5f_otp_5f__28_Default_29__20_Title_2f_Text_20_Master-notes">
      <style:graphic-properties fo:min-height="9.251cm" fo:wrap-option="wrap"/>
    </style:style>
    <style:style style:name="pr3795" style:family="presentation" style:parent-style-name="Technologic_5f_otp_5f__28_Default_29__20_Title_2f_Text_20_Master-outline1">
      <style:graphic-properties fo:min-height="4.165cm" fo:wrap-option="wrap"/>
    </style:style>
    <style:style style:name="pr37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381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382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382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382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383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385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386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38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386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3866"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388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3884"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388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388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389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389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3742" style:family="paragraph">
      <style:paragraph-properties fo:margin-left="0cm" fo:margin-right="0cm" fo:text-indent="0cm"/>
    </style:style>
    <style:style style:name="P3744" style:family="paragraph">
      <style:paragraph-properties style:punctuation-wrap="simple" style:line-break="strict" style:writing-mode="lr-tb" style:font-independent-line-spacing="true"/>
    </style:style>
    <style:style style:name="P3745" style:family="paragraph">
      <style:paragraph-properties fo:margin-left="0.952cm" fo:margin-right="0cm" fo:margin-top="0.308cm" fo:margin-bottom="0.308cm" fo:text-indent="-0.952cm"/>
    </style:style>
    <style:style style:name="P3748" style:family="paragraph">
      <style:paragraph-properties style:punctuation-wrap="simple" style:line-break="strict" style:writing-mode="lr-tb" style:font-independent-line-spacing="true"/>
      <style:text-properties fo:font-size="24pt" style:font-size-asian="24pt" style:font-size-complex="24pt"/>
    </style:style>
    <style:style style:name="P3751" style:family="paragraph">
      <style:paragraph-properties style:punctuation-wrap="simple" style:line-break="strict" style:writing-mode="lr-tb"/>
    </style:style>
    <style:style style:name="P3752" style:family="paragraph">
      <style:paragraph-properties fo:margin-left="0.952cm" fo:margin-right="0cm" fo:margin-top="0.22cm" fo:margin-bottom="0.22cm" fo:line-height="80%" fo:text-indent="-0.952cm"/>
    </style:style>
    <style:style style:name="P3755" style:family="paragraph">
      <style:paragraph-properties fo:margin-left="0cm" fo:margin-right="0cm" fo:margin-top="0.198cm" fo:margin-bottom="0.198cm" fo:line-height="80%" fo:text-indent="0cm"/>
    </style:style>
    <style:style style:name="P3757" style:family="paragraph">
      <style:paragraph-properties style:punctuation-wrap="simple" style:line-break="strict" style:writing-mode="lr-tb" style:font-independent-line-spacing="true"/>
      <style:text-properties fo:font-size="18pt" style:font-size-asian="18pt" style:font-size-complex="18pt"/>
    </style:style>
    <style:style style:name="P3758" style:family="paragraph">
      <style:paragraph-properties fo:margin-left="0cm" fo:margin-right="0cm" fo:margin-top="0.158cm" fo:margin-bottom="0cm" fo:text-indent="0cm"/>
    </style:style>
    <style:style style:name="P3762" style:family="paragraph">
      <style:paragraph-properties fo:margin-left="0cm" fo:margin-right="0cm" fo:margin-top="0.264cm" fo:margin-bottom="0.264cm" fo:text-indent="0cm"/>
    </style:style>
    <style:style style:name="P3764" style:family="paragraph">
      <style:paragraph-properties fo:margin-left="0.952cm" fo:margin-right="0cm" fo:margin-top="0.264cm" fo:margin-bottom="0.264cm" fo:text-indent="-0.952cm"/>
    </style:style>
    <style:style style:name="P3766" style:family="paragraph">
      <style:paragraph-properties fo:margin-left="0cm" fo:margin-right="0cm" fo:margin-top="0.198cm" fo:margin-bottom="0.198cm" fo:text-indent="0cm"/>
    </style:style>
    <style:style style:name="P3768" style:family="paragraph">
      <style:paragraph-properties fo:margin-left="0.952cm" fo:margin-right="0cm" fo:margin-top="0.264cm" fo:margin-bottom="0.264cm" fo:line-height="90%" fo:text-indent="-0.952cm"/>
    </style:style>
    <style:style style:name="P3772" style:family="paragraph">
      <style:paragraph-properties style:punctuation-wrap="simple" style:line-break="strict" style:writing-mode="lr-tb" style:font-independent-line-spacing="true"/>
      <style:text-properties fo:font-size="14pt" style:font-size-asian="14pt" style:font-size-complex="14pt"/>
    </style:style>
    <style:style style:name="P3779" style:family="paragraph">
      <style:paragraph-properties fo:margin-left="0cm" fo:margin-right="0cm" fo:line-height="100%" fo:text-indent="0cm"/>
    </style:style>
    <style:style style:name="P3782" style:family="paragraph">
      <style:paragraph-properties fo:margin-left="0cm" fo:margin-right="0cm" fo:line-height="100%" fo:text-indent="0cm" style:punctuation-wrap="hanging" style:line-break="strict" style:writing-mode="lr-tb" style:font-independent-line-spacing="true"/>
    </style:style>
    <style:style style:name="P3798"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38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03" style:family="paragraph">
      <style:paragraph-properties style:punctuation-wrap="hanging" style:line-break="strict" style:writing-mode="lr-tb" style:font-independent-line-spacing="true"/>
    </style:style>
    <style:style style:name="P3806" style:family="paragraph">
      <style:paragraph-properties style:punctuation-wrap="hanging" style:line-break="strict" style:writing-mode="lr-tb"/>
    </style:style>
    <style:style style:name="P3808" style:family="paragraph">
      <style:paragraph-properties fo:margin-left="0.952cm" fo:margin-right="0cm" fo:margin-top="0.308cm" fo:margin-bottom="0.308cm" fo:line-height="90%" fo:text-indent="-0.952cm"/>
    </style:style>
    <style:style style:name="P3811" style:family="paragraph">
      <style:paragraph-properties style:punctuation-wrap="simple" style:line-break="strict" style:writing-mode="lr-tb" style:font-independent-line-spacing="true"/>
      <style:text-properties fo:color="#ffffff"/>
    </style:style>
    <style:style style:name="P3813" style:family="paragraph">
      <style:paragraph-properties style:punctuation-wrap="simple" style:line-break="strict" style:writing-mode="lr-tb" style:font-independent-line-spacing="true"/>
      <style:text-properties fo:font-size="40pt" style:font-size-asian="40pt" style:font-size-complex="40pt"/>
    </style:style>
    <style:style style:name="P3823" style:family="paragraph">
      <style:paragraph-properties fo:margin-left="0.952cm" fo:margin-right="0cm" fo:margin-top="0.264cm" fo:margin-bottom="0.264cm" fo:line-height="80%" fo:text-indent="-0.952cm"/>
    </style:style>
    <style:style style:name="P3825" style:family="paragraph">
      <style:paragraph-properties fo:margin-left="0cm" fo:margin-right="0cm" fo:line-height="90%" fo:text-indent="0cm"/>
    </style:style>
    <style:style style:name="P3829" style:family="paragraph">
      <style:paragraph-properties fo:margin-left="0cm" fo:margin-right="0cm" fo:margin-top="0.242cm" fo:margin-bottom="0.242cm" fo:text-indent="0cm"/>
    </style:style>
    <style:style style:name="P3833" style:family="paragraph">
      <style:paragraph-properties fo:margin-left="0cm" fo:margin-right="0cm" fo:margin-top="0.44cm" fo:margin-bottom="0cm" fo:text-align="center" fo:text-indent="0cm"/>
    </style:style>
    <style:style style:name="P3837"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3840" style:family="paragraph">
      <style:paragraph-properties fo:text-align="center" style:punctuation-wrap="hanging" style:line-break="strict" style:writing-mode="lr-tb"/>
      <style:text-properties fo:font-size="24pt"/>
    </style:style>
    <style:style style:name="P3842" style:family="paragraph">
      <style:paragraph-properties fo:margin-left="0cm" fo:margin-right="0cm" fo:margin-top="0.396cm" fo:margin-bottom="0cm" fo:text-indent="0cm"/>
    </style:style>
    <style:style style:name="P3846" style:family="paragraph">
      <style:paragraph-properties fo:margin-left="0cm" fo:margin-right="0cm" fo:line-height="100%" fo:text-align="end" fo:text-indent="0cm"/>
    </style:style>
    <style:style style:name="P3850" style:family="paragraph">
      <style:paragraph-properties fo:margin-left="0cm" fo:margin-right="0cm" fo:line-height="100%" fo:text-align="center" fo:text-indent="0cm"/>
    </style:style>
    <style:style style:name="P3853" style:family="paragraph">
      <style:paragraph-properties fo:margin-left="0cm" fo:margin-right="0cm" fo:margin-top="0.145cm" fo:margin-bottom="0cm" fo:text-indent="0cm"/>
    </style:style>
    <style:style style:name="P3859" style:family="paragraph">
      <style:paragraph-properties style:punctuation-wrap="simple" style:line-break="strict" style:writing-mode="lr-tb" style:font-independent-line-spacing="true"/>
      <style:text-properties fo:font-size="22pt" style:font-size-asian="22pt" style:font-size-complex="22pt"/>
    </style:style>
    <style:style style:name="P3861" style:family="paragraph">
      <style:paragraph-properties fo:margin-left="0cm" fo:margin-right="0cm" fo:margin-top="0.264cm" fo:margin-bottom="0cm" fo:line-height="100%" fo:text-indent="0cm"/>
    </style:style>
    <style:style style:name="P3867" style:family="paragraph">
      <style:paragraph-properties fo:margin-left="0cm" fo:margin-right="0cm" fo:margin-top="0.176cm" fo:margin-bottom="0.176cm" fo:line-height="80%" fo:text-indent="0cm"/>
    </style:style>
    <style:style style:name="P3869" style:family="paragraph">
      <style:paragraph-properties fo:margin-left="0cm" fo:margin-right="0cm" fo:margin-top="0.176cm" fo:margin-bottom="0.176cm" fo:line-height="60%" fo:text-indent="0cm"/>
    </style:style>
    <style:style style:name="P3870" style:family="paragraph">
      <style:paragraph-properties fo:margin-left="0cm" fo:margin-right="0cm" fo:margin-top="0.154cm" fo:margin-bottom="0.154cm" fo:line-height="80%" fo:text-indent="0cm"/>
    </style:style>
    <style:style style:name="P3871" style:family="paragraph">
      <style:paragraph-properties fo:margin-left="0cm" fo:margin-right="0cm" fo:margin-top="0.154cm" fo:margin-bottom="0.154cm" fo:line-height="60%" fo:text-indent="0cm"/>
    </style:style>
    <style:style style:name="P3872" style:family="paragraph">
      <style:paragraph-properties fo:margin-left="0.952cm" fo:margin-right="0cm" fo:margin-top="0.308cm" fo:margin-bottom="0.308cm" fo:line-height="80%" fo:text-indent="-0.952cm"/>
    </style:style>
    <style:style style:name="P3873" style:family="paragraph">
      <style:paragraph-properties fo:margin-left="0cm" fo:margin-right="0cm" fo:margin-top="0.273cm" fo:margin-bottom="0.273cm" fo:text-indent="0cm"/>
    </style:style>
    <style:style style:name="P3879" style:family="paragraph">
      <style:paragraph-properties fo:text-align="center" style:punctuation-wrap="simple" style:line-break="strict" style:writing-mode="lr-tb"/>
      <style:text-properties fo:font-size="24pt"/>
    </style:style>
    <style:style style:name="P3885" style:family="paragraph">
      <style:paragraph-properties style:punctuation-wrap="simple" style:line-break="strict" style:writing-mode="lr-tb" style:font-independent-line-spacing="true"/>
      <style:text-properties fo:font-size="26pt" style:font-size-asian="26pt" style:font-size-complex="26pt"/>
    </style:style>
    <style:style style:name="P3893" style:family="paragraph">
      <style:paragraph-properties style:text-autospace="none"/>
    </style:style>
    <style:style style:name="T3746" style:family="text">
      <style:text-properties fo:font-size="24pt" style:font-size-asian="24pt" style:font-size-complex="24pt"/>
    </style:style>
    <style:style style:name="T3753" style:family="text">
      <style:text-properties fo:color="#808080" fo:font-size="18pt" style:font-size-asian="18pt" style:font-size-complex="18pt"/>
    </style:style>
    <style:style style:name="T3754" style:family="text">
      <style:text-properties fo:font-size="18pt" style:font-size-asian="18pt" style:font-size-complex="18pt"/>
    </style:style>
    <style:style style:name="T3759" style:family="text">
      <style:text-properties fo:language="en" fo:country="US"/>
    </style:style>
    <style:style style:name="T3761" style:family="text">
      <style:text-properties fo:font-size="18pt" fo:language="en" fo:country="US" style:font-size-asian="18pt" style:font-size-complex="18pt"/>
    </style:style>
    <style:style style:name="T3765" style:family="text">
      <style:text-properties fo:font-size="24pt" fo:language="en" fo:country="US" style:font-size-asian="24pt" style:font-size-complex="24pt"/>
    </style:style>
    <style:style style:name="T3769" style:family="text">
      <style:text-properties fo:font-family="'Courier New'" style:font-pitch="variable" fo:font-size="14pt" fo:language="en" fo:country="US" style:font-size-asian="14pt" style:font-size-complex="14pt"/>
    </style:style>
    <style:style style:name="T3770"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771" style:family="text">
      <style:text-properties fo:font-size="14pt" fo:language="en" fo:country="US" style:font-size-asian="14pt" style:font-size-complex="14pt"/>
    </style:style>
    <style:style style:name="T3774" style:family="text">
      <style:text-properties fo:font-size="32pt" style:font-size-asian="32pt" style:font-size-complex="32pt"/>
    </style:style>
    <style:style style:name="T3775" style:family="text">
      <style:text-properties fo:font-size="14pt" fo:language="en" fo:country="US" fo:font-weight="bold" style:font-size-asian="14pt" style:font-weight-asian="bold" style:font-size-complex="14pt" style:font-weight-complex="bold"/>
    </style:style>
    <style:style style:name="T3780" style:family="text">
      <style:text-properties fo:font-family="'Courier New'" style:font-pitch="variable" fo:font-size="14pt" fo:language="en" fo:country="US" fo:font-weight="bold" style:font-size-asian="14pt" style:font-weight-asian="bold" style:font-size-complex="14pt" style:font-weight-complex="bold"/>
    </style:style>
    <style:style style:name="T3784" style:family="text">
      <style:text-properties fo:font-family="Courier" style:font-family-generic="modern" style:font-pitch="fixed" fo:font-size="24pt" style:font-size-asian="24pt" style:font-size-complex="24pt"/>
    </style:style>
    <style:style style:name="T3785" style:family="text">
      <style:text-properties fo:font-weight="bold" style:font-weight-asian="bold" style:font-weight-complex="bold"/>
    </style:style>
    <style:style style:name="T3786" style:family="text">
      <style:text-properties fo:font-weight="normal" style:font-weight-asian="normal" style:font-weight-complex="normal"/>
    </style:style>
    <style:style style:name="T3787" style:family="text">
      <style:text-properties fo:font-family="Courier" style:font-family-generic="modern" style:font-pitch="fixed"/>
    </style:style>
    <style:style style:name="T3788" style:family="text">
      <style:text-properties fo:font-family="Courier" style:font-family-generic="modern" style:font-pitch="fixed" fo:font-style="italic" style:font-style-asian="italic" style:font-style-complex="italic"/>
    </style:style>
    <style:style style:name="T3789" style:family="text">
      <style:text-properties fo:font-style="italic" style:font-style-asian="italic" style:font-style-complex="italic"/>
    </style:style>
    <style:style style:name="T3791" style:family="text">
      <style:text-properties fo:font-family="Courer"/>
    </style:style>
    <style:style style:name="T3792" style:family="text">
      <style:text-properties fo:font-family="Courier" style:font-family-generic="modern" style:font-pitch="fixed" fo:font-weight="bold" style:font-weight-asian="bold" style:font-weight-complex="bold"/>
    </style:style>
    <style:style style:name="T3793" style:family="text">
      <style:text-properties fo:font-size="20pt" style:font-size-asian="20pt" style:font-size-complex="20pt"/>
    </style:style>
    <style:style style:name="T3794" style:family="text">
      <style:text-properties fo:font-size="20pt" fo:font-weight="bold" style:font-size-asian="20pt" style:font-weight-asian="bold" style:font-size-complex="20pt" style:font-weight-complex="bold"/>
    </style:style>
    <style:style style:name="T3796" style:family="text">
      <style:text-properties fo:font-family="'Courier New'" style:font-pitch="variable" fo:font-size="18pt" fo:language="en" fo:country="US" fo:font-weight="bold" style:font-size-asian="18pt" style:font-weight-asian="bold" style:font-size-complex="18pt" style:font-weight-complex="bold"/>
    </style:style>
    <style:style style:name="T3800" style:family="text">
      <style:text-properties fo:font-family="'Courier New'" style:font-pitch="variable" fo:font-size="24pt" fo:language="en" fo:country="US" fo:font-weight="bold" style:font-size-asian="24pt" style:font-weight-asian="bold" style:font-size-complex="24pt" style:font-weight-complex="bold"/>
    </style:style>
    <style:style style:name="T3807" style:family="text">
      <style:text-properties fo:language="en" fo:country="US" style:text-underline-style="solid" style:text-underline-width="auto" style:text-underline-color="font-color"/>
    </style:style>
    <style:style style:name="T3809" style:family="text">
      <style:text-properties style:use-window-font-color="true" fo:font-family="'Courier New'" style:font-pitch="variable" fo:language="en" fo:country="US"/>
    </style:style>
    <style:style style:name="T3810" style:family="text">
      <style:text-properties style:use-window-font-color="true" fo:language="en" fo:country="US"/>
    </style:style>
    <style:style style:name="T3812" style:family="text">
      <style:text-properties fo:font-size="40pt" style:font-size-asian="40pt" style:font-size-complex="40pt"/>
    </style:style>
    <style:style style:name="T3814" style:family="text">
      <style:text-properties fo:font-size="36pt" style:font-size-asian="36pt" style:font-size-complex="36pt"/>
    </style:style>
    <style:style style:name="T3816" style:family="text">
      <style:text-properties fo:font-family="'Courier New'" style:font-pitch="variable" fo:language="en" fo:country="US" fo:font-weight="bold" style:font-weight-asian="bold" style:font-weight-complex="bold"/>
    </style:style>
    <style:style style:name="T3817" style:family="text">
      <style:text-properties fo:font-family="'Courier New'" style:font-pitch="variable" fo:language="en" fo:country="US"/>
    </style:style>
    <style:style style:name="T3818" style:family="text">
      <style:text-properties fo:font-family="Courier" style:font-family-generic="modern" style:font-pitch="fixed" fo:language="en" fo:country="US"/>
    </style:style>
    <style:style style:name="T3819" style:family="text">
      <style:text-properties fo:font-family="'Courier New'" style:font-pitch="variable"/>
    </style:style>
    <style:style style:name="T3821" style:family="text">
      <style:text-properties fo:font-family="Garamond" style:font-pitch="variable" fo:font-size="28pt" style:font-size-asian="28pt" style:font-size-complex="28pt"/>
    </style:style>
    <style:style style:name="T3826" style:family="text">
      <style:text-properties fo:font-family="Garamond" style:font-pitch="variable" fo:font-size="24pt" fo:language="en" fo:country="US" style:font-size-asian="24pt" style:font-size-complex="24pt"/>
    </style:style>
    <style:style style:name="T3830" style:family="text">
      <style:text-properties fo:font-size="22pt" style:font-size-asian="22pt" style:font-size-complex="22pt"/>
    </style:style>
    <style:style style:name="T3831" style:family="text">
      <style:text-properties fo:font-size="22pt" fo:font-weight="bold" style:font-size-asian="22pt" style:font-weight-asian="bold" style:font-size-complex="22pt" style:font-weight-complex="bold"/>
    </style:style>
    <style:style style:name="T3834" style:family="text">
      <style:text-properties fo:font-size="20pt" style:font-family-asian="'Times New Roman'" style:font-pitch-asian="variable" style:font-size-asian="20pt" style:font-family-complex="'Times New Roman'" style:font-pitch-complex="variable" style:font-size-complex="20pt"/>
    </style:style>
    <style:style style:name="T3836"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3843" style:family="text">
      <style:text-properties fo:font-style="italic" style:font-family-asian="'Times New Roman'" style:font-pitch-asian="variable" style:font-style-asian="italic" style:font-family-complex="'Times New Roman'" style:font-pitch-complex="variable" style:font-style-complex="italic"/>
    </style:style>
    <style:style style:name="T3847"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3851"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3854" style:family="text">
      <style:text-properties fo:font-size="11pt" style:font-size-asian="11pt" style:font-size-complex="11pt"/>
    </style:style>
    <style:style style:name="T3855" style:family="text">
      <style:text-properties fo:color="#000000" fo:font-size="11pt" style:font-size-asian="11pt" style:font-size-complex="11pt"/>
    </style:style>
    <style:style style:name="T3856" style:family="text">
      <style:text-properties fo:font-family="'Courier New'" style:font-pitch="variable" fo:font-size="14pt" fo:language="es" fo:country="ES" fo:font-weight="bold" style:font-size-asian="14pt" style:font-weight-asian="bold" style:font-size-complex="14pt" style:font-weight-complex="bold"/>
    </style:style>
    <style:style style:name="T3857" style:family="text">
      <style:text-properties fo:font-size="22pt" fo:language="en" fo:country="US" style:font-size-asian="22pt" style:font-size-complex="22pt"/>
    </style:style>
    <style:style style:name="T3862" style:family="text">
      <style:text-properties fo:font-family="'Courier New'" style:font-pitch="variable" fo:font-size="12pt" fo:language="en" fo:country="US" fo:font-weight="bold" style:font-size-asian="12pt" style:font-weight-asian="bold" style:font-size-complex="12pt" style:font-weight-complex="bold"/>
    </style:style>
    <style:style style:name="T3864" style:family="text">
      <style:text-properties fo:language="en" fo:country="US" fo:font-weight="bold" style:font-weight-asian="bold" style:font-weight-complex="bold"/>
    </style:style>
    <style:style style:name="T3868" style:family="text">
      <style:text-properties fo:font-family="'Courier New'" style:font-pitch="variable" fo:font-size="16pt" fo:language="en" fo:country="US" fo:font-weight="bold" style:font-size-asian="16pt" style:font-weight-asian="bold" style:font-size-complex="16pt" style:font-weight-complex="bold"/>
    </style:style>
    <style:style style:name="T3874" style:family="text">
      <style:text-properties fo:font-size="25pt" fo:language="en" fo:country="US" style:font-size-asian="25pt" style:font-size-complex="25pt"/>
    </style:style>
    <style:style style:name="T3875" style:family="text">
      <style:text-properties fo:font-size="25pt" fo:language="es" fo:country="ES" style:font-size-asian="25pt" style:font-size-complex="25pt"/>
    </style:style>
    <style:style style:name="T3876" style:family="text">
      <style:text-properties fo:font-size="13pt" fo:language="en" fo:country="US" style:font-size-asian="13pt" style:font-size-complex="13pt"/>
    </style:style>
    <style:style style:name="T3877" style:family="text">
      <style:text-properties fo:font-family="'Courier New'" style:font-pitch="variable" fo:font-size="13pt" fo:language="en" fo:country="US" style:font-size-asian="13pt" style:font-size-complex="13pt"/>
    </style:style>
    <style:style style:name="T3880" style:family="text">
      <style:text-properties fo:font-family="'Courier New'" style:font-pitch="variable" fo:font-size="14pt" fo:font-weight="bold" style:font-size-asian="14pt" style:font-weight-asian="bold" style:font-size-complex="14pt" style:font-weight-complex="bold"/>
    </style:style>
    <style:style style:name="T3883" style:family="text">
      <style:text-properties fo:font-size="26pt" style:font-size-asian="26pt" style:font-size-complex="26pt"/>
    </style:style>
    <style:style style:name="T3888" style:family="text">
      <style:text-properties fo:font-family="'Courier New'" style:font-pitch="variable" fo:font-size="18pt" fo:font-weight="bold" style:font-size-asian="18pt" style:font-weight-asian="bold" style:font-size-complex="18pt" style:font-weight-complex="bold"/>
    </style:style>
    <style:style style:name="T3889"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3891" style:family="text">
      <style:text-properties fo:font-family="Garamond" style:font-pitch="variable" fo:font-size="24pt" style:font-size-asian="24pt" style:font-size-complex="24pt"/>
    </style:style>
    <style:style style:name="T3894"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3895"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3896" style:family="text">
      <style:text-properties fo:font-family="'Courier New'" style:font-pitch="variable" fo:font-size="18pt" style:font-size-asian="18pt" style:font-size-complex="18pt"/>
    </style:style>
    <style:style style:name="T3898" style:family="text">
      <style:text-properties fo:font-family="'Courier New'" style:font-pitch="variable" fo:font-size="14pt" style:font-size-asian="14pt" style:font-size-complex="14pt"/>
    </style:style>
    <style:style style:name="T3899" style:family="text">
      <style:text-properties fo:font-size="41pt" style:font-size-asian="41pt" style:font-size-complex="41pt"/>
    </style:style>
    <style:style style:name="T3900" style:family="text">
      <style:text-properties fo:color="#3333cc"/>
    </style:style>
    <style:style style:name="T3901" style:family="text">
      <style:text-properties fo:color="#3333cc" fo:font-size="26pt" style:font-size-asian="26pt" style:font-size-complex="26pt"/>
    </style:style>
    <text:list-style style:name="L373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3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738">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37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40">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741">
      <text:list-level-style-image text:level="1"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737060E5.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4FC1C0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25837F7E.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1D3C70E2.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1D3C70E2.png" xlink:type="simple" xlink:show="embed" xlink:actuate="onLoad">
        <style:list-level-properties text:space-before="5.08cm" text:min-label-width="0.635cm" style:vertical-pos="middle" style:vertical-rel="line" fo:width="0.508cm" fo:height="0.508cm"/>
      </text:list-level-style-image>
    </text:list-style>
    <text:list-style style:name="L3742">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3743">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74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4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027" style:family="drawing-page">
      <style:drawing-page-properties presentation:background-visible="true" presentation:background-objects-visible="true" presentation:display-footer="false" presentation:display-page-number="false" presentation:display-date-time="false"/>
    </style:style>
    <style:style style:name="dp4028" style:family="drawing-page">
      <style:drawing-page-properties presentation:display-header="true" presentation:display-footer="true" presentation:display-page-number="true" presentation:display-date-time="true"/>
    </style:style>
    <style:style style:name="dp4029" style:family="drawing-page">
      <style:drawing-page-properties presentation:background-visible="true" presentation:background-objects-visible="true" presentation:display-footer="true" presentation:display-page-number="true" presentation:display-date-time="true"/>
    </style:style>
    <style:style style:name="dp403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031" style:family="drawing-page">
      <style:drawing-page-properties presentation:display-header="false" presentation:display-footer="false" presentation:display-page-number="false" presentation:display-date-time="false"/>
    </style:style>
    <style:style style:name="dp4032" style:family="drawing-page">
      <style:drawing-page-properties presentation:display-header="true" presentation:display-footer="true" presentation:display-page-number="false" presentation:display-date-time="true"/>
    </style:style>
    <style:style style:name="gr404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4045" style:family="graphic">
      <style:graphic-properties style:protect="size"/>
    </style:style>
    <style:style style:name="pr4034" style:family="presentation" style:parent-style-name="Technologic_5f_otp_5f__28_Default_29__20_Title_2f_Text_20_Master-title">
      <style:graphic-properties fo:min-height="2.931cm" fo:wrap-option="wrap"/>
    </style:style>
    <style:style style:name="pr4039" style:family="presentation" style:parent-style-name="Technologic_5f_otp_5f__28_Default_29__20_Title_2f_Text_20_Master-outline1">
      <style:graphic-properties fo:min-height="4.165cm" fo:wrap-option="wrap"/>
    </style:style>
    <style:style style:name="pr4046" style:family="presentation" style:parent-style-name="Technologic_5f_otp_5f__28_Default_29__20_Title_2f_Text_20_Master-notes">
      <style:graphic-properties fo:min-height="9.251cm" fo:wrap-option="wrap"/>
    </style:style>
    <style:style style:name="P4035" style:family="paragraph">
      <style:paragraph-properties style:punctuation-wrap="simple" style:line-break="strict" style:writing-mode="lr-tb"/>
    </style:style>
    <style:style style:name="P4040" style:family="paragraph">
      <style:paragraph-properties fo:margin-left="0cm" fo:margin-right="0cm" fo:line-height="100%" fo:text-indent="0cm"/>
    </style:style>
    <style:style style:name="P404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T4033" style:family="text">
      <style:text-properties fo:font-style="italic" style:font-style-asian="italic" style:font-style-complex="italic"/>
    </style:style>
    <style:style style:name="T4036" style:family="text">
      <style:text-properties fo:font-family="Courer"/>
    </style:style>
    <style:style style:name="T4037" style:family="text">
      <style:text-properties fo:font-family="Courier" style:font-family-generic="modern" style:font-pitch="fixed"/>
    </style:style>
    <style:style style:name="T4038" style:family="text">
      <style:text-properties fo:font-size="24pt" style:font-size-asian="24pt" style:font-size-complex="24pt"/>
    </style:style>
    <style:style style:name="T4041" style:family="text">
      <style:text-properties fo:font-family="'Courier New'" style:font-pitch="variable" fo:font-size="14pt" fo:language="en" fo:country="US" fo:font-weight="bold" style:font-size-asian="14pt" style:font-weight-asian="bold" style:font-size-complex="14pt" style:font-weight-complex="bold"/>
    </style:style>
    <style:style style:name="T4042" style:family="text">
      <style:text-properties fo:font-family="'Courier New'" style:font-pitch="variable" fo:font-size="18pt" fo:language="en" fo:country="US" fo:font-weight="bold" style:font-size-asian="18pt" style:font-weight-asian="bold" style:font-size-complex="18pt" style:font-weight-complex="bold"/>
    </style:style>
    <text:list-style style:name="L402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28">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02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4350" style:family="drawing-page">
      <style:drawing-page-properties presentation:background-visible="true" presentation:background-objects-visible="true" presentation:display-footer="false" presentation:display-page-number="false" presentation:display-date-time="false"/>
    </style:style>
    <style:style style:name="dp4351" style:family="drawing-page">
      <style:drawing-page-properties presentation:display-header="true" presentation:display-footer="true" presentation:display-page-number="true" presentation:display-date-time="true"/>
    </style:style>
    <style:style style:name="dp4352" style:family="drawing-page">
      <style:drawing-page-properties presentation:background-visible="true" presentation:background-objects-visible="true" presentation:display-footer="true" presentation:display-page-number="true" presentation:display-date-time="true"/>
    </style:style>
    <style:style style:name="dp435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354" style:family="drawing-page">
      <style:drawing-page-properties presentation:display-header="false" presentation:display-footer="false" presentation:display-page-number="false" presentation:display-date-time="false"/>
    </style:style>
    <style:style style:name="dp4355" style:family="drawing-page">
      <style:drawing-page-properties presentation:display-header="true" presentation:display-footer="true" presentation:display-page-number="false" presentation:display-date-time="true"/>
    </style:style>
    <style:style style:name="gr436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4364" style:family="graphic">
      <style:graphic-properties style:protect="size"/>
    </style:style>
    <style:style style:name="gr4373"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4376"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438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4383"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441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pr4357"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4366"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4368"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437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4379"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410"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co4385" style:family="table-column">
      <style:table-column-properties style:column-width="3.642cm" style:use-optimal-column-width="false"/>
    </style:style>
    <style:style style:name="co4386" style:family="table-column">
      <style:table-column-properties style:column-width="6.067cm" style:use-optimal-column-width="false"/>
    </style:style>
    <style:style style:name="co4387" style:family="table-column">
      <style:table-column-properties style:column-width="11.294cm" style:use-optimal-column-width="false"/>
    </style:style>
    <style:style style:name="ro4388" style:family="table-row">
      <style:table-row-properties style:row-height="0.895cm"/>
    </style:style>
    <style:style style:name="ce438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439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439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439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397"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family="'Arial Unicode MS'" style:font-family-generic="swiss" style:font-pitch="variable" fo:font-size="15pt" style:font-size-asian="24pt" style:font-size-complex="24pt"/>
    </style:style>
    <style:style style:name="ce4400"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family="'Arial Unicode MS'" style:font-family-generic="swiss" style:font-pitch="variable" fo:font-size="15pt" style:font-size-asian="24pt" style:font-size-complex="24pt"/>
    </style:style>
    <style:style style:name="ce4402"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4"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440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ce440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P4356" style:family="paragraph">
      <style:paragraph-properties fo:margin-left="0cm" fo:margin-right="0cm" fo:text-indent="0cm"/>
    </style:style>
    <style:style style:name="P4358" style:family="paragraph">
      <style:paragraph-properties style:punctuation-wrap="simple" style:line-break="strict" style:writing-mode="lr-tb" style:font-independent-line-spacing="true"/>
    </style:style>
    <style:style style:name="P4359" style:family="paragraph">
      <style:paragraph-properties fo:margin-left="0cm" fo:margin-right="0cm" fo:margin-top="0.264cm" fo:margin-bottom="0cm" fo:line-height="100%" fo:text-indent="0cm"/>
    </style:style>
    <style:style style:name="P4363" style:family="paragraph">
      <style:paragraph-properties style:punctuation-wrap="hanging" style:line-break="strict" style:writing-mode="lr-tb" style:font-independent-line-spacing="true"/>
    </style:style>
    <style:style style:name="P4365" style:family="paragraph">
      <style:paragraph-properties fo:margin-left="0cm" fo:margin-right="0cm" fo:margin-top="0.158cm" fo:margin-bottom="0cm" fo:text-indent="0cm"/>
    </style:style>
    <style:style style:name="P4369" style:family="paragraph">
      <style:paragraph-properties style:punctuation-wrap="simple" style:line-break="strict" style:writing-mode="lr-tb" style:font-independent-line-spacing="true"/>
      <style:text-properties fo:font-size="26pt" style:font-size-asian="26pt" style:font-size-complex="26pt"/>
    </style:style>
    <style:style style:name="P4370" style:family="paragraph">
      <style:paragraph-properties fo:margin-left="0cm" fo:margin-right="0cm" fo:line-height="100%" fo:text-indent="0cm"/>
    </style:style>
    <style:style style:name="P4374" style:family="paragraph">
      <style:paragraph-properties fo:margin-left="0cm" fo:margin-right="0cm" fo:line-height="90%" fo:text-indent="0cm"/>
    </style:style>
    <style:style style:name="P4377" style:family="paragraph">
      <style:paragraph-properties fo:margin-left="0.952cm" fo:margin-right="0cm" fo:margin-top="0.308cm" fo:margin-bottom="0.308cm" fo:line-height="80%" fo:text-indent="-0.952cm"/>
    </style:style>
    <style:style style:name="P4382" style:family="paragraph">
      <style:paragraph-properties fo:margin-left="0cm" fo:margin-right="0cm" fo:line-height="100%" fo:text-indent="0cm" style:punctuation-wrap="hanging" style:line-break="strict" style:writing-mode="lr-tb" style:font-independent-line-spacing="true"/>
    </style:style>
    <style:style style:name="P4390"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4395"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P4398"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4408" style:family="paragraph">
      <style:paragraph-properties fo:margin-left="0.952cm" fo:margin-right="0cm" fo:margin-top="0.264cm" fo:margin-bottom="0.264cm" fo:line-height="80%" fo:text-indent="-0.952cm"/>
    </style:style>
    <style:style style:name="T4360" style:family="text">
      <style:text-properties fo:font-family="'Courier New'" style:font-pitch="variable" fo:font-size="12pt" fo:language="en" fo:country="US" fo:font-weight="bold" style:font-size-asian="12pt" style:font-weight-asian="bold" style:font-size-complex="12pt" style:font-weight-complex="bold"/>
    </style:style>
    <style:style style:name="T4361" style:family="text">
      <style:text-properties fo:font-family="'Courier New'" style:font-pitch="variable" fo:font-size="12pt" fo:language="en" fo:country="US" fo:font-weight="bold" style:font-size-asian="12pt" style:font-weight-asian="bold" style:font-size-complex="12pt" style:font-weight-complex="bold"/>
    </style:style>
    <style:style style:name="T4367" style:family="text">
      <style:text-properties fo:font-size="26pt" style:font-size-asian="26pt" style:font-size-complex="26pt"/>
    </style:style>
    <style:style style:name="T4371" style:family="text">
      <style:text-properties fo:font-family="'Courier New'" style:font-pitch="variable" fo:font-size="14pt" fo:language="en" fo:country="US" fo:font-weight="bold" style:font-size-asian="14pt" style:font-weight-asian="bold" style:font-size-complex="14pt" style:font-weight-complex="bold"/>
    </style:style>
    <style:style style:name="T4372" style:family="text">
      <style:text-properties fo:font-family="'Courier New'" style:font-pitch="variable" fo:font-size="14pt" fo:font-weight="bold" style:font-size-asian="14pt" style:font-weight-asian="bold" style:font-size-complex="14pt" style:font-weight-complex="bold"/>
    </style:style>
    <style:style style:name="T4375" style:family="text">
      <style:text-properties fo:font-family="Garamond" style:font-pitch="variable" fo:font-size="28pt" style:font-size-asian="28pt" style:font-size-complex="28pt"/>
    </style:style>
    <style:style style:name="T4380" style:family="text">
      <style:text-properties fo:font-family="'Courier New'" style:font-pitch="variable" fo:font-size="20pt" fo:language="en" fo:country="US" fo:font-weight="bold" style:font-size-asian="20pt" style:font-weight-asian="bold" style:font-size-complex="20pt" style:font-weight-complex="bold"/>
    </style:style>
    <style:style style:name="T4384" style:family="text">
      <style:text-properties fo:font-size="36pt" style:font-size-asian="36pt" style:font-size-complex="36pt"/>
    </style:style>
    <style:style style:name="T4391"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4396" style:family="text">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T4399"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4401" style:family="text">
      <style:text-properties style:use-window-font-color="true" fo:font-family="'Arial Unicode MS'" style:font-family-generic="swiss" style:font-pitch="variable" fo:font-size="15pt" style:font-size-asian="24pt" style:font-size-complex="24pt"/>
    </style:style>
    <style:style style:name="T4407" style:family="text">
      <style:text-properties fo:language="en" fo:country="US"/>
    </style:style>
    <style:style style:name="T4409" style:family="text">
      <style:text-properties fo:font-size="24pt" style:font-size-asian="24pt" style:font-size-complex="24pt"/>
    </style:style>
    <style:style style:name="T4411" style:family="text">
      <style:text-properties fo:font-family="'Courier New'" style:font-pitch="variable" fo:font-size="18pt" fo:font-weight="bold" style:font-size-asian="18pt" style:font-weight-asian="bold" style:font-size-complex="18pt" style:font-weight-complex="bold"/>
    </style:style>
    <style:style style:name="T441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4414" style:family="text">
      <style:text-properties fo:font-family="Garamond" style:font-pitch="variable" fo:font-size="24pt" style:font-size-asian="24pt" style:font-size-complex="24pt"/>
    </style:style>
    <text:list-style style:name="L435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5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35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53">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35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540" style:family="drawing-page">
      <style:drawing-page-properties presentation:background-visible="true" presentation:background-objects-visible="true" presentation:display-footer="false" presentation:display-page-number="false" presentation:display-date-time="false"/>
    </style:style>
    <style:style style:name="dp4541" style:family="drawing-page">
      <style:drawing-page-properties presentation:display-header="true" presentation:display-footer="true" presentation:display-page-number="true" presentation:display-date-time="true"/>
    </style:style>
    <style:style style:name="dp4542" style:family="drawing-page">
      <style:drawing-page-properties presentation:background-visible="true" presentation:background-objects-visible="true" presentation:display-footer="true" presentation:display-page-number="true" presentation:display-date-time="true"/>
    </style:style>
    <style:style style:name="dp454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544" style:family="drawing-page">
      <style:drawing-page-properties presentation:display-header="false" presentation:display-footer="false" presentation:display-page-number="false" presentation:display-date-time="false"/>
    </style:style>
    <style:style style:name="dp4545" style:family="drawing-page">
      <style:drawing-page-properties presentation:display-header="true" presentation:display-footer="true" presentation:display-page-number="false" presentation:display-date-time="true"/>
    </style:style>
    <style:style style:name="gr4554" style:family="graphic">
      <style:graphic-properties style:protect="size"/>
    </style:style>
    <style:style style:name="gr4563" style:family="graphic" style:parent-style-name="standard" style:list-style-name="L454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4567" style:family="graphic" style:parent-style-name="standard" style:list-style-name="L4545">
      <style:graphic-properties draw:stroke="none" svg:stroke-color="#000000" draw:fill="none" draw:fill-color="#ffffff" draw:auto-grow-height="true" draw:auto-grow-width="false" fo:max-height="0cm" fo:min-height="0cm" fo:wrap-option="wrap"/>
    </style:style>
    <style:style style:name="pr4547"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4553"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4557"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559" style:family="presentation" style:parent-style-name="Technologic_5f_otp_5f_Technologic-outline1" style:list-style-name="L4541">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4569"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571" style:family="presentation" style:parent-style-name="Technologic_5f_otp_5f_Technologic-outline1" style:list-style-name="L4541">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4572" style:family="presentation" style:parent-style-name="Technologic_5f_otp_5f_Technologic-notes" style:list-style-name="L454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4546" style:family="paragraph">
      <style:paragraph-properties fo:margin-left="0cm" fo:margin-right="0cm" fo:line-height="90%" fo:text-align="start" fo:text-indent="0cm"/>
    </style:style>
    <style:style style:name="P4548" style:family="paragraph">
      <style:paragraph-properties style:punctuation-wrap="simple" style:line-break="strict" style:writing-mode="lr-tb" style:font-independent-line-spacing="true"/>
    </style:style>
    <style:style style:name="P4549" style:family="paragraph">
      <style:paragraph-properties fo:margin-left="0cm" fo:margin-right="0cm" fo:margin-top="0.352cm" fo:margin-bottom="0cm" fo:line-height="100%" fo:text-align="start" fo:text-indent="0cm"/>
    </style:style>
    <style:style style:name="P4550" style:family="paragraph">
      <style:paragraph-properties fo:margin-left="0cm" fo:margin-right="0cm" fo:margin-top="0.246cm" fo:margin-bottom="0cm" fo:line-height="100%" fo:text-align="start" fo:text-indent="0cm"/>
    </style:style>
    <style:style style:name="P4555" style:family="paragraph">
      <style:paragraph-properties fo:margin-left="0.11cm" fo:margin-right="0cm" fo:margin-top="0.145cm" fo:margin-bottom="0cm" fo:line-height="100%" fo:text-align="start" fo:text-indent="0cm"/>
    </style:style>
    <style:style style:name="P4558"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4560"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4561" style:family="paragraph">
      <style:paragraph-properties fo:margin-left="0.11cm" fo:margin-right="0cm" fo:margin-top="0cm" fo:margin-bottom="0cm" fo:line-height="100%" fo:text-align="start" fo:text-indent="0cm"/>
    </style:style>
    <style:style style:name="P45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4565"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4568" style:family="paragraph">
      <style:paragraph-properties style:punctuation-wrap="hanging" style:line-break="strict" style:writing-mode="lr-tb"/>
      <style:text-properties fo:font-weight="normal" style:font-weight-asian="normal" style:font-weight-complex="normal"/>
    </style:style>
    <style:style style:name="T4551"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4552" style:family="text">
      <style:text-properties fo:color="#009999" fo:font-size="28pt" fo:font-weight="bold" style:font-size-asian="28pt" style:font-weight-asian="bold" style:font-size-complex="28pt" style:font-weight-complex="bold"/>
    </style:style>
    <style:style style:name="T4556"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4562"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4566"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4570" style:family="text">
      <style:text-properties fo:font-family="Courier" style:font-family-generic="swiss" style:font-pitch="variable" fo:font-weight="bold" style:font-weight-asian="bold" style:font-weight-complex="bold"/>
    </style:style>
    <text:list-style style:name="L454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4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4542">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454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4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45">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546">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4547">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48">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5243" style:family="drawing-page">
      <style:drawing-page-properties presentation:background-visible="true" presentation:background-objects-visible="true" presentation:display-footer="false" presentation:display-page-number="false" presentation:display-date-time="false"/>
    </style:style>
    <style:style style:name="dp5244" style:family="drawing-page">
      <style:drawing-page-properties presentation:display-header="true" presentation:display-footer="true" presentation:display-page-number="true" presentation:display-date-time="true"/>
    </style:style>
    <style:style style:name="dp5245" style:family="drawing-page">
      <style:drawing-page-properties presentation:background-visible="true" presentation:background-objects-visible="true" presentation:display-footer="true" presentation:display-page-number="true" presentation:display-date-time="true"/>
    </style:style>
    <style:style style:name="dp524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247" style:family="drawing-page">
      <style:drawing-page-properties presentation:display-header="false" presentation:display-footer="false" presentation:display-page-number="false" presentation:display-date-time="false"/>
    </style:style>
    <style:style style:name="dp5248" style:family="drawing-page">
      <style:drawing-page-properties presentation:display-header="true" presentation:display-footer="true" presentation:display-page-number="false" presentation:display-date-time="true"/>
    </style:style>
    <style:style style:name="gr5257"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61"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63" style:family="graphic">
      <style:graphic-properties style:protect="size"/>
    </style:style>
    <style:style style:name="gr5274"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289" style:family="graphic" style:parent-style-name="standard" style:list-style-name="L5249">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pr5250"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5254"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5264" style:family="presentation" style:parent-style-name="Technologic_5f_otp_5f_Technologic-notes">
      <style:graphic-properties draw:auto-grow-height="true" fo:min-height="9.502cm" fo:wrap-option="wrap"/>
    </style:style>
    <style:style style:name="pr5267" style:family="presentation" style:parent-style-name="Technologic_5f_otp_5f_Technologic-outline1" style:list-style-name="L5244">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5269" style:family="presentation" style:parent-style-name="Technologic_5f_otp_5f__28_Default_29__20_Title_2f_Text_20_Master-title">
      <style:graphic-properties fo:min-height="2.931cm" fo:wrap-option="wrap"/>
    </style:style>
    <style:style style:name="pr5271" style:family="presentation" style:parent-style-name="Technologic_5f_otp_5f__28_Default_29__20_Title_2f_Text_20_Master-outline1">
      <style:graphic-properties fo:min-height="11.751cm" fo:wrap-option="wrap"/>
    </style:style>
    <style:style style:name="pr5276" style:family="presentation" style:parent-style-name="Technologic_5f_otp_5f__28_Default_29__20_Title_2f_Text_20_Master-notes">
      <style:graphic-properties fo:min-height="9.251cm" fo:wrap-option="wrap"/>
    </style:style>
    <style:style style:name="pr5292" style:family="presentation" style:parent-style-name="Technologic_5f_otp_5f_Technologic-notes" style:list-style-name="L525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co5278" style:family="table-column">
      <style:table-column-properties style:column-width="2.477cm" style:use-optimal-column-width="false"/>
    </style:style>
    <style:style style:name="co5279" style:family="table-column">
      <style:table-column-properties style:column-width="9.822cm" style:use-optimal-column-width="false"/>
    </style:style>
    <style:style style:name="ro5280" style:family="table-row">
      <style:table-row-properties style:row-height="1.19cm"/>
    </style:style>
    <style:style style:name="ro5288" style:family="table-row">
      <style:table-row-properties style:row-height="1.189cm"/>
    </style:style>
    <style:style style:name="ce5281" style:family="table-cell">
      <style:graphic-properties style:repeat="repeat"/>
      <style:text-properties fo:font-weight="bold" style:font-weight-asian="bold" style:font-weight-complex="bold"/>
    </style:style>
    <style:style style:name="ce5284" style:family="table-cell">
      <style:graphic-properties style:repeat="repeat"/>
    </style:style>
    <style:style style:name="ce5285" style:family="table-cell">
      <style:graphic-properties draw:fill="solid" draw:fill-color="#83caff" style:repeat="repeat" fo:padding-top="0.1cm" fo:padding-bottom="0.1cm" fo:padding-left="0.1cm" fo:padding-right="0.1cm"/>
      <style:text-properties style:use-window-font-color="true" fo:font-size="18pt" style:font-size-asian="18pt" style:font-size-complex="18pt"/>
    </style:style>
    <style:style style:name="P5249" style:family="paragraph">
      <style:paragraph-properties fo:margin-left="0cm" fo:margin-right="0cm" fo:line-height="90%" fo:text-align="start" fo:text-indent="0cm"/>
    </style:style>
    <style:style style:name="P5251" style:family="paragraph">
      <style:paragraph-properties style:punctuation-wrap="simple" style:line-break="strict" style:writing-mode="lr-tb" style:font-independent-line-spacing="true"/>
    </style:style>
    <style:style style:name="P5252" style:family="paragraph">
      <style:paragraph-properties fo:margin-left="0cm" fo:margin-right="0cm" fo:margin-top="0.352cm" fo:margin-bottom="0cm" fo:line-height="100%" fo:text-align="start" fo:text-indent="0cm"/>
    </style:style>
    <style:style style:name="P5255" style:family="paragraph">
      <style:paragraph-properties fo:margin-left="0.11cm" fo:margin-right="0cm" fo:margin-top="0cm" fo:margin-bottom="0cm" fo:line-height="100%" fo:text-align="start" fo:text-indent="0cm"/>
    </style:style>
    <style:style style:name="P525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5259" style:family="paragraph">
      <style:paragraph-properties fo:margin-left="0.11cm" fo:margin-right="0cm" fo:margin-top="0cm" fo:margin-bottom="0cm" fo:line-height="100%" fo:text-align="start" fo:text-indent="0cm"/>
      <style:text-properties fo:font-weight="normal" style:font-weight-asian="normal" style:font-weight-complex="normal"/>
    </style:style>
    <style:style style:name="P526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5265" style:family="paragraph">
      <style:paragraph-properties style:punctuation-wrap="simple" style:line-break="strict" style:writing-mode="lr-tb"/>
      <style:text-properties fo:font-size="12pt"/>
    </style:style>
    <style:style style:name="P5268"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5270" style:family="paragraph">
      <style:paragraph-properties style:punctuation-wrap="simple" style:line-break="strict" style:writing-mode="lr-tb"/>
    </style:style>
    <style:style style:name="P5272" style:family="paragraph">
      <style:paragraph-properties fo:margin-left="0.11cm" fo:margin-right="0cm" fo:margin-top="0.282cm" fo:margin-bottom="0cm" fo:line-height="100%" fo:text-align="start" fo:text-indent="0cm"/>
    </style:style>
    <style:style style:name="P5275"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5282" style:family="paragraph">
      <style:text-properties fo:font-weight="bold" style:font-weight-asian="bold" style:font-weight-complex="bold"/>
    </style:style>
    <style:style style:name="P5286" style:family="paragraph">
      <style:text-properties style:use-window-font-color="true" fo:font-size="18pt" style:font-size-asian="18pt" style:font-size-complex="18pt"/>
    </style:style>
    <style:style style:name="P5290" style:family="paragraph">
      <style:paragraph-properties fo:margin-left="0.11cm" fo:margin-right="0cm" fo:margin-top="0.145cm" fo:margin-bottom="0cm" fo:line-height="100%" fo:text-align="start" fo:text-indent="0cm"/>
    </style:style>
    <style:style style:name="P5293"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T5253" style:family="text">
      <style:text-properties fo:font-family="Courier" style:font-family-generic="swiss" style:font-pitch="variable" fo:font-weight="bold" style:font-weight-asian="bold" style:font-weight-complex="bold"/>
    </style:style>
    <style:style style:name="T5256"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526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5266" style:family="text">
      <style:text-properties fo:font-family="'Courier New'" style:font-pitch="variable" style:font-family-asian="'Courier New'" style:font-pitch-asian="variable" style:font-family-complex="'Courier New'" style:font-pitch-complex="variable"/>
    </style:style>
    <style:style style:name="T5273"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5277" style:family="text">
      <style:text-properties fo:font-size="22pt" style:font-size-asian="22pt" style:font-size-complex="22pt"/>
    </style:style>
    <style:style style:name="T5283" style:family="text">
      <style:text-properties fo:font-weight="bold" style:font-weight-asian="bold" style:font-weight-complex="bold"/>
    </style:style>
    <style:style style:name="T5287" style:family="text">
      <style:text-properties style:use-window-font-color="true" fo:font-size="18pt" style:font-size-asian="18pt" style:font-size-complex="18pt"/>
    </style:style>
    <style:style style:name="T5291"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L524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524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246">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24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49">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250">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5573" style:family="drawing-page">
      <style:drawing-page-properties presentation:background-visible="true" presentation:background-objects-visible="true" presentation:display-footer="false" presentation:display-page-number="false" presentation:display-date-time="false"/>
    </style:style>
    <style:style style:name="dp5574" style:family="drawing-page">
      <style:drawing-page-properties presentation:display-header="true" presentation:display-footer="true" presentation:display-page-number="true" presentation:display-date-time="true"/>
    </style:style>
    <style:style style:name="dp5575" style:family="drawing-page">
      <style:drawing-page-properties presentation:background-visible="true" presentation:background-objects-visible="true" presentation:display-footer="true" presentation:display-page-number="true" presentation:display-date-time="true"/>
    </style:style>
    <style:style style:name="dp557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577" style:family="drawing-page">
      <style:drawing-page-properties presentation:display-header="false" presentation:display-footer="false" presentation:display-page-number="false" presentation:display-date-time="false"/>
    </style:style>
    <style:style style:name="dp5578" style:family="drawing-page">
      <style:drawing-page-properties presentation:display-header="true" presentation:display-footer="true" presentation:display-page-number="false" presentation:display-date-time="true"/>
    </style:style>
    <style:style style:name="gr558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5587" style:family="graphic" style:parent-style-name="standard">
      <style:graphic-properties draw:stroke="none" svg:stroke-color="#000000" draw:fill="none" draw:fill-color="#ffffff" draw:auto-grow-height="true" draw:auto-grow-width="false" fo:max-height="0cm" fo:min-height="0cm" fo:wrap-option="wrap"/>
    </style:style>
    <style:style style:name="gr5589" style:family="graphic">
      <style:graphic-properties style:protect="size"/>
    </style:style>
    <style:style style:name="pr5580" style:family="presentation" style:parent-style-name="Technologic_5f_otp_5f_Technologic-title">
      <style:graphic-properties draw:fill-color="#ffffff" draw:auto-grow-height="true" fo:min-height="3.181cm" fo:wrap-option="wrap"/>
    </style:style>
    <style:style style:name="pr5590" style:family="presentation" style:parent-style-name="Technologic_5f_otp_5f_Technologic-notes">
      <style:graphic-properties draw:fill-color="#ffffff" draw:auto-grow-height="true" fo:min-height="9.502cm" fo:wrap-option="wrap"/>
    </style:style>
    <style:style style:name="pr5593"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55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601"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5579" style:family="paragraph">
      <style:paragraph-properties fo:margin-left="0cm" fo:margin-right="0cm" fo:text-indent="0cm"/>
    </style:style>
    <style:style style:name="P5581" style:family="paragraph">
      <style:paragraph-properties fo:margin-left="0cm" fo:margin-right="0cm" fo:text-indent="0cm" style:punctuation-wrap="simple" style:line-break="strict" style:writing-mode="lr-tb"/>
    </style:style>
    <style:style style:name="P5582" style:family="paragraph">
      <style:paragraph-properties fo:margin-left="0cm" fo:margin-right="0cm" fo:line-height="85%" fo:text-align="end" fo:text-indent="0cm"/>
    </style:style>
    <style:style style:name="P5586"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5588" style:family="paragraph">
      <style:paragraph-properties style:punctuation-wrap="hanging" style:line-break="strict" style:writing-mode="lr-tb"/>
    </style:style>
    <style:style style:name="P5591" style:family="paragraph">
      <style:paragraph-properties fo:margin-left="0.6cm" fo:margin-right="0cm" fo:text-indent="-0.6cm" style:punctuation-wrap="simple" style:line-break="strict" style:writing-mode="lr-tb"/>
      <style:text-properties fo:font-size="20pt"/>
    </style:style>
    <style:style style:name="P5594" style:family="paragraph">
      <style:paragraph-properties style:punctuation-wrap="simple" style:line-break="strict" style:writing-mode="lr-tb" style:font-independent-line-spacing="true"/>
    </style:style>
    <style:style style:name="P5595" style:family="paragraph">
      <style:paragraph-properties fo:margin-left="0.952cm" fo:margin-right="0cm" fo:margin-top="0.308cm" fo:margin-bottom="0.308cm" fo:text-indent="-0.952cm"/>
    </style:style>
    <style:style style:name="P5600" style:family="paragraph">
      <style:paragraph-properties fo:margin-left="0cm" fo:margin-right="0cm" fo:margin-top="0.158cm" fo:margin-bottom="0cm" fo:text-indent="0cm"/>
    </style:style>
    <style:style style:name="T5583"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5584"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5592" style:family="text">
      <style:text-properties fo:font-size="41pt" style:font-size-asian="41pt" style:font-size-complex="41pt"/>
    </style:style>
    <style:style style:name="T5596" style:family="text">
      <style:text-properties fo:color="#3333cc"/>
    </style:style>
    <style:style style:name="T5597" style:family="text">
      <style:text-properties fo:color="#3333cc" fo:font-size="26pt" style:font-size-asian="26pt" style:font-size-complex="26pt"/>
    </style:style>
    <style:style style:name="T5598" style:family="text">
      <style:text-properties fo:font-size="48pt" fo:font-weight="bold" style:font-size-asian="48pt" style:font-weight-asian="bold" style:font-size-complex="48pt" style:font-weight-complex="bold"/>
    </style:style>
    <text:list-style style:name="L557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7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575">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C9DB4ADC.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977AFF24.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977AFF24.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977AFF24.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5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5727" style:family="drawing-page">
      <style:drawing-page-properties presentation:background-visible="true" presentation:background-objects-visible="true" presentation:display-footer="false" presentation:display-page-number="false" presentation:display-date-time="false"/>
    </style:style>
    <style:style style:name="dp5728" style:family="drawing-page">
      <style:drawing-page-properties presentation:display-header="true" presentation:display-footer="true" presentation:display-page-number="true" presentation:display-date-time="true"/>
    </style:style>
    <style:style style:name="dp5729" style:family="drawing-page">
      <style:drawing-page-properties presentation:background-visible="true" presentation:background-objects-visible="true" presentation:display-footer="true" presentation:display-page-number="true" presentation:display-date-time="true"/>
    </style:style>
    <style:style style:name="dp573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731" style:family="drawing-page">
      <style:drawing-page-properties presentation:display-header="false" presentation:display-footer="false" presentation:display-page-number="false" presentation:display-date-time="false"/>
    </style:style>
    <style:style style:name="dp5732" style:family="drawing-page">
      <style:drawing-page-properties presentation:display-header="true" presentation:display-footer="true" presentation:display-page-number="false" presentation:display-date-time="true"/>
    </style:style>
    <style:style style:name="gr5739"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5741" style:family="graphic">
      <style:graphic-properties style:protect="size"/>
    </style:style>
    <style:style style:name="gr578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579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58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580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5805" style:family="graphic" style:parent-style-name="standard">
      <style:graphic-properties draw:stroke="none" svg:stroke-color="#000000" draw:fill="none" draw:fill-color="#ffffff" draw:auto-grow-height="true" draw:auto-grow-width="false" fo:max-height="0cm" fo:min-height="0cm" fo:wrap-option="wrap"/>
    </style:style>
    <style:style style:name="gr582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582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5836" style:family="graphic" style:parent-style-name="standard">
      <style:graphic-properties draw:stroke="solid" svg:stroke-width="0.035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583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5840"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84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584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5846" style:family="graphic" style:parent-style-name="standard">
      <style:graphic-properties draw:marker-end="Arrow" draw:marker-end-width="0.3cm" draw:textarea-horizontal-align="center" draw:textarea-vertical-align="middle" fo:wrap-option="wrap"/>
    </style:style>
    <style:style style:name="gr584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5850"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5853"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5878"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881"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588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5889"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5916"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5940" style:family="graphic" style:parent-style-name="standard" style:list-style-name="L574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44" style:family="graphic" style:parent-style-name="standard" style:list-style-name="L5739">
      <style:graphic-properties draw:stroke="none" svg:stroke-color="#000000" draw:fill="none" draw:fill-color="#ffffff" draw:auto-grow-height="true" draw:auto-grow-width="false" fo:max-height="0cm" fo:min-height="0cm" fo:wrap-option="wrap"/>
    </style:style>
    <style:style style:name="gr5952" style:family="graphic" style:parent-style-name="standard" style:list-style-name="L5742">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56" style:family="graphic" style:parent-style-name="standard" style:list-style-name="L57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5962" style:family="graphic" style:parent-style-name="standard" style:list-style-name="L574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64" style:family="graphic" style:parent-style-name="standard" style:list-style-name="L574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70" style:family="graphic" style:parent-style-name="standard" style:list-style-name="L574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80" style:family="graphic" style:parent-style-name="standard" style:list-style-name="L574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83" style:family="graphic" style:parent-style-name="standard" style:list-style-name="L5742">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5984" style:family="graphic" style:parent-style-name="standard" style:list-style-name="L5742">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5988" style:family="graphic" style:parent-style-name="standard" style:list-style-name="L5743">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5990" style:family="graphic" style:parent-style-name="standard" style:list-style-name="L5741">
      <style:graphic-properties draw:stroke="none" svg:stroke-color="#000000" draw:fill="none" draw:fill-color="#ffffff" draw:auto-grow-height="true" draw:auto-grow-width="false" fo:max-height="0cm" fo:min-height="0cm" fo:wrap-option="wrap"/>
    </style:style>
    <style:style style:name="pr5734" style:family="presentation" style:parent-style-name="Technologic_5f_otp_5f_Technologic-title">
      <style:graphic-properties draw:fill-color="#ffffff" draw:auto-grow-height="true" fo:min-height="3.181cm" fo:wrap-option="wrap"/>
    </style:style>
    <style:style style:name="pr5742" style:family="presentation" style:parent-style-name="Technologic_5f_otp_5f_Technologic-notes">
      <style:graphic-properties draw:fill-color="#ffffff" draw:auto-grow-height="true" fo:min-height="9.502cm" fo:wrap-option="wrap"/>
    </style:style>
    <style:style style:name="pr5744" style:family="presentation" style:parent-style-name="Technologic_5f_otp_5f__28_Default_29__20_Title_2f_Text_20_Master-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5748" style:family="presentation" style:parent-style-name="Technologic_5f_otp_5f__28_Default_29__20_Title_2f_Text_20_Master-outline1" style:list-style-name="L5729">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750" style:family="presentation" style:parent-style-name="Technologic_5f_otp_5f__28_Default_29__20_Title_2f_Text_20_Master-notes">
      <style:graphic-properties draw:stroke="none" draw:fill="none" draw:fill-color="#bbe0e3" draw:textarea-horizontal-align="left" draw:textarea-vertical-align="top" draw:auto-grow-height="true" fo:min-height="9.502cm" fo:wrap-option="wrap" draw:shadow="hidden" draw:shadow-color="#808080"/>
    </style:style>
    <style:style style:name="pr5756" style:family="presentation" style:parent-style-name="Technologic_5f_otp_5f__28_Default_29__20_Title_2f_Text_20_Master-outline1" style:list-style-name="L5730">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760" style:family="presentation" style:parent-style-name="Technologic_5f_otp_5f__28_Default_29__20_Title_2f_Text_20_Master-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576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5767"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773" style:family="presentation" style:parent-style-name="Technologic_5f_otp_5f__28_Default_29__20_Title_2f_Text_20_Master-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77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5777" style:family="presentation" style:parent-style-name="Technologic_5f_otp_5f__28_Default_29__20_Title_2f_Text_20_Master-title">
      <style:graphic-properties fo:min-height="2.931cm" fo:wrap-option="wrap"/>
    </style:style>
    <style:style style:name="pr5778" style:family="presentation" style:parent-style-name="Technologic_5f_otp_5f__28_Default_29__20_Title_2f_Text_20_Master-outline1">
      <style:graphic-properties fo:min-height="11.751cm" fo:wrap-option="wrap"/>
    </style:style>
    <style:style style:name="pr5783" style:family="presentation" style:parent-style-name="Technologic_5f_otp_5f__28_Default_29__20_Title_2f_Text_20_Master-notes">
      <style:graphic-properties fo:min-height="9.251cm" fo:wrap-option="wrap"/>
    </style:style>
    <style:style style:name="pr5790" style:family="presentation" style:parent-style-name="Technologic_5f_otp_5f__28_Default_29__20_Title_2f_Text_20_Master-notes">
      <style:graphic-properties fo:min-height="9.251cm" fo:wrap-option="wrap"/>
    </style:style>
    <style:style style:name="pr5795" style:family="presentation" style:parent-style-name="Technologic_5f_otp_5f__28_Default_29__20_Title_2f_Text_20_Master-outline1">
      <style:graphic-properties fo:min-height="4.165cm" fo:wrap-option="wrap"/>
    </style:style>
    <style:style style:name="pr579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581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582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582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582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583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865cm" fo:min-width="0cm" fo:padding-top="0.13cm" fo:padding-bottom="0.13cm" fo:padding-left="0.25cm" fo:padding-right="0.25cm" fo:wrap-option="wrap" draw:shadow="hidden" draw:shadow-color="#808080"/>
    </style:style>
    <style:style style:name="pr5859"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5861"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5864"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5865"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5866" style:family="presentation" style:parent-style-name="Technologic_5f_otp_5f__28_Default_29__20_Title_2f_Text_20_Master-outline1">
      <style:graphic-properties draw:stroke="none" draw:fill="none" draw:fill-color="#99ccff" draw:textarea-horizontal-align="left" draw:textarea-vertical-align="top" fo:min-height="13.632cm" fo:wrap-option="wrap" draw:shadow="hidden" draw:shadow-color="#808080"/>
    </style:style>
    <style:style style:name="pr5882"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5884" style:family="presentation" style:parent-style-name="Technologic_5f_otp_5f__28_Default_29__20_Title_2f_Text_20_Master-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5886"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591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5918"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5923" style:family="presentation" style:parent-style-name="Technologic_5f_otp_5f__28_Default_29__20_Title_2f_Text_20_Master-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5926" style:family="presentation" style:parent-style-name="Technologic_5f_otp_5f_Technologic-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5931" style:family="presentation" style:parent-style-name="Technologic_5f_otp_5f_Technologic-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5934" style:family="presentation" style:parent-style-name="Technologic_5f_otp_5f_Technologic-notes" style:list-style-name="L5744">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936" style:family="presentation" style:parent-style-name="Technologic_5f_otp_5f_Technologic-outline1" style:list-style-name="L5737">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5946" style:family="presentation" style:parent-style-name="Technologic_5f_otp_5f_Technologic-notes" style:list-style-name="L5744">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948" style:family="presentation" style:parent-style-name="Technologic_5f_otp_5f_Technologic-outline1" style:list-style-name="L5737">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5949" style:family="presentation" style:parent-style-name="Technologic_5f_otp_5f_Technologic-notes" style:list-style-name="L5744">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950" style:family="presentation" style:parent-style-name="Technologic_5f_otp_5f_Technologic-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5958" style:family="presentation" style:parent-style-name="Technologic_5f_otp_5f_Technologic-notes">
      <style:graphic-properties draw:auto-grow-height="true" fo:min-height="9.502cm" fo:wrap-option="wrap"/>
    </style:style>
    <style:style style:name="pr5960" style:family="presentation" style:parent-style-name="Technologic_5f_otp_5f_Technologic-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5967" style:family="presentation" style:parent-style-name="Technologic_5f_otp_5f_Technologic-outline1" style:list-style-name="L5737">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5981" style:family="presentation" style:parent-style-name="Technologic_5f_otp_5f_Technologic-notes" style:list-style-name="L5744">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992" style:family="presentation" style:parent-style-name="Technologic_5f_otp_5f_Technologic-notes" style:list-style-name="L5744">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co5890" style:family="table-column">
      <style:table-column-properties style:column-width="3.642cm" style:use-optimal-column-width="false"/>
    </style:style>
    <style:style style:name="co5891" style:family="table-column">
      <style:table-column-properties style:column-width="6.067cm" style:use-optimal-column-width="false"/>
    </style:style>
    <style:style style:name="co5892" style:family="table-column">
      <style:table-column-properties style:column-width="11.294cm" style:use-optimal-column-width="false"/>
    </style:style>
    <style:style style:name="co5972" style:family="table-column">
      <style:table-column-properties style:column-width="2.477cm" style:use-optimal-column-width="false"/>
    </style:style>
    <style:style style:name="co5973" style:family="table-column">
      <style:table-column-properties style:column-width="9.822cm" style:use-optimal-column-width="false"/>
    </style:style>
    <style:style style:name="ro5893" style:family="table-row">
      <style:table-row-properties style:row-height="0.966cm"/>
    </style:style>
    <style:style style:name="ro5909" style:family="table-row">
      <style:table-row-properties style:row-height="0.978cm"/>
    </style:style>
    <style:style style:name="ro5974" style:family="table-row">
      <style:table-row-properties style:row-height="1.19cm"/>
    </style:style>
    <style:style style:name="ro5979" style:family="table-row">
      <style:table-row-properties style:row-height="1.189cm"/>
    </style:style>
    <style:style style:name="ce5894"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17cm 0cm 0.017cm" style:border-line-width-bottom="0.008cm 0cm 0.008cm" fo:border-left="0.017cm solid " fo:border-right="0.008cm solid " fo:border-top="0.017cm solid " fo:border-bottom="0.008cm solid "/>
      <style:text-properties style:use-window-font-color="true" fo:font-size="15pt" style:font-size-asian="24pt" style:font-size-complex="24pt"/>
    </style:style>
    <style:style style:name="ce5897"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17cm 0cm 0.017cm" style:border-line-width-bottom="0.008cm 0cm 0.008cm" fo:border-left="0.008cm solid " fo:border-right="0.008cm solid " fo:border-top="0.017cm solid " fo:border-bottom="0.008cm solid "/>
      <style:text-properties style:use-window-font-color="true" fo:font-size="15pt" style:font-size-asian="24pt" style:font-size-complex="24pt"/>
    </style:style>
    <style:style style:name="ce589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17cm 0cm 0.017cm" style:border-line-width-bottom="0.008cm 0cm 0.008cm" fo:border-left="0.008cm solid " fo:border-right="0.017cm solid " fo:border-top="0.017cm solid " fo:border-bottom="0.008cm solid "/>
      <style:text-properties style:use-window-font-color="true" fo:font-size="15pt" style:font-size-asian="24pt" style:font-size-complex="24pt"/>
    </style:style>
    <style:style style:name="ce589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590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0.008cm 0cm 0.008cm" fo:border="0.008cm solid "/>
      <style:text-properties style:use-window-font-color="true" fo:font-family="'Arial Unicode MS'" style:font-family-generic="swiss" style:font-pitch="variable" fo:font-size="15pt" style:font-size-asian="24pt" style:font-size-complex="24pt"/>
    </style:style>
    <style:style style:name="ce590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08cm 0cm 0.008cm" fo:border-left="0.008cm solid " fo:border-right="0.017cm solid " fo:border-top="0.008cm solid " fo:border-bottom="0.008cm solid "/>
      <style:text-properties style:use-window-font-color="true" fo:font-family="'Arial Unicode MS'" style:font-family-generic="swiss" style:font-pitch="variable" fo:font-size="15pt" style:font-size-asian="24pt" style:font-size-complex="24pt"/>
    </style:style>
    <style:style style:name="ce5907" style:family="table-cell">
      <style:graphic-properties style:repeat="repeat"/>
      <style:paragraph-properties style:border-line-width-left="0.017cm 0cm 0.017cm" style:border-line-width-right="0.008cm 0cm 0.008cm" style:border-line-width-top="0.008cm 0cm 0.008cm" style:border-line-width-bottom="0.008cm 0cm 0.008cm" fo:border-left="0.017cm solid " fo:border-right="0.008cm solid " fo:border-top="0.008cm solid " fo:border-bottom="0.008cm solid "/>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5908"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17cm 0cm 0.017cm" style:border-line-width-right="0.008cm 0cm 0.008cm" style:border-line-width-top="0.008cm 0cm 0.008cm" fo:border-left="0.017cm solid " fo:border-right="0.008cm solid " fo:border-top="0.008cm solid " fo:border-bottom="none"/>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5910" style:family="table-cell">
      <style:graphic-properties style:repeat="repeat"/>
      <style:paragraph-properties style:border-line-width-left="0.017cm 0cm 0.017cm" style:border-line-width-right="0.008cm 0cm 0.008cm" style:border-line-width-top="0.008cm 0cm 0.008cm" style:border-line-width-bottom="0.017cm 0cm 0.017cm" fo:border-left="0.017cm solid " fo:border-right="0.008cm solid " fo:border-top="0.008cm solid " fo:border-bottom="0.017cm solid #000000"/>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ce5911"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08cm 0cm 0.008cm" style:border-line-width-top="0.008cm 0cm 0.008cm" style:border-line-width-bottom="0.017cm 0cm 0.017cm" fo:border-left="0.008cm solid " fo:border-right="0.008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ce5912"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style:border-line-width-left="0.008cm 0cm 0.008cm" style:border-line-width-right="0.017cm 0cm 0.017cm" style:border-line-width-top="0.008cm 0cm 0.008cm" style:border-line-width-bottom="0.017cm 0cm 0.017cm" fo:border-left="0.008cm solid " fo:border-right="0.017cm solid " fo:border-top="0.008cm solid " fo:border-bottom="0.017cm solid #000000"/>
      <style:text-properties style:use-window-font-color="true" fo:font-family="'Arial Unicode MS'" style:font-family-generic="swiss" style:font-pitch="variable" fo:font-size="15pt" style:font-size-asian="24pt" style:font-size-complex="24pt"/>
    </style:style>
    <style:style style:name="ce5975" style:family="table-cell">
      <style:graphic-properties style:repeat="repeat"/>
      <style:text-properties fo:font-weight="bold" style:font-weight-asian="bold" style:font-weight-complex="bold"/>
    </style:style>
    <style:style style:name="ce5976" style:family="table-cell">
      <style:graphic-properties style:repeat="repeat"/>
    </style:style>
    <style:style style:name="ce5977" style:family="table-cell">
      <style:graphic-properties draw:fill="solid" draw:fill-color="#83caff" style:repeat="repeat" fo:padding-top="0.1cm" fo:padding-bottom="0.1cm" fo:padding-left="0.1cm" fo:padding-right="0.1cm"/>
      <style:text-properties style:use-window-font-color="true" fo:font-size="18pt" style:font-size-asian="18pt" style:font-size-complex="18pt"/>
    </style:style>
    <style:style style:name="P5733" style:family="paragraph">
      <style:paragraph-properties fo:margin-left="0cm" fo:margin-right="0cm" fo:text-indent="0cm"/>
    </style:style>
    <style:style style:name="P5735" style:family="paragraph">
      <style:paragraph-properties fo:margin-left="0cm" fo:margin-right="0cm" fo:text-indent="0cm" style:punctuation-wrap="simple" style:line-break="strict" style:writing-mode="lr-tb"/>
    </style:style>
    <style:style style:name="P5736" style:family="paragraph">
      <style:paragraph-properties fo:margin-left="0cm" fo:margin-right="0cm" fo:line-height="85%" fo:text-align="end" fo:text-indent="0cm"/>
    </style:style>
    <style:style style:name="P5740" style:family="paragraph">
      <style:paragraph-properties fo:margin-left="0cm" fo:margin-right="0cm" fo:line-height="85%" fo:text-align="end" fo:text-indent="0cm" style:punctuation-wrap="hanging" style:line-break="strict" style:writing-mode="lr-tb"/>
      <style:text-properties fo:color="#17af4b" fo:font-size="24pt" fo:font-style="normal" fo:font-weight="bold" style:font-size-asian="24pt" style:font-style-asian="normal" style:font-weight-asian="bold" style:font-size-complex="24pt" style:font-style-complex="normal" style:font-weight-complex="bold"/>
    </style:style>
    <style:style style:name="P5743" style:family="paragraph">
      <style:paragraph-properties fo:margin-left="0.6cm" fo:margin-right="0cm" fo:text-indent="-0.6cm" style:punctuation-wrap="simple" style:line-break="strict" style:writing-mode="lr-tb"/>
      <style:text-properties fo:font-size="20pt"/>
    </style:style>
    <style:style style:name="P5745" style:family="paragraph">
      <style:paragraph-properties style:punctuation-wrap="simple" style:line-break="strict" style:writing-mode="lr-tb" style:font-independent-line-spacing="true"/>
    </style:style>
    <style:style style:name="P5746" style:family="paragraph">
      <style:paragraph-properties fo:margin-left="0.952cm" fo:margin-right="0cm" fo:margin-top="0.308cm" fo:margin-bottom="0.308cm" fo:text-indent="-0.952cm"/>
    </style:style>
    <style:style style:name="P5749" style:family="paragraph">
      <style:paragraph-properties style:punctuation-wrap="simple" style:line-break="strict" style:writing-mode="lr-tb" style:font-independent-line-spacing="true"/>
      <style:text-properties fo:font-size="24pt" style:font-size-asian="24pt" style:font-size-complex="24pt"/>
    </style:style>
    <style:style style:name="P5751" style:family="paragraph">
      <style:paragraph-properties style:punctuation-wrap="simple" style:line-break="strict" style:writing-mode="lr-tb"/>
    </style:style>
    <style:style style:name="P5752" style:family="paragraph">
      <style:paragraph-properties fo:margin-left="0.952cm" fo:margin-right="0cm" fo:margin-top="0.22cm" fo:margin-bottom="0.22cm" fo:line-height="80%" fo:text-indent="-0.952cm"/>
    </style:style>
    <style:style style:name="P5755" style:family="paragraph">
      <style:paragraph-properties fo:margin-left="0cm" fo:margin-right="0cm" fo:margin-top="0.198cm" fo:margin-bottom="0.198cm" fo:line-height="80%" fo:text-indent="0cm"/>
    </style:style>
    <style:style style:name="P5757" style:family="paragraph">
      <style:paragraph-properties style:punctuation-wrap="simple" style:line-break="strict" style:writing-mode="lr-tb" style:font-independent-line-spacing="true"/>
      <style:text-properties fo:font-size="18pt" style:font-size-asian="18pt" style:font-size-complex="18pt"/>
    </style:style>
    <style:style style:name="P5758" style:family="paragraph">
      <style:paragraph-properties fo:margin-left="0cm" fo:margin-right="0cm" fo:margin-top="0.158cm" fo:margin-bottom="0cm" fo:text-indent="0cm"/>
    </style:style>
    <style:style style:name="P5762" style:family="paragraph">
      <style:paragraph-properties fo:margin-left="0cm" fo:margin-right="0cm" fo:margin-top="0.264cm" fo:margin-bottom="0.264cm" fo:text-indent="0cm"/>
    </style:style>
    <style:style style:name="P5764" style:family="paragraph">
      <style:paragraph-properties fo:margin-left="0.952cm" fo:margin-right="0cm" fo:margin-top="0.264cm" fo:margin-bottom="0.264cm" fo:text-indent="-0.952cm"/>
    </style:style>
    <style:style style:name="P5766" style:family="paragraph">
      <style:paragraph-properties fo:margin-left="0cm" fo:margin-right="0cm" fo:margin-top="0.198cm" fo:margin-bottom="0.198cm" fo:text-indent="0cm"/>
    </style:style>
    <style:style style:name="P5768" style:family="paragraph">
      <style:paragraph-properties fo:margin-left="0.952cm" fo:margin-right="0cm" fo:margin-top="0.264cm" fo:margin-bottom="0.264cm" fo:line-height="90%" fo:text-indent="-0.952cm"/>
    </style:style>
    <style:style style:name="P5772" style:family="paragraph">
      <style:paragraph-properties style:punctuation-wrap="simple" style:line-break="strict" style:writing-mode="lr-tb" style:font-independent-line-spacing="true"/>
      <style:text-properties fo:font-size="14pt" style:font-size-asian="14pt" style:font-size-complex="14pt"/>
    </style:style>
    <style:style style:name="P5779" style:family="paragraph">
      <style:paragraph-properties fo:margin-left="0cm" fo:margin-right="0cm" fo:line-height="100%" fo:text-indent="0cm"/>
    </style:style>
    <style:style style:name="P5782" style:family="paragraph">
      <style:paragraph-properties fo:margin-left="0cm" fo:margin-right="0cm" fo:line-height="100%" fo:text-indent="0cm" style:punctuation-wrap="hanging" style:line-break="strict" style:writing-mode="lr-tb" style:font-independent-line-spacing="true"/>
    </style:style>
    <style:style style:name="P5798"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58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03" style:family="paragraph">
      <style:paragraph-properties style:punctuation-wrap="hanging" style:line-break="strict" style:writing-mode="lr-tb" style:font-independent-line-spacing="true"/>
    </style:style>
    <style:style style:name="P5806" style:family="paragraph">
      <style:paragraph-properties style:punctuation-wrap="hanging" style:line-break="strict" style:writing-mode="lr-tb"/>
    </style:style>
    <style:style style:name="P5808" style:family="paragraph">
      <style:paragraph-properties fo:margin-left="0.952cm" fo:margin-right="0cm" fo:margin-top="0.308cm" fo:margin-bottom="0.308cm" fo:line-height="90%" fo:text-indent="-0.952cm"/>
    </style:style>
    <style:style style:name="P5811" style:family="paragraph">
      <style:paragraph-properties style:punctuation-wrap="simple" style:line-break="strict" style:writing-mode="lr-tb" style:font-independent-line-spacing="true"/>
      <style:text-properties fo:color="#ffffff"/>
    </style:style>
    <style:style style:name="P5813" style:family="paragraph">
      <style:paragraph-properties style:punctuation-wrap="simple" style:line-break="strict" style:writing-mode="lr-tb" style:font-independent-line-spacing="true"/>
      <style:text-properties fo:font-size="40pt" style:font-size-asian="40pt" style:font-size-complex="40pt"/>
    </style:style>
    <style:style style:name="P5824" style:family="paragraph">
      <style:paragraph-properties fo:margin-left="0.952cm" fo:margin-right="0cm" fo:margin-top="0.264cm" fo:margin-bottom="0.264cm" fo:line-height="80%" fo:text-indent="-0.952cm"/>
    </style:style>
    <style:style style:name="P5826" style:family="paragraph">
      <style:paragraph-properties fo:margin-left="0cm" fo:margin-right="0cm" fo:line-height="90%" fo:text-indent="0cm"/>
    </style:style>
    <style:style style:name="P5830" style:family="paragraph">
      <style:paragraph-properties fo:margin-left="0cm" fo:margin-right="0cm" fo:margin-top="0.242cm" fo:margin-bottom="0.242cm" fo:text-indent="0cm"/>
    </style:style>
    <style:style style:name="P5834" style:family="paragraph">
      <style:paragraph-properties fo:margin-left="0cm" fo:margin-right="0cm" fo:margin-top="0.44cm" fo:margin-bottom="0cm" fo:text-align="center" fo:text-indent="0cm"/>
    </style:style>
    <style:style style:name="P5838"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5841" style:family="paragraph">
      <style:paragraph-properties fo:text-align="center" style:punctuation-wrap="hanging" style:line-break="strict" style:writing-mode="lr-tb"/>
      <style:text-properties fo:font-size="24pt"/>
    </style:style>
    <style:style style:name="P5843" style:family="paragraph">
      <style:paragraph-properties fo:margin-left="0cm" fo:margin-right="0cm" fo:margin-top="0.396cm" fo:margin-bottom="0cm" fo:text-indent="0cm"/>
    </style:style>
    <style:style style:name="P5847" style:family="paragraph">
      <style:paragraph-properties fo:margin-left="0cm" fo:margin-right="0cm" fo:line-height="100%" fo:text-align="end" fo:text-indent="0cm"/>
    </style:style>
    <style:style style:name="P5851" style:family="paragraph">
      <style:paragraph-properties fo:margin-left="0cm" fo:margin-right="0cm" fo:line-height="100%" fo:text-align="center" fo:text-indent="0cm"/>
    </style:style>
    <style:style style:name="P5854" style:family="paragraph">
      <style:paragraph-properties fo:margin-left="0cm" fo:margin-right="0cm" fo:margin-top="0.145cm" fo:margin-bottom="0cm" fo:text-indent="0cm"/>
    </style:style>
    <style:style style:name="P5860" style:family="paragraph">
      <style:paragraph-properties style:punctuation-wrap="simple" style:line-break="strict" style:writing-mode="lr-tb" style:font-independent-line-spacing="true"/>
      <style:text-properties fo:font-size="22pt" style:font-size-asian="22pt" style:font-size-complex="22pt"/>
    </style:style>
    <style:style style:name="P5862" style:family="paragraph">
      <style:paragraph-properties fo:margin-left="0cm" fo:margin-right="0cm" fo:margin-top="0.264cm" fo:margin-bottom="0cm" fo:line-height="100%" fo:text-indent="0cm"/>
    </style:style>
    <style:style style:name="P5867" style:family="paragraph">
      <style:paragraph-properties fo:margin-left="0cm" fo:margin-right="0cm" fo:margin-top="0.176cm" fo:margin-bottom="0.176cm" fo:line-height="80%" fo:text-indent="0cm"/>
    </style:style>
    <style:style style:name="P5869" style:family="paragraph">
      <style:paragraph-properties fo:margin-left="0cm" fo:margin-right="0cm" fo:margin-top="0.176cm" fo:margin-bottom="0.176cm" fo:line-height="60%" fo:text-indent="0cm"/>
    </style:style>
    <style:style style:name="P5870" style:family="paragraph">
      <style:paragraph-properties fo:margin-left="0cm" fo:margin-right="0cm" fo:margin-top="0.154cm" fo:margin-bottom="0.154cm" fo:line-height="80%" fo:text-indent="0cm"/>
    </style:style>
    <style:style style:name="P5871" style:family="paragraph">
      <style:paragraph-properties fo:margin-left="0cm" fo:margin-right="0cm" fo:margin-top="0.154cm" fo:margin-bottom="0.154cm" fo:line-height="60%" fo:text-indent="0cm"/>
    </style:style>
    <style:style style:name="P5872" style:family="paragraph">
      <style:paragraph-properties fo:margin-left="0.952cm" fo:margin-right="0cm" fo:margin-top="0.308cm" fo:margin-bottom="0.308cm" fo:line-height="80%" fo:text-indent="-0.952cm"/>
    </style:style>
    <style:style style:name="P5873" style:family="paragraph">
      <style:paragraph-properties fo:margin-left="0cm" fo:margin-right="0cm" fo:margin-top="0.273cm" fo:margin-bottom="0.273cm" fo:text-indent="0cm"/>
    </style:style>
    <style:style style:name="P5879" style:family="paragraph">
      <style:paragraph-properties fo:text-align="center" style:punctuation-wrap="simple" style:line-break="strict" style:writing-mode="lr-tb"/>
      <style:text-properties fo:font-size="24pt"/>
    </style:style>
    <style:style style:name="P5885" style:family="paragraph">
      <style:paragraph-properties style:punctuation-wrap="simple" style:line-break="strict" style:writing-mode="lr-tb" style:font-independent-line-spacing="true"/>
      <style:text-properties fo:font-size="26pt" style:font-size-asian="26pt" style:font-size-complex="26pt"/>
    </style:style>
    <style:style style:name="P5895" style:family="paragraph">
      <style:paragraph-properties fo:margin-left="0cm" fo:margin-right="0cm" fo:margin-top="0cm" fo:margin-bottom="0cm" fo:line-height="100%" fo:text-indent="0cm"/>
      <style:text-properties style:use-window-font-color="true" fo:font-size="15pt" style:font-size-asian="24pt" style:font-size-complex="24pt"/>
    </style:style>
    <style:style style:name="P5900"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P5903"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5919" style:family="paragraph">
      <style:paragraph-properties style:text-autospace="none"/>
    </style:style>
    <style:style style:name="P5925" style:family="paragraph">
      <style:paragraph-properties fo:margin-left="0cm" fo:margin-right="0cm" fo:line-height="90%" fo:text-align="start" fo:text-indent="0cm"/>
    </style:style>
    <style:style style:name="P5927" style:family="paragraph">
      <style:paragraph-properties fo:margin-left="0cm" fo:margin-right="0cm" fo:margin-top="0.352cm" fo:margin-bottom="0cm" fo:line-height="100%" fo:text-align="start" fo:text-indent="0cm"/>
    </style:style>
    <style:style style:name="P5928" style:family="paragraph">
      <style:paragraph-properties fo:margin-left="0cm" fo:margin-right="0cm" fo:margin-top="0.246cm" fo:margin-bottom="0cm" fo:line-height="100%" fo:text-align="start" fo:text-indent="0cm"/>
    </style:style>
    <style:style style:name="P5932" style:family="paragraph">
      <style:paragraph-properties fo:margin-left="0.11cm" fo:margin-right="0cm" fo:margin-top="0.145cm" fo:margin-bottom="0cm" fo:line-height="100%" fo:text-align="start" fo:text-indent="0cm"/>
    </style:style>
    <style:style style:name="P5935" style:family="paragraph">
      <style:paragraph-properties fo:margin-left="0.11cm" fo:margin-right="0cm" fo:margin-top="0.145cm" fo:margin-bottom="0cm" fo:line-height="100%" fo:text-align="start" fo:text-indent="0cm" style:punctuation-wrap="simple" style:line-break="strict" style:writing-mode="lr-tb" style:font-independent-line-spacing="true"/>
      <style:text-properties fo:font-size="12pt"/>
    </style:style>
    <style:style style:name="P5937"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5938" style:family="paragraph">
      <style:paragraph-properties fo:margin-left="0.11cm" fo:margin-right="0cm" fo:margin-top="0cm" fo:margin-bottom="0cm" fo:line-height="100%" fo:text-align="start" fo:text-indent="0cm"/>
    </style:style>
    <style:style style:name="P5941"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5942"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5945" style:family="paragraph">
      <style:paragraph-properties style:punctuation-wrap="hanging" style:line-break="strict" style:writing-mode="lr-tb"/>
      <style:text-properties fo:font-weight="normal" style:font-weight-asian="normal" style:font-weight-complex="normal"/>
    </style:style>
    <style:style style:name="P5957"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5959" style:family="paragraph">
      <style:paragraph-properties style:punctuation-wrap="simple" style:line-break="strict" style:writing-mode="lr-tb"/>
      <style:text-properties fo:font-size="12pt"/>
    </style:style>
    <style:style style:name="P5965"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5968" style:family="paragraph">
      <style:paragraph-properties fo:margin-left="0.11cm" fo:margin-right="0cm" fo:margin-top="0.282cm" fo:margin-bottom="0cm" fo:line-height="100%" fo:text-align="start" fo:text-indent="0cm"/>
    </style:style>
    <style:style style:name="P5971"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5985"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5989"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5991" style:family="paragraph">
      <style:paragraph-properties style:punctuation-wrap="hanging" style:line-break="strict" style:writing-mode="lr-tb"/>
      <style:text-properties fo:font-size="24pt" style:font-size-asian="24pt" style:font-size-complex="24pt"/>
    </style:style>
    <style:style style:name="T5737" style:family="text">
      <style:text-properties fo:color="#17af4b" fo:font-size="24pt" fo:font-style="normal" fo:font-weight="bold" style:font-size-asian="24pt" style:font-style-asian="normal" style:font-weight-asian="bold" style:font-size-complex="24pt" style:font-style-complex="normal" style:font-weight-complex="bold"/>
    </style:style>
    <style:style style:name="T5738" style:family="text">
      <style:text-properties fo:color="#17af4b" style:text-position="super 58%" fo:font-size="24pt" fo:font-style="normal" fo:font-weight="bold" style:font-size-asian="24pt" style:font-style-asian="normal" style:font-weight-asian="bold" style:font-size-complex="24pt" style:font-style-complex="normal" style:font-weight-complex="bold"/>
    </style:style>
    <style:style style:name="T5747" style:family="text">
      <style:text-properties fo:font-size="24pt" style:font-size-asian="24pt" style:font-size-complex="24pt"/>
    </style:style>
    <style:style style:name="T5753" style:family="text">
      <style:text-properties fo:color="#808080" fo:font-size="18pt" style:font-size-asian="18pt" style:font-size-complex="18pt"/>
    </style:style>
    <style:style style:name="T5754" style:family="text">
      <style:text-properties fo:font-size="18pt" style:font-size-asian="18pt" style:font-size-complex="18pt"/>
    </style:style>
    <style:style style:name="T5759" style:family="text">
      <style:text-properties fo:language="en" fo:country="US"/>
    </style:style>
    <style:style style:name="T5761" style:family="text">
      <style:text-properties fo:font-size="18pt" fo:language="en" fo:country="US" style:font-size-asian="18pt" style:font-size-complex="18pt"/>
    </style:style>
    <style:style style:name="T5765" style:family="text">
      <style:text-properties fo:font-size="24pt" fo:language="en" fo:country="US" style:font-size-asian="24pt" style:font-size-complex="24pt"/>
    </style:style>
    <style:style style:name="T5769" style:family="text">
      <style:text-properties fo:font-family="'Courier New'" style:font-pitch="variable" fo:font-size="14pt" fo:language="en" fo:country="US" style:font-size-asian="14pt" style:font-size-complex="14pt"/>
    </style:style>
    <style:style style:name="T5770"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5771" style:family="text">
      <style:text-properties fo:font-size="14pt" fo:language="en" fo:country="US" style:font-size-asian="14pt" style:font-size-complex="14pt"/>
    </style:style>
    <style:style style:name="T5774" style:family="text">
      <style:text-properties fo:font-size="32pt" style:font-size-asian="32pt" style:font-size-complex="32pt"/>
    </style:style>
    <style:style style:name="T5775" style:family="text">
      <style:text-properties fo:font-size="14pt" fo:language="en" fo:country="US" fo:font-weight="bold" style:font-size-asian="14pt" style:font-weight-asian="bold" style:font-size-complex="14pt" style:font-weight-complex="bold"/>
    </style:style>
    <style:style style:name="T5780" style:family="text">
      <style:text-properties fo:font-family="'Courier New'" style:font-pitch="variable" fo:font-size="14pt" fo:language="en" fo:country="US" fo:font-weight="bold" style:font-size-asian="14pt" style:font-weight-asian="bold" style:font-size-complex="14pt" style:font-weight-complex="bold"/>
    </style:style>
    <style:style style:name="T5784" style:family="text">
      <style:text-properties fo:font-family="Courier" style:font-family-generic="modern" style:font-pitch="fixed" fo:font-size="24pt" style:font-size-asian="24pt" style:font-size-complex="24pt"/>
    </style:style>
    <style:style style:name="T5785" style:family="text">
      <style:text-properties fo:font-weight="bold" style:font-weight-asian="bold" style:font-weight-complex="bold"/>
    </style:style>
    <style:style style:name="T5786" style:family="text">
      <style:text-properties fo:font-weight="normal" style:font-weight-asian="normal" style:font-weight-complex="normal"/>
    </style:style>
    <style:style style:name="T5787" style:family="text">
      <style:text-properties fo:font-family="Courier" style:font-family-generic="modern" style:font-pitch="fixed"/>
    </style:style>
    <style:style style:name="T5788" style:family="text">
      <style:text-properties fo:font-family="Courier" style:font-family-generic="modern" style:font-pitch="fixed" fo:font-style="italic" style:font-style-asian="italic" style:font-style-complex="italic"/>
    </style:style>
    <style:style style:name="T5789" style:family="text">
      <style:text-properties fo:font-style="italic" style:font-style-asian="italic" style:font-style-complex="italic"/>
    </style:style>
    <style:style style:name="T5791" style:family="text">
      <style:text-properties fo:font-family="Courer"/>
    </style:style>
    <style:style style:name="T5792" style:family="text">
      <style:text-properties fo:font-family="Courier" style:font-family-generic="modern" style:font-pitch="fixed" fo:font-weight="bold" style:font-weight-asian="bold" style:font-weight-complex="bold"/>
    </style:style>
    <style:style style:name="T5793" style:family="text">
      <style:text-properties fo:font-size="20pt" style:font-size-asian="20pt" style:font-size-complex="20pt"/>
    </style:style>
    <style:style style:name="T5794" style:family="text">
      <style:text-properties fo:font-size="20pt" fo:font-weight="bold" style:font-size-asian="20pt" style:font-weight-asian="bold" style:font-size-complex="20pt" style:font-weight-complex="bold"/>
    </style:style>
    <style:style style:name="T5796" style:family="text">
      <style:text-properties fo:font-family="'Courier New'" style:font-pitch="variable" fo:font-size="18pt" fo:language="en" fo:country="US" fo:font-weight="bold" style:font-size-asian="18pt" style:font-weight-asian="bold" style:font-size-complex="18pt" style:font-weight-complex="bold"/>
    </style:style>
    <style:style style:name="T5800" style:family="text">
      <style:text-properties fo:font-family="'Courier New'" style:font-pitch="variable" fo:font-size="24pt" fo:language="en" fo:country="US" fo:font-weight="bold" style:font-size-asian="24pt" style:font-weight-asian="bold" style:font-size-complex="24pt" style:font-weight-complex="bold"/>
    </style:style>
    <style:style style:name="T5807" style:family="text">
      <style:text-properties fo:language="en" fo:country="US" style:text-underline-style="solid" style:text-underline-width="auto" style:text-underline-color="font-color"/>
    </style:style>
    <style:style style:name="T5809" style:family="text">
      <style:text-properties style:use-window-font-color="true" fo:font-family="'Courier New'" style:font-pitch="variable" fo:language="en" fo:country="US"/>
    </style:style>
    <style:style style:name="T5810" style:family="text">
      <style:text-properties style:use-window-font-color="true" fo:language="en" fo:country="US"/>
    </style:style>
    <style:style style:name="T5812" style:family="text">
      <style:text-properties fo:font-size="40pt" style:font-size-asian="40pt" style:font-size-complex="40pt"/>
    </style:style>
    <style:style style:name="T5814" style:family="text">
      <style:text-properties fo:font-size="36pt" style:font-size-asian="36pt" style:font-size-complex="36pt"/>
    </style:style>
    <style:style style:name="T5816" style:family="text">
      <style:text-properties fo:language="en" fo:country="US" fo:font-weight="bold" style:font-weight-asian="bold" style:font-weight-complex="bold"/>
    </style:style>
    <style:style style:name="T5817" style:family="text">
      <style:text-properties fo:font-family="'Courier New'" style:font-pitch="variable" fo:language="en" fo:country="US" fo:font-weight="bold" style:font-weight-asian="bold" style:font-weight-complex="bold"/>
    </style:style>
    <style:style style:name="T5818" style:family="text">
      <style:text-properties fo:font-family="'Courier New'" style:font-pitch="variable" fo:language="en" fo:country="US"/>
    </style:style>
    <style:style style:name="T5819" style:family="text">
      <style:text-properties fo:font-family="Courier" style:font-family-generic="modern" style:font-pitch="fixed" fo:language="en" fo:country="US"/>
    </style:style>
    <style:style style:name="T5820" style:family="text">
      <style:text-properties fo:font-family="'Courier New'" style:font-pitch="variable"/>
    </style:style>
    <style:style style:name="T5822" style:family="text">
      <style:text-properties fo:font-family="Garamond" style:font-pitch="variable" fo:font-size="28pt" style:font-size-asian="28pt" style:font-size-complex="28pt"/>
    </style:style>
    <style:style style:name="T5827" style:family="text">
      <style:text-properties fo:font-family="Garamond" style:font-pitch="variable" fo:font-size="24pt" fo:language="en" fo:country="US" style:font-size-asian="24pt" style:font-size-complex="24pt"/>
    </style:style>
    <style:style style:name="T5831" style:family="text">
      <style:text-properties fo:font-size="22pt" style:font-size-asian="22pt" style:font-size-complex="22pt"/>
    </style:style>
    <style:style style:name="T5832" style:family="text">
      <style:text-properties fo:font-size="22pt" fo:font-weight="bold" style:font-size-asian="22pt" style:font-weight-asian="bold" style:font-size-complex="22pt" style:font-weight-complex="bold"/>
    </style:style>
    <style:style style:name="T5835" style:family="text">
      <style:text-properties fo:font-size="20pt" style:font-family-asian="'Times New Roman'" style:font-pitch-asian="variable" style:font-size-asian="20pt" style:font-family-complex="'Times New Roman'" style:font-pitch-complex="variable" style:font-size-complex="20pt"/>
    </style:style>
    <style:style style:name="T583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5844" style:family="text">
      <style:text-properties fo:font-style="italic" style:font-family-asian="'Times New Roman'" style:font-pitch-asian="variable" style:font-style-asian="italic" style:font-family-complex="'Times New Roman'" style:font-pitch-complex="variable" style:font-style-complex="italic"/>
    </style:style>
    <style:style style:name="T584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5852"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5855" style:family="text">
      <style:text-properties fo:font-size="11pt" style:font-size-asian="11pt" style:font-size-complex="11pt"/>
    </style:style>
    <style:style style:name="T5856" style:family="text">
      <style:text-properties fo:color="#000000" fo:font-size="11pt" style:font-size-asian="11pt" style:font-size-complex="11pt"/>
    </style:style>
    <style:style style:name="T5857" style:family="text">
      <style:text-properties fo:font-family="'Courier New'" style:font-pitch="variable" fo:font-size="14pt" fo:language="es" fo:country="ES" fo:font-weight="bold" style:font-size-asian="14pt" style:font-weight-asian="bold" style:font-size-complex="14pt" style:font-weight-complex="bold"/>
    </style:style>
    <style:style style:name="T5858" style:family="text">
      <style:text-properties fo:font-size="22pt" fo:language="en" fo:country="US" style:font-size-asian="22pt" style:font-size-complex="22pt"/>
    </style:style>
    <style:style style:name="T5863" style:family="text">
      <style:text-properties fo:font-family="'Courier New'" style:font-pitch="variable" fo:font-size="12pt" fo:language="en" fo:country="US" fo:font-weight="bold" style:font-size-asian="12pt" style:font-weight-asian="bold" style:font-size-complex="12pt" style:font-weight-complex="bold"/>
    </style:style>
    <style:style style:name="T5868" style:family="text">
      <style:text-properties fo:font-family="'Courier New'" style:font-pitch="variable" fo:font-size="16pt" fo:language="en" fo:country="US" fo:font-weight="bold" style:font-size-asian="16pt" style:font-weight-asian="bold" style:font-size-complex="16pt" style:font-weight-complex="bold"/>
    </style:style>
    <style:style style:name="T5874" style:family="text">
      <style:text-properties fo:font-size="25pt" fo:language="en" fo:country="US" style:font-size-asian="25pt" style:font-size-complex="25pt"/>
    </style:style>
    <style:style style:name="T5875" style:family="text">
      <style:text-properties fo:font-size="25pt" fo:language="es" fo:country="ES" style:font-size-asian="25pt" style:font-size-complex="25pt"/>
    </style:style>
    <style:style style:name="T5876" style:family="text">
      <style:text-properties fo:font-size="13pt" fo:language="en" fo:country="US" style:font-size-asian="13pt" style:font-size-complex="13pt"/>
    </style:style>
    <style:style style:name="T5877" style:family="text">
      <style:text-properties fo:font-family="'Courier New'" style:font-pitch="variable" fo:font-size="13pt" fo:language="en" fo:country="US" style:font-size-asian="13pt" style:font-size-complex="13pt"/>
    </style:style>
    <style:style style:name="T5880" style:family="text">
      <style:text-properties fo:font-family="'Courier New'" style:font-pitch="variable" fo:font-size="14pt" fo:font-weight="bold" style:font-size-asian="14pt" style:font-weight-asian="bold" style:font-size-complex="14pt" style:font-weight-complex="bold"/>
    </style:style>
    <style:style style:name="T5883" style:family="text">
      <style:text-properties fo:font-size="26pt" style:font-size-asian="26pt" style:font-size-complex="26pt"/>
    </style:style>
    <style:style style:name="T5887" style:family="text">
      <style:text-properties fo:font-family="'Courier New'" style:font-pitch="variable" fo:font-size="20pt" fo:language="en" fo:country="US" fo:font-weight="bold" style:font-size-asian="20pt" style:font-weight-asian="bold" style:font-size-complex="20pt" style:font-weight-complex="bold"/>
    </style:style>
    <style:style style:name="T5896" style:family="text">
      <style:text-properties style:use-window-font-color="true" fo:font-family="Arial" style:font-pitch="variable" fo:font-size="15pt" style:font-family-asian="'Times New Roman'" style:font-pitch-asian="variable" style:font-size-asian="24pt" style:font-family-complex="'Times New Roman'" style:font-pitch-complex="variable" style:font-size-complex="24pt"/>
    </style:style>
    <style:style style:name="T5901" style:family="text">
      <style:text-properties style:use-window-font-color="true" fo:font-family="'Arial Unicode MS'" style:font-family-generic="swiss" style:font-pitch="variable" fo:font-size="24pt" fo:font-weight="bold" style:font-size-asian="24pt" style:font-weight-asian="bold" style:font-size-complex="24pt" style:font-weight-complex="bold"/>
    </style:style>
    <style:style style:name="T5904"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5906" style:family="text">
      <style:text-properties style:use-window-font-color="true" fo:font-family="'Arial Unicode MS'" style:font-family-generic="swiss" style:font-pitch="variable" fo:font-size="15pt" style:font-size-asian="24pt" style:font-size-complex="24pt"/>
    </style:style>
    <style:style style:name="T5914" style:family="text">
      <style:text-properties fo:font-family="'Courier New'" style:font-pitch="variable" fo:font-size="18pt" fo:font-weight="bold" style:font-size-asian="18pt" style:font-weight-asian="bold" style:font-size-complex="18pt" style:font-weight-complex="bold"/>
    </style:style>
    <style:style style:name="T5915"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5917" style:family="text">
      <style:text-properties fo:font-family="Garamond" style:font-pitch="variable" fo:font-size="24pt" style:font-size-asian="24pt" style:font-size-complex="24pt"/>
    </style:style>
    <style:style style:name="T5920"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5921"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5922" style:family="text">
      <style:text-properties fo:font-family="'Courier New'" style:font-pitch="variable" fo:font-size="18pt" style:font-size-asian="18pt" style:font-size-complex="18pt"/>
    </style:style>
    <style:style style:name="T5924" style:family="text">
      <style:text-properties fo:font-family="'Courier New'" style:font-pitch="variable" fo:font-size="14pt" style:font-size-asian="14pt" style:font-size-complex="14pt"/>
    </style:style>
    <style:style style:name="T5929" style:family="text">
      <style:text-properties fo:font-family="'Courier New'" style:font-pitch="variable" fo:font-weight="normal" style:font-family-asian="'Courier New'" style:font-pitch-asian="variable" style:font-weight-asian="normal" style:font-family-complex="'Courier New'" style:font-pitch-complex="variable" style:font-weight-complex="normal"/>
    </style:style>
    <style:style style:name="T5930" style:family="text">
      <style:text-properties fo:color="#009999" fo:font-size="28pt" fo:font-weight="bold" style:font-size-asian="28pt" style:font-weight-asian="bold" style:font-size-complex="28pt" style:font-weight-complex="bold"/>
    </style:style>
    <style:style style:name="T5933"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5939"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5943"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5947" style:family="text">
      <style:text-properties fo:font-family="Courier" style:font-family-generic="swiss" style:font-pitch="variable" fo:font-weight="bold" style:font-weight-asian="bold" style:font-weight-complex="bold"/>
    </style:style>
    <style:style style:name="T5951"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5953"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5954" style:family="text">
      <style:text-properties fo:color="#000000" fo:font-family="Arial" style:font-pitch="variable" fo:font-size="24pt" fo:font-weight="bold" style:font-family-asian="Arial" style:font-pitch-asian="variable" style:font-size-asian="24pt" style:font-weight-asian="bold" style:font-family-complex="Arial" style:font-pitch-complex="variable" style:font-size-complex="24pt" style:font-weight-complex="bold"/>
    </style:style>
    <style:style style:name="T5955"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5961"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5963"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5966" style:family="text">
      <style:text-properties fo:font-family="'Courier New'" style:font-pitch="variable" style:font-family-asian="'Courier New'" style:font-pitch-asian="variable" style:font-family-complex="'Courier New'" style:font-pitch-complex="variable"/>
    </style:style>
    <style:style style:name="T596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5978" style:family="text">
      <style:text-properties style:use-window-font-color="true" fo:font-size="18pt" style:font-size-asian="18pt" style:font-size-complex="18pt"/>
    </style:style>
    <style:style style:name="T5982"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5986"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5987"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5993" style:family="text">
      <style:text-properties fo:font-size="41pt" style:font-size-asian="41pt" style:font-size-complex="41pt"/>
    </style:style>
    <style:style style:name="T5994" style:family="text">
      <style:text-properties fo:color="#3333cc"/>
    </style:style>
    <style:style style:name="T5995" style:family="text">
      <style:text-properties fo:color="#3333cc" fo:font-size="26pt" style:font-size-asian="26pt" style:font-size-complex="26pt"/>
    </style:style>
    <text:list-style style:name="L572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72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730">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73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32">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509615E3.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3D5D0D25.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3D5D0D25.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3D5D0D25.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733">
      <text:list-level-style-image text:level="1"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E9887C3E.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A3A4FB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B50F7C63.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B0944FEF.png" xlink:type="simple" xlink:show="embed" xlink:actuate="onLoad">
        <style:list-level-properties text:space-before="5.08cm" text:min-label-width="0.635cm" style:vertical-pos="middle" style:vertical-rel="line" fo:width="0.508cm" fo:height="0.508cm"/>
      </text:list-level-style-image>
    </text:list-style>
    <text:list-style style:name="L5734">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5735">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73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37">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5738">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5739">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74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574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742">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743">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744">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presentation:date-time-decl>
      <draw:page draw:name="page1" draw:style-name="dp5727" draw:master-page-name="Technologic_5f_otp_5f_Technologic" presentation:presentation-page-layout-name="ALT19" presentation:use-footer-name="ftr1" presentation:use-date-time-name="dtd1">
        <office:forms form:automatic-focus="false" form:apply-design-mode="false"/>
        <draw:frame draw:name="Title text1_2" presentation:style-name="pr5734" draw:text-style-name="P5735" draw:layer="layout" svg:width="22.859cm" svg:height="3.181cm" svg:x="1.27cm" svg:y="2.54cm" presentation:class="title" presentation:user-transformed="true">
          <draw:text-box>
            <text:p text:style-name="P5733">Using ICU Workshop</text:p>
          </draw:text-box>
        </draw:frame>
        <draw:frame draw:name="Text Frame4_2" draw:style-name="gr5739" draw:text-style-name="P5740" draw:layer="layout" svg:width="23.672cm" svg:height="7.155cm" svg:x="1.093cm" svg:y="10.16cm">
          <draw:text-box>
            <text:p text:style-name="P5736"><text:span text:style-name="T5737"/></text:p>
            <text:p text:style-name="P5736"><text:span text:style-name="T5737">Steven R. Loomis &lt;srloomis@us.ibm.com&gt;</text:span></text:p>
            <text:p text:style-name="P5736"><text:span text:style-name="T5737">Software Engineer, IBM</text:span></text:p>
            <text:p text:style-name="P5736"><text:span text:style-name="T5737"/></text:p>
            <text:p text:style-name="P5736"><text:span text:style-name="T5737">San José Globalization Center of Competency</text:span></text:p>
            <text:p text:style-name="P5736"><text:span text:style-name="T5737"/></text:p>
            <text:p text:style-name="P5736"><text:span text:style-name="T5737">35</text:span><text:span text:style-name="T5738">th</text:span><text:span text:style-name="T5737"> Internationalization and Unicode Conference</text:span></text:p>
            <text:p text:style-name="P5736"><text:span text:style-name="T5737">October 2011 • San José, California, USA </text:span></text:p>
          </draw:text-box>
        </draw:frame>
        <presentation:notes draw:style-name="dp5728" presentation:use-header-name="hdr1" presentation:use-footer-name="ftr2">
          <draw:page-thumbnail draw:style-name="gr5741" draw:layer="layout" svg:width="12.134cm" svg:height="8.56cm" svg:x="3.458cm" svg:y="2.71cm" draw:page-number="1" presentation:class="page"/>
          <draw:frame presentation:style-name="pr5742" draw:text-style-name="P5743" draw:layer="layout" svg:width="12.853cm" svg:height="9.502cm" svg:x="3.105cm" svg:y="12.1cm" presentation:class="notes" presentation:placeholder="true">
            <draw:text-box/>
          </draw:frame>
        </presentation:notes>
      </draw:page>
      <draw:page draw:name="Agenda"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1cm" presentation:class="title" presentation:user-transformed="true">
          <draw:text-box>
            <text:p text:style-name="P5733">Agenda</text:p>
          </draw:text-box>
        </draw:frame>
        <draw:frame presentation:style-name="pr5748" draw:text-style-name="P5749" draw:layer="layout" svg:width="22.86cm" svg:height="13.631cm" svg:x="1.27cm" svg:y="3.175cm" presentation:class="outline" presentation:user-transformed="true">
          <draw:text-box>
            <text:list text:style-name="L5729">
              <text:list-item>
                <text:p text:style-name="P5746"><text:span text:style-name="T5747">What is ICU?</text:span></text:p>
              </text:list-item>
              <text:list-item>
                <text:p text:style-name="P5746"><text:span text:style-name="T5747">Getting &amp; setting up ICU</text:span></text:p>
              </text:list-item>
              <text:list-item>
                <text:p text:style-name="P5746"><text:span text:style-name="T5747">Testing it for yourself</text:span></text:p>
              </text:list-item>
              <text:list-item>
                <text:p text:style-name="P5746"><text:span text:style-name="T5747">Using the conversion engine</text:span></text:p>
              </text:list-item>
              <text:list-item>
                <text:p text:style-name="P5746"><text:span text:style-name="T5747">Using the break iterator engine</text:span></text:p>
              </text:list-item>
              <text:list-item>
                <text:p text:style-name="P5746"><text:span text:style-name="T5747">Using resource bundles</text:span></text:p>
              </text:list-item>
              <text:list-item>
                <text:p text:style-name="P5746"><text:span text:style-name="T5747">Using the collation engine</text:span></text:p>
              </text:list-item>
              <text:list-item>
                <text:p text:style-name="P5746"><text:span text:style-name="T5747">Using message formats</text:span></text:p>
              </text:list-item>
            </text:list>
          </draw:text-box>
        </draw:frame>
        <presentation:notes draw:style-name="dp5728" presentation:use-header-name="hdr1" presentation:use-footer-name="ftr2">
          <draw:page-thumbnail draw:style-name="gr5741" draw:layer="layout" svg:width="12.87cm" svg:height="8.56cm" svg:x="3.089cm" svg:y="2.71cm" draw:page-number="2" presentation:class="page"/>
          <draw:frame presentation:style-name="pr5750" draw:text-style-name="P5751" draw:layer="layout" svg:width="12.853cm" svg:height="9.502cm" svg:x="3.105cm" svg:y="12.1cm" presentation:class="notes" presentation:placeholder="true">
            <draw:text-box/>
          </draw:frame>
        </presentation:notes>
      </draw:page>
      <draw:page draw:name="What is ICU?"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2cm" presentation:class="title" presentation:user-transformed="true">
          <draw:text-box>
            <text:p text:style-name="P5733">What is ICU?</text:p>
          </draw:text-box>
        </draw:frame>
        <draw:frame presentation:style-name="pr5756" draw:text-style-name="P5757" draw:layer="layout" svg:width="22.86cm" svg:height="14.331cm" svg:x="1.27cm" svg:y="3.387cm" presentation:class="outline" presentation:user-transformed="true">
          <draw:text-box>
            <text:list text:style-name="L5730">
              <text:list-item>
                <text:p text:style-name="P5752"><text:span text:style-name="T5753">I</text:span><text:span text:style-name="T5754">nternational </text:span><text:span text:style-name="T5753">C</text:span><text:span text:style-name="T5754">omponents for </text:span><text:span text:style-name="T5753">U</text:span><text:span text:style-name="T5754">nicode</text:span></text:p>
              </text:list-item>
              <text:list-item>
                <text:p text:style-name="P5752"><text:span text:style-name="T5754">Globalization / Unicode / Locales</text:span></text:p>
              </text:list-item>
              <text:list-item>
                <text:p text:style-name="P5752"><text:span text:style-name="T5754">Mature, widely used set of C/C++ and Java libraries</text:span></text:p>
                <text:list>
                  <text:list-item>
                    <text:p text:style-name="P5755"><text:span text:style-name="T5754">Basis for Java 1.1 internationalization, but goes far beyond Java 1.1</text:span></text:p>
                  </text:list-item>
                </text:list>
              </text:list-item>
              <text:list-item>
                <text:p text:style-name="P5752"><text:span text:style-name="T5754">Very portable – identical results on all platforms / programming languages</text:span></text:p>
                <text:list>
                  <text:list-item>
                    <text:p text:style-name="P5755"><text:span text:style-name="T5754">C/C++: 30+ platforms/compilers</text:span></text:p>
                  </text:list-item>
                  <text:list-item>
                    <text:p text:style-name="P5755"><text:span text:style-name="T5754">Java: IBM &amp; Sun JDK</text:span></text:p>
                  </text:list-item>
                  <text:list-item>
                    <text:p text:style-name="P5755"><text:span text:style-name="T5754">You can use: C/C++ (ICU4C), Java (ICU4J)</text:span></text:p>
                  </text:list-item>
                </text:list>
              </text:list-item>
              <text:list-item>
                <text:p text:style-name="P5752"><text:span text:style-name="T5754">Full threading model</text:span></text:p>
              </text:list-item>
              <text:list-item>
                <text:p text:style-name="P5752"><text:span text:style-name="T5754">Conformant with the latest version of Unicode </text:span></text:p>
              </text:list-item>
              <text:list-item>
                <text:p text:style-name="P5752"><text:span text:style-name="T5754">Data updated with the latest CLDR</text:span></text:p>
              </text:list-item>
              <text:list-item>
                <text:p text:style-name="P5752"><text:span text:style-name="T5754">Customizable</text:span></text:p>
              </text:list-item>
              <text:list-item>
                <text:p text:style-name="P5752"><text:span text:style-name="T5754">Modular</text:span></text:p>
              </text:list-item>
              <text:list-item>
                <text:p text:style-name="P5752"><text:span text:style-name="T5754">Non-viral Open Source</text:span></text:p>
              </text:list-item>
            </text:list>
          </draw:text-box>
        </draw:frame>
        <presentation:notes draw:style-name="dp5728" presentation:use-header-name="hdr1" presentation:use-footer-name="ftr2">
          <draw:page-thumbnail draw:style-name="gr5741" draw:layer="layout" svg:width="12.87cm" svg:height="8.56cm" svg:x="3.089cm" svg:y="2.71cm" draw:page-number="3" presentation:class="page"/>
          <draw:frame presentation:style-name="pr5760" draw:text-style-name="P5745" draw:layer="layout" svg:width="13.97cm" svg:height="13.971cm" svg:x="2.54cm" svg:y="12.065cm" presentation:class="notes" presentation:user-transformed="true">
            <draw:text-box>
              <text:p text:style-name="P5758"><text:span text:style-name="T5759">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5758"><text:span text:style-name="T5759">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Getting ICU4C"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2cm" presentation:class="title" presentation:user-transformed="true">
          <draw:text-box>
            <text:p text:style-name="P5733">Getting ICU4C</text:p>
          </draw:text-box>
        </draw:frame>
        <draw:frame presentation:style-name="pr5763" draw:text-style-name="P5757" draw:layer="layout" svg:width="22.388cm" svg:height="12.212cm" svg:x="1.27cm" svg:y="4.149cm" presentation:class="outline" presentation:user-transformed="true">
          <draw:text-box>
            <text:p text:style-name="P5746"><text:span text:style-name="T5761">Use a stable release</text:span></text:p>
            <text:list text:style-name="L5733">
              <text:list-item>
                <text:list>
                  <text:list-item>
                    <text:p text:style-name="P5762"><text:span text:style-name="T5761">http://icu-project.org/</text:span></text:p>
                  </text:list-item>
                  <text:list-item>
                    <text:p text:style-name="P5762"><text:span text:style-name="T5761">Get the latest release</text:span></text:p>
                  </text:list-item>
                  <text:list-item>
                    <text:p text:style-name="P5762"><text:span text:style-name="T5761">Get the binary package</text:span></text:p>
                  </text:list-item>
                  <text:list-item>
                    <text:p text:style-name="P5762"><text:span text:style-name="T5761">Source download for modifying build options</text:span></text:p>
                  </text:list-item>
                  <text:list-item>
                    <text:p text:style-name="P5762"><text:span text:style-name="T5761">Get documentation for off-line reading</text:span></text:p>
                  </text:list-item>
                </text:list>
              </text:list-item>
            </text:list>
            <text:p text:style-name="P5746"><text:span text:style-name="T5761">Bleeding edge development</text:span></text:p>
            <text:list text:continue-numbering="true" text:style-name="L5733">
              <text:list-item>
                <text:list>
                  <text:list-item>
                    <text:p text:style-name="P5762"><text:span text:style-name="T5761">Download from Subversion</text:span></text:p>
                  </text:list-item>
                  <text:list-item>
                    <text:p text:style-name="P5762"><text:span text:style-name="T5761">http://icu-project.org/repository/</text:span></text:p>
                  </text:list-item>
                </text:list>
              </text:list-item>
            </text:list>
          </draw:text-box>
        </draw:frame>
        <presentation:notes draw:style-name="dp5728" presentation:use-header-name="hdr1" presentation:use-footer-name="ftr2">
          <draw:page-thumbnail draw:style-name="gr5741" draw:layer="layout" svg:width="12.87cm" svg:height="8.56cm" svg:x="3.089cm" svg:y="2.71cm" draw:page-number="4" presentation:class="page"/>
          <draw:frame presentation:style-name="pr5760" draw:text-style-name="P5745" draw:layer="layout" svg:width="13.97cm" svg:height="14.129cm" svg:x="2.54cm" svg:y="12.065cm" presentation:class="notes" presentation:user-transformed="true">
            <draw:text-box>
              <text:p text:style-name="P5758">Here are the ways to get a copy of ICU4C. It is generally recommended that people use a stable release of ICU. You can download a stable release of ICU from ICU’s web site.</text:p>
              <text:p text:style-name="P5758">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5758">The Subversion trunk is generally unstable, but it may be interesting to use if you want to try out a brand new feature, or you plan on contributing a significant amount of code.</text:p>
            </draw:text-box>
          </draw:frame>
        </presentation:notes>
      </draw:page>
      <draw:page draw:name="Setting up ICU4C"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1cm" presentation:class="title" presentation:user-transformed="true">
          <draw:text-box>
            <text:p text:style-name="P5733">Setting up ICU4C</text:p>
          </draw:text-box>
        </draw:frame>
        <draw:frame presentation:style-name="pr5767" draw:text-style-name="P5745" draw:layer="layout" svg:width="22.86cm" svg:height="14.419cm" svg:x="1.27cm" svg:y="3.387cm" presentation:class="outline" presentation:user-transformed="true">
          <draw:text-box>
            <text:p text:style-name="P5764"><text:span text:style-name="T5765">Download &amp; unpack binaries</text:span></text:p>
            <text:p text:style-name="P5764"><text:span text:style-name="T5765">If you need to build from source, read ICU’s readme.html</text:span></text:p>
            <text:list text:style-name="L5733">
              <text:list-item>
                <text:list>
                  <text:list-item>
                    <text:p text:style-name="P5762"><text:span text:style-name="T5759">Windows: </text:span></text:p>
                    <text:list>
                      <text:list-item>
                        <text:p text:style-name="P5766"><text:span text:style-name="T5761">MSVC .Net 2010 project files</text:span></text:p>
                      </text:list-item>
                      <text:list-item>
                        <text:p text:style-name="P5766"><text:span text:style-name="T5761">Cygwin (MSVC, gcc, Intel and so on)</text:span></text:p>
                        <text:list>
                          <text:list-item>
                            <text:p text:style-name="P5766"><text:span text:style-name="T5761">Follow Unix readme.html instructions</text:span></text:p>
                          </text:list-item>
                          <text:list-item>
                            <text:p text:style-name="P5766"><text:span text:style-name="T5761">Some advanced options may work differently</text:span></text:p>
                          </text:list-item>
                        </text:list>
                      </text:list-item>
                    </text:list>
                  </text:list-item>
                  <text:list-item>
                    <text:p text:style-name="P5762"><text:span text:style-name="T5759">Unix &amp; Unix like operating systems:</text:span></text:p>
                    <text:list>
                      <text:list-item>
                        <text:p text:style-name="P5766"><text:span text:style-name="T5761">runConfigureICU …</text:span></text:p>
                      </text:list-item>
                      <text:list-item>
                        <text:p text:style-name="P5766"><text:span text:style-name="T5761">make install</text:span></text:p>
                      </text:list-item>
                      <text:list-item>
                        <text:p text:style-name="P5766"><text:span text:style-name="T5761">make check</text:span></text:p>
                      </text:list-item>
                    </text:list>
                  </text:list-item>
                </text:list>
              </text:list-item>
            </text:list>
          </draw:text-box>
        </draw:frame>
        <presentation:notes draw:style-name="dp5728" presentation:use-header-name="hdr1" presentation:use-footer-name="ftr2">
          <draw:page-thumbnail draw:style-name="gr5741" draw:layer="layout" svg:width="12.87cm" svg:height="8.56cm" svg:x="3.089cm" svg:y="2.71cm" draw:page-number="5" presentation:class="page"/>
          <draw:frame presentation:style-name="pr5760" draw:text-style-name="P5745" draw:layer="layout" svg:width="13.97cm" svg:height="11.431cm" svg:x="2.54cm" svg:y="12.065cm" presentation:class="notes" presentation:user-transformed="true">
            <draw:text-box>
              <text:p text:style-name="P5758">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5758">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67" draw:text-style-name="P5772" draw:layer="layout" svg:width="22.86cm" svg:height="13.631cm" svg:x="1.27cm" svg:y="3.387cm" presentation:class="outline" presentation:user-transformed="true">
          <draw:text-box>
            <text:p text:style-name="P5768"><text:span text:style-name="T5769">--prefix=</text:span><text:span text:style-name="T5770">directory</text:span></text:p>
            <text:list text:style-name="L5734">
              <text:list-item>
                <text:p><text:span text:style-name="T5771">Set to where you want to install ICU</text:span></text:p>
              </text:list-item>
            </text:list>
            <text:p text:style-name="P5768"><text:span text:style-name="T5769">--with-library-bits=64</text:span></text:p>
            <text:list text:style-name="L5735">
              <text:list-item>
                <text:p><text:span text:style-name="T5771">Build 64-bit libraries instead of 32-bit, or vice versa</text:span></text:p>
              </text:list-item>
            </text:list>
            <text:p text:style-name="P5768"><text:span text:style-name="T5769">--with-library-suffix=</text:span><text:span text:style-name="T5770">name</text:span></text:p>
            <text:list text:style-name="L5734">
              <text:list-item>
                <text:p><text:span text:style-name="T5771">Allows you to customize the library name</text:span></text:p>
              </text:list-item>
              <text:list-item>
                <text:p><text:span text:style-name="T5771">Highly recommended when not using the default configure options</text:span></text:p>
              </text:list-item>
            </text:list>
            <text:p text:style-name="P5768"><text:span text:style-name="T5769">--enable-static</text:span></text:p>
            <text:list text:continue-numbering="true" text:style-name="L5734">
              <text:list-item>
                <text:p><text:span text:style-name="T5771">Build static libraries</text:span></text:p>
              </text:list-item>
              <text:list-item>
                <text:p><text:span text:style-name="T5771">Make sure you get your very own ICU</text:span></text:p>
              </text:list-item>
              <text:list-item>
                <text:p><text:span text:style-name="T5771">Minimize footprint when using a small amount of ICU</text:span></text:p>
              </text:list-item>
              <text:list-item>
                <text:p><text:span text:style-name="T5771">Beware large data, stale dependencies</text:span></text:p>
              </text:list-item>
              <text:list-item>
                <text:p><text:span text:style-name="T5771">If you’re building on Windows, read the readme.html</text:span></text:p>
              </text:list-item>
            </text:list>
          </draw:text-box>
        </draw:frame>
        <draw:frame presentation:style-name="pr5744" draw:text-style-name="P5745" draw:layer="layout" svg:width="22.86cm" svg:height="3.985cm" svg:x="1.27cm" svg:y="-0.087cm" presentation:class="title" presentation:user-transformed="true">
          <draw:text-box>
            <text:p text:style-name="P5733">Commonly Used Configure Options</text:p>
          </draw:text-box>
        </draw:frame>
        <presentation:notes draw:style-name="dp5728" presentation:use-header-name="hdr1" presentation:use-footer-name="ftr2">
          <draw:page-thumbnail draw:style-name="gr5741" draw:layer="layout" svg:width="12.87cm" svg:height="8.56cm" svg:x="3.089cm" svg:y="2.71cm" draw:page-number="6" presentation:class="page"/>
          <draw:frame presentation:style-name="pr5773" draw:text-style-name="P5745" draw:layer="layout" svg:width="15.24cm" svg:height="19.527cm" svg:x="1.905cm" svg:y="12.065cm" presentation:class="notes" presentation:user-transformed="true">
            <draw:text-box>
              <text:p text:style-name="P5758"><text:span text:style-name="T5759">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5758"><text:span text:style-name="T5759"/></text:p>
              <text:p text:style-name="P5758"><text:span text:style-name="T5759">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5758"><text:span text:style-name="T5759"/></text:p>
              <text:p text:style-name="P5758"><text:span text:style-name="T5759">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631cm" svg:x="1.27cm" svg:y="0.907cm" presentation:class="title" presentation:user-transformed="true">
          <draw:text-box>
            <text:p text:style-name="P5733"><text:span text:style-name="T5774">Commonly Used Configure Options </text:span><text:span text:style-name="T5747">(Part II)</text:span></text:p>
          </draw:text-box>
        </draw:frame>
        <draw:frame presentation:style-name="pr5767" draw:text-style-name="P5772" draw:layer="layout" svg:width="22.86cm" svg:height="13.631cm" svg:x="1.27cm" svg:y="3.387cm" presentation:class="outline" presentation:user-transformed="true">
          <draw:text-box>
            <text:p text:style-name="P5768"><text:span text:style-name="T5769">--with-data-packaging=</text:span><text:span text:style-name="T5770">type</text:span></text:p>
            <text:list text:style-name="L5734">
              <text:list-item>
                <text:p><text:span text:style-name="T5771">Specify the type of data that ICU’s large data library should be packaged</text:span></text:p>
              </text:list-item>
              <text:list-item>
                <text:p><text:span text:style-name="T5771">Specify </text:span><text:span text:style-name="T5775">files</text:span><text:span text:style-name="T5771">, </text:span><text:span text:style-name="T5775">archive</text:span><text:span text:style-name="T5771"> or </text:span><text:span text:style-name="T5775">library</text:span></text:p>
              </text:list-item>
            </text:list>
            <text:p text:style-name="P5768"><text:span text:style-name="T5769">--disable-renaming</text:span></text:p>
            <text:list text:continue-numbering="true" text:style-name="L5734">
              <text:list-item>
                <text:p><text:span text:style-name="T5771">Disable the ICU version renaming</text:span><text:span text:style-name="T5771"><text:line-break/></text:span><text:span text:style-name="T5771"> <text:s text:c="2"/>ucnv_open() → ucnv_open_44()</text:span></text:p>
              </text:list-item>
              <text:list-item>
                <text:p><text:span text:style-name="T5771">Not normally recommended</text:span></text:p>
              </text:list-item>
            </text:list>
            <text:p text:style-name="P5768"><text:span text:style-name="T5769">--enable-debug</text:span></text:p>
            <text:list text:continue-numbering="true" text:style-name="L5734">
              <text:list-item>
                <text:p><text:span text:style-name="T5771">Enable building debuggable versions of ICU</text:span></text:p>
              </text:list-item>
              <text:list-item>
                <text:p><text:span text:style-name="T5771">Use with runConfigureICU before you specify the platform target</text:span></text:p>
              </text:list-item>
            </text:list>
            <text:p text:style-name="P5768"><text:span text:style-name="T5769">--disable-release</text:span></text:p>
            <text:list text:continue-numbering="true" text:style-name="L5734">
              <text:list-item>
                <text:p><text:span text:style-name="T5771">Disable building optimized versions of ICU</text:span></text:p>
              </text:list-item>
              <text:list-item>
                <text:p><text:span text:style-name="T5771">Use with runConfigureICU before you specify the platform target</text:span></text:p>
              </text:list-item>
            </text:list>
          </draw:text-box>
        </draw:frame>
        <presentation:notes draw:style-name="dp5728" presentation:use-header-name="hdr1" presentation:use-footer-name="ftr2">
          <draw:page-thumbnail draw:style-name="gr5741" draw:layer="layout" svg:width="12.87cm" svg:height="8.56cm" svg:x="3.089cm" svg:y="2.71cm" draw:page-number="7" presentation:class="page"/>
          <draw:frame presentation:style-name="pr5773" draw:text-style-name="P5745" draw:layer="layout" svg:width="15.24cm" svg:height="11.431cm" svg:x="1.905cm" svg:y="12.065cm" presentation:class="notes" presentation:user-transformed="true">
            <draw:text-box>
              <text:p text:style-name="P5758">These are some more advanced options that are frequently used.</text:p>
            </draw:text-box>
          </draw:frame>
        </presentation:notes>
      </draw:page>
      <draw:page draw:name="Testing ICU4C"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1cm" presentation:class="title" presentation:user-transformed="true">
          <draw:text-box>
            <text:p text:style-name="P5733">Testing ICU4C</text:p>
          </draw:text-box>
        </draw:frame>
        <draw:frame presentation:style-name="pr5776" draw:text-style-name="P5745" draw:layer="layout" svg:width="21.599cm" svg:height="12.819cm" svg:x="1.904cm" svg:y="3.809cm" presentation:class="outline" presentation:user-transformed="true">
          <draw:text-box>
            <text:p text:style-name="P5746"><text:span text:style-name="T5759">Windows</text:span><text:span text:style-name="T5759"><text:line-break/></text:span><text:span text:style-name="T5759"> Run tests per readme:</text:span></text:p>
            <text:p text:style-name="P5746"><text:span text:style-name="T5759"><text:s text:c="4"/></text:span><text:span text:style-name="T5759">- cintltst, intltest, iotest, icuinfo</text:span></text:p>
            <text:p text:style-name="P5746"><text:span text:style-name="T5759">Unixes </text:span></text:p>
            <text:p text:style-name="P5746"><text:span text:style-name="T5759"><text:s text:c="4"/></text:span><text:span text:style-name="T5759">- gmake check</text:span></text:p>
            <text:p text:style-name="P5746"><text:span text:style-name="T5759"/></text:p>
            <text:p text:style-name="P5746"><text:span text:style-name="T5759"/></text:p>
          </draw:text-box>
        </draw:frame>
        <presentation:notes draw:style-name="dp5728" presentation:use-header-name="hdr1" presentation:use-footer-name="ftr2">
          <draw:page-thumbnail draw:style-name="gr5741" draw:layer="layout" svg:width="12.87cm" svg:height="8.56cm" svg:x="3.089cm" svg:y="2.71cm" draw:page-number="8" presentation:class="page"/>
          <draw:frame presentation:style-name="pr5760" draw:text-style-name="P5745" draw:layer="layout" svg:width="13.97cm" svg:height="11.431cm" svg:x="2.54cm" svg:y="12.065cm" presentation:class="notes" presentation:user-transformed="true">
            <draw:text-box>
              <text:p text:style-name="P5758"><text:span text:style-name="T5759">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5758"><text:span text:style-name="T5759">If you want to make sure that your program is using ICU4C correctly, you can use this snippet of code.</text:span></text:p>
            </draw:text-box>
          </draw:frame>
        </presentation:notes>
      </draw:page>
      <draw:page draw:name="page9"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presentation:user-transformed="true">
          <draw:text-box>
            <text:p>Testing for Yourself: code</text:p>
          </draw:text-box>
        </draw:frame>
        <draw:frame presentation:style-name="pr5778" draw:text-style-name="P5751" draw:layer="layout" svg:width="21.692cm" svg:height="11.751cm" svg:x="1.866cm" svg:y="4.479cm" presentation:class="outline">
          <draw:text-box>
            <text:p/>
          </draw:text-box>
        </draw:frame>
        <draw:custom-shape draw:style-name="gr5781" draw:text-style-name="P5782" draw:layer="layout" svg:width="21.379cm" svg:height="7.957cm" svg:x="2.54cm" svg:y="4.445cm">
          <text:p text:style-name="P5779"><text:span text:style-name="T5780">#include &lt;stdio.h&gt;</text:span></text:p>
          <text:p text:style-name="P5779"><text:span text:style-name="T5780">#include "unicode/uclean.h"</text:span></text:p>
          <text:p text:style-name="P5779"><text:span text:style-name="T5780"/></text:p>
          <text:p text:style-name="P5779"><text:span text:style-name="T5780">void main() {</text:span></text:p>
          <text:p text:style-name="P5779"><text:span text:style-name="T5780"><text:s text:c="4"/></text:span><text:span text:style-name="T5780">UErrorCode status = U_ZERO_ERROR;</text:span></text:p>
          <text:p text:style-name="P5779"><text:span text:style-name="T5780"><text:s text:c="4"/></text:span><text:span text:style-name="T5780">u_init(&amp;status);</text:span></text:p>
          <text:p text:style-name="P5779"><text:span text:style-name="T5780"><text:s text:c="4"/></text:span><text:span text:style-name="T5780">printf(“This is ICU %s!\n”, U_ICU_VERSION);</text:span></text:p>
          <text:p text:style-name="P5779"><text:span text:style-name="T5780"><text:s text:c="4"/></text:span><text:span text:style-name="T5780">if (U_SUCCESS(status)) {</text:span></text:p>
          <text:p text:style-name="P5779"><text:span text:style-name="T5780"><text:s text:c="8"/></text:span><text:span text:style-name="T5780">printf("everything is OK\n");</text:span></text:p>
          <text:p text:style-name="P5779"><text:span text:style-name="T5780"><text:s text:c="4"/></text:span><text:span text:style-name="T5780">} else {</text:span></text:p>
          <text:p text:style-name="P5779"><text:span text:style-name="T5780"><text:s text:c="8"/></text:span><text:span text:style-name="T5780">printf("error %s initializing.\n", u_errorName(status));</text:span></text:p>
          <text:p text:style-name="P5779"><text:span text:style-name="T5780"><text:s text:c="4"/></text:span><text:span text:style-name="T5780">}</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9" presentation:class="page"/>
          <draw:frame presentation:style-name="pr5783" draw:text-style-name="P5751" draw:layer="layout" svg:width="12.853cm" svg:height="9.251cm" svg:x="3.105cm" svg:y="12.1cm" presentation:class="notes" presentation:placeholder="true">
            <draw:text-box/>
          </draw:frame>
        </presentation:notes>
      </draw:page>
      <draw:page draw:name="page10"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ICU for C First Look</text:p>
          </draw:text-box>
        </draw:frame>
        <draw:frame presentation:style-name="pr5778" draw:text-style-name="P5751" draw:layer="layout" svg:width="21.692cm" svg:height="11.751cm" svg:x="1.866cm" svg:y="4.479cm" presentation:class="outline" presentation:user-transformed="true">
          <draw:text-box>
            <text:list text:style-name="L5732">
              <text:list-item>
                <text:p><text:span text:style-name="T5784">#include “unicode/…”</text:span></text:p>
                <text:list>
                  <text:list-item>
                    <text:p>All ICU headers are in unicode/</text:p>
                  </text:list-item>
                </text:list>
              </text:list-item>
              <text:list-item>
                <text:p><text:span text:style-name="T5784">UErrorCode status = U_ZERO_ERROR;</text:span></text:p>
                <text:list>
                  <text:list-item>
                    <text:p>Fill-in – must be initialized.</text:p>
                  </text:list-item>
                </text:list>
              </text:list-item>
              <text:list-item>
                <text:p><text:span text:style-name="T5784">u_init(&amp;status);</text:span></text:p>
                <text:list>
                  <text:list-item>
                    <text:p>Returns success if ICU data loads OK.</text:p>
                  </text:list-item>
                </text:list>
              </text:list-item>
              <text:list-item>
                <text:p><text:span text:style-name="T5784">If ( U_SUCCESS(status) ) … </text:span></text:p>
                <text:list>
                  <text:list-item>
                    <text:p>TRUE if no error.</text:p>
                  </text:list-item>
                </text:list>
              </text:list-item>
            </text:list>
          </draw:text-box>
        </draw:frame>
        <presentation:notes draw:style-name="dp5728" presentation:use-header-name="hdr1" presentation:use-footer-name="ftr2">
          <draw:page-thumbnail draw:style-name="gr5741" draw:layer="layout" svg:width="12.87cm" svg:height="8.56cm" svg:x="3.089cm" svg:y="2.71cm" draw:page-number="10" presentation:class="page"/>
          <draw:frame presentation:style-name="pr5783" draw:text-style-name="P5751" draw:layer="layout" svg:width="12.853cm" svg:height="9.251cm" svg:x="3.105cm" svg:y="12.1cm" presentation:class="notes" presentation:placeholder="true">
            <draw:text-box/>
          </draw:frame>
        </presentation:notes>
      </draw:page>
      <draw:page draw:name="page11"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3.473cm" svg:x="1.866cm" svg:y="1.435cm" presentation:class="title" presentation:user-transformed="true">
          <draw:text-box>
            <text:p>Testing for Yourself: Windows</text:p>
          </draw:text-box>
        </draw:frame>
        <draw:frame presentation:style-name="pr5778" draw:text-style-name="P5751" draw:layer="layout" svg:width="21.692cm" svg:height="11.751cm" svg:x="1.905cm" svg:y="5.08cm" presentation:class="outline" presentation:user-transformed="true">
          <draw:text-box>
            <text:list text:style-name="L5732">
              <text:list-item>
                <text:p>Project Properties</text:p>
                <text:list>
                  <text:list-item>
                    <text:p>C/C++»General»Additional Include Directories:</text:p>
                    <text:list>
                      <text:list-item>
                        <text:p>icu\<text:span text:style-name="T5785">include</text:span></text:p>
                      </text:list-item>
                    </text:list>
                  </text:list-item>
                  <text:list-item>
                    <text:p><text:span text:style-name="T5786">Linker»Input»Additional Dependencies:</text:span></text:p>
                    <text:list>
                      <text:list-item>
                        <text:p><text:span text:style-name="T5786">icuuc.lib;icuin.lib;icuio.lib</text:span></text:p>
                      </text:list-item>
                    </text:list>
                  </text:list-item>
                </text:list>
              </text:list-item>
              <text:list-item>
                <text:p><text:span text:style-name="T5786">Add icu\bin <text:s/>to your PATH</text:span></text:p>
              </text:list-item>
            </text:list>
          </draw:text-box>
        </draw:frame>
        <presentation:notes draw:style-name="dp5728" presentation:use-header-name="hdr1" presentation:use-footer-name="ftr2">
          <draw:page-thumbnail draw:style-name="gr5741" draw:layer="layout" svg:width="12.87cm" svg:height="8.56cm" svg:x="3.089cm" svg:y="2.71cm" draw:page-number="11" presentation:class="page"/>
          <draw:frame presentation:style-name="pr5783" draw:text-style-name="P5751" draw:layer="layout" svg:width="12.853cm" svg:height="9.251cm" svg:x="3.105cm" svg:y="12.1cm" presentation:class="notes" presentation:placeholder="true">
            <draw:text-box/>
          </draw:frame>
        </presentation:notes>
      </draw:page>
      <draw:page draw:name="page12"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Testing for Yourself: UNIX</text:p>
          </draw:text-box>
        </draw:frame>
        <draw:frame presentation:style-name="pr5778" draw:text-style-name="P5751" draw:layer="layout" svg:width="21.692cm" svg:height="13.024cm" svg:x="1.866cm" svg:y="4.479cm" presentation:class="outline" presentation:user-transformed="true">
          <draw:text-box>
            <text:list text:style-name="L5732">
              <text:list-item>
                <text:p><text:span text:style-name="T5787">CPPFLAGS+= -I</text:span><text:span text:style-name="T5788">/path/to</text:span><text:span text:style-name="T5787">/icu/include</text:span></text:p>
              </text:list-item>
              <text:list-item>
                <text:p><text:span text:style-name="T5787">LDFLAGS+=-L</text:span><text:span text:style-name="T5788">/path/to</text:span><text:span text:style-name="T5787">/icu/lib -licuuc -licui18n -licuio</text:span></text:p>
              </text:list-item>
              <text:list-item>
                <text:p>Set <text:span text:style-name="T5787">LD_LIBRARY_PATH</text:span> or <text:span text:style-name="T5787">DYLD_LIBRARY_PATH</text:span>, etc to <text:span text:style-name="T5789">/path/to</text:span>/icu/lib</text:p>
              </text:list-item>
              <text:list-item>
                <text:p>Add <text:span text:style-name="T5789">/path/to</text:span>/icu/bin to your <text:span text:style-name="T5787">PATH</text:span> for tools</text:p>
              </text:list-item>
            </text:list>
          </draw:text-box>
        </draw:frame>
        <presentation:notes draw:style-name="dp5728" presentation:use-header-name="hdr1" presentation:use-footer-name="ftr2">
          <draw:page-thumbnail draw:style-name="gr5741" draw:layer="layout" svg:width="12.87cm" svg:height="8.56cm" svg:x="3.089cm" svg:y="2.71cm" draw:page-number="12" presentation:class="page"/>
          <draw:frame presentation:style-name="pr5790" draw:text-style-name="P5751" draw:layer="layout" svg:width="12.853cm" svg:height="9.251cm" svg:x="3.105cm" svg:y="12.1cm">
            <draw:text-box>
              <text:p/>
            </draw:text-box>
          </draw:frame>
        </presentation:notes>
      </draw:page>
      <draw:page draw:name="page13"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HelloWorld (ICU Style)</text:p>
          </draw:text-box>
        </draw:frame>
        <draw:frame presentation:style-name="pr5795" draw:text-style-name="P5751" draw:layer="layout" svg:width="21.692cm" svg:height="5.043cm" svg:x="1.866cm" svg:y="12.065cm" presentation:class="outline" presentation:user-transformed="true">
          <draw:text-box>
            <text:list text:style-name="L5732">
              <text:list-item>
                <text:p><text:span text:style-name="T5791">»</text:span><text:span text:style-name="T5787">“Hello, World!”</text:span></text:p>
              </text:list-item>
              <text:list-item>
                <text:p><text:span text:style-name="T5792">%S</text:span>: world[ ] is UTF-16 (Unicode)</text:p>
              </text:list-item>
              <text:list-item>
                <text:p><text:span text:style-name="T5787">und_001</text:span> <text:s/>= <text:span text:style-name="T5793"><text:s/>“Language=Unknown, </text:span><text:span text:style-name="T5794">Region=World</text:span><text:span text:style-name="T5793">”</text:span></text:p>
              </text:list-item>
            </text:list>
          </draw:text-box>
        </draw:frame>
        <draw:custom-shape draw:style-name="gr5781" draw:text-style-name="P5782" draw:layer="layout" svg:width="21.379cm" svg:height="8.127cm" svg:x="1.905cm" svg:y="3.81cm">
          <text:p text:style-name="P5779"><text:span text:style-name="T5780">#include &lt;unicode/ustdio.h&gt;</text:span></text:p>
          <text:p text:style-name="P5779"><text:span text:style-name="T5780">int main(int argc, const char *argv[]) {</text:span></text:p>
          <text:p text:style-name="P5779"><text:span text:style-name="T5780"><text:s text:c="2"/></text:span><text:span text:style-name="T5780">UFILE *out;</text:span></text:p>
          <text:p text:style-name="P5779"><text:span text:style-name="T5780"><text:s text:c="2"/></text:span><text:span text:style-name="T5780">UErrorCode status = U_ZERO_ERROR;</text:span></text:p>
          <text:p text:style-name="P5779"><text:span text:style-name="T5780"><text:s text:c="2"/></text:span><text:span text:style-name="T5780">out = u_finit(stdout, NULL, NULL);</text:span></text:p>
          <text:p text:style-name="P5779"><text:span text:style-name="T5780"><text:s text:c="2"/></text:span><text:span text:style-name="T5780">UChar world[256];</text:span></text:p>
          <text:p text:style-name="P5779"><text:span text:style-name="T5780"><text:s text:c="2"/></text:span><text:span text:style-name="T5796">uloc_getDisplayCountry</text:span><text:span text:style-name="T5780">("</text:span><text:span text:style-name="T5796">und_001</text:span><text:span text:style-name="T5780">", NULL, world, </text:span></text:p>
          <text:p text:style-name="P5779"><text:span text:style-name="T5780"><text:tab/></text:span><text:span text:style-name="T5780"><text:tab/></text:span><text:span text:style-name="T5780">256, &amp;status);</text:span></text:p>
          <text:p text:style-name="P5779"><text:span text:style-name="T5780"><text:s text:c="2"/></text:span><text:span text:style-name="T5780">if(U_FAILURE(status)) { puts(“Fail!”); return 1; }</text:span></text:p>
          <text:p text:style-name="P5779"><text:span text:style-name="T5780"><text:s text:c="2"/></text:span><text:span text:style-name="T5780">u_fprintf(out, "Hello, %S!\n", world);</text:span></text:p>
          <text:p text:style-name="P5779"><text:span text:style-name="T5780"><text:s text:c="2"/></text:span><text:span text:style-name="T5780">u_fclose(out);</text:span></text:p>
          <text:p text:style-name="P5779"><text:span text:style-name="T5780"><text:s text:c="2"/></text:span><text:span text:style-name="T5780">return 0;</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13" presentation:class="page"/>
          <draw:frame presentation:style-name="pr5783" draw:text-style-name="P5751" draw:layer="layout" svg:width="12.853cm" svg:height="9.251cm" svg:x="3.105cm" svg:y="12.1cm" presentation:class="notes" presentation:placeholder="true">
            <draw:text-box/>
          </draw:frame>
        </presentation:notes>
      </draw:page>
      <draw:page draw:name="page14"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Hello<text:span text:style-name="T5789">Welt </text:span></text:p>
          </draw:text-box>
        </draw:frame>
        <draw:frame presentation:style-name="pr5795" draw:text-style-name="P5751" draw:layer="layout" svg:width="21.692cm" svg:height="4.165cm" svg:x="1.866cm" svg:y="12.065cm" presentation:class="outline" presentation:user-transformed="true">
          <draw:text-box>
            <text:list text:style-name="L5732">
              <text:list-item>
                <text:p><text:span text:style-name="T5791">»</text:span><text:span text:style-name="T5787">“de: Hello, Welt!”</text:span></text:p>
              </text:list-item>
              <text:list-item>
                <text:p><text:span text:style-name="T5747">(Not a friendly way of choosing languages – use user's preference, chooser.)</text:span></text:p>
              </text:list-item>
            </text:list>
          </draw:text-box>
        </draw:frame>
        <draw:custom-shape draw:style-name="gr5797" draw:text-style-name="P5798" draw:layer="layout" svg:width="21.379cm" svg:height="8.297cm" svg:x="1.905cm" svg:y="3.81cm">
          <text:p text:style-name="P5779"><text:span text:style-name="T5780">#include &lt;unicode/ustdio.h&gt;</text:span></text:p>
          <text:p text:style-name="P5779"><text:span text:style-name="T5780">int main(int argc, const char *argv[]) {</text:span></text:p>
          <text:p text:style-name="P5779"><text:span text:style-name="T5780"><text:s text:c="2"/></text:span><text:span text:style-name="T5780">UFILE *out;</text:span></text:p>
          <text:p text:style-name="P5779"><text:span text:style-name="T5780"><text:s text:c="2"/></text:span><text:span text:style-name="T5780">UErrorCode status = U_ZERO_ERROR;</text:span></text:p>
          <text:p text:style-name="P5779"><text:span text:style-name="T5780"><text:s text:c="2"/></text:span><text:span text:style-name="T5780">out = u_finit(stdout, </text:span><text:span text:style-name="T5796">“de”</text:span><text:span text:style-name="T5780">, NULL);</text:span></text:p>
          <text:p text:style-name="P5779"><text:span text:style-name="T5780"><text:s text:c="2"/></text:span><text:span text:style-name="T5780">UChar world[256];</text:span></text:p>
          <text:p text:style-name="P5779"><text:span text:style-name="T5780"><text:s text:c="2"/></text:span><text:span text:style-name="T5780">uloc_getDisplayCountry("und_001", </text:span><text:span text:style-name="T5796">“de”</text:span><text:span text:style-name="T5780">, world, </text:span></text:p>
          <text:p text:style-name="P5779"><text:span text:style-name="T5780"><text:tab/></text:span><text:span text:style-name="T5780"><text:tab/></text:span><text:span text:style-name="T5780">256, &amp;status);</text:span></text:p>
          <text:p text:style-name="P5779"><text:span text:style-name="T5780"><text:s text:c="2"/></text:span><text:span text:style-name="T5780">if(U_FAILURE(status)) { puts(“Fail!”); return 1; }</text:span></text:p>
          <text:p text:style-name="P5779"><text:span text:style-name="T5780"><text:s text:c="2"/></text:span><text:span text:style-name="T5780">u_fprintf(out, "%s: Hello, %S!\n", “de”, world);</text:span></text:p>
          <text:p text:style-name="P5779"><text:span text:style-name="T5780"><text:s text:c="2"/></text:span><text:span text:style-name="T5780">u_fclose(out);</text:span></text:p>
          <text:p text:style-name="P5779"><text:span text:style-name="T5780"><text:s text:c="2"/></text:span><text:span text:style-name="T5780">return 0;</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14" presentation:class="page"/>
          <draw:frame presentation:style-name="pr5783" draw:text-style-name="P5751" draw:layer="layout" svg:width="12.853cm" svg:height="9.251cm" svg:x="3.105cm" svg:y="12.1cm" presentation:class="notes" presentation:placeholder="true">
            <draw:text-box/>
          </draw:frame>
        </presentation:notes>
      </draw:page>
      <draw:page draw:name="Conversion Engine - Opening"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1.162cm" presentation:class="title" presentation:user-transformed="true">
          <draw:text-box>
            <text:p text:style-name="P5733">Conversion Engine - Opening</text:p>
          </draw:text-box>
        </draw:frame>
        <draw:frame presentation:style-name="pr5799" draw:text-style-name="P5749" draw:layer="layout" svg:width="22.86cm" svg:height="4.497cm" svg:x="1.27cm" svg:y="3.567cm" presentation:class="outline" presentation:user-transformed="true">
          <draw:text-box>
            <text:p text:style-name="P5746"><text:span text:style-name="T5747">ICU Service objects use an open/close model.</text:span></text:p>
            <text:p text:style-name="P5746"><text:span text:style-name="T5747">Here is a simplified example with a converter:</text:span></text:p>
            <text:list text:style-name="L5733">
              <text:list-item>
                <text:list>
                  <text:list-header>
                    <text:p text:style-name="P5762"><text:span text:style-name="T5747"/></text:p>
                  </text:list-header>
                </text:list>
              </text:list-item>
            </text:list>
          </draw:text-box>
        </draw:frame>
        <draw:custom-shape draw:style-name="gr5802" draw:text-style-name="P5803" draw:layer="layout" svg:width="21.379cm" svg:height="5.845cm" svg:x="1.905cm" svg:y="7.068cm">
          <text:p text:style-name="P5779"><text:span text:style-name="T5780">UErrorCode status = U_ZERO_ERROR;</text:span></text:p>
          <text:p text:style-name="P5779"><text:span text:style-name="T5780">UConverter *cnv = </text:span><text:span text:style-name="T5800">ucnv_open</text:span><text:span text:style-name="T5780">(encoding, &amp;status);</text:span></text:p>
          <text:p text:style-name="P5779"><text:span text:style-name="T5780">if(U_FAILURE(status)) {</text:span></text:p>
          <text:p text:style-name="P5801"><text:span text:style-name="T5780"><text:tab/></text:span><text:span text:style-name="T5780">/* process the error situation, die gracefully */</text:span></text:p>
          <text:p text:style-name="P5779"><text:span text:style-name="T5780">}</text:span></text:p>
          <text:p text:style-name="P5779"><text:span text:style-name="T5780">… </text:span><text:span text:style-name="T5780">/* Use the converter */</text:span><text:span text:style-name="T5780"><text:line-break/></text:span><text:span text:style-name="T5780">/* then call close */</text:span></text:p>
          <text:p text:style-name="P5779"><text:span text:style-name="T5800">ucnv_close</text:span><text:span text:style-name="T5780">(cnv);</text:span></text:p>
          <draw:enhanced-geometry svg:viewBox="0 0 21600 21600" draw:type="rectangle" draw:enhanced-path="M 0 0 L 21600 0 21600 21600 0 21600 0 0 Z N"/>
        </draw:custom-shape>
        <draw:custom-shape draw:style-name="gr5804" draw:text-style-name="P5803" draw:layer="layout" svg:width="21.599cm" svg:height="3.149cm" svg:x="1.949cm" svg:y="14.164cm">
          <text:p/>
          <draw:enhanced-geometry svg:viewBox="0 0 21600 21600" draw:type="rectangle" draw:enhanced-path="M 0 0 L 21600 0 21600 21600 0 21600 0 0 Z N"/>
        </draw:custom-shape>
        <draw:frame draw:style-name="gr5805" draw:text-style-name="P5806" draw:layer="layout" svg:width="22.225cm" svg:height="2.283cm" svg:x="1.905cm" svg:y="13.335cm">
          <draw:text-box>
            <text:p><text:span text:style-name="T5747">• </text:span><text:span text:style-name="T5747">Can't share service objects across threads.</text:span></text:p>
            <text:p><text:span text:style-name="T5747">• </text:span><text:span text:style-name="T5747">Many services have a clone() facility available.</text:span></text:p>
          </draw:text-box>
        </draw:frame>
        <presentation:notes draw:style-name="dp5728" presentation:use-header-name="hdr1" presentation:use-footer-name="ftr2">
          <draw:page-thumbnail draw:style-name="gr5741" draw:layer="layout" svg:width="12.87cm" svg:height="8.56cm" svg:x="3.089cm" svg:y="2.71cm" draw:page-number="15" presentation:class="page"/>
          <draw:frame presentation:style-name="pr5760" draw:text-style-name="P5745" draw:layer="layout" svg:width="13.97cm" svg:height="14.818cm" svg:x="2.54cm" svg:y="12.065cm" presentation:class="notes" presentation:user-transformed="true">
            <draw:text-box>
              <text:p text:style-name="P5758"><text:span text:style-name="T5759">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5807">same time</text:span><text:span text:style-name="T5759"> from multiple threads, this model does have the advantage that ICU’s API is reentrant.</text:span></text:p>
              <text:p text:style-name="P5758"><text:span text:style-name="T5759">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985cm" svg:x="1.27cm" svg:y="0.089cm" presentation:class="title" presentation:user-transformed="true">
          <draw:text-box>
            <text:p text:style-name="P5733">What Converters are Available?</text:p>
          </draw:text-box>
        </draw:frame>
        <draw:frame presentation:style-name="pr5767" draw:text-style-name="P5811" draw:layer="layout" svg:width="22.86cm" svg:height="13.631cm" svg:x="1.27cm" svg:y="3.387cm" presentation:class="outline" presentation:user-transformed="true">
          <draw:text-box>
            <text:p text:style-name="P5808"><text:span text:style-name="T5809">ucnv_countAvailable()</text:span><text:span text:style-name="T5810"> – get the number of available converters</text:span></text:p>
            <text:p text:style-name="P5808"><text:span text:style-name="T5809">ucnv_getAvailable</text:span><text:span text:style-name="T5810"> – get the name of a particular converter</text:span></text:p>
            <text:p text:style-name="P5746"><text:span text:style-name="T5810">Many frameworks allow this type of examination.</text:span></text:p>
          </draw:text-box>
        </draw:frame>
        <presentation:notes draw:style-name="dp5728" presentation:use-header-name="hdr1" presentation:use-footer-name="ftr2">
          <draw:page-thumbnail draw:style-name="gr5741" draw:layer="layout" svg:width="12.87cm" svg:height="8.56cm" svg:x="3.089cm" svg:y="2.71cm" draw:page-number="16" presentation:class="page"/>
          <draw:frame presentation:style-name="pr5760" draw:text-style-name="P5745" draw:layer="layout" svg:width="13.97cm" svg:height="11.431cm" svg:x="2.54cm" svg:y="12.065cm" presentation:class="notes" presentation:user-transformed="true">
            <draw:text-box>
              <text:p text:style-name="P5758"><text:span text:style-name="T5759">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813" draw:layer="layout" svg:width="22.86cm" svg:height="1.954cm" svg:x="1.27cm" svg:y="1.245cm" presentation:class="title" presentation:user-transformed="true">
          <draw:text-box>
            <text:p text:style-name="P5733"><text:span text:style-name="T5812">Converting Text Chunk by Chunk</text:span></text:p>
          </draw:text-box>
        </draw:frame>
        <draw:frame presentation:style-name="pr5767" draw:text-style-name="P5745" draw:layer="layout" svg:width="22.86cm" svg:height="13.631cm" svg:x="1.27cm" svg:y="3.387cm" presentation:class="outline" presentation:user-transformed="true">
          <draw:text-box>
            <text:p text:style-name="P5746">Quick example of using the converter API</text:p>
          </draw:text-box>
        </draw:frame>
        <draw:custom-shape draw:style-name="gr5802" draw:text-style-name="P5803" draw:layer="layout" svg:width="21.378cm" svg:height="9.141cm" svg:x="1.949cm" svg:y="6.085cm">
          <text:p text:style-name="P5779"><text:span text:style-name="T5780">char buffer[DEFAULT_BUFFER_SIZE];</text:span></text:p>
          <text:p text:style-name="P5779"><text:span text:style-name="T5780">char *bufP = buffer;</text:span></text:p>
          <text:p text:style-name="P5779"><text:span text:style-name="T5780">int32_t len = ucnv_fromUChars(cnv, bufP, DEFAULT_BUFFER_SIZE, </text:span></text:p>
          <text:p text:style-name="P5801"><text:span text:style-name="T5780"><text:tab/></text:span><text:span text:style-name="T5780"><text:tab/></text:span><text:span text:style-name="T5780"><text:tab/></text:span><text:span text:style-name="T5780">source, sourceLen, &amp;status);</text:span></text:p>
          <text:p text:style-name="P5779"><text:span text:style-name="T5780">if(U_FAILURE(status)) {</text:span></text:p>
          <text:p text:style-name="P5801"><text:span text:style-name="T5780"><text:tab/></text:span><text:span text:style-name="T5780">if(status == U_BUFFER_OVERFLOW_ERROR) {</text:span></text:p>
          <text:p text:style-name="P5801"><text:span text:style-name="T5780"><text:tab/></text:span><text:span text:style-name="T5780"><text:tab/></text:span><text:span text:style-name="T5780">status = U_ZERO_ERROR;</text:span></text:p>
          <text:p text:style-name="P5801"><text:span text:style-name="T5780"><text:tab/></text:span><text:span text:style-name="T5780"><text:tab/></text:span><text:span text:style-name="T5780">bufP = (UChar *)malloc((len + 1) * sizeof(char));</text:span></text:p>
          <text:p text:style-name="P5801"><text:span text:style-name="T5780"><text:tab/></text:span><text:span text:style-name="T5780"><text:tab/></text:span><text:span text:style-name="T5780">len = ucnv_fromUChars(cnv, bufP, DEFAULT_BUFFER_SIZE, </text:span></text:p>
          <text:p text:style-name="P5801"><text:span text:style-name="T5780"><text:tab/></text:span><text:span text:style-name="T5780"><text:tab/></text:span><text:span text:style-name="T5780"><text:tab/></text:span><text:span text:style-name="T5780"><text:tab/></text:span><text:span text:style-name="T5780">source, sourceLen, &amp;status);</text:span></text:p>
          <text:p text:style-name="P5801"><text:span text:style-name="T5780"><text:tab/></text:span><text:span text:style-name="T5780">} else {</text:span></text:p>
          <text:p text:style-name="P5801"><text:span text:style-name="T5780"><text:tab/></text:span><text:span text:style-name="T5780"><text:tab/></text:span><text:span text:style-name="T5780">/* other error, die gracefully */</text:span></text:p>
          <text:p text:style-name="P5801"><text:span text:style-name="T5780"><text:tab/></text:span><text:span text:style-name="T5780">}</text:span></text:p>
          <text:p text:style-name="P5779"><text:span text:style-name="T5780">}</text:span></text:p>
          <text:p text:style-name="P5801"><text:span text:style-name="T5780">/* do interesting stuff with the converted text */</text:span><text:span text:style-name="T5780"><text:tab/></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17" presentation:class="page"/>
          <draw:frame presentation:style-name="pr5750" draw:text-style-name="P5751" draw:layer="layout" svg:width="12.853cm" svg:height="9.502cm" svg:x="3.105cm" svg:y="12.1cm" presentation:class="notes" presentation:placeholder="true">
            <draw:text-box/>
          </draw:frame>
        </presentation:notes>
      </draw:page>
      <draw:page draw:name="Converting Text Character by Character"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309cm" svg:x="1.27cm" svg:y="0.568cm" presentation:class="title" presentation:user-transformed="true">
          <draw:text-box>
            <text:p text:style-name="P5733"><text:span text:style-name="T5814">Converting Text Character by Character</text:span></text:p>
          </draw:text-box>
        </draw:frame>
        <draw:frame presentation:style-name="pr5815" draw:text-style-name="P5745" draw:layer="layout" svg:width="22.86cm" svg:height="5.555cm" svg:x="1.27cm" svg:y="11.817cm" presentation:class="outline" presentation:user-transformed="true">
          <draw:text-box>
            <text:p text:style-name="P5746">Works only from code page to Unicode</text:p>
            <text:p text:style-name="P5746">Less efficient than converting a whole buffer</text:p>
            <text:p text:style-name="P5746">Doesn’t require managing a target buffer</text:p>
          </draw:text-box>
        </draw:frame>
        <draw:custom-shape draw:style-name="gr5802" draw:text-style-name="P5803" draw:layer="layout" svg:width="21.718cm" svg:height="6.181cm" svg:x="2.368cm" svg:y="3.792cm">
          <text:p text:style-name="P5779"><text:span text:style-name="T5780">UChar32 result;</text:span></text:p>
          <text:p text:style-name="P5779"><text:span text:style-name="T5780">char *source = start;</text:span></text:p>
          <text:p text:style-name="P5779"><text:span text:style-name="T5780">char *sourceLimit = start + len;</text:span></text:p>
          <text:p text:style-name="P5779"><text:span text:style-name="T5780">while(source &lt; sourceLimit) {</text:span></text:p>
          <text:p text:style-name="P5801"><text:span text:style-name="T5780"><text:tab/></text:span><text:span text:style-name="T5780">result = ucnv_getNextUChar(cnv, &amp;source, sourceLimit, &amp;status);</text:span></text:p>
          <text:p text:style-name="P5801"><text:span text:style-name="T5780"><text:tab/></text:span><text:span text:style-name="T5780">if(U_FAILURE(status)) {</text:span></text:p>
          <text:p text:style-name="P5801"><text:span text:style-name="T5780"><text:tab/></text:span><text:span text:style-name="T5780"><text:tab/></text:span><text:span text:style-name="T5780">/* die gracefully */</text:span></text:p>
          <text:p text:style-name="P5801"><text:span text:style-name="T5780"><text:tab/></text:span><text:span text:style-name="T5780">}</text:span><text:span text:style-name="T5780"><text:tab/></text:span><text:span text:style-name="T5780"><text:tab/></text:span></text:p>
          <text:p text:style-name="P5801"><text:span text:style-name="T5780"><text:tab/></text:span><text:span text:style-name="T5780">/* do interesting stuff with the converted text */</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18" presentation:class="page"/>
          <draw:frame presentation:style-name="pr5750" draw:text-style-name="P5751" draw:layer="layout" svg:width="12.853cm" svg:height="9.502cm" svg:x="3.105cm" svg:y="12.1cm" presentation:class="notes" presentation:placeholder="true">
            <draw:text-box/>
          </draw:frame>
        </presentation:notes>
      </draw:page>
      <draw:page draw:name="Converting Text Piece by Piece From a Fi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969cm" svg:x="1.27cm" svg:y="0.103cm" presentation:class="title" presentation:user-transformed="true">
          <draw:text-box>
            <text:p text:style-name="P5733"><text:span text:style-name="T5774">Converting Text Piece by Piece From a File</text:span></text:p>
          </draw:text-box>
        </draw:frame>
        <draw:custom-shape draw:style-name="gr5802" draw:text-style-name="P5803" draw:layer="layout" svg:width="21.378cm" svg:height="13.285cm" svg:x="1.482cm" svg:y="3.598cm">
          <text:p text:style-name="P5779"><text:span text:style-name="T5780">while((!feof(f)) &amp;&amp; ((count=fread(inBuf, 1, BUFFER_SIZE , f)) &gt; 0) ) {</text:span></text:p>
          <text:p text:style-name="P5779"><text:span text:style-name="T5780"><text:s text:c="4"/></text:span><text:span text:style-name="T5780">source = inBuf;</text:span></text:p>
          <text:p text:style-name="P5779"><text:span text:style-name="T5780"><text:s text:c="4"/></text:span><text:span text:style-name="T5780">sourceLimit = inBuf + count; <text:s text:c="6"/></text:span></text:p>
          <text:p text:style-name="P5779"><text:span text:style-name="T5780"><text:s text:c="4"/></text:span><text:span text:style-name="T5780">do {</text:span></text:p>
          <text:p text:style-name="P5779"><text:span text:style-name="T5780"><text:s text:c="8"/></text:span><text:span text:style-name="T5780">target = uBuf;</text:span></text:p>
          <text:p text:style-name="P5779"><text:span text:style-name="T5780"><text:s text:c="8"/></text:span><text:span text:style-name="T5780">targetLimit = uBuf + uBufSize; <text:s text:c="11"/></text:span></text:p>
          <text:p text:style-name="P5779"><text:span text:style-name="T5780"><text:s text:c="8"/></text:span><text:span text:style-name="T5780">ucnv_toUnicode(conv, &amp;target, targetLimit, </text:span></text:p>
          <text:p text:style-name="P5779"><text:span text:style-name="T5780"><text:s text:c="21"/></text:span><text:span text:style-name="T5780">&amp;source, sourceLimit, NULL,</text:span></text:p>
          <text:p text:style-name="P5779"><text:span text:style-name="T5780"><text:s text:c="21"/></text:span><text:span text:style-name="T5780">feof(f)?TRUE:FALSE, /* pass 'flush' when eof */</text:span></text:p>
          <text:p text:style-name="P5779"><text:span text:style-name="T5780"><text:s text:c="21"/></text:span><text:span text:style-name="T5780">/* is true (when no more data will come) */</text:span></text:p>
          <text:p text:style-name="P5779"><text:span text:style-name="T5780"><text:s text:c="21"/></text:span><text:span text:style-name="T5780">&amp;status); <text:s text:c="9"/></text:span></text:p>
          <text:p text:style-name="P5779"><text:span text:style-name="T5780"><text:s text:c="8"/></text:span><text:span text:style-name="T5780">if(status == U_BUFFER_OVERFLOW_ERROR) {</text:span></text:p>
          <text:p text:style-name="P5779"><text:span text:style-name="T5780"><text:s text:c="12"/></text:span><text:span text:style-name="T5780">// simply ran out of space – we'll reset the </text:span></text:p>
          <text:p text:style-name="P5779"><text:span text:style-name="T5780"><text:s text:c="12"/></text:span><text:span text:style-name="T5780">// target ptr the next time through the loop.</text:span></text:p>
          <text:p text:style-name="P5779"><text:span text:style-name="T5780"><text:s text:c="12"/></text:span><text:span text:style-name="T5780">status = U_ZERO_ERROR;</text:span></text:p>
          <text:p text:style-name="P5779"><text:span text:style-name="T5780"><text:s text:c="8"/></text:span><text:span text:style-name="T5780">} else {</text:span></text:p>
          <text:p text:style-name="P5779"><text:span text:style-name="T5780"><text:s text:c="12"/></text:span><text:span text:style-name="T5780">// <text:s/>Check other errors here and act appropriately</text:span></text:p>
          <text:p text:style-name="P5779"><text:span text:style-name="T5780"><text:s text:c="8"/></text:span><text:span text:style-name="T5780">}</text:span></text:p>
          <text:p text:style-name="P5779"><text:span text:style-name="T5780"><text:s text:c="8"/></text:span><text:span text:style-name="T5780">text.append(uBuf, target-uBuf);</text:span></text:p>
          <text:p text:style-name="P5779"><text:span text:style-name="T5780"><text:s text:c="8"/></text:span><text:span text:style-name="T5780">count += target-uBuf;</text:span></text:p>
          <text:p text:style-name="P5779"><text:span text:style-name="T5780"><text:s text:c="4"/></text:span><text:span text:style-name="T5780">} while (source &lt; sourceLimit); // while simply out of space</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19" presentation:class="page"/>
          <draw:frame presentation:style-name="pr5773" draw:text-style-name="P5745" draw:layer="layout" svg:width="15.24cm" svg:height="11.431cm" svg:x="1.905cm" svg:y="12.065cm" presentation:class="notes" presentation:user-transformed="true">
            <draw:text-box>
              <text:p text:style-name="P5758"><text:span text:style-name="T5759">Here is an example of converting a file piece by piece. Notice that unlike some other conversion APIs, like </text:span><text:span text:style-name="T5816">some</text:span><text:span text:style-name="T5759">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Clean up!</text:p>
          </draw:text-box>
        </draw:frame>
        <draw:frame presentation:style-name="pr5767" draw:text-style-name="P5745" draw:layer="layout" svg:width="22.86cm" svg:height="14.173cm" svg:x="1.27cm" svg:y="3.387cm" presentation:class="outline" presentation:user-transformed="true">
          <draw:text-box>
            <text:p text:style-name="P5746"><text:span text:style-name="T5759">Whatever is opened, needs to be closed</text:span></text:p>
            <text:p text:style-name="P5746"><text:span text:style-name="T5759">Converters use </text:span><text:span text:style-name="T5817">ucnv_close</text:span><text:span text:style-name="T5818">()</text:span></text:p>
            <text:p text:style-name="P5746"><text:span text:style-name="T5759">Other C APIs that have an open function also have a close function</text:span></text:p>
            <text:p text:style-name="P5746"><text:span text:style-name="T5759">Allocated C++ objects require delete</text:span></text:p>
            <text:p text:style-name="P5746"><text:span text:style-name="T5759">Can clean up all of ICU with </text:span><text:span text:style-name="T5819">u_cleanup(…)</text:span></text:p>
            <text:p text:style-name="P5746"><text:span text:style-name="T5759"><text:s text:c="2"/></text:span><text:span text:style-name="T5759">( opposite of </text:span><text:span text:style-name="T5819">u_init()</text:span><text:span text:style-name="T5759"> )</text:span></text:p>
          </draw:text-box>
        </draw:frame>
        <presentation:notes draw:style-name="dp5728" presentation:use-header-name="hdr1" presentation:use-footer-name="ftr2">
          <draw:page-thumbnail draw:style-name="gr5741" draw:layer="layout" svg:width="12.87cm" svg:height="8.56cm" svg:x="3.089cm" svg:y="2.71cm" draw:page-number="20" presentation:class="page"/>
          <draw:frame presentation:style-name="pr5760" draw:text-style-name="P5745" draw:layer="layout" svg:width="13.97cm" svg:height="11.431cm" svg:x="2.54cm" svg:y="12.065cm" presentation:class="notes" presentation:user-transformed="true">
            <draw:text-box>
              <text:p text:style-name="P5758">When you are done with an object, please remember to close or delete it. <text:s/></text:p>
            </draw:text-box>
          </draw:frame>
        </presentation:notes>
      </draw:page>
      <draw:page draw:name="Break Iteration - Introduction"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Break Iteration - Introduction</text:p>
          </draw:text-box>
        </draw:frame>
        <draw:frame presentation:style-name="pr5767" draw:text-style-name="P5745" draw:layer="layout" svg:width="22.86cm" svg:height="14.532cm" svg:x="1.27cm" svg:y="3.387cm" presentation:class="outline" presentation:user-transformed="true">
          <draw:text-box>
            <text:p text:style-name="P5746">Four types of boundaries:</text:p>
            <text:list text:style-name="L5733">
              <text:list-item>
                <text:list>
                  <text:list-item>
                    <text:p text:style-name="P5762">Character, word, line, sentence</text:p>
                  </text:list-item>
                </text:list>
              </text:list-item>
            </text:list>
            <text:p text:style-name="P5746">Points to a boundary between two characters</text:p>
            <text:p text:style-name="P5746">Index of character following the boundary</text:p>
            <text:p text:style-name="P5746">Use <text:span text:style-name="T5820">current()</text:span> to get the boundary</text:p>
            <text:p text:style-name="P5746">Use <text:span text:style-name="T5820">first()</text:span> to set iterator to start of text</text:p>
            <text:p text:style-name="P5746">Use <text:span text:style-name="T5820">last()</text:span> to set iterator to end of text</text:p>
          </draw:text-box>
        </draw:frame>
        <presentation:notes draw:style-name="dp5728" presentation:use-header-name="hdr1" presentation:use-footer-name="ftr2">
          <draw:page-thumbnail draw:style-name="gr5741" draw:layer="layout" svg:width="12.87cm" svg:height="8.56cm" svg:x="3.089cm" svg:y="2.71cm" draw:page-number="21" presentation:class="page"/>
          <draw:frame presentation:style-name="pr5773" draw:text-style-name="P5745" draw:layer="layout" svg:width="15.24cm" svg:height="13.756cm" svg:x="1.905cm" svg:y="12.065cm" presentation:class="notes" presentation:user-transformed="true">
            <draw:text-box>
              <text:p text:style-name="P5758"><text:span text:style-name="T5759">Character boundaries are also called “grapheme cluster boundaries.” Used for cursor positioning, selection, counting characters.</text:span></text:p>
              <text:p text:style-name="P5758"><text:span text:style-name="T5759">Word boundaries used for double-click selection, moving cursor to next word, counting words</text:span></text:p>
              <text:p text:style-name="P5758"><text:span text:style-name="T5759">Line break boundaries are places where it’s legal to break a line. Eg: “quasi-stellar” is one word, but can break on the hyphen.</text:span></text:p>
              <text:p text:style-name="P5758"><text:span text:style-name="T5759">Sentence boundaries used for triple-click selection, counting sentences, check if two words in same sentence.</text:span></text:p>
              <text:p text:style-name="P5758"><text:span text:style-name="T5759">Boundary position is zero based index of character following boundary. Eg: 0 is before first character, position 1 is before second character.</text:span></text:p>
              <text:p text:style-name="P5758"><text:span text:style-name="T5759"/></text:p>
            </draw:text-box>
          </draw:frame>
        </presentation:notes>
      </draw:page>
      <draw:page draw:name="Break Iteration - Navigation"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Break Iteration - Navigation</text:p>
          </draw:text-box>
        </draw:frame>
        <draw:frame presentation:style-name="pr5767" draw:text-style-name="P5745" draw:layer="layout" svg:width="22.86cm" svg:height="13.631cm" svg:x="1.27cm" svg:y="3.387cm" presentation:class="outline" presentation:user-transformed="true">
          <draw:text-box>
            <text:p text:style-name="P5746"><text:span text:style-name="T5759">Use </text:span><text:span text:style-name="T5818">next()</text:span><text:span text:style-name="T5759"> to move to next boundary</text:span></text:p>
            <text:p text:style-name="P5746"><text:span text:style-name="T5759">Use </text:span><text:span text:style-name="T5818">previous()</text:span><text:span text:style-name="T5759"> to move to previous boundary</text:span></text:p>
            <text:p text:style-name="P5746"><text:span text:style-name="T5759">Returns </text:span><text:span text:style-name="T5818">BreakIterator::DONE</text:span><text:span text:style-name="T5759"> if can’t move boundary</text:span></text:p>
            <text:p text:style-name="P5746"><text:span text:style-name="T5759"/></text:p>
          </draw:text-box>
        </draw:frame>
        <presentation:notes draw:style-name="dp5728" presentation:use-header-name="hdr1" presentation:use-footer-name="ftr2">
          <draw:page-thumbnail draw:style-name="gr5741" draw:layer="layout" svg:width="12.87cm" svg:height="8.56cm" svg:x="3.089cm" svg:y="2.71cm" draw:page-number="22" presentation:class="page"/>
          <draw:frame presentation:style-name="pr5750" draw:text-style-name="P5751" draw:layer="layout" svg:width="12.853cm" svg:height="9.502cm" svg:x="3.105cm" svg:y="12.1cm" presentation:class="notes" presentation:placeholder="true">
            <draw:text-box/>
          </draw:frame>
        </presentation:notes>
      </draw:page>
      <draw:page draw:name="Break Iteration - Checking a Position"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1.906cm" svg:x="1.27cm" svg:y="0.634cm" presentation:class="title" presentation:user-transformed="true">
          <draw:text-box>
            <text:p text:style-name="P5733"><text:span text:style-name="T5814">Break Iteration - Checking a Position</text:span></text:p>
          </draw:text-box>
        </draw:frame>
        <draw:frame presentation:style-name="pr5767" draw:text-style-name="P5745" draw:layer="layout" svg:width="22.86cm" svg:height="13.631cm" svg:x="1.27cm" svg:y="3.387cm" presentation:class="outline" presentation:user-transformed="true">
          <draw:text-box>
            <text:p text:style-name="P5746">Use <text:span text:style-name="T5820">isBoundary()</text:span> to see if position is boundary</text:p>
            <text:p text:style-name="P5746">Use <text:span text:style-name="T5820">preceding()</text:span> to find boundary at or before</text:p>
            <text:p text:style-name="P5746">Use <text:span text:style-name="T5820">following()</text:span> to find boundary at or after</text:p>
            <text:p text:style-name="P5746"/>
          </draw:text-box>
        </draw:frame>
        <presentation:notes draw:style-name="dp5728" presentation:use-header-name="hdr1" presentation:use-footer-name="ftr2">
          <draw:page-thumbnail draw:style-name="gr5741" draw:layer="layout" svg:width="12.87cm" svg:height="8.56cm" svg:x="3.089cm" svg:y="2.71cm" draw:page-number="23" presentation:class="page"/>
          <draw:frame presentation:style-name="pr5773" draw:text-style-name="P5745" draw:layer="layout" svg:width="15.24cm" svg:height="11.431cm" svg:x="1.905cm" svg:y="12.065cm" presentation:class="notes" presentation:user-transformed="true">
            <draw:text-box>
              <text:p text:style-name="P5758"><text:span text:style-name="T5759">If given location *is* a boundary, preceeding() and following() will return that location.</text:span></text:p>
            </draw:text-box>
          </draw:frame>
        </presentation:notes>
      </draw:page>
      <draw:page draw:name="Break Iteration - Opening"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Break Iteration - Opening</text:p>
          </draw:text-box>
        </draw:frame>
        <draw:frame presentation:style-name="pr5821" draw:text-style-name="P5745" draw:layer="layout" svg:width="12.546cm" svg:height="2.969cm" svg:x="1.27cm" svg:y="3.387cm" presentation:class="outline" presentation:user-transformed="true">
          <draw:text-box>
            <text:p text:style-name="P5746">Use the factory methods:</text:p>
          </draw:text-box>
        </draw:frame>
        <draw:custom-shape draw:style-name="gr5802" draw:text-style-name="P5803" draw:layer="layout" svg:width="21.379cm" svg:height="8.549cm" svg:x="2.328cm" svg:y="5.08cm">
          <text:p text:style-name="P5779"><text:span text:style-name="T5780">Locale <text:s text:c="4"/>locale(“th”); // locale to use for break iterators</text:span></text:p>
          <text:p text:style-name="P5779"><text:span text:style-name="T5780">UErrorCode status = U_ZERO_ERROR;</text:span></text:p>
          <text:p text:style-name="P5779"><text:span text:style-name="T5780"/></text:p>
          <text:p text:style-name="P5779"><text:span text:style-name="T5780">BreakIterator *characterIterator =</text:span></text:p>
          <text:p text:style-name="P5779"><text:span text:style-name="T5780"><text:s text:c="15"/></text:span><text:span text:style-name="T5780">BreakIterator::createCharacterInstance(locale, status);</text:span></text:p>
          <text:p text:style-name="P5779"><text:span text:style-name="T5780"/></text:p>
          <text:p text:style-name="P5779"><text:span text:style-name="T5780">BreakIterator *wordIterator =</text:span></text:p>
          <text:p text:style-name="P5779"><text:span text:style-name="T5780"><text:s text:c="15"/></text:span><text:span text:style-name="T5780">BreakIterator::createWordInstance(locale, status);</text:span></text:p>
          <text:p text:style-name="P5779"><text:span text:style-name="T5780"/></text:p>
          <text:p text:style-name="P5779"><text:span text:style-name="T5780">BreakIterator *lineIterator =</text:span></text:p>
          <text:p text:style-name="P5779"><text:span text:style-name="T5780"><text:s text:c="15"/></text:span><text:span text:style-name="T5780">BreakIterator::createLineInstance(locale, status);</text:span></text:p>
          <text:p text:style-name="P5779"><text:span text:style-name="T5780"/></text:p>
          <text:p text:style-name="P5779"><text:span text:style-name="T5780">BreakIterator *sentenceIterator =</text:span></text:p>
          <text:p text:style-name="P5779"><text:span text:style-name="T5780"><text:s text:c="15"/></text:span><text:span text:style-name="T5780">BreakIterator::createSentenceInstance(locale, status);</text:span></text:p>
          <draw:enhanced-geometry svg:viewBox="0 0 21600 21600" draw:type="rectangle" draw:enhanced-path="M 0 0 L 21600 0 21600 21600 0 21600 0 0 Z N"/>
        </draw:custom-shape>
        <draw:custom-shape draw:style-name="gr5823" draw:text-style-name="P5803" draw:layer="layout" svg:width="14.393cm" svg:height="1.628cm" svg:x="1.27cm" svg:y="14.393cm">
          <text:p text:style-name="P5779"><text:span text:style-name="T5822">Don’t forget to check the status!</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24" presentation:class="page"/>
          <draw:frame presentation:style-name="pr5750" draw:text-style-name="P5751" draw:layer="layout" svg:width="12.853cm" svg:height="9.502cm" svg:x="3.105cm" svg:y="12.1cm" presentation:class="notes" presentation:placeholder="true">
            <draw:text-box/>
          </draw:frame>
        </presentation:notes>
      </draw:page>
      <draw:page draw:name="Set the text"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Set the text</text:p>
          </draw:text-box>
        </draw:frame>
        <draw:frame presentation:style-name="pr5825" draw:text-style-name="P5745" draw:layer="layout" svg:width="21.599cm" svg:height="1.205cm" svg:x="1.904cm" svg:y="4.868cm" presentation:class="outline" presentation:user-transformed="true">
          <draw:text-box>
            <text:p text:style-name="P5824"><text:span text:style-name="T5747">We need to tell the iterator what text to use:</text:span></text:p>
          </draw:text-box>
        </draw:frame>
        <draw:custom-shape draw:style-name="gr5804" draw:text-style-name="P5803" draw:layer="layout" svg:width="21.598cm" svg:height="1.204cm" svg:x="2.117cm" svg:y="9.102cm">
          <text:p/>
          <draw:enhanced-geometry svg:viewBox="0 0 21600 21600" draw:type="rectangle" draw:enhanced-path="M 0 0 L 21600 0 21600 21600 0 21600 0 0 Z N"/>
        </draw:custom-shape>
        <draw:custom-shape draw:style-name="gr5804" draw:text-style-name="P5803" draw:layer="layout" svg:width="21.599cm" svg:height="1.204cm" svg:x="1.905cm" svg:y="9.313cm">
          <text:p/>
          <draw:enhanced-geometry svg:viewBox="0 0 21600 21600" draw:type="rectangle" draw:enhanced-path="M 0 0 L 21600 0 21600 21600 0 21600 0 0 Z N"/>
        </draw:custom-shape>
        <draw:custom-shape draw:style-name="gr5802" draw:text-style-name="P5803" draw:layer="layout" svg:width="21.378cm" svg:height="2.629cm" svg:x="2.161cm" svg:y="6.152cm">
          <text:p text:style-name="P5779"><text:span text:style-name="T5780">UnicodeString text;</text:span></text:p>
          <text:p text:style-name="P5779"><text:span text:style-name="T5780"/></text:p>
          <text:p text:style-name="P5779"><text:span text:style-name="T5780">readFile(file, text);</text:span></text:p>
          <text:p text:style-name="P5779"><text:span text:style-name="T5780">wordIterator-&gt;setText(text);</text:span></text:p>
          <draw:enhanced-geometry svg:viewBox="0 0 21600 21600" draw:type="rectangle" draw:enhanced-path="M 0 0 L 21600 0 21600 21600 0 21600 0 0 Z N"/>
        </draw:custom-shape>
        <draw:custom-shape draw:style-name="gr5823" draw:text-style-name="P5803" draw:layer="layout" svg:width="21.599cm" svg:height="1.204cm" svg:x="2.161cm" svg:y="9.102cm">
          <text:p text:style-name="P5826"><text:span text:style-name="T5827">Reuse iterators by calling</text:span><text:span text:style-name="T5759"> </text:span><text:span text:style-name="T5818">setText()</text:span><text:span text:style-name="T5759"> </text:span><text:span text:style-name="T5827">again.</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25" presentation:class="page"/>
          <draw:frame presentation:style-name="pr5773" draw:text-style-name="P5745" draw:layer="layout" svg:width="15.24cm" svg:height="11.431cm" svg:x="1.905cm" svg:y="12.065cm" presentation:class="notes" presentation:user-transformed="true">
            <draw:text-box>
              <text:p text:style-name="P5758"><text:span text:style-name="T5759">Assume that readFile() will read the whole file into the UnicodeString.</text:span></text:p>
            </draw:text-box>
          </draw:frame>
        </presentation:notes>
      </draw:page>
      <draw:page draw:name="Break Iteration - Counting Words in a File" draw:style-name="dp5729" draw:master-page-name="Technologic_5f_otp_5f__28_Default_29__20_Title_2f_Text_20_Master" presentation:presentation-page-layout-name="ALT11" presentation:use-footer-name="ftr1" presentation:use-date-time-name="dtd1">
        <office:forms form:automatic-focus="false" form:apply-design-mode="false"/>
        <draw:frame presentation:style-name="pr5744" draw:text-style-name="P5745" draw:layer="layout" svg:width="22.86cm" svg:height="1.906cm" svg:x="1.27cm" svg:y="0.634cm" presentation:class="title" presentation:user-transformed="true">
          <draw:text-box>
            <text:p text:style-name="P5733"><text:span text:style-name="T5774">Break Iteration - Counting Words in a File</text:span></text:p>
          </draw:text-box>
        </draw:frame>
        <draw:custom-shape draw:style-name="gr5802" draw:text-style-name="P5803" draw:layer="layout" svg:width="21.379cm" svg:height="13.285cm" svg:x="1.693cm" svg:y="3.598cm">
          <text:p text:style-name="P5779"><text:span text:style-name="T5780">int32_t countWords(BreakIterator *wordIterator, UnicodeString &amp;text)</text:span></text:p>
          <text:p text:style-name="P5779"><text:span text:style-name="T5780">{</text:span></text:p>
          <text:p text:style-name="P5779"><text:span text:style-name="T5780"><text:s text:c="4"/></text:span><text:span text:style-name="T5780">U_ERROR_CODE status = U_ZERO_ERROR;</text:span></text:p>
          <text:p text:style-name="P5779"><text:span text:style-name="T5780"><text:s text:c="4"/></text:span><text:span text:style-name="T5780">UnicodeString word;</text:span></text:p>
          <text:p text:style-name="P5779"><text:span text:style-name="T5780"><text:s text:c="4"/></text:span><text:span text:style-name="T5780">UnicodeSet letters(UnicodeString("[:letter:]"), status);</text:span></text:p>
          <text:p text:style-name="P5779"><text:span text:style-name="T5780"/></text:p>
          <text:p text:style-name="P5779"><text:span text:style-name="T5780"><text:s text:c="4"/></text:span><text:span text:style-name="T5780">int32_t wordCount = 0;</text:span></text:p>
          <text:p text:style-name="P5779"><text:span text:style-name="T5780"><text:s text:c="4"/></text:span><text:span text:style-name="T5780">int32_t start = wordIterator-&gt;first();</text:span></text:p>
          <text:p text:style-name="P5779"><text:span text:style-name="T5780"/></text:p>
          <text:p text:style-name="P5779"><text:span text:style-name="T5780"><text:s text:c="4"/></text:span><text:span text:style-name="T5780">for(int32_t end = wordIterator-&gt;next();</text:span></text:p>
          <text:p text:style-name="P5779"><text:span text:style-name="T5780"><text:s text:c="8"/></text:span><text:span text:style-name="T5780">end != BreakIterator::DONE;</text:span></text:p>
          <text:p text:style-name="P5779"><text:span text:style-name="T5780"><text:s text:c="8"/></text:span><text:span text:style-name="T5780">start = end, end = wordIterator-&gt;next())</text:span></text:p>
          <text:p text:style-name="P5779"><text:span text:style-name="T5780"><text:s text:c="4"/></text:span><text:span text:style-name="T5780">{</text:span></text:p>
          <text:p text:style-name="P5779"><text:span text:style-name="T5780"><text:s text:c="8"/></text:span><text:span text:style-name="T5780">text-&gt;extractBetween(start, end, word);</text:span></text:p>
          <text:p text:style-name="P5779"><text:span text:style-name="T5780"><text:s text:c="8"/></text:span></text:p>
          <text:p text:style-name="P5779"><text:span text:style-name="T5780"><text:s text:c="8"/></text:span><text:span text:style-name="T5780">if(letters.containsSome(word)) {</text:span></text:p>
          <text:p text:style-name="P5779"><text:span text:style-name="T5780"><text:s text:c="12"/></text:span><text:span text:style-name="T5780">wordCount += 1;</text:span></text:p>
          <text:p text:style-name="P5779"><text:span text:style-name="T5780"><text:s text:c="8"/></text:span><text:span text:style-name="T5780">}</text:span></text:p>
          <text:p text:style-name="P5779"><text:span text:style-name="T5780"><text:s text:c="4"/></text:span><text:span text:style-name="T5780">}</text:span></text:p>
          <text:p text:style-name="P5779"><text:span text:style-name="T5780"/></text:p>
          <text:p text:style-name="P5779"><text:span text:style-name="T5780"><text:s text:c="4"/></text:span><text:span text:style-name="T5780">return wordCount;</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26" presentation:class="page"/>
          <draw:frame presentation:style-name="pr5773" draw:text-style-name="P5745" draw:layer="layout" svg:width="15.24cm" svg:height="11.431cm" svg:x="1.905cm" svg:y="12.065cm" presentation:class="notes" presentation:user-transformed="true">
            <draw:text-box>
              <text:p text:style-name="P5758"><text:span text:style-name="T5759">A word iterator will also return runs of punctuation as words. We deal with this using the UnicodeSet letters, to make sure the “word” contains at least one letter. We can also add numbers to the set if we want to count them as words too.</text:span></text:p>
              <text:p text:style-name="P5758"><text:span text:style-name="T5759">We should really check status after creating the UnicodeSet, but it will only fail if the pattern is incorrect, or if ICU has been incorrectly installed.</text:span></text:p>
              <text:p text:style-name="P5758"><text:span text:style-name="T5759">Note that this code would work for characters or sentences too!</text:span></text:p>
            </draw:text-box>
          </draw:frame>
        </presentation:notes>
      </draw:page>
      <draw:page draw:name="Break Iteration - Breaking Line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985cm" svg:x="1.27cm" svg:y="-0.405cm" presentation:class="title" presentation:user-transformed="true">
          <draw:text-box>
            <text:p text:style-name="P5733">Break Iteration - Breaking Lines</text:p>
          </draw:text-box>
        </draw:frame>
        <draw:custom-shape draw:style-name="gr5802" draw:text-style-name="P5803" draw:layer="layout" svg:width="22.132cm" svg:height="10.325cm" svg:x="1.526cm" svg:y="4.886cm">
          <text:p text:style-name="P5779"><text:span text:style-name="T5780">int32_t previousBreak(BreakIterator *breakIterator, UnicodeString &amp;text,</text:span></text:p>
          <text:p text:style-name="P5779"><text:span text:style-name="T5780"><text:s text:c="22"/></text:span><text:span text:style-name="T5780">int32_t location)</text:span></text:p>
          <text:p text:style-name="P5779"><text:span text:style-name="T5780">{</text:span></text:p>
          <text:p text:style-name="P5779"><text:span text:style-name="T5780"><text:s text:c="4"/></text:span><text:span text:style-name="T5780">int32_t len = text.length();</text:span></text:p>
          <text:p text:style-name="P5779"><text:span text:style-name="T5780"/></text:p>
          <text:p text:style-name="P5779"><text:span text:style-name="T5780"><text:s text:c="4"/></text:span><text:span text:style-name="T5780">while(location &lt; len) {</text:span></text:p>
          <text:p text:style-name="P5779"><text:span text:style-name="T5780"><text:s text:c="8"/></text:span><text:span text:style-name="T5780">UChar c = text[location];</text:span></text:p>
          <text:p text:style-name="P5779"><text:span text:style-name="T5780"/></text:p>
          <text:p text:style-name="P5779"><text:span text:style-name="T5780"><text:s text:c="8"/></text:span><text:span text:style-name="T5780">if(!u_isWhitespace(c) &amp;&amp; !u_iscntrl(c)) {</text:span></text:p>
          <text:p text:style-name="P5779"><text:span text:style-name="T5780"><text:s text:c="12"/></text:span><text:span text:style-name="T5780">break;</text:span></text:p>
          <text:p text:style-name="P5779"><text:span text:style-name="T5780"><text:s text:c="8"/></text:span><text:span text:style-name="T5780">}</text:span></text:p>
          <text:p text:style-name="P5779"><text:span text:style-name="T5780"/></text:p>
          <text:p text:style-name="P5779"><text:span text:style-name="T5780"><text:s text:c="8"/></text:span><text:span text:style-name="T5780">location += 1;</text:span></text:p>
          <text:p text:style-name="P5779"><text:span text:style-name="T5780"><text:s text:c="4"/></text:span><text:span text:style-name="T5780">}</text:span></text:p>
          <text:p text:style-name="P5779"><text:span text:style-name="T5780"/></text:p>
          <text:p text:style-name="P5779"><text:span text:style-name="T5780"><text:s text:c="4"/></text:span><text:span text:style-name="T5780">return breakIterator-&gt;previous(location + 1);</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27" presentation:class="page"/>
          <draw:frame presentation:style-name="pr5773" draw:text-style-name="P5745" draw:layer="layout" svg:width="15.24cm" svg:height="11.431cm" svg:x="1.905cm" svg:y="12.065cm" presentation:class="notes" presentation:user-transformed="true">
            <draw:text-box>
              <text:p text:style-name="P5758">Called w/ location of first character that doesn’t fit on line.</text:p>
              <text:p text:style-name="P5758">First we skip white space, since it can hang in the margin.</text:p>
              <text:p text:style-name="P5758">We call previous() with location + 1 in case location is already a line break boundary.</text:p>
            </draw:text-box>
          </draw:frame>
        </presentation:notes>
      </draw:page>
      <draw:page draw:name="Break Iteration - Cleaning Up"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Break Iteration - Cleaning Up</text:p>
          </draw:text-box>
        </draw:frame>
        <draw:frame presentation:style-name="pr5828" draw:text-style-name="P5745" draw:layer="layout" svg:width="22.86cm" svg:height="1.694cm" svg:x="1.27cm" svg:y="3.386cm" presentation:class="outline" presentation:user-transformed="true">
          <draw:text-box>
            <text:p text:style-name="P5746">Use <text:span text:style-name="T5820">delete</text:span> to delete the iterators</text:p>
          </draw:text-box>
        </draw:frame>
        <draw:custom-shape draw:style-name="gr5802" draw:text-style-name="P5803" draw:layer="layout" svg:width="21.379cm" svg:height="2.629cm" svg:x="2.328cm" svg:y="5.715cm">
          <text:p text:style-name="P5779"><text:span text:style-name="T5780">delete characterIterator;</text:span></text:p>
          <text:p text:style-name="P5779"><text:span text:style-name="T5780">delete wordIterator;</text:span></text:p>
          <text:p text:style-name="P5779"><text:span text:style-name="T5780">delete lineIterator;</text:span></text:p>
          <text:p text:style-name="P5779"><text:span text:style-name="T5780">delete sentenceIterator;</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28" presentation:class="page"/>
          <draw:frame presentation:style-name="pr5750" draw:text-style-name="P5751" draw:layer="layout" svg:width="12.853cm" svg:height="9.502cm" svg:x="3.105cm" svg:y="12.1cm" presentation:class="notes" presentation:placeholder="true">
            <draw:text-box/>
          </draw:frame>
        </presentation:notes>
      </draw:page>
      <draw:page draw:name="Using Resource Bundle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Using Resource Bundles</text:p>
          </draw:text-box>
        </draw:frame>
        <draw:frame presentation:style-name="pr5767" draw:text-style-name="P5745" draw:layer="layout" svg:width="22.86cm" svg:height="13.631cm" svg:x="1.27cm" svg:y="3.387cm" presentation:class="outline" presentation:user-transformed="true">
          <draw:text-box>
            <text:p text:style-name="P5764"><text:span text:style-name="T5747">Provides a way to separate translatable text from code</text:span></text:p>
            <text:p text:style-name="P5764"><text:span text:style-name="T5747">Provides an easy way to update and add localizations to your product</text:span></text:p>
            <text:p text:style-name="P5764"><text:span text:style-name="T5747">Your application must be internationalized before it can be localized</text:span></text:p>
            <text:p text:style-name="P5764"><text:span text:style-name="T5747">It’s best to encode the files as UTF-8 with a BOM</text:span></text:p>
            <text:p text:style-name="P5764"><text:span text:style-name="T5747">Bundles can be converted to and from <text:s/>XLIFF format for translation interchange</text:span></text:p>
          </draw:text-box>
        </draw:frame>
        <presentation:notes draw:style-name="dp5728" presentation:use-header-name="hdr1" presentation:use-footer-name="ftr2">
          <draw:page-thumbnail draw:style-name="gr5741" draw:layer="layout" svg:width="12.87cm" svg:height="8.56cm" svg:x="3.089cm" svg:y="2.71cm" draw:page-number="29" presentation:class="page"/>
          <draw:frame presentation:style-name="pr5773" draw:text-style-name="P5745" draw:layer="layout" svg:width="15.24cm" svg:height="11.431cm" svg:x="1.905cm" svg:y="12.065cm" presentation:class="notes" presentation:user-transformed="true">
            <draw:text-box>
              <text:p text:style-name="P5758">When using ICU, some people want to internationalize and localize (globalize) their software with ICU resource bundles. This slide lists some things to note about resource bundles.</text:p>
              <text:p text:style-name="P5758">XLIFF is a portable localization information XML file format. <text:s/>Some translators are more familiar with XLIFF than ICU’s format.</text:p>
            </draw:text-box>
          </draw:frame>
        </presentation:notes>
      </draw:page>
      <draw:page draw:name="Resource Bundle Overview" draw:style-name="dp5729" draw:master-page-name="Technologic_5f_otp_5f__28_Default_29__20_Title_2f_Text_20_Master" presentation:presentation-page-layout-name="ALT1" presentation:use-footer-name="ftr1" presentation:use-date-time-name="dtd1">
        <office:forms form:automatic-focus="false" form:apply-design-mode="false"/>
        <draw:custom-shape draw:style-name="gr5829" draw:text-style-name="P5803" draw:layer="layout" svg:width="10.584cm" svg:height="1.204cm" svg:x="2.328cm" svg:y="4.582cm">
          <text:p/>
          <draw:enhanced-geometry svg:viewBox="0 0 21600 21600" draw:type="mso-spt202" draw:enhanced-path="M 0 0 L 21600 0 21600 21600 0 21600 0 0 Z N"/>
        </draw:custom-shape>
        <draw:frame presentation:style-name="pr5744" draw:text-style-name="P5745" draw:layer="layout" svg:width="22.86cm" svg:height="2.123cm" svg:x="1.27cm" svg:y="0.526cm" presentation:class="title" presentation:user-transformed="true">
          <draw:text-box>
            <text:p text:style-name="P5733">Resource Bundle Overview</text:p>
          </draw:text-box>
        </draw:frame>
        <draw:frame presentation:style-name="pr5833" draw:text-style-name="P5745" draw:layer="layout" svg:width="22.86cm" svg:height="5.125cm" svg:x="1.27cm" svg:y="3.387cm" presentation:class="outline" presentation:user-transformed="true">
          <draw:text-box>
            <text:p text:style-name="P5764"><text:span text:style-name="T5747">Locale Based Services</text:span></text:p>
            <text:list text:style-name="L5733">
              <text:list-item>
                <text:list>
                  <text:list-item>
                    <text:p text:style-name="P5830"><text:span text:style-name="T5831">Locale is an </text:span><text:span text:style-name="T5832">identifier</text:span><text:span text:style-name="T5831">, not a container</text:span></text:p>
                  </text:list-item>
                </text:list>
              </text:list-item>
            </text:list>
            <text:p text:style-name="P5764"><text:span text:style-name="T5747">Resource inheritance: shared resources</text:span></text:p>
          </draw:text-box>
        </draw:frame>
        <draw:custom-shape draw:style-name="gr5836" draw:text-style-name="P5803" draw:id="id5729" draw:layer="layout" svg:width="1.905cm" svg:height="0.846cm" svg:x="11.218cm" svg:y="9.737cm">
          <text:p text:style-name="P5834"><text:span text:style-name="T5835">root</text:span></text:p>
          <draw:enhanced-geometry svg:viewBox="0 0 21600 21600" draw:type="rectangle" draw:enhanced-path="M 0 0 L 21600 0 21600 21600 0 21600 0 0 Z N"/>
        </draw:custom-shape>
        <draw:custom-shape draw:style-name="gr5836" draw:text-style-name="P5803" draw:id="id5728" draw:layer="layout" svg:width="1.905cm" svg:height="0.847cm" svg:x="5.503cm" svg:y="11.853cm">
          <text:p text:style-name="P5834"><text:span text:style-name="T5835">en</text:span></text:p>
          <draw:enhanced-geometry svg:viewBox="0 0 21600 21600" draw:type="rectangle" draw:enhanced-path="M 0 0 L 21600 0 21600 21600 0 21600 0 0 Z N"/>
        </draw:custom-shape>
        <draw:custom-shape draw:style-name="gr5836" draw:text-style-name="P5803" draw:id="id5737" draw:layer="layout" svg:width="1.905cm" svg:height="0.847cm" svg:x="4.233cm" svg:y="15.663cm">
          <text:p text:style-name="P5834"><text:span text:style-name="T5835">US</text:span></text:p>
          <draw:enhanced-geometry svg:viewBox="0 0 21600 21600" draw:type="rectangle" draw:enhanced-path="M 0 0 L 21600 0 21600 21600 0 21600 0 0 Z N"/>
        </draw:custom-shape>
        <draw:custom-shape draw:style-name="gr5836" draw:text-style-name="P5803" draw:id="id5736" draw:layer="layout" svg:width="1.905cm" svg:height="0.847cm" svg:x="6.773cm" svg:y="15.663cm">
          <text:p text:style-name="P5834"><text:span text:style-name="T5835">IE</text:span></text:p>
          <draw:enhanced-geometry svg:viewBox="0 0 21600 21600" draw:type="rectangle" draw:enhanced-path="M 0 0 L 21600 0 21600 21600 0 21600 0 0 Z N"/>
        </draw:custom-shape>
        <draw:custom-shape draw:style-name="gr5836" draw:text-style-name="P5803" draw:id="id5730" draw:layer="layout" svg:width="1.905cm" svg:height="0.847cm" svg:x="10.583cm" svg:y="11.853cm">
          <text:p text:style-name="P5834"><text:span text:style-name="T5835">de</text:span></text:p>
          <draw:enhanced-geometry svg:viewBox="0 0 21600 21600" draw:type="rectangle" draw:enhanced-path="M 0 0 L 21600 0 21600 21600 0 21600 0 0 Z N"/>
        </draw:custom-shape>
        <draw:custom-shape draw:style-name="gr5836" draw:text-style-name="P5803" draw:id="id5735" draw:layer="layout" svg:width="1.905cm" svg:height="0.847cm" svg:x="9.313cm" svg:y="15.663cm">
          <text:p text:style-name="P5834"><text:span text:style-name="T5835">DE</text:span></text:p>
          <draw:enhanced-geometry svg:viewBox="0 0 21600 21600" draw:type="rectangle" draw:enhanced-path="M 0 0 L 21600 0 21600 21600 0 21600 0 0 Z N"/>
        </draw:custom-shape>
        <draw:custom-shape draw:style-name="gr5836" draw:text-style-name="P5803" draw:id="id5734" draw:layer="layout" svg:width="1.905cm" svg:height="0.847cm" svg:x="11.642cm" svg:y="15.663cm">
          <text:p text:style-name="P5834"><text:span text:style-name="T5835">CH</text:span></text:p>
          <draw:enhanced-geometry svg:viewBox="0 0 21600 21600" draw:type="rectangle" draw:enhanced-path="M 0 0 L 21600 0 21600 21600 0 21600 0 0 Z N"/>
        </draw:custom-shape>
        <draw:custom-shape draw:style-name="gr5836" draw:text-style-name="P5838" draw:id="id5731" draw:layer="layout" svg:width="1.905cm" svg:height="0.847cm" svg:x="15.663cm" svg:y="11.853cm">
          <text:p text:style-name="P5834"><text:span text:style-name="T5837">zh</text:span></text:p>
          <draw:enhanced-geometry svg:viewBox="0 0 21600 21600" draw:mirror-horizontal="false" draw:mirror-vertical="false" draw:type="rectangle" draw:enhanced-path="M 0 0 L 21600 0 21600 21600 0 21600 0 0 Z N"/>
        </draw:custom-shape>
        <draw:custom-shape draw:style-name="gr5836" draw:text-style-name="P5803" draw:id="id5733" draw:layer="layout" svg:width="1.905cm" svg:height="0.847cm" svg:x="13.97cm" svg:y="13.758cm">
          <text:p text:style-name="P5834"><text:span text:style-name="T5837">Hant</text:span></text:p>
          <draw:enhanced-geometry svg:viewBox="0 0 21600 21600" draw:type="rectangle" draw:enhanced-path="M 0 0 L 21600 0 21600 21600 0 21600 0 0 Z N"/>
        </draw:custom-shape>
        <draw:custom-shape draw:style-name="gr5836" draw:text-style-name="P5803" draw:id="id5732" draw:layer="layout" svg:width="1.905cm" svg:height="0.847cm" svg:x="16.933cm" svg:y="13.758cm">
          <text:p text:style-name="P5834"><text:span text:style-name="T5835">Hans</text:span></text:p>
          <draw:enhanced-geometry svg:viewBox="0 0 21600 21600" draw:type="rectangle" draw:enhanced-path="M 0 0 L 21600 0 21600 21600 0 21600 0 0 Z N"/>
        </draw:custom-shape>
        <draw:custom-shape draw:style-name="gr5836" draw:text-style-name="P5803" draw:id="id5738" draw:layer="layout" svg:width="1.905cm" svg:height="0.847cm" svg:x="13.97cm" svg:y="15.663cm">
          <text:p text:style-name="P5834"><text:span text:style-name="T5835">TW</text:span></text:p>
          <draw:enhanced-geometry svg:viewBox="0 0 21600 21600" draw:type="rectangle" draw:enhanced-path="M 0 0 L 21600 0 21600 21600 0 21600 0 0 Z N"/>
        </draw:custom-shape>
        <draw:custom-shape draw:style-name="gr5836" draw:text-style-name="P5803" draw:id="id5727" draw:layer="layout" svg:width="1.905cm" svg:height="0.847cm" svg:x="16.933cm" svg:y="15.663cm">
          <text:p text:style-name="P5834"><text:span text:style-name="T5835">CN</text:span></text:p>
          <draw:enhanced-geometry svg:viewBox="0 0 21600 21600" draw:type="rectangle" draw:enhanced-path="M 0 0 L 21600 0 21600 21600 0 21600 0 0 Z N"/>
        </draw:custom-shape>
        <draw:custom-shape draw:style-name="gr5839" draw:text-style-name="P5803" draw:id="id5739" draw:layer="layout" svg:width="1.905cm" svg:height="0.847cm" svg:x="19.685cm" svg:y="15.663cm">
          <text:p text:style-name="P5834"><text:span text:style-name="T5835">TW</text:span></text:p>
          <draw:enhanced-geometry svg:viewBox="0 0 21600 21600" draw:type="rectangle" draw:enhanced-path="M 0 0 L 21600 0 21600 21600 0 21600 0 0 Z N"/>
        </draw:custom-shape>
        <draw:custom-shape draw:style-name="gr5839" draw:text-style-name="P5803" draw:id="id5726" draw:layer="layout" svg:width="1.905cm" svg:height="0.847cm" svg:x="22.225cm" svg:y="15.663cm">
          <text:p text:style-name="P5834"><text:span text:style-name="T5835">CN</text:span></text:p>
          <draw:enhanced-geometry svg:viewBox="0 0 21600 21600" draw:type="rectangle" draw:enhanced-path="M 0 0 L 21600 0 21600 21600 0 21600 0 0 Z N"/>
        </draw:custom-shape>
        <draw:connector draw:style-name="gr5840" draw:text-style-name="P5841" draw:layer="layout" draw:type="curve" draw:line-skew="0.61cm" svg:x1="23.177cm" svg:y1="16.51cm" svg:x2="17.885cm" svg:y2="16.51cm" draw:start-shape="id5726" draw:start-glue-point="2" draw:end-shape="id5727" draw:end-glue-point="2" svg:d="m23177 16510c0 940-5292 940-5292 0">
          <text:p/>
        </draw:connector>
        <draw:connector draw:style-name="gr5842" draw:text-style-name="P5841" draw:layer="layout" svg:x1="6.455cm" svg:y1="11.853cm" svg:x2="12.17cm" svg:y2="10.582cm" draw:start-shape="id5728" draw:start-glue-point="0" draw:end-shape="id5729" draw:end-glue-point="2" svg:d="m6455 11853v-635h5715v-636">
          <text:p/>
        </draw:connector>
        <draw:connector draw:style-name="gr5842" draw:text-style-name="P5841" draw:layer="layout" svg:x1="11.535cm" svg:y1="11.853cm" svg:x2="12.171cm" svg:y2="10.582cm" draw:start-shape="id5730" draw:start-glue-point="0" draw:end-shape="id5729" draw:end-glue-point="2" svg:d="m11535 11853v-635h636v-636">
          <text:p/>
        </draw:connector>
        <draw:connector draw:style-name="gr5842" draw:text-style-name="P5841" draw:layer="layout" svg:x1="16.615cm" svg:y1="11.853cm" svg:x2="12.169cm" svg:y2="10.582cm" draw:start-shape="id5731" draw:start-glue-point="0" draw:end-shape="id5729" draw:end-glue-point="2" svg:d="m16615 11853v-635h-4446v-636">
          <text:p/>
        </draw:connector>
        <draw:connector draw:style-name="gr5842" draw:text-style-name="P5841" draw:layer="layout" svg:x1="17.885cm" svg:y1="15.663cm" svg:x2="17.887cm" svg:y2="14.604cm" draw:start-shape="id5727" draw:start-glue-point="0" draw:end-shape="id5732" draw:end-glue-point="2" svg:d="m17885 15663 2-1059">
          <text:p/>
        </draw:connector>
        <draw:connector draw:style-name="gr5842" draw:text-style-name="P5841" draw:layer="layout" svg:x1="17.886cm" svg:y1="13.758cm" svg:x2="16.615cm" svg:y2="12.699cm" draw:start-shape="id5732" draw:start-glue-point="0" draw:end-shape="id5731" draw:end-glue-point="2" svg:d="m17886 13758v-529h-1271v-530">
          <text:p/>
        </draw:connector>
        <draw:connector draw:style-name="gr5842" draw:text-style-name="P5841" draw:layer="layout" svg:x1="14.922cm" svg:y1="13.758cm" svg:x2="16.616cm" svg:y2="12.699cm" draw:start-shape="id5733" draw:start-glue-point="0" draw:end-shape="id5731" draw:end-glue-point="2" svg:d="m14922 13758v-529h1694v-530">
          <text:p/>
        </draw:connector>
        <draw:connector draw:style-name="gr5842" draw:text-style-name="P5841" draw:layer="layout" svg:x1="12.594cm" svg:y1="15.662cm" svg:x2="11.535cm" svg:y2="12.698cm" draw:start-shape="id5734" draw:start-glue-point="0" draw:end-shape="id5730" draw:end-glue-point="2" svg:d="m12594 15662v-1482h-1059v-1482">
          <text:p/>
        </draw:connector>
        <draw:connector draw:style-name="gr5842" draw:text-style-name="P5841" draw:layer="layout" svg:x1="10.266cm" svg:y1="15.662cm" svg:x2="11.537cm" svg:y2="12.698cm" draw:start-shape="id5735" draw:start-glue-point="0" draw:end-shape="id5730" draw:end-glue-point="2" svg:d="m10266 15662v-1482h1271v-1482">
          <text:p/>
        </draw:connector>
        <draw:connector draw:style-name="gr5842" draw:text-style-name="P5841" draw:layer="layout" svg:x1="7.726cm" svg:y1="15.662cm" svg:x2="6.455cm" svg:y2="12.698cm" draw:start-shape="id5736" draw:start-glue-point="0" draw:end-shape="id5728" draw:end-glue-point="2" svg:d="m7726 15662v-1482h-1271v-1482">
          <text:p/>
        </draw:connector>
        <draw:connector draw:style-name="gr5842" draw:text-style-name="P5841" draw:layer="layout" svg:x1="5.186cm" svg:y1="15.662cm" svg:x2="6.457cm" svg:y2="12.698cm" draw:start-shape="id5737" draw:start-glue-point="0" draw:end-shape="id5728" draw:end-glue-point="2" svg:d="m5186 15662v-1482h1271v-1482">
          <text:p/>
        </draw:connector>
        <draw:connector draw:style-name="gr5842" draw:text-style-name="P5841" draw:layer="layout" svg:x1="14.922cm" svg:y1="15.663cm" svg:x2="14.924cm" svg:y2="14.604cm" draw:start-shape="id5738" draw:start-glue-point="0" draw:end-shape="id5733" draw:end-glue-point="2" svg:d="m14922 15663 2-1059">
          <text:p/>
        </draw:connector>
        <draw:custom-shape draw:style-name="gr5845" draw:text-style-name="P5803" draw:layer="layout" svg:width="4.656cm" svg:height="1.023cm" svg:x="0.212cm" svg:y="11.642cm">
          <text:p text:style-name="P5843"><text:span text:style-name="T5844">Language</text:span></text:p>
          <draw:enhanced-geometry svg:viewBox="0 0 21600 21600" draw:type="mso-spt202" draw:enhanced-path="M 0 0 L 21600 0 21600 21600 0 21600 0 0 Z N"/>
        </draw:custom-shape>
        <draw:custom-shape draw:style-name="gr5845" draw:text-style-name="P5803" draw:layer="layout" svg:width="4.021cm" svg:height="1.023cm" svg:x="0.212cm" svg:y="13.758cm">
          <text:p text:style-name="P5843"><text:span text:style-name="T5844">Script</text:span></text:p>
          <draw:enhanced-geometry svg:viewBox="0 0 21600 21600" draw:type="mso-spt202" draw:enhanced-path="M 0 0 L 21600 0 21600 21600 0 21600 0 0 Z N"/>
        </draw:custom-shape>
        <draw:custom-shape draw:style-name="gr5845" draw:text-style-name="P5803" draw:layer="layout" svg:width="4.021cm" svg:height="1.023cm" svg:x="0.212cm" svg:y="15.663cm">
          <text:p text:style-name="P5843"><text:span text:style-name="T5844">Country</text:span></text:p>
          <draw:enhanced-geometry svg:viewBox="0 0 21600 21600" draw:type="mso-spt202" draw:enhanced-path="M 0 0 L 21600 0 21600 21600 0 21600 0 0 Z N"/>
        </draw:custom-shape>
        <draw:connector draw:style-name="gr5840" draw:text-style-name="P5841" draw:layer="layout" draw:type="curve" draw:line-skew="0.578cm" svg:x1="20.637cm" svg:y1="16.51cm" svg:x2="15.197cm" svg:y2="16.599cm" draw:start-shape="id5739" draw:start-glue-point="2" svg:d="m20637 16510c0 946-5440 902-5440 89">
          <text:p/>
        </draw:connector>
        <draw:connector draw:style-name="gr5846" draw:text-style-name="P5806" draw:layer="layout" draw:type="lines" draw:line-skew="2.552cm -0.539cm" svg:x1="17.568cm" svg:y1="12.276cm" svg:x2="20.637cm" svg:y2="15.663cm" draw:start-shape="id5731" draw:start-glue-point="1" draw:end-shape="id5739" draw:end-glue-point="0" svg:d="m17568 12276h3069v2329 1058">
          <text:p/>
        </draw:connector>
        <draw:connector draw:style-name="gr5846" draw:text-style-name="P5806" draw:layer="layout" draw:type="lines" draw:line-skew="5.092cm" svg:x1="17.568cm" svg:y1="12.276cm" svg:x2="23.177cm" svg:y2="15.663cm" draw:start-shape="id5731" draw:end-shape="id5726" draw:end-glue-point="0" svg:d="m17568 12276h5609v2868 519">
          <text:p/>
        </draw:connector>
        <draw:frame draw:style-name="gr5805" draw:text-style-name="P5806" draw:layer="layout" svg:width="2.54cm" svg:height="1.013cm" svg:x="22.86cm" svg:y="16.51cm">
          <draw:text-box>
            <text:p>aliases</text:p>
          </draw:text-box>
        </draw:frame>
        <presentation:notes draw:style-name="dp5728" presentation:use-header-name="hdr1" presentation:use-footer-name="ftr2">
          <draw:frame draw:style-name="gr5849" draw:text-style-name="P5745" draw:layer="layout" svg:width="1.27cm" svg:height="1.271cm" svg:x="8.89cm" svg:y="23.706cm">
            <draw:text-box>
              <text:p text:style-name="P5847"><text:span text:style-name="T5848"><text:page-number>&lt;number&gt;</text:page-number></text:span></text:p>
            </draw:text-box>
          </draw:frame>
          <draw:frame draw:style-name="gr5850" draw:text-style-name="P5745" draw:layer="layout" svg:width="7.62cm" svg:height="1.271cm" svg:x="1.058cm" svg:y="23.706cm">
            <draw:text-box>
              <text:p text:style-name="P5779"><text:span text:style-name="T5848"><presentation:footer/></text:span></text:p>
            </draw:text-box>
          </draw:frame>
          <draw:frame draw:style-name="gr5853" draw:text-style-name="P5745" draw:layer="layout" svg:width="19.05cm" svg:height="1.271cm" svg:x="0cm" svg:y="0cm">
            <draw:text-box>
              <text:p text:style-name="P5851"><text:span text:style-name="T5852"><presentation:header/></text:span></text:p>
            </draw:text-box>
          </draw:frame>
          <draw:frame draw:style-name="gr5849" draw:text-style-name="P5745" draw:layer="layout" svg:width="7.196cm" svg:height="1.271cm" svg:x="10.372cm" svg:y="23.706cm">
            <draw:text-box>
              <text:p text:style-name="P5847"><text:span text:style-name="T5848"><presentation:date-time/></text:span></text:p>
            </draw:text-box>
          </draw:frame>
          <draw:page-thumbnail draw:style-name="gr5741" draw:layer="layout" svg:width="12.87cm" svg:height="8.56cm" svg:x="3.089cm" svg:y="2.71cm" draw:page-number="30" presentation:class="page"/>
          <draw:frame presentation:style-name="pr5773" draw:text-style-name="P5745" draw:layer="layout" svg:width="13.97cm" svg:height="11.431cm" svg:x="2.54cm" svg:y="12.065cm" presentation:class="notes" presentation:user-transformed="true">
            <draw:text-box>
              <text:p text:style-name="P5854"><text:span text:style-name="T5855">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5856">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5854"><text:span text:style-name="T5856">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Creating a Resource Bundle</text:p>
          </draw:text-box>
        </draw:frame>
        <draw:frame presentation:style-name="pr5767" draw:text-style-name="P5745" draw:layer="layout" svg:width="22.86cm" svg:height="13.631cm" svg:x="1.27cm" svg:y="3.387cm" presentation:class="outline" presentation:user-transformed="true">
          <draw:text-box>
            <text:p text:style-name="P5746">Create files like the following:</text:p>
          </draw:text-box>
        </draw:frame>
        <draw:custom-shape draw:style-name="gr5802" draw:text-style-name="P5803" draw:layer="layout" svg:width="21.925cm" svg:height="4.997cm" svg:x="1.526cm" svg:y="4.868cm">
          <text:p text:style-name="P5779"><text:span text:style-name="T5780">root.txt:</text:span></text:p>
          <text:p text:style-name="P5779"><text:span text:style-name="T5780"/></text:p>
          <text:p text:style-name="P5779"><text:span text:style-name="T5780">root {</text:span></text:p>
          <text:p text:style-name="P5779"><text:span text:style-name="T5780"><text:s text:c="4"/></text:span><text:span text:style-name="T5780">Aunt { "My Aunt" }</text:span></text:p>
          <text:p text:style-name="P5779"><text:span text:style-name="T5780"><text:s text:c="4"/></text:span><text:span text:style-name="T5780">table { "on the table" }</text:span></text:p>
          <text:p text:style-name="P5779"><text:span text:style-name="T5780"><text:s text:c="4"/></text:span><text:span text:style-name="T5780">pen { "pen" }</text:span></text:p>
          <text:p text:style-name="P5779"><text:span text:style-name="T5780"><text:s text:c="4"/></text:span><text:span text:style-name="T5780">personPlaceThing { "{0}''s {2} is {1}." }</text:span></text:p>
          <text:p text:style-name="P5779"><text:span text:style-name="T5780">}</text:span></text:p>
          <draw:enhanced-geometry svg:viewBox="0 0 21600 21600" draw:type="rectangle" draw:enhanced-path="M 0 0 L 21600 0 21600 21600 0 21600 0 0 Z N"/>
        </draw:custom-shape>
        <draw:custom-shape draw:style-name="gr5802" draw:text-style-name="P5803" draw:layer="layout" svg:width="21.925cm" svg:height="4.997cm" svg:x="1.526cm" svg:y="11.007cm">
          <text:p text:style-name="P5779"><text:span text:style-name="T5780">es.txt:</text:span></text:p>
          <text:p text:style-name="P5779"><text:span text:style-name="T5780"/></text:p>
          <text:p text:style-name="P5779"><text:span text:style-name="T5780">es {</text:span></text:p>
          <text:p text:style-name="P5779"><text:span text:style-name="T5780"><text:s text:c="4"/></text:span><text:span text:style-name="T5780">Aunt { "</text:span><text:span text:style-name="T5857">mi tía</text:span><text:span text:style-name="T5780">" }</text:span></text:p>
          <text:p text:style-name="P5779"><text:span text:style-name="T5780"><text:s text:c="4"/></text:span><text:span text:style-name="T5780">table { "</text:span><text:span text:style-name="T5857">en la tabla</text:span><text:span text:style-name="T5780">" }</text:span></text:p>
          <text:p text:style-name="P5779"><text:span text:style-name="T5780"><text:s text:c="4"/></text:span><text:span text:style-name="T5780">pen { "</text:span><text:span text:style-name="T5857">La pluma</text:span><text:span text:style-name="T5780">" }</text:span></text:p>
          <text:p text:style-name="P5779"><text:span text:style-name="T5780"><text:s text:c="4"/></text:span><text:span text:style-name="T5780">personPlaceThing { "{2} de {0} está {1}." }</text:span></text:p>
          <text:p text:style-name="P5779"><text:span text:style-name="T5780">}</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1" presentation:class="page"/>
          <draw:frame presentation:style-name="pr5773" draw:text-style-name="P5745" draw:layer="layout" svg:width="15.24cm" svg:height="11.431cm" svg:x="1.905cm" svg:y="12.065cm" presentation:class="notes" presentation:user-transformed="true">
            <draw:text-box>
              <text:p text:style-name="P5758">Now that we have described some background information about resource bundles, let us look at a real example of creating, building and using resource bundles.</text:p>
              <text:p text:style-name="P5758">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draw:text-box>
          </draw:frame>
        </presentation:notes>
      </draw:page>
      <draw:page draw:name="Building a Resource Bund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Building a Resource Bundle</text:p>
          </draw:text-box>
        </draw:frame>
        <draw:frame presentation:style-name="pr5859" draw:text-style-name="P5860" draw:layer="layout" svg:width="22.56cm" svg:height="12.181cm" svg:x="1.526cm" svg:y="4.934cm" presentation:class="outline" presentation:user-transformed="true">
          <draw:text-box>
            <text:p text:style-name="P5746"><text:span text:style-name="T5858">Create a file called pkgdatain.txt with these contents</text:span></text:p>
            <text:p text:style-name="P5746"><text:span text:style-name="T5858"/></text:p>
            <text:p text:style-name="P5746"><text:span text:style-name="T5858"/></text:p>
            <text:p text:style-name="P5746"><text:span text:style-name="T5858">Execute these commands where the files are located</text:span></text:p>
            <text:p text:style-name="P5746"><text:span text:style-name="T5858"/></text:p>
            <text:p text:style-name="P5746"><text:span text:style-name="T5858"/></text:p>
            <text:p text:style-name="P5746"><text:span text:style-name="T5858">This results in a myapp.dat archive file being created</text:span></text:p>
          </draw:text-box>
        </draw:frame>
        <draw:custom-shape draw:style-name="gr5802" draw:text-style-name="P5803" draw:layer="layout" svg:width="21.925cm" svg:height="2.629cm" svg:x="1.526cm" svg:y="11.002cm">
          <text:p text:style-name="P5779"><text:span text:style-name="T5780">mkdir myapp</text:span></text:p>
          <text:p text:style-name="P5779"><text:span text:style-name="T5780">genrb –d myapp root.txt</text:span></text:p>
          <text:p text:style-name="P5779"><text:span text:style-name="T5780">genrb –d myapp es.txt</text:span></text:p>
          <text:p text:style-name="P5779"><text:span text:style-name="T5780">pkgdata –m archive –p myapp pkgdatain.txt</text:span></text:p>
          <draw:enhanced-geometry svg:viewBox="0 0 21600 21600" draw:type="rectangle" draw:enhanced-path="M 0 0 L 21600 0 21600 21600 0 21600 0 0 Z N"/>
        </draw:custom-shape>
        <draw:custom-shape draw:style-name="gr5802" draw:text-style-name="P5803" draw:layer="layout" svg:width="21.925cm" svg:height="1.445cm" svg:x="1.526cm" svg:y="6.575cm">
          <text:p text:style-name="P5779"><text:span text:style-name="T5780">myapp/es.res</text:span></text:p>
          <text:p text:style-name="P5779"><text:span text:style-name="T5780">myapp/root.res</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2" presentation:class="page"/>
          <draw:frame presentation:style-name="pr5760" draw:text-style-name="P5745" draw:layer="layout" svg:width="13.97cm" svg:height="15.823cm" svg:x="2.54cm" svg:y="12.065cm" presentation:class="notes" presentation:user-transformed="true">
            <draw:text-box>
              <text:p text:style-name="P5758"><text:span text:style-name="T5759">Now that we have created the resource bundle sources, we should now create a file listing all of the resource bundles we want to make. In this example the name of this file is pkgdatain.txt. This file will be used later when using pkgdata.</text:span></text:p>
              <text:p text:style-name="P5758"><text:span text:style-name="T5759">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5758"><text:span text:style-name="T5759">On a side note, pkgdata can be used to create a shared library or a static library of these resource bundles.</text:span></text:p>
            </draw:text-box>
          </draw:frame>
        </presentation:notes>
      </draw:page>
      <draw:page draw:name="Accessing a Resource Bund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Accessing a Resource Bundle</text:p>
          </draw:text-box>
        </draw:frame>
        <draw:frame presentation:style-name="pr5861" draw:text-style-name="P5745" draw:layer="layout" svg:width="22.56cm" svg:height="12.86cm" svg:x="1.526cm" svg:y="4.254cm" presentation:class="outline" presentation:user-transformed="true">
          <draw:text-box>
            <text:p text:style-name="P5746">Here is a C++ and C example:</text:p>
          </draw:text-box>
        </draw:frame>
        <draw:custom-shape draw:style-name="gr5802" draw:text-style-name="P5803" draw:layer="layout" svg:width="22.767cm" svg:height="4.824cm" svg:x="1.314cm" svg:y="5.94cm">
          <text:p text:style-name="P5862"><text:span text:style-name="T5863">UErrorCode status = U_ZERO_ERROR;</text:span><text:span text:style-name="T5863"><text:line-break/></text:span><text:span text:style-name="T5863">ResourceBundle resourceBundle("myapp", Locale::getDefault(), status);</text:span><text:span text:style-name="T5863"><text:line-break/></text:span><text:span text:style-name="T5863">if(U_FAILURE(status)) {</text:span><text:span text:style-name="T5863"><text:line-break/></text:span><text:span text:style-name="T5863"> <text:s text:c="3"/>printf("Can't open resource bundle. Error is %s\n", u_errorName(status));</text:span><text:span text:style-name="T5863"><text:line-break/></text:span><text:span text:style-name="T5863"> <text:s text:c="3"/>return;</text:span><text:span text:style-name="T5863"><text:line-break/></text:span><text:span text:style-name="T5863">}</text:span><text:span text:style-name="T5863"><text:line-break/></text:span><text:span text:style-name="T5863"><text:line-break/></text:span><text:span text:style-name="T5863">// thing will be “pen” or “La pluma”</text:span><text:span text:style-name="T5863"><text:line-break/></text:span><text:span text:style-name="T5863">UnicodeString thing = resourceBundle.getStringEx("pen", status);</text:span></text:p>
          <draw:enhanced-geometry svg:viewBox="0 0 21600 21600" draw:type="rectangle" draw:enhanced-path="M 0 0 L 21600 0 21600 21600 0 21600 0 0 Z N"/>
        </draw:custom-shape>
        <draw:custom-shape draw:style-name="gr5802" draw:text-style-name="P5803" draw:layer="layout" svg:width="22.767cm" svg:height="5.838cm" svg:x="1.314cm" svg:y="11.421cm">
          <text:p text:style-name="P5862"><text:span text:style-name="T5863">UErrorCode status = U_ZERO_ERROR;</text:span><text:span text:style-name="T5863"><text:line-break/></text:span><text:span text:style-name="T5863">int32_t length;</text:span><text:span text:style-name="T5863"><text:line-break/></text:span><text:span text:style-name="T5863">ResourceBundle resourceBundle = ures_open("myapp", NULL, &amp;status);</text:span><text:span text:style-name="T5863"><text:line-break/></text:span><text:span text:style-name="T5863">if(U_FAILURE(status)) {</text:span><text:span text:style-name="T5863"><text:line-break/></text:span><text:span text:style-name="T5863"> <text:s text:c="3"/>printf("Can't open resource bundle. Error is %s\n", u_errorName(status));</text:span><text:span text:style-name="T5863"><text:line-break/></text:span><text:span text:style-name="T5863"> <text:s text:c="3"/>return;</text:span><text:span text:style-name="T5863"><text:line-break/></text:span><text:span text:style-name="T5863">}</text:span><text:span text:style-name="T5863"><text:line-break/></text:span><text:span text:style-name="T5863"><text:line-break/></text:span><text:span text:style-name="T5863">// thing will be “pen” or “La pluma”</text:span><text:span text:style-name="T5863"><text:line-break/></text:span><text:span text:style-name="T5863">const UChar *thing = ures_getStringByKey(uresresourceBundle, "pen", &amp;length, &amp;status);</text:span><text:span text:style-name="T5863"><text:line-break/></text:span><text:span text:style-name="T5863">ures_close(resourceBundle);</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3" presentation:class="page"/>
          <draw:frame presentation:style-name="pr5773" draw:text-style-name="P5745" draw:layer="layout" svg:width="15.24cm" svg:height="14.976cm" svg:x="1.905cm" svg:y="12.065cm" presentation:class="notes" presentation:user-transformed="true">
            <draw:text-box>
              <text:p text:style-name="P5758"><text:span text:style-name="T5759">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5758"><text:span text:style-name="T5759">ICU’s resource bundle format allows other types of resources to be included in a resource bundle. Please see the ICU’s User Guide for detailed format information.</text:span></text:p>
              <text:p text:style-name="P5758"><text:span text:style-name="T5759">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Collation Engine</text:p>
          </draw:text-box>
        </draw:frame>
        <draw:frame presentation:style-name="pr5864" draw:text-style-name="P5745" draw:layer="layout" svg:width="22.86cm" svg:height="2.541cm" svg:x="1.27cm" svg:y="3.175cm" presentation:class="outline" presentation:user-transformed="true">
          <draw:text-box>
            <text:p text:style-name="P5824"><text:span text:style-name="T5747">Used for comparing strings in a culturally sensitive way</text:span></text:p>
            <text:p text:style-name="P5824"><text:span text:style-name="T5747">Instantiation:</text:span></text:p>
          </draw:text-box>
        </draw:frame>
        <draw:custom-shape draw:style-name="gr5802" draw:text-style-name="P5803" draw:layer="layout" svg:width="21.379cm" svg:height="9.651cm" svg:x="2.328cm" svg:y="5.503cm">
          <text:p text:style-name="P5733"><text:span text:style-name="T5816">C: </text:span></text:p>
          <text:p text:style-name="P5779"><text:span text:style-name="T5780">UErrorCode status = U_ZERO_ERROR;</text:span></text:p>
          <text:p text:style-name="P5779"><text:span text:style-name="T5780">UCollator *coll = ucol_open("en_US", &amp;status);</text:span></text:p>
          <text:p text:style-name="P5779"><text:span text:style-name="T5780">if(U_SUCCESS(status)) {</text:span></text:p>
          <text:p text:style-name="P5779"><text:span text:style-name="T5780"><text:s text:c="5"/></text:span><text:span text:style-name="T5780">/* do useful things with a collator */</text:span></text:p>
          <text:p text:style-name="P5779"><text:span text:style-name="T5780"><text:s text:c="5"/></text:span><text:span text:style-name="T5780">ucol_close(coll); </text:span></text:p>
          <text:p text:style-name="P5779"><text:span text:style-name="T5780">} </text:span></text:p>
          <text:p text:style-name="P5733"><text:span text:style-name="T5816"/></text:p>
          <text:p text:style-name="P5733"><text:span text:style-name="T5816">C++:</text:span></text:p>
          <text:p text:style-name="P5779"><text:span text:style-name="T5780">UErrorCode status = U_ZERO_ERROR;</text:span></text:p>
          <text:p text:style-name="P5779"><text:span text:style-name="T5780">Collator *coll = Collator::createInstance(Locale("en", "US"), status); if(U_SUCCESS(status)) {</text:span></text:p>
          <text:p text:style-name="P5779"><text:span text:style-name="T5780"><text:s text:c="5"/></text:span><text:span text:style-name="T5780">// do useful things with a collator</text:span></text:p>
          <text:p text:style-name="P5779"><text:span text:style-name="T5780"><text:s text:c="5"/></text:span><text:span text:style-name="T5780">delete coll;</text:span></text:p>
          <text:p text:style-name="P5779"><text:span text:style-name="T5780">} </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4" presentation:class="page"/>
          <draw:frame presentation:style-name="pr5760" draw:text-style-name="P5745" draw:layer="layout" svg:width="13.97cm" svg:height="11.431cm" svg:x="2.54cm" svg:y="12.065cm" presentation:class="notes" presentation:user-transformed="true">
            <draw:text-box>
              <text:p text:style-name="P5758">Again, we can observe the standard open - use - close idiom.</text:p>
            </draw:text-box>
          </draw:frame>
        </presentation:notes>
      </draw:page>
      <draw:page draw:name="String Comparison"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String Comparison</text:p>
          </draw:text-box>
        </draw:frame>
        <draw:frame presentation:style-name="pr5865" draw:text-style-name="P5745" draw:layer="layout" svg:width="22.86cm" svg:height="5.381cm" svg:x="1.27cm" svg:y="3.386cm" presentation:class="outline" presentation:user-transformed="true">
          <draw:text-box>
            <text:p text:style-name="P5764"><text:span text:style-name="T5747">Works fast</text:span></text:p>
            <text:p text:style-name="P5764"><text:span text:style-name="T5747">You get the result of the comparison as soon as it is known</text:span></text:p>
            <text:p text:style-name="P5764"><text:span text:style-name="T5747">Use when you don’t need to compare the same strings many times</text:span></text:p>
          </draw:text-box>
        </draw:frame>
        <draw:custom-shape draw:style-name="gr5802" draw:text-style-name="P5803" draw:layer="layout" svg:width="21.379cm" svg:height="4.153cm" svg:x="2.328cm" svg:y="7.832cm">
          <text:p text:style-name="P5733"><text:span text:style-name="T5816">C:</text:span><text:span text:style-name="T5780"> UCollationResult ucol_strcoll (const UCollator *coll,</text:span></text:p>
          <text:p text:style-name="P5801"><text:span text:style-name="T5780"><text:tab/></text:span><text:span text:style-name="T5780"><text:tab/></text:span><text:span text:style-name="T5780">const UChar *source, int32_t sourceLength,</text:span></text:p>
          <text:p text:style-name="P5801"><text:span text:style-name="T5780"><text:tab/></text:span><text:span text:style-name="T5780"><text:tab/></text:span><text:span text:style-name="T5780">const UChar *target, int32_t targetLength)</text:span></text:p>
          <text:p text:style-name="P5779"><text:span text:style-name="T5780"/></text:p>
          <text:p text:style-name="P5733"><text:span text:style-name="T5816">C++:</text:span><text:span text:style-name="T5780"> EComparisonResult Collator::compare (</text:span></text:p>
          <text:p text:style-name="P5779"><text:span text:style-name="T5780"><text:s text:c="7"/></text:span><text:span text:style-name="T5780">const UnicodeString &amp;source, const UnicodeString &amp;target) const</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5" presentation:class="page"/>
          <draw:frame presentation:style-name="pr5750" draw:text-style-name="P5751" draw:layer="layout" svg:width="12.853cm" svg:height="9.502cm" svg:x="3.105cm" svg:y="12.1cm" presentation:class="notes" presentation:placeholder="true">
            <draw:text-box/>
          </draw:frame>
        </presentation:notes>
      </draw:page>
      <draw:page draw:name="Using Comparison (C)"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Using Comparison (C)</text:p>
          </draw:text-box>
        </draw:frame>
        <draw:frame presentation:style-name="pr5866" draw:text-style-name="P5751" draw:layer="layout" svg:width="22.86cm" svg:height="13.632cm" svg:x="1.27cm" svg:y="3.387cm" presentation:class="outline" presentation:placeholder="true" presentation:user-transformed="true">
          <draw:text-box/>
        </draw:frame>
        <draw:custom-shape draw:style-name="gr5802" draw:text-style-name="P5803" draw:layer="layout" svg:width="23.195cm" svg:height="14.046cm" svg:x="1.147cm" svg:y="3.581cm">
          <text:p text:style-name="P5867"><text:span text:style-name="T5868">UChar *s [] = { /* list of Unicode strings */ };</text:span></text:p>
          <text:p text:style-name="P5867"><text:span text:style-name="T5868">uint32_t listSize = sizeof(s)/sizeof(s[0]);</text:span></text:p>
          <text:p text:style-name="P5867"><text:span text:style-name="T5868">UErrorCode status = U_ZERO_ERROR;</text:span></text:p>
          <text:p text:style-name="P5867"><text:span text:style-name="T5868">UCollator *coll = ucol_open("en_US", &amp;status);</text:span></text:p>
          <text:p text:style-name="P5867"><text:span text:style-name="T5868">uint32_t i, j;</text:span></text:p>
          <text:p text:style-name="P5867"><text:span text:style-name="T5868">if(U_SUCCESS(status)) {</text:span></text:p>
          <text:p text:style-name="P5867"><text:span text:style-name="T5868"><text:s text:c="2"/></text:span><text:span text:style-name="T5868">for(i=listSize-1; i&gt;=1; i--) {</text:span></text:p>
          <text:p text:style-name="P5867"><text:span text:style-name="T5868"><text:s text:c="4"/></text:span><text:span text:style-name="T5868">for(j=0; j&lt;i; j++) {</text:span></text:p>
          <text:p text:style-name="P5867"><text:span text:style-name="T5868"><text:s text:c="6"/></text:span><text:span text:style-name="T5868">if(ucol_strcoll(s[j], -1, s[j+1], -1) == UCOL_LESS) {</text:span></text:p>
          <text:p text:style-name="P5867"><text:span text:style-name="T5868"><text:s text:c="8"/></text:span><text:span text:style-name="T5868">swap(s[j], s[j+1]);</text:span></text:p>
          <text:p text:style-name="P5867"><text:span text:style-name="T5868"><text:s text:c="6"/></text:span><text:span text:style-name="T5868">}</text:span></text:p>
          <text:p text:style-name="P5867"><text:span text:style-name="T5868"><text:s text:c="4"/></text:span><text:span text:style-name="T5868">}</text:span></text:p>
          <text:p text:style-name="P5867"><text:span text:style-name="T5868"><text:s text:c="2"/></text:span><text:span text:style-name="T5868">}</text:span></text:p>
          <text:p text:style-name="P5867"><text:span text:style-name="T5868"><text:s text:c="2"/></text:span><text:span text:style-name="T5868">ucol_close(coll);</text:span></text:p>
          <text:p text:style-name="P5867"><text:span text:style-name="T5868">} </text:span></text:p>
          <text:p text:style-name="P5869"><text:span text:style-name="T5868"/></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6" presentation:class="page"/>
          <draw:frame presentation:style-name="pr5750" draw:text-style-name="P5751" draw:layer="layout" svg:width="12.853cm" svg:height="9.502cm" svg:x="3.105cm" svg:y="12.1cm" presentation:class="notes" presentation:placeholder="true">
            <draw:text-box/>
          </draw:frame>
        </presentation:notes>
      </draw:page>
      <draw:page draw:name="Using Comparison (C++)"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Using Comparison (C++)</text:p>
          </draw:text-box>
        </draw:frame>
        <draw:frame presentation:style-name="pr5866" draw:text-style-name="P5751" draw:layer="layout" svg:width="22.86cm" svg:height="13.632cm" svg:x="1.27cm" svg:y="3.387cm" presentation:class="outline" presentation:placeholder="true" presentation:user-transformed="true">
          <draw:text-box/>
        </draw:frame>
        <draw:custom-shape draw:style-name="gr5802" draw:text-style-name="P5803" draw:layer="layout" svg:width="23.195cm" svg:height="12.331cm" svg:x="1.147cm" svg:y="3.581cm">
          <text:p text:style-name="P5870"><text:span text:style-name="T5780">UnicodeString s[] = { /* list of Unicode strings */ };</text:span></text:p>
          <text:p text:style-name="P5870"><text:span text:style-name="T5780">uint32_t listSize = sizeof(s)/sizeof(s[0]);</text:span></text:p>
          <text:p text:style-name="P5870"><text:span text:style-name="T5780">UErrorCode status = U_ZERO_ERROR;</text:span></text:p>
          <text:p text:style-name="P5870"><text:span text:style-name="T5780">Collator *coll = Collator::createInstance(Locale("en", "US"), status);</text:span></text:p>
          <text:p text:style-name="P5870"><text:span text:style-name="T5780">uint32_t i, j;</text:span></text:p>
          <text:p text:style-name="P5870"><text:span text:style-name="T5780">if(U_SUCCESS(status)) {</text:span></text:p>
          <text:p text:style-name="P5870"><text:span text:style-name="T5780"><text:s text:c="2"/></text:span><text:span text:style-name="T5780">for(i=listSize-1; i&gt;=1; i--) {</text:span></text:p>
          <text:p text:style-name="P5870"><text:span text:style-name="T5780"><text:s text:c="4"/></text:span><text:span text:style-name="T5780">for(j=0; j&lt;i; j++) {</text:span></text:p>
          <text:p text:style-name="P5870"><text:span text:style-name="T5780"><text:s text:c="6"/></text:span><text:span text:style-name="T5780">if(coll-&gt;compare(s[j], s[j+1]) == UCOL_LESS) {</text:span></text:p>
          <text:p text:style-name="P5870"><text:span text:style-name="T5780"><text:s text:c="8"/></text:span><text:span text:style-name="T5780">swap(s[j], s[j+1]);</text:span></text:p>
          <text:p text:style-name="P5870"><text:span text:style-name="T5780"><text:s text:c="6"/></text:span><text:span text:style-name="T5780">}</text:span></text:p>
          <text:p text:style-name="P5870"><text:span text:style-name="T5780"><text:s text:c="4"/></text:span><text:span text:style-name="T5780">}</text:span></text:p>
          <text:p text:style-name="P5870"><text:span text:style-name="T5780"><text:s text:c="2"/></text:span><text:span text:style-name="T5780">}</text:span></text:p>
          <text:p text:style-name="P5870"><text:span text:style-name="T5780"><text:s text:c="2"/></text:span><text:span text:style-name="T5780">delete coll;</text:span></text:p>
          <text:p text:style-name="P5870"><text:span text:style-name="T5780">} </text:span></text:p>
          <text:p text:style-name="P5871"><text:span text:style-name="T5780"/></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37" presentation:class="page"/>
          <draw:frame presentation:style-name="pr5750" draw:text-style-name="P5751" draw:layer="layout" svg:width="12.853cm" svg:height="9.502cm" svg:x="3.105cm" svg:y="12.1cm" presentation:class="notes" presentation:placeholder="true">
            <draw:text-box/>
          </draw:frame>
        </presentation:notes>
      </draw:page>
      <draw:page draw:name="Sort Key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Sort Keys</text:p>
          </draw:text-box>
        </draw:frame>
        <draw:frame presentation:style-name="pr5767" draw:text-style-name="P5745" draw:layer="layout" svg:width="22.86cm" svg:height="15.403cm" svg:x="1.27cm" svg:y="3.387cm" presentation:class="outline" presentation:user-transformed="true">
          <draw:text-box>
            <text:p text:style-name="P5872"><text:span text:style-name="T5759">Array of bytes representing a string</text:span></text:p>
            <text:p text:style-name="P5872"><text:span text:style-name="T5759">Used when multiple comparisons are required</text:span></text:p>
            <text:p text:style-name="P5872"><text:span text:style-name="T5759">Indexes in databases</text:span></text:p>
            <text:p text:style-name="P5872"><text:span text:style-name="T5759">Compare only sort keys generated by the same type of a collator</text:span></text:p>
            <text:p text:style-name="P5872"><text:span text:style-name="T5759">You need a receiving buffer</text:span></text:p>
            <text:p text:style-name="P5872"><text:span text:style-name="T5759">Use preflighting </text:span></text:p>
            <text:p text:style-name="P5872"><text:span text:style-name="T5759"/></text:p>
            <text:p text:style-name="P5872"><text:span text:style-name="T5759"/></text:p>
          </draw:text-box>
        </draw:frame>
        <presentation:notes draw:style-name="dp5728" presentation:use-header-name="hdr1" presentation:use-footer-name="ftr2">
          <draw:page-thumbnail draw:style-name="gr5741" draw:layer="layout" svg:width="12.87cm" svg:height="8.56cm" svg:x="3.089cm" svg:y="2.71cm" draw:page-number="38" presentation:class="page"/>
          <draw:frame presentation:style-name="pr5750" draw:text-style-name="P5751" draw:layer="layout" svg:width="12.853cm" svg:height="9.502cm" svg:x="3.105cm" svg:y="12.1cm" presentation:class="notes" presentation:placeholder="true">
            <draw:text-box/>
          </draw:frame>
        </presentation:notes>
      </draw:page>
      <draw:page draw:name="Message Format - Introduction"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985cm" svg:x="1.27cm" svg:y="-0.405cm" presentation:class="title" presentation:user-transformed="true">
          <draw:text-box>
            <text:p text:style-name="P5733">Message Format - Introduction</text:p>
          </draw:text-box>
        </draw:frame>
        <draw:frame presentation:style-name="pr5767" draw:text-style-name="P5745" draw:layer="layout" svg:width="22.86cm" svg:height="14.557cm" svg:x="1.27cm" svg:y="3.387cm" presentation:class="outline" presentation:user-transformed="true">
          <draw:text-box>
            <text:p text:style-name="P5746"><text:span text:style-name="T5759">Assembles a user message from parts</text:span></text:p>
            <text:p text:style-name="P5746"><text:span text:style-name="T5759">Some parts fixed, some supplied at runtime</text:span></text:p>
            <text:p text:style-name="P5746"><text:span text:style-name="T5759">Order different for different languages:</text:span></text:p>
            <text:list text:style-name="L5733">
              <text:list-item>
                <text:list>
                  <text:list-item>
                    <text:p text:style-name="P5873"><text:span text:style-name="T5874">English: My Aunt’s pen is on the table.</text:span></text:p>
                  </text:list-item>
                  <text:list-item>
                    <text:p text:style-name="P5873"><text:span text:style-name="T5874">Spanish: </text:span><text:span text:style-name="T5875">La pluma de mi tía está en la tabla</text:span><text:span text:style-name="T5874">.</text:span></text:p>
                  </text:list-item>
                </text:list>
              </text:list-item>
            </text:list>
            <text:p text:style-name="P5746"><text:span text:style-name="T5765">Pattern string defines how to assemble parts:</text:span></text:p>
            <text:list text:continue-numbering="true" text:style-name="L5733">
              <text:list-item>
                <text:list>
                  <text:list-item>
                    <text:p text:style-name="P5873"><text:span text:style-name="T5876">English: </text:span><text:span text:style-name="T5877">{0}''s {2} is {1}.</text:span></text:p>
                  </text:list-item>
                  <text:list-item>
                    <text:p text:style-name="P5873"><text:span text:style-name="T5876">Spanish: </text:span><text:span text:style-name="T5877">{2} de {0} está {1}.</text:span></text:p>
                  </text:list-item>
                </text:list>
              </text:list-item>
            </text:list>
            <text:p text:style-name="P5746"><text:span text:style-name="T5759">Get pattern string from resource bundle</text:span></text:p>
          </draw:text-box>
        </draw:frame>
        <draw:line draw:style-name="gr5878" draw:text-style-name="P5879" draw:layer="layout" svg:x1="10.795cm" svg:y1="10.16cm" svg:x2="9.115cm" svg:y2="11.214cm">
          <text:p/>
        </draw:line>
        <draw:line draw:style-name="gr5878" draw:text-style-name="P5879" draw:layer="layout" svg:x1="8.255cm" svg:y1="10.795cm" svg:x2="13.317cm" svg:y2="11.218cm">
          <text:p/>
        </draw:line>
        <draw:line draw:style-name="gr5878" draw:text-style-name="P5879" draw:layer="layout" svg:x1="15.862cm" svg:y1="10.156cm" svg:x2="17.97cm" svg:y2="10.579cm">
          <text:p/>
        </draw:line>
        <presentation:notes draw:style-name="dp5728" presentation:use-header-name="hdr1" presentation:use-footer-name="ftr2">
          <draw:page-thumbnail draw:style-name="gr5741" draw:layer="layout" svg:width="12.87cm" svg:height="8.56cm" svg:x="3.089cm" svg:y="2.71cm" draw:page-number="39" presentation:class="page"/>
          <draw:frame presentation:style-name="pr5773" draw:text-style-name="P5745" draw:layer="layout" svg:width="15.24cm" svg:height="13.225cm" svg:x="1.905cm" svg:y="12.065cm" presentation:class="notes" presentation:user-transformed="true">
            <draw:text-box>
              <text:p text:style-name="P5758">Example is displaying the location of objects owned by various people.</text:p>
              <text:p text:style-name="P5758"/>
              <text:p text:style-name="P5758">{0}, {1} are called “format elements.” Number are “argument numbers” and represent variable pieces of the data.</text:p>
              <text:p text:style-name="P5758">In this example, 0 is person, 1 is the place, and 2 is the thing.</text:p>
              <text:p text:style-name="P5758"/>
              <text:p text:style-name="P5758">Notice the two single quotes in the English pattern. We’ll say more about this later.</text:p>
              <text:p text:style-name="P5758"/>
              <text:p text:style-name="P5758">We need to get the pattern from a resource because translators will need to translate it!</text:p>
            </draw:text-box>
          </draw:frame>
        </presentation:notes>
      </draw:page>
      <draw:page draw:name="Message Format - Example"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2.123cm" svg:x="1.27cm" svg:y="0.526cm" presentation:class="title" presentation:user-transformed="true">
          <draw:text-box>
            <text:p text:style-name="P5733">Message Format - Example</text:p>
          </draw:text-box>
        </draw:frame>
        <draw:custom-shape draw:style-name="gr5802" draw:text-style-name="P5803" draw:layer="layout" svg:width="22.348cm" svg:height="8.172cm" svg:x="1.526cm" svg:y="5.521cm">
          <text:p text:style-name="P5862"><text:span text:style-name="T5863">UErrorCode status = U_ZERO_ERROR;</text:span><text:span text:style-name="T5863"><text:line-break/></text:span><text:span text:style-name="T5863">ResourceBundle resourceBundle("myapp", Locale::getDefault(), status);</text:span><text:span text:style-name="T5863"><text:line-break/></text:span><text:span text:style-name="T5863">if(U_FAILURE(status)) {</text:span><text:span text:style-name="T5863"><text:line-break/></text:span><text:span text:style-name="T5863"> <text:s text:c="3"/>printf("Can't open resource bundle. Error is %s\n", u_errorName(status));</text:span><text:span text:style-name="T5863"><text:line-break/></text:span><text:span text:style-name="T5863"> <text:s text:c="3"/>return;</text:span><text:span text:style-name="T5863"><text:line-break/></text:span><text:span text:style-name="T5863">}</text:span><text:span text:style-name="T5863"><text:line-break/></text:span><text:span text:style-name="T5863">Formattable arguments[3];</text:span></text:p>
          <text:p text:style-name="P5862"><text:span text:style-name="T5863">arguments[0].setString(resourceBundle.getStringEx(”Aunt", status)); // “My Aunt”</text:span></text:p>
          <text:p text:style-name="P5862"><text:span text:style-name="T5863">arguments[1].setString(resourceBundle.getStringEx(”table", status)); // “on the table”</text:span></text:p>
          <text:p text:style-name="P5862"><text:span text:style-name="T5863">arguments[2].setString(resourceBundle.getStringEx("pen", status)); // <text:s/>“pen”</text:span><text:span text:style-name="T5863"><text:line-break/></text:span><text:span text:style-name="T5863">UnicodeString pattern = resourceBundle.getStringEx("personPlaceThing", status); </text:span></text:p>
          <text:p text:style-name="P5862"><text:span text:style-name="T5863">UnicodeString result;</text:span></text:p>
          <text:p text:style-name="P5862"><text:span text:style-name="T5863">MessageFormat::format(pattern, arguments, 3, result, status);</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40" presentation:class="page"/>
          <draw:frame presentation:style-name="pr5760" draw:text-style-name="P5745" draw:layer="layout" svg:width="13.97cm" svg:height="11.431cm" svg:x="2.54cm" svg:y="12.065cm" presentation:class="notes" presentation:user-transformed="true">
            <draw:text-box>
              <text:p text:style-name="P5758">Here is an example of querying a message format from an ICU resource bundle and formatting it into a single string to show to a user.</text:p>
            </draw:text-box>
          </draw:frame>
        </presentation:notes>
      </draw:page>
      <draw:page draw:name="Message Format - Different Data Type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309cm" svg:x="1.27cm" svg:y="-0.067cm" presentation:class="title" presentation:user-transformed="true">
          <draw:text-box>
            <text:p text:style-name="P5733"><text:span text:style-name="T5814">Message Format - Different Data Types</text:span></text:p>
          </draw:text-box>
        </draw:frame>
        <draw:custom-shape draw:style-name="gr5802" draw:text-style-name="P5803" draw:layer="layout" svg:width="21.379cm" svg:height="4.997cm" svg:x="1.737cm" svg:y="7.003cm">
          <text:p text:style-name="P5779"><text:span text:style-name="T5780">UnicodeString pattern = "On {0, date} at {0, time} there was {1}.";</text:span></text:p>
          <text:p text:style-name="P5779"><text:span text:style-name="T5780">Calendar *c = icu::Calendar::createInstance(status);</text:span></text:p>
          <text:p text:style-name="P5779"><text:span text:style-name="T5780">Formattable args[] = {</text:span></text:p>
          <text:p text:style-name="P5779"><text:span text:style-name="T5780"><text:s text:c="2"/></text:span><text:span text:style-name="T5780">c-&gt;getTime(status), // 0</text:span></text:p>
          <text:p text:style-name="P5779"><text:span text:style-name="T5780"><text:s text:c="2"/></text:span><text:span text:style-name="T5780">"a power failure" <text:s text:c="2"/>// 1</text:span></text:p>
          <text:p text:style-name="P5779"><text:span text:style-name="T5780">};</text:span></text:p>
          <text:p text:style-name="P5779"><text:span text:style-name="T5780">UnicodeString result;</text:span></text:p>
          <text:p text:style-name="P5779"><text:span text:style-name="T5780">MessageFormat::format(pattern, args, 2, result, status);</text:span></text:p>
          <draw:enhanced-geometry svg:viewBox="0 0 21600 21600" draw:type="rectangle" draw:enhanced-path="M 0 0 L 21600 0 21600 21600 0 21600 0 0 Z N"/>
        </draw:custom-shape>
        <draw:custom-shape draw:style-name="gr5881" draw:text-style-name="P5803" draw:layer="layout" svg:width="21.378cm" svg:height="0.853cm" svg:x="1.949cm" svg:y="13.758cm">
          <text:p text:style-name="P5779"><text:span text:style-name="T5880">On Oct 15, 2007 at 10:15:08 AM there was a power failure.</text:span></text:p>
          <draw:enhanced-geometry svg:viewBox="0 0 21600 21600" draw:type="rectangle" draw:enhanced-path="M 0 0 L 21600 0 21600 21600 0 21600 0 0 Z N"/>
        </draw:custom-shape>
        <draw:frame presentation:style-name="pr5882" draw:text-style-name="P5749" draw:layer="layout" svg:width="22.86cm" svg:height="3.387cm" svg:x="1.27cm" svg:y="3.387cm" presentation:class="outline" presentation:user-transformed="true">
          <draw:text-box>
            <text:p text:style-name="P5746"><text:span text:style-name="T5747">We can also format other data types, like dates</text:span></text:p>
            <text:p text:style-name="P5746"><text:span text:style-name="T5747">We do this by adding a format type:</text:span></text:p>
          </draw:text-box>
        </draw:frame>
        <draw:custom-shape draw:style-name="gr5823" draw:text-style-name="P5803" draw:layer="layout" svg:width="21.599cm" svg:height="1.266cm" svg:x="1.27cm" svg:y="12.065cm">
          <text:p text:style-name="P5826"><text:span text:style-name="T5822">Result will contain:</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41" presentation:class="page"/>
          <draw:frame presentation:style-name="pr5773" draw:text-style-name="P5745" draw:layer="layout" svg:width="15.24cm" svg:height="11.431cm" svg:x="1.905cm" svg:y="12.065cm" presentation:class="notes" presentation:user-transformed="true">
            <draw:text-box>
              <text:p text:style-name="P5758">The pattern is in the code to simplify the example. Patterns should really come from resources so that translators can translate them.</text:p>
              <text:p text:style-name="P5758"/>
            </draw:text-box>
          </draw:frame>
        </presentation:notes>
      </draw:page>
      <draw:page draw:name="Message Format - Format Style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884" draw:text-style-name="P5885" draw:layer="layout" svg:width="22.86cm" svg:height="1.906cm" svg:x="1.27cm" svg:y="0.633cm" presentation:class="title" presentation:user-transformed="true">
          <draw:text-box>
            <text:p text:style-name="P5733"><text:span text:style-name="T5883">Message Format - Format Styles</text:span></text:p>
          </draw:text-box>
        </draw:frame>
        <draw:custom-shape draw:style-name="gr5802" draw:text-style-name="P5803" draw:layer="layout" svg:width="21.379cm" svg:height="5.589cm" svg:x="1.737cm" svg:y="5.503cm">
          <text:p text:style-name="P5779"><text:span text:style-name="T5780">UnicodeString pattern = "On {0, date, full} at {0, time, long} there was {1}.";</text:span></text:p>
          <text:p text:style-name="P5779"><text:span text:style-name="T5780">Calendar *c = icu::Calendar::createInstance(status);</text:span></text:p>
          <text:p text:style-name="P5779"><text:span text:style-name="T5780">Formattable args[] = {</text:span></text:p>
          <text:p text:style-name="P5779"><text:span text:style-name="T5780"><text:s text:c="2"/></text:span><text:span text:style-name="T5780">c-&gt;getTime(status), // 0</text:span></text:p>
          <text:p text:style-name="P5779"><text:span text:style-name="T5780"><text:s text:c="2"/></text:span><text:span text:style-name="T5780">"a power failure" <text:s text:c="2"/>// 1</text:span></text:p>
          <text:p text:style-name="P5779"><text:span text:style-name="T5780">};</text:span></text:p>
          <text:p text:style-name="P5779"><text:span text:style-name="T5780">UnicodeString result;</text:span></text:p>
          <text:p text:style-name="P5779"><text:span text:style-name="T5780">MessageFormat::format(pattern, args, 2, result, status);</text:span></text:p>
          <draw:enhanced-geometry svg:viewBox="0 0 21600 21600" draw:type="rectangle" draw:enhanced-path="M 0 0 L 21600 0 21600 21600 0 21600 0 0 Z N"/>
        </draw:custom-shape>
        <draw:custom-shape draw:style-name="gr5881" draw:text-style-name="P5803" draw:layer="layout" svg:width="21.714cm" svg:height="1.445cm" svg:x="1.737cm" svg:y="13.11cm">
          <text:p text:style-name="P5779"><text:span text:style-name="T5880">On Monday, October 15, 2007 at 10:15:08 AM PDT there was a power failure.</text:span></text:p>
          <draw:enhanced-geometry svg:viewBox="0 0 21600 21600" draw:type="rectangle" draw:enhanced-path="M 0 0 L 21600 0 21600 21600 0 21600 0 0 Z N"/>
        </draw:custom-shape>
        <draw:custom-shape draw:style-name="gr5823" draw:text-style-name="P5803" draw:layer="layout" svg:width="21.599cm" svg:height="1.265cm" svg:x="1.27cm" svg:y="11.633cm">
          <text:p text:style-name="P5826"><text:span text:style-name="T5822">Result will contain:</text:span></text:p>
          <draw:enhanced-geometry svg:viewBox="0 0 21600 21600" draw:type="rectangle" draw:enhanced-path="M 0 0 L 21600 0 21600 21600 0 21600 0 0 Z N"/>
        </draw:custom-shape>
        <draw:frame presentation:style-name="pr5886" draw:text-style-name="P5745" draw:layer="layout" svg:width="22.86cm" svg:height="1.531cm" svg:x="1.27cm" svg:y="3.387cm" presentation:class="outline" presentation:user-transformed="true">
          <draw:text-box>
            <text:p text:style-name="P5872">Add a format style:</text:p>
          </draw:text-box>
        </draw:frame>
        <presentation:notes draw:style-name="dp5728" presentation:use-header-name="hdr1" presentation:use-footer-name="ftr2">
          <draw:page-thumbnail draw:style-name="gr5741" draw:layer="layout" svg:width="12.87cm" svg:height="8.56cm" svg:x="3.089cm" svg:y="2.71cm" draw:page-number="42" presentation:class="page"/>
          <draw:frame presentation:style-name="pr5773" draw:text-style-name="P5745" draw:layer="layout" svg:width="15.24cm" svg:height="11.431cm" svg:x="1.905cm" svg:y="12.065cm" presentation:class="notes" presentation:user-transformed="true">
            <draw:text-box>
              <text:p text:style-name="P5758">Remember, patterns should really come from resources so that translators can translate them.</text:p>
            </draw:text-box>
          </draw:frame>
        </presentation:notes>
      </draw:page>
      <draw:page draw:name="page43"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884" draw:text-style-name="P5885" draw:layer="layout" svg:width="22.86cm" svg:height="1.906cm" svg:x="1.27cm" svg:y="0.633cm" presentation:class="title" presentation:user-transformed="true">
          <draw:text-box>
            <text:p text:style-name="P5733"><text:span text:style-name="T5883">Message Format – Named Arguments</text:span></text:p>
          </draw:text-box>
        </draw:frame>
        <draw:custom-shape draw:style-name="gr5888" draw:text-style-name="P5782" draw:layer="layout" svg:width="21.379cm" svg:height="10.416cm" svg:x="1.905cm" svg:y="3.301cm">
          <text:p text:style-name="P5779"><text:span text:style-name="T5780">UnicodeString pattern = "On {</text:span><text:span text:style-name="T5887">when</text:span><text:span text:style-name="T5780">, date, full} at {</text:span><text:span text:style-name="T5887">when</text:span><text:span text:style-name="T5780">, time, long} there was {</text:span><text:span text:style-name="T5887">what</text:span><text:span text:style-name="T5780">}.";</text:span></text:p>
          <text:p text:style-name="P5779"><text:span text:style-name="T5780">Calendar *c = icu::Calendar::createInstance(status);</text:span></text:p>
          <text:p text:style-name="P5779"><text:span text:style-name="T5780">Formattable args[] = {</text:span></text:p>
          <text:p text:style-name="P5779"><text:span text:style-name="T5780"><text:s text:c="2"/></text:span><text:span text:style-name="T5780">c-&gt;getTime(status), // when</text:span></text:p>
          <text:p text:style-name="P5779"><text:span text:style-name="T5780"><text:s text:c="2"/></text:span><text:span text:style-name="T5780">"a power failure" <text:s text:c="2"/>// what</text:span></text:p>
          <text:p text:style-name="P5779"><text:span text:style-name="T5780">};</text:span></text:p>
          <text:p text:style-name="P5779"><text:span text:style-name="T5780">UnicodeString names[] = { </text:span></text:p>
          <text:p text:style-name="P5779"><text:span text:style-name="T5780"><text:s/></text:span><text:span text:style-name="T5887"><text:s text:c="4"/></text:span><text:span text:style-name="T5887">"when",</text:span></text:p>
          <text:p text:style-name="P5779"><text:span text:style-name="T5887"><text:s text:c="5"/></text:span><text:span text:style-name="T5887">"what"</text:span></text:p>
          <text:p text:style-name="P5779"><text:span text:style-name="T5780">};</text:span></text:p>
          <text:p text:style-name="P5779"><text:span text:style-name="T5780"/></text:p>
          <text:p text:style-name="P5779"><text:span text:style-name="T5780">UnicodeString result;</text:span></text:p>
          <text:p text:style-name="P5779"><text:span text:style-name="T5780">MessageFormat fmt(pattern, status);</text:span></text:p>
          <text:p text:style-name="P5779"><text:span text:style-name="T5780">fmt.format(</text:span><text:span text:style-name="T5887">names, </text:span><text:span text:style-name="T5780">pattern, args, 2, result, status);</text:span></text:p>
          <draw:enhanced-geometry svg:viewBox="0 0 21600 21600" draw:type="rectangle" draw:enhanced-path="M 0 0 L 21600 0 21600 21600 0 21600 0 0 Z N"/>
        </draw:custom-shape>
        <draw:custom-shape draw:style-name="gr5889" draw:text-style-name="P5782" draw:layer="layout" svg:width="21.714cm" svg:height="1.445cm" svg:x="1.781cm" svg:y="15.065cm">
          <text:p text:style-name="P5779"><text:span text:style-name="T5880">On Monday, October 15, 2007 at 10:15:08 AM PDT there was a power failure.</text:span></text:p>
          <draw:enhanced-geometry svg:viewBox="0 0 21600 21600" draw:type="rectangle" draw:enhanced-path="M 0 0 L 21600 0 21600 21600 0 21600 0 0 Z N"/>
        </draw:custom-shape>
        <draw:custom-shape draw:style-name="gr5823" draw:text-style-name="P5803" draw:layer="layout" svg:width="21.599cm" svg:height="1.265cm" svg:x="1.27cm" svg:y="13.568cm">
          <text:p text:style-name="P5826"><text:span text:style-name="T5822">Result is the same:</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43" presentation:class="page"/>
          <draw:frame presentation:style-name="pr5773" draw:text-style-name="P5745" draw:layer="layout" svg:width="15.24cm" svg:height="11.431cm" svg:x="1.905cm" svg:y="12.065cm" presentation:class="notes" presentation:user-transformed="true">
            <draw:text-box>
              <text:p text:style-name="P5758">Remember, patterns should really come from resources so that translators can translate them.</text:p>
            </draw:text-box>
          </draw:frame>
        </presentation:notes>
      </draw:page>
      <draw:page draw:name="Message Format - Format Style Details" draw:style-name="dp5729" draw:master-page-name="Technologic_5f_otp_5f__28_Default_29__20_Title_2f_Text_20_Master" presentation:presentation-page-layout-name="ALT8" presentation:use-footer-name="ftr1" presentation:use-date-time-name="dtd1">
        <office:forms form:automatic-focus="false" form:apply-design-mode="false"/>
        <draw:frame presentation:style-name="pr5744" draw:text-style-name="P5745" draw:layer="layout" svg:width="22.86cm" svg:height="1.906cm" svg:x="1.27cm" svg:y="1.269cm" presentation:class="title" presentation:user-transformed="true">
          <draw:text-box>
            <text:p text:style-name="P5733"><text:span text:style-name="T5814">Message Format - Format Style </text:span></text:p>
          </draw:text-box>
        </draw:frame>
        <draw:frame draw:layer="layout" svg:width="21.002cm" svg:height="14.501cm" svg:x="1.676cm" svg:y="2.98cm">
          <table:table>
            <table:table-column table:style-name="co5890"/>
            <table:table-column table:style-name="co5891"/>
            <table:table-column table:style-name="co5892"/>
            <table:table-row table:style-name="ro5893">
              <table:table-cell table:style-name="ce5894">
                <text:p text:style-name="P5895"><text:span text:style-name="T5896">Format Type </text:span></text:p>
              </table:table-cell>
              <table:table-cell table:style-name="ce5897">
                <text:p text:style-name="P5895"><text:span text:style-name="T5896">Format Style </text:span></text:p>
              </table:table-cell>
              <table:table-cell table:style-name="ce5898">
                <text:p text:style-name="P5895"><text:span text:style-name="T5896">Sample Output </text:span></text:p>
              </table:table-cell>
            </table:table-row>
            <table:table-row table:style-name="ro5893">
              <table:table-cell table:style-name="ce5899" table:number-rows-spanned="4">
                <text:p text:style-name="P5900"><text:span text:style-name="T5901">number</text:span></text:p>
              </table:table-cell>
              <table:table-cell table:style-name="ce5902">
                <text:p text:style-name="P5903"><text:span text:style-name="T5904">(none)</text:span></text:p>
              </table:table-cell>
              <table:table-cell table:style-name="ce5905">
                <text:p text:style-name="P5903"><text:span text:style-name="T5906">123,456.789</text:span></text:p>
              </table:table-cell>
            </table:table-row>
            <table:table-row table:style-name="ro5893">
              <table:covered-table-cell table:style-name="ce5907"/>
              <table:table-cell table:style-name="ce5902">
                <text:p text:style-name="P5903"><text:span text:style-name="T5906">integer </text:span></text:p>
              </table:table-cell>
              <table:table-cell table:style-name="ce5905">
                <text:p text:style-name="P5903"><text:span text:style-name="T5906">123,457</text:span></text:p>
              </table:table-cell>
            </table:table-row>
            <table:table-row table:style-name="ro5893">
              <table:covered-table-cell table:style-name="ce5907"/>
              <table:table-cell table:style-name="ce5902">
                <text:p text:style-name="P5903"><text:span text:style-name="T5906">currency</text:span></text:p>
              </table:table-cell>
              <table:table-cell table:style-name="ce5905">
                <text:p text:style-name="P5903"><text:span text:style-name="T5906">$123,456.79</text:span></text:p>
              </table:table-cell>
            </table:table-row>
            <table:table-row table:style-name="ro5893">
              <table:covered-table-cell table:style-name="ce5907"/>
              <table:table-cell table:style-name="ce5902">
                <text:p text:style-name="P5903"><text:span text:style-name="T5906">percent</text:span></text:p>
              </table:table-cell>
              <table:table-cell table:style-name="ce5905">
                <text:p text:style-name="P5903"><text:span text:style-name="T5906">12%</text:span></text:p>
              </table:table-cell>
            </table:table-row>
            <table:table-row table:style-name="ro5893">
              <table:table-cell table:style-name="ce5899" table:number-rows-spanned="5">
                <text:p text:style-name="P5900"><text:span text:style-name="T5901">date</text:span></text:p>
              </table:table-cell>
              <table:table-cell table:style-name="ce5902">
                <text:p text:style-name="P5903"><text:span text:style-name="T5904">(none)</text:span></text:p>
              </table:table-cell>
              <table:table-cell table:style-name="ce5905">
                <text:p text:style-name="P5903"><text:span text:style-name="T5906">Jul 17, 2004</text:span></text:p>
              </table:table-cell>
            </table:table-row>
            <table:table-row table:style-name="ro5893">
              <table:covered-table-cell table:style-name="ce5907"/>
              <table:table-cell table:style-name="ce5902">
                <text:p text:style-name="P5903"><text:span text:style-name="T5906">short</text:span></text:p>
              </table:table-cell>
              <table:table-cell table:style-name="ce5905">
                <text:p text:style-name="P5903"><text:span text:style-name="T5906">7/17/04</text:span></text:p>
              </table:table-cell>
            </table:table-row>
            <table:table-row table:style-name="ro5893">
              <table:covered-table-cell table:style-name="ce5907"/>
              <table:table-cell table:style-name="ce5902">
                <text:p text:style-name="P5903"><text:span text:style-name="T5906">medium</text:span></text:p>
              </table:table-cell>
              <table:table-cell table:style-name="ce5905">
                <text:p text:style-name="P5903"><text:span text:style-name="T5906">Jul 17, 2004</text:span></text:p>
              </table:table-cell>
            </table:table-row>
            <table:table-row table:style-name="ro5893">
              <table:covered-table-cell table:style-name="ce5907"/>
              <table:table-cell table:style-name="ce5902">
                <text:p text:style-name="P5903"><text:span text:style-name="T5906">long</text:span></text:p>
              </table:table-cell>
              <table:table-cell table:style-name="ce5905">
                <text:p text:style-name="P5903"><text:span text:style-name="T5906">July 17, 2004</text:span></text:p>
              </table:table-cell>
            </table:table-row>
            <table:table-row table:style-name="ro5893">
              <table:covered-table-cell table:style-name="ce5907"/>
              <table:table-cell table:style-name="ce5902">
                <text:p text:style-name="P5903"><text:span text:style-name="T5906">full </text:span></text:p>
              </table:table-cell>
              <table:table-cell table:style-name="ce5905">
                <text:p text:style-name="P5903"><text:span text:style-name="T5906">Saturday, July 17, 2004</text:span></text:p>
              </table:table-cell>
            </table:table-row>
            <table:table-row table:style-name="ro5893">
              <table:table-cell table:style-name="ce5908" table:number-rows-spanned="5">
                <text:p text:style-name="P5900"><text:span text:style-name="T5901">time</text:span></text:p>
              </table:table-cell>
              <table:table-cell table:style-name="ce5902">
                <text:p text:style-name="P5903"><text:span text:style-name="T5904">(none)</text:span></text:p>
              </table:table-cell>
              <table:table-cell table:style-name="ce5905">
                <text:p text:style-name="P5903"><text:span text:style-name="T5906">2:15:08 PM</text:span></text:p>
              </table:table-cell>
            </table:table-row>
            <table:table-row table:style-name="ro5893">
              <table:covered-table-cell table:style-name="ce5907"/>
              <table:table-cell table:style-name="ce5902">
                <text:p text:style-name="P5903"><text:span text:style-name="T5906">short</text:span></text:p>
              </table:table-cell>
              <table:table-cell table:style-name="ce5905">
                <text:p text:style-name="P5903"><text:span text:style-name="T5906">2:15 PM</text:span></text:p>
              </table:table-cell>
            </table:table-row>
            <table:table-row table:style-name="ro5893">
              <table:covered-table-cell table:style-name="ce5907"/>
              <table:table-cell table:style-name="ce5902">
                <text:p text:style-name="P5903"><text:span text:style-name="T5906">medium</text:span></text:p>
              </table:table-cell>
              <table:table-cell table:style-name="ce5905">
                <text:p text:style-name="P5903"><text:span text:style-name="T5906">2:14:08 PM</text:span></text:p>
              </table:table-cell>
            </table:table-row>
            <table:table-row table:style-name="ro5893">
              <table:covered-table-cell table:style-name="ce5907"/>
              <table:table-cell table:style-name="ce5902">
                <text:p text:style-name="P5903"><text:span text:style-name="T5906">long</text:span></text:p>
              </table:table-cell>
              <table:table-cell table:style-name="ce5905">
                <text:p text:style-name="P5903"><text:span text:style-name="T5906">2:15:08 PM PDT</text:span></text:p>
              </table:table-cell>
            </table:table-row>
            <table:table-row table:style-name="ro5909">
              <table:covered-table-cell table:style-name="ce5910"/>
              <table:table-cell table:style-name="ce5911">
                <text:p text:style-name="P5903"><text:span text:style-name="T5906">full</text:span></text:p>
              </table:table-cell>
              <table:table-cell table:style-name="ce5912">
                <text:p text:style-name="P5903"><text:span text:style-name="T5906">2:15:08 PM PDT</text:span></text:p>
              </table:table-cell>
            </table:table-row>
          </table:table>
          <draw:image xlink:href="Pictures/TablePreview1.svm" xlink:type="simple" xlink:show="embed" xlink:actuate="onLoad"/>
        </draw:frame>
        <presentation:notes draw:style-name="dp5728" presentation:use-header-name="hdr1" presentation:use-footer-name="ftr2">
          <draw:page-thumbnail draw:style-name="gr5741" draw:layer="layout" svg:width="12.87cm" svg:height="8.56cm" svg:x="3.089cm" svg:y="2.71cm" draw:page-number="44" presentation:class="page"/>
          <draw:frame presentation:style-name="pr5760" draw:text-style-name="P5745" draw:layer="layout" svg:width="13.97cm" svg:height="11.431cm" svg:x="2.54cm" svg:y="12.065cm" presentation:class="notes" presentation:user-transformed="true">
            <draw:text-box>
              <text:p text:style-name="P5758"><text:span text:style-name="T5759">Here are some examples of other non-string types that can be used in a message format.</text:span></text:p>
              <text:p text:style-name="P5758"><text:span text:style-name="T5759">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985cm" svg:x="1.27cm" svg:y="-0.405cm" presentation:class="title" presentation:user-transformed="true">
          <draw:text-box>
            <text:p text:style-name="P5733">Message Format - Counting Files</text:p>
          </draw:text-box>
        </draw:frame>
        <draw:frame presentation:style-name="pr5913" draw:text-style-name="P5745" draw:layer="layout" svg:width="21.599cm" svg:height="1.218cm" svg:x="1.905cm" svg:y="3.862cm" presentation:class="outline" presentation:user-transformed="true">
          <draw:text-box>
            <text:p text:style-name="P5824"><text:span text:style-name="T5747">Plural pattern to display number of files:</text:span></text:p>
          </draw:text-box>
        </draw:frame>
        <draw:custom-shape draw:style-name="gr5916" draw:text-style-name="P5803" draw:layer="layout" svg:width="21.713cm" svg:height="1.023cm" svg:x="1.782cm" svg:y="5.2cm">
          <text:p text:style-name="P5779"><text:span text:style-name="T5880">There </text:span><text:span text:style-name="T5914">{</text:span><text:span text:style-name="T5880">1, plural, </text:span><text:span text:style-name="T5914">one</text:span><text:span text:style-name="T5880">{</text:span><text:span text:style-name="T5915">is one file</text:span><text:span text:style-name="T5880">} </text:span><text:span text:style-name="T5914">other</text:span><text:span text:style-name="T5880">{</text:span><text:span text:style-name="T5915">are # files</text:span><text:span text:style-name="T5880">}</text:span><text:span text:style-name="T5914">}</text:span><text:span text:style-name="T5880"> in {0}.</text:span></text:p>
          <draw:enhanced-geometry svg:viewBox="0 0 21600 21600" draw:type="rectangle" draw:enhanced-path="M 0 0 L 21600 0 21600 21600 0 21600 0 0 Z N"/>
        </draw:custom-shape>
        <draw:custom-shape draw:style-name="gr5802" draw:text-style-name="P5803" draw:layer="layout" svg:width="21.378cm" svg:height="5.589cm" svg:x="1.782cm" svg:y="7.832cm">
          <text:p text:style-name="P5779"><text:span text:style-name="T5780">UnicodeString pattern = resourceBundle.getStringEx(“fileCount”);</text:span></text:p>
          <text:p text:style-name="P5779"><text:span text:style-name="T5780">UnicodeString directoryName = ...;</text:span></text:p>
          <text:p text:style-name="P5779"><text:span text:style-name="T5780">int fileCount = ...;</text:span></text:p>
          <text:p text:style-name="P5779"><text:span text:style-name="T5780">Formattable args[] = {</text:span></text:p>
          <text:p text:style-name="P5779"><text:span text:style-name="T5780"><text:s text:c="2"/></text:span><text:span text:style-name="T5780">directoryName, // 0</text:span></text:p>
          <text:p text:style-name="P5779"><text:span text:style-name="T5780"><text:s text:c="2"/></text:span><text:span text:style-name="T5780">fileCount <text:s text:c="5"/>// 1</text:span></text:p>
          <text:p text:style-name="P5779"><text:span text:style-name="T5780">};</text:span></text:p>
          <text:p text:style-name="P5779"><text:span text:style-name="T5780">UnicodeString result;</text:span></text:p>
          <text:p text:style-name="P5779"><text:span text:style-name="T5780">MessageFormat::format(pattern, args, 2, result, status);</text:span></text:p>
          <draw:enhanced-geometry svg:viewBox="0 0 21600 21600" draw:type="rectangle" draw:enhanced-path="M 0 0 L 21600 0 21600 21600 0 21600 0 0 Z N"/>
        </draw:custom-shape>
        <draw:custom-shape draw:style-name="gr5881" draw:text-style-name="P5803" draw:layer="layout" svg:width="21.714cm" svg:height="2.037cm" svg:x="1.737cm" svg:y="15.006cm">
          <text:p text:style-name="P5779"><text:span text:style-name="T5780">There are 1,234 files in myDirectory.</text:span></text:p>
          <text:p text:style-name="P5779"><text:span text:style-name="T5780">There is one file in myDirectory.</text:span></text:p>
          <text:p text:style-name="P5779"><text:span text:style-name="T5780">There are 0 files in myDirectory.</text:span></text:p>
          <draw:enhanced-geometry svg:viewBox="0 0 21600 21600" draw:type="rectangle" draw:enhanced-path="M 0 0 L 21600 0 21600 21600 0 21600 0 0 Z N"/>
        </draw:custom-shape>
        <draw:custom-shape draw:style-name="gr5823" draw:text-style-name="P5803" draw:layer="layout" svg:width="21.599cm" svg:height="1.217cm" svg:x="1.949cm" svg:y="6.773cm">
          <text:p text:style-name="P5826"><text:span text:style-name="T5917">Code to use the pattern:</text:span></text:p>
          <draw:enhanced-geometry svg:viewBox="0 0 21600 21600" draw:type="rectangle" draw:enhanced-path="M 0 0 L 21600 0 21600 21600 0 21600 0 0 Z N"/>
        </draw:custom-shape>
        <draw:custom-shape draw:style-name="gr5823" draw:text-style-name="P5803" draw:layer="layout" svg:width="21.599cm" svg:height="1.217cm" svg:x="1.949cm" svg:y="13.547cm">
          <text:p text:style-name="P5826"><text:span text:style-name="T5917">This could be used to output messages like:</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45" presentation:class="page"/>
          <draw:frame presentation:style-name="pr5773" draw:text-style-name="P5745" draw:layer="layout" svg:width="15.24cm" svg:height="11.431cm" svg:x="1.905cm" svg:y="12.065cm" presentation:class="notes" presentation:user-transformed="true">
            <draw:text-box>
              <text:p text:style-name="P5758">Using what we’ve already learned, this is how we’d display the number of files in a directory.</text:p>
              <text:p text:style-name="P5758">The exact plural rules depend on the locale.</text:p>
            </draw:text-box>
          </draw:frame>
        </presentation:notes>
      </draw:page>
      <draw:page draw:name="Message Format - Choice Format"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885" draw:layer="layout" svg:width="22.86cm" svg:height="1.906cm" svg:x="1.27cm" svg:y="0.634cm" presentation:class="title" presentation:user-transformed="true">
          <draw:text-box>
            <text:p text:style-name="P5733"><text:span text:style-name="T5883">Message Format - Choice Format</text:span></text:p>
          </draw:text-box>
        </draw:frame>
        <draw:frame presentation:style-name="pr5918" draw:text-style-name="P5745" draw:layer="layout" svg:width="22.86cm" svg:height="2.752cm" svg:x="1.27cm" svg:y="3.386cm" presentation:class="outline" presentation:user-transformed="true">
          <draw:text-box>
            <text:p text:style-name="P5824"><text:span text:style-name="T5747">Use special format element:</text:span></text:p>
          </draw:text-box>
        </draw:frame>
        <draw:custom-shape draw:style-name="gr5916" draw:text-style-name="P5803" draw:layer="layout" svg:width="21.713cm" svg:height="2.037cm" svg:x="1.47cm" svg:y="4.748cm">
          <text:p text:style-name="P5779"><text:span text:style-name="T5880">There {1, choice, 0#are no files|</text:span></text:p>
          <text:p text:style-name="P5779"><text:span text:style-name="T5880"><text:s text:c="18"/></text:span><text:span text:style-name="T5880">1#is one file|</text:span></text:p>
          <text:p text:style-name="P5779"><text:span text:style-name="T5880"><text:s text:c="18"/></text:span><text:span text:style-name="T5880">1&lt;are {1, number, integer} files} in {0}.</text:span></text:p>
          <draw:enhanced-geometry svg:viewBox="0 0 21600 21600" draw:type="rectangle" draw:enhanced-path="M 0 0 L 21600 0 21600 21600 0 21600 0 0 Z N"/>
        </draw:custom-shape>
        <draw:custom-shape draw:style-name="gr5823" draw:text-style-name="P5803" draw:layer="layout" svg:width="21.599cm" svg:height="1.266cm" svg:x="1.27cm" svg:y="7.267cm">
          <text:p text:style-name="P5826"><text:span text:style-name="T5917">Using this pattern with the same code we get:</text:span></text:p>
          <draw:enhanced-geometry svg:viewBox="0 0 21600 21600" draw:type="rectangle" draw:enhanced-path="M 0 0 L 21600 0 21600 21600 0 21600 0 0 Z N"/>
        </draw:custom-shape>
        <draw:custom-shape draw:style-name="gr5881" draw:text-style-name="P5803" draw:layer="layout" svg:width="21.714cm" svg:height="2.037cm" svg:x="1.146cm" svg:y="8.758cm">
          <text:p text:style-name="P5779"><text:span text:style-name="T5780">There are no files in thisDirectory.</text:span></text:p>
          <text:p text:style-name="P5779"><text:span text:style-name="T5780">There is one file in thatDirectory.</text:span></text:p>
          <text:p text:style-name="P5779"><text:span text:style-name="T5780">There are 1,234 files in myDirectory.</text:span></text:p>
          <draw:enhanced-geometry svg:viewBox="0 0 21600 21600" draw:type="rectangle" draw:enhanced-path="M 0 0 L 21600 0 21600 21600 0 21600 0 0 Z N"/>
        </draw:custom-shape>
        <draw:frame draw:style-name="gr5805" draw:text-style-name="P5806" draw:layer="layout" svg:width="21.59cm" svg:height="1.775cm" svg:x="1.27cm" svg:y="11.052cm">
          <draw:text-box>
            <text:p>Choice Format gives precision, but doesn't handle anything more complex such as Ukranian:</text:p>
          </draw:text-box>
        </draw:frame>
        <draw:frame draw:style-name="gr5805" draw:text-style-name="P5806" draw:layer="layout" svg:width="3.81cm" svg:height="4.307cm" svg:x="1.27cm" svg:y="12.7cm">
          <draw:text-box>
            <text:p text:style-name="P5919"><text:span text:style-name="T5920">1 день</text:span></text:p>
            <text:p text:style-name="P5919"><text:span text:style-name="T5920">2 дні</text:span></text:p>
            <text:p text:style-name="P5919"><text:span text:style-name="T5920">5 днів</text:span></text:p>
            <text:p text:style-name="P5919"><text:span text:style-name="T5920">1.31 дня</text:span></text:p>
            <text:p text:style-name="P5919"><text:span text:style-name="T5920">2.31 дня</text:span></text:p>
            <text:p text:style-name="P5919"><text:span text:style-name="T5920">5.31 дня</text:span></text:p>
          </draw:text-box>
        </draw:frame>
        <draw:frame draw:style-name="gr5805" draw:text-style-name="P5806" draw:layer="layout" svg:width="17.78cm" svg:height="4.393cm" svg:x="5.715cm" svg:y="13.335cm">
          <draw:text-box>
            <text:p text:style-name="P5919"><text:span text:style-name="T5920">one → n mod 10 is 1 and n mod 100 is not 11;</text:span></text:p>
            <text:p text:style-name="P5919"><text:span text:style-name="T5920">few → n mod 10 in 2..4 and n mod 100 not in 12..14;</text:span></text:p>
            <text:p text:style-name="P5919"><text:span text:style-name="T5920">many → n mod 10 is 0 or n mod 10 in 5..9 or n mod 100 in 11..14;</text:span></text:p>
            <text:p text:style-name="P5919"><text:span text:style-name="T5920">other → </text:span><text:span text:style-name="T5921">everything else</text:span><text:span text:style-name="T5921"><text:tab/></text:span></text:p>
            <text:p text:style-name="P5919"/>
          </draw:text-box>
        </draw:frame>
        <presentation:notes draw:style-name="dp5728" presentation:use-header-name="hdr1" presentation:use-footer-name="ftr2">
          <draw:page-thumbnail draw:style-name="gr5741" draw:layer="layout" svg:width="12.87cm" svg:height="8.56cm" svg:x="3.089cm" svg:y="2.71cm" draw:page-number="46" presentation:class="page"/>
          <draw:frame presentation:style-name="pr5773" draw:text-style-name="P5745" draw:layer="layout" svg:width="15.24cm" svg:height="11.431cm" svg:x="1.905cm" svg:y="12.065cm" presentation:class="notes" presentation:user-transformed="true">
            <draw:text-box>
              <text:p text:style-name="P5758">In order to fix grammatical errors of a formatted message, you can use a choice format.</text:p>
              <text:p text:style-name="P5758">The line breaks in the pattern are only for readability.</text:p>
            </draw:text-box>
          </draw:frame>
        </presentation:notes>
      </draw:page>
      <draw:page draw:name="Message Format - Other Detail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3.985cm" svg:x="1.27cm" svg:y="0.03cm" presentation:class="title" presentation:user-transformed="true">
          <draw:text-box>
            <text:p text:style-name="P5733">Message Format - Other Details</text:p>
          </draw:text-box>
        </draw:frame>
        <draw:frame presentation:style-name="pr5923" draw:text-style-name="P5745" draw:layer="layout" svg:width="22.86cm" svg:height="8.77cm" svg:x="1.27cm" svg:y="3.386cm" presentation:class="outline" presentation:user-transformed="true">
          <draw:text-box>
            <text:p text:style-name="P5764"><text:span text:style-name="T5747">Format style can be a pattern string</text:span></text:p>
            <text:list text:style-name="L5733">
              <text:list-item>
                <text:list>
                  <text:list-item>
                    <text:p text:style-name="P5766"><text:span text:style-name="T5754">Format type </text:span><text:span text:style-name="T5922">number</text:span><text:span text:style-name="T5754">: use </text:span><text:span text:style-name="T5922">DecimalFormat</text:span><text:span text:style-name="T5754"> pattern (e.g. #,#00.00)</text:span></text:p>
                  </text:list-item>
                  <text:list-item>
                    <text:p text:style-name="P5766"><text:span text:style-name="T5754">Format type </text:span><text:span text:style-name="T5922">date</text:span><text:span text:style-name="T5754">, </text:span><text:span text:style-name="T5922">time</text:span><text:span text:style-name="T5754">: use </text:span><text:span text:style-name="T5922">SimpleDateFormat</text:span><text:span text:style-name="T5754"> pattern (e.g. MM/yy)</text:span></text:p>
                  </text:list-item>
                </text:list>
              </text:list-item>
            </text:list>
            <text:p text:style-name="P5764"><text:span text:style-name="T5747">Quoting in patterns</text:span></text:p>
            <text:list text:continue-numbering="true" text:style-name="L5733">
              <text:list-item>
                <text:list>
                  <text:list-item>
                    <text:p text:style-name="P5766"><text:span text:style-name="T5754">Enclose special characters in single quotes</text:span></text:p>
                  </text:list-item>
                  <text:list-item>
                    <text:p text:style-name="P5762"><text:span text:style-name="T5754">Use two consecutive single quotes to represent one</text:span> </text:p>
                  </text:list-item>
                </text:list>
              </text:list-item>
            </text:list>
          </draw:text-box>
        </draw:frame>
        <draw:custom-shape draw:style-name="gr5916" draw:text-style-name="P5803" draw:layer="layout" svg:width="21.713cm" svg:height="0.853cm" svg:x="1.526cm" svg:y="12.056cm">
          <text:p text:style-name="P5779"><text:span text:style-name="T5880">The '{' character, the '#' character and the '' character.</text:span><text:span text:style-name="T5924"> </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47" presentation:class="page"/>
          <draw:frame presentation:style-name="pr5773" draw:text-style-name="P5745" draw:layer="layout" svg:width="15.24cm" svg:height="11.431cm" svg:x="1.905cm" svg:y="12.065cm" presentation:class="notes" presentation:user-transformed="true">
            <draw:text-box>
              <text:p text:style-name="P5758">You can use a message format with non-string types too. You can use dates, times and numbers too, and you can format them with specific patterns.</text:p>
              <text:p text:style-name="P5758">Remember the English pattern we used above? The single quotes need to be represented with two single quotes.</text:p>
            </draw:text-box>
          </draw:frame>
        </presentation:notes>
      </draw:page>
      <draw:page draw:name="page48"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Getting ICU4J</text:p>
          </draw:text-box>
        </draw:frame>
        <draw:frame presentation:style-name="pr5931" draw:text-style-name="P5745" draw:layer="layout" svg:width="22.388cm" svg:height="14.117cm" svg:x="1.905cm" svg:y="4.931cm" presentation:class="outline" presentation:user-transformed="true">
          <draw:text-box>
            <text:list text:style-name="L5737">
              <text:list-item>
                <text:p text:style-name="P5927">Use a stable release</text:p>
              </text:list-item>
            </text:list>
            <text:list text:style-name="L5738">
              <text:list-item>
                <text:list>
                  <text:list-item>
                    <text:p text:style-name="P5928">Easiest – pre-compiled <text:span text:style-name="T5929">.jar</text:span> from <text:line-break/> <text:span text:style-name="T5930">http://icu-project.org</text:span></text:p>
                  </text:list-item>
                  <text:list-item>
                    <text:p text:style-name="P5928">Use the latest stable version if possible</text:p>
                  </text:list-item>
                  <text:list-item>
                    <text:p text:style-name="P5928">For source, download the source <text:span text:style-name="T5929">.jar</text:span></text:p>
                  </text:list-item>
                </text:list>
              </text:list-item>
            </text:list>
            <text:list text:style-name="L5737">
              <text:list-item>
                <text:p text:style-name="P5927">Bleeding edge development</text:p>
              </text:list-item>
            </text:list>
            <text:list text:style-name="L5738">
              <text:list-item>
                <text:list>
                  <text:list-item>
                    <text:p text:style-name="P5928">Download from Subversion</text:p>
                  </text:list-item>
                </text:list>
              </text:list-item>
            </text:list>
          </draw:text-box>
        </draw:frame>
        <presentation:notes draw:style-name="dp5731">
          <draw:page-thumbnail draw:style-name="gr5741" draw:layer="layout" svg:width="12.7cm" svg:height="9.525cm" svg:x="3.175cm" svg:y="1.905cm" draw:page-number="48" presentation:class="page"/>
          <draw:frame presentation:style-name="pr5934" draw:text-style-name="P5935" draw:layer="layout" svg:width="15.24cm" svg:height="11.431cm" svg:x="1.905cm" svg:y="12.065cm" presentation:class="notes" presentation:user-transformed="true">
            <draw:text-box>
              <text:p text:style-name="P5932"><text:span text:style-name="T5933">Just like ICU4C, ICU4J has stable releases, and you can download it from the CVS repository.</text:span></text:p>
            </draw:text-box>
          </draw:frame>
        </presentation:notes>
      </draw:page>
      <draw:page draw:name="page49"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Setting up ICU4J</text:p>
          </draw:text-box>
        </draw:frame>
        <draw:frame presentation:style-name="pr5936" draw:text-style-name="P5937" draw:layer="layout" svg:width="22.225cm" svg:height="5.227cm" svg:x="1.905cm" svg:y="3.663cm" presentation:class="outline" presentation:user-transformed="true">
          <draw:text-box>
            <text:list text:style-name="L5737">
              <text:list-item>
                <text:p text:style-name="P5927">Check that you have the appropriate JDK version</text:p>
              </text:list-item>
              <text:list-item>
                <text:p text:style-name="P5927">Try the test code <text:s/>“Hello, Welt! ICU X.Y…”</text:p>
              </text:list-item>
            </text:list>
          </draw:text-box>
        </draw:frame>
        <draw:custom-shape draw:style-name="gr5940" draw:text-style-name="P5941" draw:layer="layout" svg:width="21.379cm" svg:height="6.703cm" svg:x="1.905cm" svg:y="8.537cm">
          <text:p text:style-name="P5938"><text:span text:style-name="T5939">import com.ibm.icu.util.ULocale;</text:span></text:p>
          <text:p text:style-name="P5938"><text:span text:style-name="T5939">import com.ibm.icu.util.VersionInfo;</text:span></text:p>
          <text:p text:style-name="P5938"><text:span text:style-name="T5939">public class TestICU {</text:span></text:p>
          <text:p text:style-name="P5938"><text:span text:style-name="T5939"><text:s text:c="4"/></text:span><text:span text:style-name="T5939">public static void main(String[] args) {</text:span></text:p>
          <text:p text:style-name="P5938"><text:span text:style-name="T5939"><text:s text:c="8"/></text:span><text:span text:style-name="T5939">System.out.println("Hello, " </text:span></text:p>
          <text:p text:style-name="P5938"><text:span text:style-name="T5939"><text:tab/></text:span><text:span text:style-name="T5939">+ new Ulocale("und_001")</text:span></text:p>
          <text:p text:style-name="P5938"><text:span text:style-name="T5939"><text:tab/></text:span><text:span text:style-name="T5939"> <text:s/></text:span><text:span text:style-name="T5939">.getDisplayCountry(ULocale.GERMAN)</text:span></text:p>
          <text:p text:style-name="P5938"><text:span text:style-name="T5939"><text:s text:c="7"/></text:span><text:span text:style-name="T5939">+ "! ICU " + VersionInfo.ICU_VERSION);</text:span></text:p>
          <text:p text:style-name="P5938"><text:span text:style-name="T5939"><text:s text:c="4"/></text:span><text:span text:style-name="T5939">}</text:span></text:p>
          <text:p text:style-name="P5938"><text:span text:style-name="T5939">}</text:span></text:p>
          <text:p text:style-name="P5938"><text:span text:style-name="T5939"/></text:p>
          <draw:enhanced-geometry svg:viewBox="0 0 21600 21600" draw:type="rectangle" draw:enhanced-path="M 0 0 L 21600 0 21600 21600 0 21600 0 0 Z N"/>
        </draw:custom-shape>
        <draw:frame draw:style-name="gr5944" draw:text-style-name="P5945" draw:layer="layout" svg:width="22.225cm" svg:height="2.626cm" svg:x="1.27cm" svg:y="15.24cm">
          <draw:text-box>
            <text:list text:style-name="L5739">
              <text:list-item>
                <text:p text:style-name="P5942"><text:span text:style-name="T5943">Add ICU’s jar to classpath on command line</text:span></text:p>
              </text:list-item>
              <text:list-item>
                <text:p text:style-name="P5942"><text:span text:style-name="T5943">Run the test suite (if from source)</text:span></text:p>
              </text:list-item>
            </text:list>
          </draw:text-box>
        </draw:frame>
        <presentation:notes draw:style-name="dp5731">
          <draw:page-thumbnail draw:style-name="gr5741" draw:layer="layout" svg:width="12.7cm" svg:height="9.525cm" svg:x="3.175cm" svg:y="1.905cm" draw:page-number="49" presentation:class="page"/>
          <draw:frame presentation:style-name="pr5946" draw:text-style-name="P5935" draw:layer="layout" svg:width="15.24cm" svg:height="11.431cm" svg:x="1.905cm" svg:y="12.065cm" presentation:class="notes" presentation:user-transformed="true">
            <draw:text-box>
              <text:p text:style-name="P5932"><text:span text:style-name="T5933">Please see ICU4J’s readme.html for the details about which JDK is required.</text:span></text:p>
            </draw:text-box>
          </draw:frame>
        </presentation:notes>
      </draw:page>
      <draw:page draw:name="page50"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Building ICU4J</text:p>
          </draw:text-box>
        </draw:frame>
        <draw:frame presentation:style-name="pr5948" draw:text-style-name="P5937" draw:layer="layout" svg:width="22.225cm" svg:height="10.944cm" svg:x="1.904cm" svg:y="4.931cm" presentation:class="outline" presentation:user-transformed="true">
          <draw:text-box>
            <text:list text:style-name="L5737">
              <text:list-item>
                <text:p text:style-name="P5927">Use Apache Ant to build</text:p>
              </text:list-item>
            </text:list>
            <text:list text:style-name="L5738">
              <text:list-item>
                <text:list>
                  <text:list-item>
                    <text:p text:style-name="P5928">“<text:span text:style-name="T5947">ant all</text:span>” <text:s/>( to build all )</text:p>
                  </text:list-item>
                  <text:list-item>
                    <text:p text:style-name="P5928">“<text:span text:style-name="T5947">ant jar</text:span>” (to just build icu4j.jar)</text:p>
                  </text:list-item>
                  <text:list-item>
                    <text:p text:style-name="P5928">“<text:span text:style-name="T5947">ant check</text:span>” <text:s/>(to run tests)</text:p>
                  </text:list-item>
                  <text:list-item>
                    <text:p text:style-name="P5928">Other targets, see the Readme</text:p>
                  </text:list-item>
                </text:list>
              </text:list-item>
            </text:list>
            <text:list text:style-name="L5740">
              <text:list-item>
                <text:p text:style-name="P5927">Can also build from Eclipse (preferred)</text:p>
              </text:list-item>
            </text:list>
          </draw:text-box>
        </draw:frame>
        <presentation:notes draw:style-name="dp5731">
          <draw:page-thumbnail draw:style-name="gr5741" draw:layer="layout" svg:width="12.7cm" svg:height="9.525cm" svg:x="3.175cm" svg:y="1.905cm" draw:page-number="50" presentation:class="page"/>
          <draw:frame presentation:style-name="pr5949" draw:text-style-name="P5935" draw:layer="layout" svg:width="15.24cm" svg:height="11.431cm" svg:x="1.905cm" svg:y="12.065cm" presentation:class="notes" presentation:user-transformed="true">
            <draw:text-box>
              <text:p text:style-name="P5932"><text:span text:style-name="T5933">When building ICU4J from source code, it is highly recommended that you use ant to build ICU4J. <text:s/>People developing ICU4J also use Eclipse, but ant is used to properly build ICU4J.</text:span></text:p>
            </draw:text-box>
          </draw:frame>
        </presentation:notes>
      </draw:page>
      <draw:page draw:name="page51"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Collation Engine</text:p>
          </draw:text-box>
        </draw:frame>
        <draw:frame presentation:style-name="pr5950" draw:text-style-name="P5745" draw:layer="layout" svg:width="22.225cm" svg:height="9.937cm" svg:x="1.904cm" svg:y="4.934cm" presentation:class="outline" presentation:user-transformed="true">
          <draw:text-box>
            <text:list text:style-name="L5737">
              <text:list-item>
                <text:p text:style-name="P5927">Used for comparing strings</text:p>
              </text:list-item>
              <text:list-item>
                <text:p text:style-name="P5927">Instantiation:</text:p>
              </text:list-item>
            </text:list>
          </draw:text-box>
        </draw:frame>
        <draw:custom-shape draw:style-name="gr5952" draw:text-style-name="P5941" draw:layer="layout" svg:width="21.131cm" svg:height="2.47cm" svg:x="1.905cm" svg:y="8.89cm">
          <text:p text:style-name="P5938"><text:span text:style-name="T5951">ULocale locale = new ULocale("fr");</text:span></text:p>
          <text:p text:style-name="P5938"><text:span text:style-name="T5951">Collator coll = Collator.getInstance(locale);</text:span></text:p>
          <text:p text:style-name="P5938"><text:span text:style-name="T5951">// do useful things with the collator</text:span></text:p>
          <draw:enhanced-geometry svg:viewBox="0 0 21600 21600" draw:type="rectangle" draw:enhanced-path="M 0 0 L 21600 0 21600 21600 0 21600 0 0 Z N"/>
        </draw:custom-shape>
        <draw:custom-shape draw:style-name="gr5956" draw:text-style-name="P5957" draw:layer="layout" svg:width="21.59cm" svg:height="1.341cm" svg:x="1.892cm" svg:y="10.336cm">
          <text:p text:style-name="P5942"><text:span text:style-name="T5953"/></text:p>
          <text:p text:style-name="P5942"><text:span text:style-name="T5953"></text:span><text:span text:style-name="T5954">Lives in </text:span><text:span text:style-name="T5955">com.ibm.icu.text.Collator</text:span></text:p>
          <draw:enhanced-geometry svg:viewBox="0 0 21600 21600" draw:type="rectangle" draw:enhanced-path="M 0 0 L 21600 0 21600 21600 0 21600 0 0 Z N"/>
        </draw:custom-shape>
        <presentation:notes draw:style-name="dp5732">
          <draw:page-thumbnail draw:style-name="gr5741" draw:layer="layout" svg:width="12.134cm" svg:height="8.56cm" svg:x="3.458cm" svg:y="2.71cm" draw:page-number="51" presentation:class="page"/>
          <draw:frame presentation:style-name="pr5958" draw:text-style-name="P5959" draw:layer="layout" svg:width="12.853cm" svg:height="9.502cm" svg:x="3.105cm" svg:y="12.1cm" presentation:class="notes" presentation:placeholder="true">
            <draw:text-box/>
          </draw:frame>
        </presentation:notes>
      </draw:page>
      <draw:page draw:name="page52"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String Comparison</text:p>
          </draw:text-box>
        </draw:frame>
        <draw:frame presentation:style-name="pr5960" draw:text-style-name="P5745" draw:layer="layout" svg:width="22.225cm" svg:height="10.885cm" svg:x="1.904cm" svg:y="4.934cm" presentation:class="outline" presentation:user-transformed="true">
          <draw:text-box>
            <text:list text:style-name="L5737">
              <text:list-item>
                <text:p text:style-name="P5927">Works fast</text:p>
              </text:list-item>
              <text:list-item>
                <text:p text:style-name="P5927">You get the result as soon as it is ready</text:p>
              </text:list-item>
              <text:list-item>
                <text:p text:style-name="P5927">Use when you don’t need to compare same strings multiple times</text:p>
              </text:list-item>
              <text:list-item>
                <text:p text:style-name="P5927"/>
              </text:list-item>
              <text:list-item>
                <text:p text:style-name="P5927">is-a <text:span text:style-name="T5947">Comparator</text:span></text:p>
              </text:list-item>
            </text:list>
          </draw:text-box>
        </draw:frame>
        <draw:custom-shape draw:style-name="gr5962" draw:text-style-name="P5941" draw:layer="layout" svg:width="21.379cm" svg:height="1.164cm" svg:x="2.54cm" svg:y="11.536cm">
          <text:p text:style-name="P5938"><text:span text:style-name="T5961">int coll.compare(String source, String target);</text:span></text:p>
          <draw:enhanced-geometry svg:viewBox="0 0 21600 21600" draw:type="rectangle" draw:enhanced-path="M 0 0 L 21600 0 21600 21600 0 21600 0 0 Z N"/>
        </draw:custom-shape>
        <draw:custom-shape draw:style-name="gr5964" draw:text-style-name="P5965" draw:layer="layout" svg:width="21.379cm" svg:height="1.164cm" svg:x="2.54cm" svg:y="14.711cm">
          <text:p text:style-name="P5938"><text:span text:style-name="T5963">new TreeSet&lt;String&gt;(</text:span><text:span text:style-name="T5961">coll</text:span><text:span text:style-name="T5963">)</text:span></text:p>
          <draw:enhanced-geometry svg:viewBox="0 0 21600 21600" draw:type="rectangle" draw:enhanced-path="M 0 0 L 21600 0 21600 21600 0 21600 0 0 Z N"/>
        </draw:custom-shape>
        <presentation:notes draw:style-name="dp5732">
          <draw:page-thumbnail draw:style-name="gr5741" draw:layer="layout" svg:width="12.134cm" svg:height="8.56cm" svg:x="3.458cm" svg:y="2.71cm" draw:page-number="52" presentation:class="page"/>
          <draw:frame presentation:style-name="pr5958" draw:text-style-name="P5959" draw:layer="layout" svg:width="12.853cm" svg:height="9.502cm" svg:x="3.105cm" svg:y="12.1cm" presentation:class="notes" presentation:placeholder="true">
            <draw:text-box/>
          </draw:frame>
        </presentation:notes>
      </draw:page>
      <draw:page draw:name="page53"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Sort Keys</text:p>
          </draw:text-box>
        </draw:frame>
        <draw:frame presentation:style-name="pr5931" draw:text-style-name="P5745" draw:layer="layout" svg:width="22.225cm" svg:height="14.117cm" svg:x="1.904cm" svg:y="4.931cm" presentation:class="outline" presentation:user-transformed="true">
          <draw:text-box>
            <text:list text:style-name="L5737">
              <text:list-item>
                <text:p text:style-name="P5927">Used when multiple comparisons are required</text:p>
              </text:list-item>
              <text:list-item>
                <text:p text:style-name="P5927">Indexes in data bases</text:p>
              </text:list-item>
              <text:list-item>
                <text:p text:style-name="P5927">Only sort keys generated by the same type of collator should be compared</text:p>
              </text:list-item>
              <text:list-item>
                <text:p text:style-name="P5927">ICU4J has two classes</text:p>
              </text:list-item>
            </text:list>
            <text:list text:style-name="L5738">
              <text:list-item>
                <text:list>
                  <text:list-item>
                    <text:p text:style-name="P5928">CollationKey</text:p>
                  </text:list-item>
                  <text:list-item>
                    <text:p text:style-name="P5928">RawCollationKey</text:p>
                  </text:list-item>
                </text:list>
              </text:list-item>
            </text:list>
          </draw:text-box>
        </draw:frame>
        <presentation:notes draw:style-name="dp5732">
          <draw:page-thumbnail draw:style-name="gr5741" draw:layer="layout" svg:width="12.134cm" svg:height="8.56cm" svg:x="3.458cm" svg:y="2.71cm" draw:page-number="53" presentation:class="page"/>
          <draw:frame presentation:style-name="pr5958" draw:text-style-name="P5959" draw:layer="layout" svg:width="12.853cm" svg:height="9.502cm" svg:x="3.105cm" svg:y="12.1cm" presentation:class="notes" presentation:placeholder="true">
            <draw:text-box/>
          </draw:frame>
        </presentation:notes>
      </draw:page>
      <draw:page draw:name="page54"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CollationKey class</text:p>
          </draw:text-box>
        </draw:frame>
        <draw:frame presentation:style-name="pr5967" draw:text-style-name="P5937" draw:layer="layout" svg:width="22.225cm" svg:height="12.212cm" svg:x="1.905cm" svg:y="4.298cm" presentation:class="outline" presentation:user-transformed="true">
          <draw:text-box>
            <text:list text:style-name="L5737">
              <text:list-item>
                <text:p text:style-name="P5927">JDK API compatible</text:p>
              </text:list-item>
              <text:list-item>
                <text:p text:style-name="P5927">Saves the original string</text:p>
              </text:list-item>
              <text:list-item>
                <text:p text:style-name="P5927">Compare keys with <text:span text:style-name="T5966">compareTo()</text:span> method</text:p>
              </text:list-item>
              <text:list-item>
                <text:p text:style-name="P5927">Get the bytes with <text:span text:style-name="T5966">toByteArray()</text:span> method</text:p>
              </text:list-item>
            </text:list>
          </draw:text-box>
        </draw:frame>
        <presentation:notes draw:style-name="dp5732">
          <draw:page-thumbnail draw:style-name="gr5741" draw:layer="layout" svg:width="12.134cm" svg:height="8.56cm" svg:x="3.458cm" svg:y="2.71cm" draw:page-number="54" presentation:class="page"/>
          <draw:frame presentation:style-name="pr5958" draw:text-style-name="P5959" draw:layer="layout" svg:width="12.853cm" svg:height="9.502cm" svg:x="3.105cm" svg:y="12.1cm" presentation:class="notes" presentation:placeholder="true">
            <draw:text-box/>
          </draw:frame>
        </presentation:notes>
      </draw:page>
      <draw:page draw:name="page55"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RawCollationKey class</text:p>
          </draw:text-box>
        </draw:frame>
        <draw:frame presentation:style-name="pr5931" draw:text-style-name="P5745" draw:layer="layout" svg:width="22.225cm" svg:height="14.117cm" svg:x="1.904cm" svg:y="4.931cm" presentation:class="outline" presentation:user-transformed="true">
          <draw:text-box>
            <text:list text:style-name="L5737">
              <text:list-item>
                <text:p text:style-name="P5927">Does not store the original string</text:p>
              </text:list-item>
              <text:list-item>
                <text:p text:style-name="P5927">Get with the <text:span text:style-name="T5966">getRawCollationKey()</text:span> method</text:p>
              </text:list-item>
              <text:list-item>
                <text:p text:style-name="P5927">Mutable class, can be reused</text:p>
              </text:list-item>
              <text:list-item>
                <text:p text:style-name="P5927">Simple and lightweight</text:p>
              </text:list-item>
            </text:list>
          </draw:text-box>
        </draw:frame>
        <presentation:notes draw:style-name="dp5732">
          <draw:page-thumbnail draw:style-name="gr5741" draw:layer="layout" svg:width="12.134cm" svg:height="8.56cm" svg:x="3.458cm" svg:y="2.71cm" draw:page-number="55" presentation:class="page"/>
          <draw:frame presentation:style-name="pr5958" draw:text-style-name="P5959" draw:layer="layout" svg:width="12.853cm" svg:height="9.502cm" svg:x="3.105cm" svg:y="12.1cm" presentation:class="notes" presentation:placeholder="true">
            <draw:text-box/>
          </draw:frame>
        </presentation:notes>
      </draw:page>
      <draw:page draw:name="page56"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Collation Key Example</text:p>
          </draw:text-box>
        </draw:frame>
        <draw:frame presentation:style-name="pr5778" draw:text-style-name="P5751" draw:layer="layout" svg:width="21.692cm" svg:height="11.751cm" svg:x="1.866cm" svg:y="4.479cm" presentation:class="outline" presentation:placeholder="true">
          <draw:text-box/>
        </draw:frame>
        <draw:custom-shape draw:style-name="gr5970" draw:text-style-name="P5971" draw:layer="layout" svg:width="23.601cm" svg:height="10.795cm" svg:x="1.164cm" svg:y="4.445cm">
          <text:p text:style-name="P5968"><text:span text:style-name="T5969">Collator coll…</text:span></text:p>
          <text:p text:style-name="P5968"><text:span text:style-name="T5969">String strs[] = { “bad”, “baz”, “bat” };</text:span></text:p>
          <text:p text:style-name="P5968"><text:span text:style-name="T5969">TreeMap&lt;RawCollationKey, String&gt; rawMap = </text:span><text:span text:style-name="T5969"><text:line-break/></text:span><text:span text:style-name="T5969"><text:tab/></text:span><text:span text:style-name="T5969">new TreeMap&lt;RawCollationKey, String&gt;();</text:span></text:p>
          <text:p text:style-name="P5968"><text:span text:style-name="T5969">for(String s : strs ) { </text:span></text:p>
          <text:p text:style-name="P5968"><text:span text:style-name="T5969"><text:tab/></text:span><text:span text:style-name="T5969">rawMap.put(coll.getRawCollationKey(s,null));</text:span></text:p>
          <text:p text:style-name="P5968"><text:span text:style-name="T5969">}</text:span></text:p>
          <text:p text:style-name="P5968"><text:span text:style-name="T5969">// <text:s/>'rawMap' is in collated order, because the keys are comparable.</text:span></text:p>
          <text:p text:style-name="P5968"><text:span text:style-name="T5969"/></text:p>
          <text:p text:style-name="P5968"><text:span text:style-name="T5969">RawCollationKey bazKey = coll.getRawCollationKey(“baz”,null);</text:span></text:p>
          <text:p text:style-name="P5968"><text:span text:style-name="T5969">String out = rawMap.get(bazKey); // == “baz”</text:span></text:p>
          <draw:enhanced-geometry svg:viewBox="0 0 21600 21600" draw:type="rectangle" draw:enhanced-path="M 0 0 L 21600 0 21600 21600 0 21600 0 0 Z N"/>
        </draw:custom-shape>
        <presentation:notes draw:style-name="dp5728" presentation:use-header-name="hdr1" presentation:use-footer-name="ftr2">
          <draw:page-thumbnail draw:style-name="gr5741" draw:layer="layout" svg:width="12.87cm" svg:height="8.56cm" svg:x="3.089cm" svg:y="2.71cm" draw:page-number="56" presentation:class="page"/>
          <draw:frame presentation:style-name="pr5783" draw:text-style-name="P5751" draw:layer="layout" svg:width="12.853cm" svg:height="9.251cm" svg:x="3.105cm" svg:y="12.1cm" presentation:class="notes" presentation:placeholder="true">
            <draw:text-box/>
          </draw:frame>
        </presentation:notes>
      </draw:page>
      <draw:page draw:name="page57"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77" draw:text-style-name="P5751" draw:layer="layout" svg:width="21.692cm" svg:height="2.931cm" svg:x="1.866cm" svg:y="1.706cm" presentation:class="title">
          <draw:text-box>
            <text:p>Collation Key Table</text:p>
          </draw:text-box>
        </draw:frame>
        <draw:frame presentation:style-name="pr5778" draw:text-style-name="P5751" draw:layer="layout" svg:width="21.692cm" svg:height="11.751cm" svg:x="1.866cm" svg:y="4.479cm" presentation:class="outline" presentation:user-transformed="true">
          <draw:text-box>
            <text:list text:style-name="L5732">
              <text:list-item>
                <text:p/>
              </text:list-item>
              <text:list-item>
                <text:p/>
              </text:list-item>
              <text:list-item>
                <text:p/>
              </text:list-item>
              <text:list-item>
                <text:p/>
              </text:list-item>
              <text:list-item>
                <text:p/>
              </text:list-item>
              <text:list-item>
                <text:p>BazKey = “<text:span text:style-name="T5831">2F 2D 5F 01 07 01 07 00</text:span>”, matches “baz”</text:p>
              </text:list-item>
            </text:list>
          </draw:text-box>
        </draw:frame>
        <draw:frame draw:style-name="standard" draw:layer="layout" svg:width="12.298cm" svg:height="7.138cm" svg:x="5.344cm" svg:y="5.097cm">
          <table:table table:template-name="SymDefault" table:use-first-row-styles="true" table:use-banding-rows-styles="true">
            <table:table-column table:style-name="co5972"/>
            <table:table-column table:style-name="co5973"/>
            <table:table-row table:style-name="ro5974" table:default-cell-style-name="ce5975">
              <table:table-cell>
                <text:p><text:span text:style-name="T5785">Key</text:span></text:p>
              </table:table-cell>
              <table:table-cell>
                <text:p><text:span text:style-name="T5785">Value</text:span></text:p>
              </table:table-cell>
            </table:table-row>
            <table:table-row table:style-name="ro5974" table:default-cell-style-name="ce5976">
              <table:table-cell>
                <text:p>bad</text:p>
              </table:table-cell>
              <table:table-cell>
                <text:p>2F 2D 33 01 07 01 07 00</text:p>
              </table:table-cell>
            </table:table-row>
            <table:table-row table:style-name="ro5974">
              <table:table-cell table:style-name="ce5976">
                <text:p>baz</text:p>
              </table:table-cell>
              <table:table-cell table:style-name="ce5977">
                <text:p><text:span text:style-name="T5978">2F 2D 5F 01 07 01 07 00</text:span></text:p>
              </table:table-cell>
            </table:table-row>
            <table:table-row table:style-name="ro5974" table:default-cell-style-name="ce5976">
              <table:table-cell>
                <text:p>Bat</text:p>
              </table:table-cell>
              <table:table-cell>
                <text:p>2F 2D 53 01 07 01 8F 06 00</text:p>
              </table:table-cell>
            </table:table-row>
            <table:table-row table:style-name="ro5974" table:default-cell-style-name="ce5976">
              <table:table-cell>
                <text:p>BAD</text:p>
              </table:table-cell>
              <table:table-cell>
                <text:p>2F 2D 33 01 07 01 8F 8F 8F 00</text:p>
              </table:table-cell>
            </table:table-row>
            <table:table-row table:style-name="ro5979" table:default-cell-style-name="ce5976">
              <table:table-cell>
                <text:p>bat</text:p>
              </table:table-cell>
              <table:table-cell>
                <text:p>2F 2D 53 01 07 01 07 00</text:p>
              </table:table-cell>
            </table:table-row>
          </table:table>
          <draw:image xlink:href="Pictures/TablePreview2.svm" xlink:type="simple" xlink:show="embed" xlink:actuate="onLoad"/>
        </draw:frame>
        <presentation:notes draw:style-name="dp5728" presentation:use-header-name="hdr1" presentation:use-footer-name="ftr2">
          <draw:page-thumbnail draw:style-name="gr5741" draw:layer="layout" svg:width="12.87cm" svg:height="8.56cm" svg:x="3.089cm" svg:y="2.71cm" draw:page-number="57" presentation:class="page"/>
          <draw:frame presentation:style-name="pr5783" draw:text-style-name="P5751" draw:layer="layout" svg:width="12.853cm" svg:height="9.251cm" svg:x="3.105cm" svg:y="12.1cm" presentation:class="notes" presentation:placeholder="true">
            <draw:text-box/>
          </draw:frame>
        </presentation:notes>
      </draw:page>
      <draw:page draw:name="page58"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502cm" svg:x="0.428cm" svg:y="0.001cm" presentation:class="title" presentation:user-transformed="true">
          <draw:text-box>
            <text:p text:style-name="P5925">Message Format - Example</text:p>
          </draw:text-box>
        </draw:frame>
        <draw:custom-shape draw:style-name="gr5980" draw:text-style-name="P5971" draw:layer="layout" svg:width="23.601cm" svg:height="7.549cm" svg:x="0.82cm" svg:y="5.521cm">
          <text:p text:style-name="P5968"><text:span text:style-name="T5969">UResourceBundle resourceBundle</text:span><text:span text:style-name="T5969"><text:line-break/></text:span><text:span text:style-name="T5969"> <text:s text:c="3"/>= UResourceBundle.getBundleInstance(“myapp”, ULocale.getDefault());</text:span><text:span text:style-name="T5969"><text:line-break/></text:span><text:span text:style-name="T5969"><text:line-break/></text:span><text:span text:style-name="T5969">String person = resourceBundle.getString(“Aunt”); // e.g. “My Aunt”</text:span><text:span text:style-name="T5969"><text:line-break/></text:span><text:span text:style-name="T5969">String place = resourceBundle.getString(“table”); // e.g. “on the table”</text:span><text:span text:style-name="T5969"><text:line-break/></text:span><text:span text:style-name="T5969">String thing = resourceBundle.getString(“pen”); // e.g. “pen”</text:span><text:span text:style-name="T5969"><text:line-break/></text:span><text:span text:style-name="T5969">Object arguments[] = {person, place, thing};</text:span><text:span text:style-name="T5969"><text:line-break/></text:span><text:span text:style-name="T5969">String pattern = resourceBundle.getString(“personPlaceThing”);</text:span><text:span text:style-name="T5969"><text:line-break/></text:span><text:span text:style-name="T5969">MessageFormat msgFmt = new MessageFormat(pattern);</text:span><text:span text:style-name="T5969"><text:line-break/></text:span><text:span text:style-name="T5969">String message = msgFmt.format(arguments);</text:span><text:span text:style-name="T5969"><text:line-break/></text:span><text:span text:style-name="T5969"><text:line-break/></text:span><text:span text:style-name="T5969">System.out.println(message);</text:span></text:p>
          <draw:enhanced-geometry svg:viewBox="0 0 21600 21600" draw:type="rectangle" draw:enhanced-path="M 0 0 L 21600 0 21600 21600 0 21600 0 0 Z N"/>
        </draw:custom-shape>
        <presentation:notes draw:style-name="dp5731">
          <draw:page-thumbnail draw:style-name="gr5741" draw:layer="layout" svg:width="12.7cm" svg:height="9.525cm" svg:x="3.175cm" svg:y="1.905cm" draw:page-number="58" presentation:class="page"/>
          <draw:frame presentation:style-name="pr5981" draw:text-style-name="P5935" draw:layer="layout" svg:width="15.24cm" svg:height="11.431cm" svg:x="1.905cm" svg:y="12.065cm" presentation:class="notes" presentation:user-transformed="true">
            <draw:text-box>
              <text:p text:style-name="P5932"><text:span text:style-name="T5933">Here is an example of querying a message format from an ICU resource bundle and formatting it into a single string to show to a user.</text:span></text:p>
            </draw:text-box>
          </draw:frame>
        </presentation:notes>
      </draw:page>
      <draw:page draw:name="page59" draw:style-name="dp5730" draw:master-page-name="Technologic_5f_otp_5f_Technologic" presentation:presentation-page-layout-name="ALT1" presentation:use-footer-name="ftr1" presentation:use-date-time-name="dtd1">
        <office:forms form:automatic-focus="false" form:apply-design-mode="false"/>
        <draw:frame presentation:style-name="pr5926" draw:text-style-name="P5745" draw:layer="layout" svg:width="22.904cm" svg:height="3.633cm" svg:x="0.635cm" svg:y="0.812cm" presentation:class="title" presentation:user-transformed="true">
          <draw:text-box>
            <text:p text:style-name="P5925">ICU4J: Message Format - Different Data Types</text:p>
          </draw:text-box>
        </draw:frame>
        <draw:custom-shape draw:style-name="gr5983" draw:text-style-name="P5941" draw:layer="layout" svg:width="21.379cm" svg:height="4.304cm" svg:x="1.737cm" svg:y="7.84cm">
          <text:p text:style-name="P5938"><text:span text:style-name="T5982">String pattern = “On {0, date} at {0, time} there was {1}.”;</text:span></text:p>
          <text:p text:style-name="P5938"><text:span text:style-name="T5982">MessageFormat fmt = new MessageFormat(pattern);</text:span></text:p>
          <text:p text:style-name="P5938"><text:span text:style-name="T5982">Object args[] = {new Date(System.currentTimeMillis()), // 0</text:span></text:p>
          <text:p text:style-name="P5938"><text:span text:style-name="T5982"><text:s text:c="19"/>“</text:span><text:span text:style-name="T5982">a power failure” <text:s text:c="18"/>// 1</text:span></text:p>
          <text:p text:style-name="P5938"><text:span text:style-name="T5982"><text:s text:c="17"/></text:span><text:span text:style-name="T5982">};</text:span></text:p>
          <text:p text:style-name="P5938"><text:span text:style-name="T5982"/></text:p>
          <text:p text:style-name="P5938"><text:span text:style-name="T5982">System.out.println(fmt.format(args));</text:span></text:p>
          <draw:enhanced-geometry svg:viewBox="0 0 21600 21600" draw:type="rectangle" draw:enhanced-path="M 0 0 L 21600 0 21600 21600 0 21600 0 0 Z N"/>
        </draw:custom-shape>
        <draw:custom-shape draw:style-name="gr5984" draw:text-style-name="P5941" draw:layer="layout" svg:width="21.378cm" svg:height="0.953cm" svg:x="1.949cm" svg:y="13.952cm">
          <text:p text:style-name="P5938"><text:span text:style-name="T5969">On Jul 17, 2004 at 2:15:08 PM there was a power failure.</text:span></text:p>
          <draw:enhanced-geometry svg:viewBox="0 0 21600 21600" draw:type="rectangle" draw:enhanced-path="M 0 0 L 21600 0 21600 21600 0 21600 0 0 Z N"/>
        </draw:custom-shape>
        <draw:custom-shape draw:style-name="gr5988" draw:text-style-name="P5989" draw:layer="layout" svg:width="21.59cm" svg:height="1.093cm" svg:x="1.949cm" svg:y="12.687cm">
          <text:p text:style-name="P5985"><text:span text:style-name="T5986"></text:span><text:span text:style-name="T5987">This will output:</text:span></text:p>
          <draw:enhanced-geometry svg:viewBox="0 0 21600 21600" draw:type="rectangle" draw:enhanced-path="M 0 0 L 21600 0 21600 21600 0 21600 0 0 Z N"/>
        </draw:custom-shape>
        <draw:frame draw:style-name="gr5990" draw:text-style-name="P5991" draw:layer="layout" svg:width="20.955cm" svg:height="1.267cm" svg:x="1.905cm" svg:y="5.715cm">
          <draw:text-box>
            <text:list text:style-name="L5741">
              <text:list-item>
                <text:p><text:span text:style-name="T5747">Uses normal Java types such as Date and String.</text:span></text:p>
              </text:list-item>
            </text:list>
          </draw:text-box>
        </draw:frame>
        <presentation:notes draw:style-name="dp5731">
          <draw:page-thumbnail draw:style-name="gr5741" draw:layer="layout" svg:width="12.7cm" svg:height="9.525cm" svg:x="3.175cm" svg:y="1.905cm" draw:page-number="59" presentation:class="page"/>
          <draw:frame presentation:style-name="pr5992" draw:text-style-name="P5935" draw:layer="layout" svg:width="15.24cm" svg:height="11.431cm" svg:x="1.905cm" svg:y="12.065cm" presentation:class="notes" presentation:user-transformed="true">
            <draw:text-box>
              <text:p text:style-name="P5932"><text:span text:style-name="T5933">The pattern is in the code to simplify the example. Patterns should really come from resources so that translators can translate them.</text:span></text:p>
              <text:p text:style-name="P5932"><text:span text:style-name="T5933"/></text:p>
            </draw:text-box>
          </draw:frame>
        </presentation:notes>
      </draw:page>
      <draw:page draw:name="Useful Links" draw:style-name="dp5729" draw:master-page-name="Technologic_5f_otp_5f__28_Default_29__20_Title_2f_Text_20_Master" presentation:presentation-page-layout-name="ALT1" presentation:use-footer-name="ftr1" presentation:use-date-time-name="dtd1">
        <office:forms form:automatic-focus="false" form:apply-design-mode="false"/>
        <draw:frame presentation:style-name="pr5744" draw:text-style-name="P5745" draw:layer="layout" svg:width="22.86cm" svg:height="1.996cm" svg:x="1.27cm" svg:y="0.589cm" presentation:class="title" presentation:user-transformed="true">
          <draw:text-box>
            <text:p text:style-name="P5733"><text:span text:style-name="T5993">Thank You / Useful Links</text:span></text:p>
          </draw:text-box>
        </draw:frame>
        <draw:frame presentation:style-name="pr5767" draw:text-style-name="P5745" draw:layer="layout" svg:width="22.86cm" svg:height="13.631cm" svg:x="1.27cm" svg:y="3.387cm" presentation:class="outline" presentation:user-transformed="true">
          <draw:text-box>
            <text:p text:style-name="P5746">Homepages <text:span text:style-name="T5994"><text:a xlink:href="http://www.ibm.com/software/globalization/icu/">http://icu-project.org/</text:a></text:span></text:p>
            <text:p text:style-name="P5746">API documents: <text:span text:style-name="T5995"><text:a xlink:href="http://icu-project.org/apiref/icu4c/">http://icu-project.org/apiref/</text:a></text:span></text:p>
            <text:p text:style-name="P5746">User guide: <text:span text:style-name="T5994"><text:a xlink:href="http://icu-project.org/userguide/">http://icu-project.org/userguide/</text:a></text:span></text:p>
            <text:p text:style-name="P5746"/>
            <text:p text:style-name="P5746"/>
          </draw:text-box>
        </draw:frame>
        <presentation:notes draw:style-name="dp5728" presentation:use-header-name="hdr1" presentation:use-footer-name="ftr2">
          <draw:page-thumbnail draw:style-name="gr5741" draw:layer="layout" svg:width="12.87cm" svg:height="8.56cm" svg:x="3.089cm" svg:y="2.71cm" draw:page-number="60" presentation:class="page"/>
          <draw:frame presentation:style-name="pr5760" draw:text-style-name="P5745" draw:layer="layout" svg:width="13.97cm" svg:height="11.431cm" svg:x="2.54cm" svg:y="12.065cm" presentation:class="notes" presentation:user-transformed="true">
            <draw:text-box>
              <text:p text:style-name="P5758">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style:style style:name="google_5f_template-background" style:display-name="google_template-background" style:family="presentation">
      <style:graphic-properties draw:stroke="none" draw:fill="solid" draw:fill-color="#ffffff" draw:textarea-horizontal-align="center" draw:textarea-vertical-align="middle" draw:shadow="hidden"/>
      <style:paragraph-properties fo:text-align="center"/>
    </style:style>
    <style:style style:name="google_5f_template-backgroundobjects" style:display-name="google_templat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google_5f_template-backgroundobjects" style:display-name="google_templa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google_5f_template-notes" style:display-name="google_template-notes" style:family="presentation">
      <style:graphic-properties draw:stroke="none" draw:fill="none" fo:padding-top="0.13cm" fo:padding-bottom="0.13cm" fo:padding-left="0.25cm" fo:padding-right="0.25cm">
        <text:list-style style:name="google_5f_template-notes" style:display-name="google_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oogle_5f_template-outline1" style:display-name="google_template-outline1" style:family="presentation">
      <style:graphic-properties draw:stroke="none" draw:fill="none" fo:padding-top="0.13cm" fo:padding-bottom="0.13cm" fo:padding-left="0.25cm" fo:padding-right="0.25cm">
        <text:list-style style:name="google_5f_template-outline1" style:display-name="google_template-outline1">
          <text:list-level-style-bullet text:level="1" text:bullet-char="•">
            <style:list-level-properties text:min-label-width="0.952cm"/>
            <style:text-properties fo:font-family="Garamond" style:font-family-generic="roman" style:font-pitch="variable" fo:color="#000000" fo:font-size="100%"/>
          </text:list-level-style-bullet>
          <text:list-level-style-image text:level="2" xlink:href="Pictures/100002000000001F0000001FE9887C3E.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A3A4FB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B50F7C63.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B0944FEF.png" xlink:type="simple" xlink:show="embed" xlink:actuate="onLoad">
            <style:list-level-properties text:space-before="5.08cm" text:min-label-width="0.635cm" style:vertical-pos="middle" style:vertical-rel="line" fo:width="0.508cm" fo:height="0.508cm"/>
          </text:list-level-style-image>
        </text:list-style>
      </style:graphic-properties>
      <style:paragraph-properties fo:margin-left="0.952cm" fo:margin-right="0cm" fo:margin-top="0.308cm" fo:margin-bottom="0.308cm" fo:line-height="90%" fo:text-align="start" fo:text-indent="-0.952cm" style:punctuation-wrap="hanging" style:line-break="strict"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aramond"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outline2" style:display-name="google_template-outline2" style:family="presentation" style:parent-style-name="google_5f_template-outline1">
      <style:paragraph-properties fo:margin-left="0cm" fo:margin-right="0cm" fo:margin-top="0.264cm" fo:margin-bottom="0.264cm" fo:line-height="4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aramond"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google_5f_template-outline3" style:display-name="google_template-outline3" style:family="presentation" style:parent-style-name="google_5f_template-outline2">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4" style:display-name="google_template-outline4" style:family="presentation" style:parent-style-name="google_5f_template-outline3">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5" style:display-name="google_template-outline5" style:family="presentation" style:parent-style-name="google_5f_template-outline4">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6" style:display-name="google_template-outline6" style:family="presentation" style:parent-style-name="google_5f_template-outline5">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7" style:display-name="google_template-outline7" style:family="presentation" style:parent-style-name="google_5f_template-outline6">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8" style:display-name="google_template-outline8" style:family="presentation" style:parent-style-name="google_5f_template-outline7">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outline9" style:display-name="google_template-outline9" style:family="presentation" style:parent-style-name="google_5f_template-outline8">
      <style:paragraph-properties fo:margin-left="0cm" fo:margin-right="0cm" fo:margin-top="0.22cm" fo:margin-bottom="0.22cm" fo:line-height="7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subtitle" style:display-name="google_template-subtitle" style:family="presentation">
      <style:graphic-properties draw:stroke="none" draw:fill="none" draw:textarea-vertical-align="middle">
        <text:list-style style:name="google_5f_template-subtitle" style:display-name="google_template-subtitle">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title" style:display-name="google_template-title" style:family="presentation">
      <style:graphic-properties draw:stroke="none" draw:fill="none" draw:fill-color="#99ccff" draw:textarea-horizontal-align="left" draw:textarea-vertical-align="middle" draw:auto-grow-height="false" draw:auto-grow-width="false" fo:min-height="1.955cm" fo:min-width="0cm" fo:padding-top="0.13cm" fo:padding-bottom="0.13cm" fo:padding-left="0.25cm" fo:padding-right="0.25cm" fo:wrap-option="wrap" draw:shadow="hidden" draw:shadow-color="#808080">
        <text:list-style style:name="google_5f_template-title" style:display-name="google_template-title">
          <text:list-level-style-bullet text:level="1" text:bullet-char="•">
            <style:list-level-properties/>
            <style:text-properties fo:font-family="Garamond"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aramond" style:font-pitch="variable" fo:font-size="40pt" fo:font-style="normal" fo:text-shadow="none" style:text-underline-style="none" fo:font-weight="bold" style:font-family-asian="'Arial Unicode MS'" style:font-family-generic-asian="system" style:font-pitch-asian="variable" style:font-size-asian="40pt" style:font-style-asian="normal" style:font-weight-asian="bold" style:font-family-complex="Tahoma"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google_5f_template_5f_Title-background" style:display-name="google_template_Title-background" style:family="presentation">
      <style:graphic-properties draw:stroke="none" draw:fill="solid" draw:fill-color="#ffffff" draw:textarea-horizontal-align="center" draw:textarea-vertical-align="middle" draw:shadow="hidden"/>
      <style:paragraph-properties fo:text-align="center"/>
    </style:style>
    <style:style style:name="google_5f_template_5f_Title-backgroundobjects" style:display-name="google_template_Titl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google_5f_template_5f_Title-notes" style:display-name="google_template_Title-notes" style:family="presentation">
      <style:graphic-properties draw:stroke="none" draw:fill="none">
        <text:list-style style:name="google_5f_template_5f_Title-notes" style:display-name="google_template_Titl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oogle_5f_template_5f_Title-outline1" style:display-name="google_template_Title-outline1" style:family="presentation">
      <style:graphic-properties draw:stroke="none" draw:fill="none">
        <text:list-style style:name="google_5f_template_5f_Title-outline1" style:display-name="google_template_Title-outline1">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_5f_Title-outline2" style:display-name="google_template_Title-outline2" style:family="presentation" style:parent-style-name="google_5f_template_5f_Title-outline1">
      <style:paragraph-properties fo:margin-left="1.27cm" fo:margin-right="0cm" fo:margin-top="0.264cm" fo:margin-bottom="0.264cm" fo:line-height="4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Garamond"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google_5f_template_5f_Title-outline3" style:display-name="google_template_Title-outline3" style:family="presentation" style:parent-style-name="google_5f_template_5f_Title-outline2">
      <style:paragraph-properties fo:margin-left="2.54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4" style:display-name="google_template_Title-outline4" style:family="presentation" style:parent-style-name="google_5f_template_5f_Title-outline3">
      <style:paragraph-properties fo:margin-left="3.81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5" style:display-name="google_template_Title-outline5" style:family="presentation" style:parent-style-name="google_5f_template_5f_Title-outline4">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6" style:display-name="google_template_Title-outline6" style:family="presentation" style:parent-style-name="google_5f_template_5f_Title-outline5">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7" style:display-name="google_template_Title-outline7" style:family="presentation" style:parent-style-name="google_5f_template_5f_Title-outline6">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8" style:display-name="google_template_Title-outline8" style:family="presentation" style:parent-style-name="google_5f_template_5f_Title-outline7">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outline9" style:display-name="google_template_Title-outline9" style:family="presentation" style:parent-style-name="google_5f_template_5f_Title-outline8">
      <style:paragraph-properties fo:margin-left="5.08cm" fo:margin-right="0cm" fo:margin-top="0.22cm" fo:margin-bottom="0.22cm" fo:line-height="7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Garamon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google_5f_template_5f_Title-subtitle" style:display-name="google_template_Title-subtitle" style:family="presentation">
      <style:graphic-properties draw:stroke="none" draw:fill="solid" draw:fill-color="#ffffff" draw:opacity="0%" draw:textarea-horizontal-align="left" draw:textarea-vertical-align="top" draw:auto-grow-height="false" draw:auto-grow-width="false" fo:min-height="3.177cm" fo:min-width="0cm" fo:padding-top="0.13cm" fo:padding-bottom="0.13cm" fo:padding-left="0.25cm" fo:padding-right="0.25cm" fo:wrap-option="wrap" draw:shadow="hidden" draw:shadow-color="#808080">
        <text:list-style style:name="google_5f_template_5f_Title-subtitle" style:display-name="google_template_Title-subtitle">
          <text:list-level-style-bullet text:level="1" text:bullet-char="•">
            <style:list-level-properties/>
            <style:text-properties fo:font-family="Garamond" style:font-family-generic="roman" style:font-pitch="variable" fo:color="#ff0000" fo:font-size="100%"/>
          </text:list-level-style-bullet>
          <text:list-level-style-bullet text:level="2" text:bullet-char="–">
            <style:list-level-properties text:space-before="1.27cm"/>
            <style:text-properties fo:font-family="Garamond" style:font-family-generic="roman" style:font-pitch="variable" fo:color="#000000" fo:font-size="100%"/>
          </text:list-level-style-bullet>
          <text:list-level-style-bullet text:level="3" text:bullet-char="•">
            <style:list-level-properties text:space-before="2.54cm"/>
            <style:text-properties fo:font-family="Garamond" style:font-family-generic="roman" style:font-pitch="variable" fo:color="#000000" fo:font-size="100%"/>
          </text:list-level-style-bullet>
          <text:list-level-style-bullet text:level="4" text:bullet-char="–">
            <style:list-level-properties text:space-before="3.81cm"/>
            <style:text-properties fo:font-family="Garamond" style:font-family-generic="roman" style:font-pitch="variable" fo:color="#000000" fo:font-size="100%"/>
          </text:list-level-style-bullet>
          <text:list-level-style-bullet text:level="5" text:bullet-char="»">
            <style:list-level-properties text:space-before="5.08cm"/>
            <style:text-properties fo:font-family="Garamond" style:font-family-generic="roman" style:font-pitch="variable" fo:color="#000000" fo:font-size="100%"/>
          </text:list-level-style-bullet>
          <text:list-level-style-bullet text:level="6" text:bullet-char="»">
            <style:list-level-properties text:space-before="5.08cm"/>
            <style:text-properties fo:font-family="Garamond" style:font-family-generic="roman" style:font-pitch="variable" fo:color="#000000" fo:font-size="100%"/>
          </text:list-level-style-bullet>
          <text:list-level-style-bullet text:level="7" text:bullet-char="»">
            <style:list-level-properties text:space-before="5.08cm"/>
            <style:text-properties fo:font-family="Garamond" style:font-family-generic="roman" style:font-pitch="variable" fo:color="#000000" fo:font-size="100%"/>
          </text:list-level-style-bullet>
          <text:list-level-style-bullet text:level="8" text:bullet-char="»">
            <style:list-level-properties text:space-before="5.08cm"/>
            <style:text-properties fo:font-family="Garamond" style:font-family-generic="roman" style:font-pitch="variable" fo:color="#000000" fo:font-size="100%"/>
          </text:list-level-style-bullet>
          <text:list-level-style-bullet text:level="9" text:bullet-char="»">
            <style:list-level-properties text:space-before="5.08cm"/>
            <style:text-properties fo:font-family="Garamond" style:font-family-generic="roman" style:font-pitch="variable" fo:color="#000000" fo:font-size="100%"/>
          </text:list-level-style-bullet>
          <text:list-level-style-bullet text:level="10" text:bullet-char="»">
            <style:list-level-properties text:space-before="5.08cm"/>
            <style:text-properties fo:font-family="Garamond" style:font-family-generic="roman" style:font-pitch="variable" fo:color="#000000" fo:font-size="100%"/>
          </text:list-level-style-bullet>
        </text:list-style>
      </style:graphic-properties>
      <style:paragraph-properties fo:margin-left="0cm" fo:margin-right="0cm" fo:margin-top="0.308cm" fo:margin-bottom="0.308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Garamond" style:font-pitch="variable" fo:font-size="28pt" fo:font-style="normal" fo:text-shadow="1pt 1pt"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google_5f_template_5f_Title-title" style:display-name="google_template_Title-title" style:family="presentation">
      <style:graphic-properties draw:stroke="none" draw:fill="solid" draw:fill-color="#ffffff" draw:opacity="0%" draw:textarea-horizontal-align="left" draw:textarea-vertical-align="top" draw:auto-grow-height="false" draw:auto-grow-width="false" fo:min-height="3.6cm" fo:min-width="0cm" fo:padding-top="0.13cm" fo:padding-bottom="0.13cm" fo:padding-left="0.25cm" fo:padding-right="0.25cm" fo:wrap-option="wrap" draw:shadow="hidden" draw:shadow-color="#808080">
        <text:list-style style:name="google_5f_template_5f_Title-title" style:display-name="google_template_Title-title">
          <text:list-level-style-bullet text:level="1" text:bullet-char="•">
            <style:list-level-properties/>
            <style:text-properties fo:font-family="Garamond" style:font-family-generic="roman" style:font-pitch="variable" fo:color="#0e35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e359a" style:text-outline="false" style:text-line-through-style="none" style:text-position="0% 100%" fo:font-family="Garamond" style:font-pitch="variable" fo:font-size="40pt" fo:font-style="normal" fo:text-shadow="1pt 1pt" style:text-underline-style="none" fo:font-weight="bold" style:letter-kerning="true" style:font-family-asian="'Arial Unicode MS'" style:font-family-generic-asian="system" style:font-pitch-asian="variable" style:font-size-asian="40pt" style:font-style-asian="normal" style:font-weight-asian="bold" style:font-family-complex="Tahoma"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IBM2009-background" style:family="presentation">
      <style:graphic-properties draw:stroke="none" draw:fill="solid" draw:fill-color="#000000" fo:wrap-option="wrap"/>
    </style:style>
    <style:style style:name="IBM2009-backgroundobjects" style:family="presentation">
      <style:graphic-properties fo:wrap-option="wrap" draw:shadow="hidden" draw:shadow-offset-x="0.3cm" draw:shadow-offset-y="0.3cm" draw:shadow-color="#808080"/>
    </style:style>
    <style:style style:name="IBM2009-notes" style:family="presentation">
      <style:graphic-properties draw:stroke="none" draw:fill="none" fo:wrap-option="wrap">
        <text:list-style style:name="IBM2009-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fo:wrap-option="wrap">
        <text:list-style style:name="IBM2009-outline1">
          <text:list-level-style-bullet text:level="1" text:bullet-char="■">
            <style:list-level-properties text:min-label-width="0.483cm"/>
            <style:text-properties fo:font-family="'Times New Roman'" style:font-family-generic="roman" style:font-charset="x-symbol" fo:color="#ffffff"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ffffff"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ffffff"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27cm" fo:margin-bottom="0cm" fo:line-height="100%"/>
      <style:text-properties fo:color="#ffffff"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outline2" style:family="presentation" style:parent-style-name="IBM2009-outline1">
      <style:paragraph-properties fo:margin-top="0.035cm" fo:margin-bottom="0cm"/>
      <style:text-properties fo:color="#ffffff" fo:font-size="22pt" style:font-size-asian="22pt" style:font-size-complex="22pt"/>
    </style:style>
    <style:style style:name="IBM2009-outline3" style:family="presentation" style:parent-style-name="IBM2009-outline2">
      <style:paragraph-properties fo:margin-top="0.035cm" fo:margin-bottom="0cm"/>
      <style:text-properties fo:color="#ffffff" fo:font-size="22pt" style:font-size-asian="22pt" style:font-size-complex="22pt"/>
    </style:style>
    <style:style style:name="IBM2009-outline4" style:family="presentation" style:parent-style-name="IBM2009-outline3">
      <style:paragraph-properties fo:margin-top="0.152cm" fo:margin-bottom="0cm" fo:line-height="107%"/>
      <style:text-properties fo:font-size="16pt" style:font-size-asian="20pt" style:font-size-complex="20pt"/>
    </style:style>
    <style:style style:name="IBM2009-outline5" style:family="presentation" style:parent-style-name="IBM2009-outline4">
      <style:paragraph-properties fo:margin-top="0.152cm" fo:margin-bottom="0cm"/>
      <style:text-properties fo:font-size="16pt" style:font-size-asian="20pt" style:font-size-complex="20pt"/>
    </style:style>
    <style:style style:name="IBM2009-outline6" style:family="presentation" style:parent-style-name="IBM2009-outline5">
      <style:paragraph-properties fo:margin-top="0.152cm" fo:margin-bottom="0cm"/>
      <style:text-properties fo:font-size="16pt" style:font-size-asian="20pt" style:font-size-complex="20pt"/>
    </style:style>
    <style:style style:name="IBM2009-outline7" style:family="presentation" style:parent-style-name="IBM2009-outline6">
      <style:paragraph-properties fo:margin-top="0.152cm" fo:margin-bottom="0cm"/>
      <style:text-properties fo:font-size="16pt" style:font-size-asian="20pt" style:font-size-complex="20pt"/>
    </style:style>
    <style:style style:name="IBM2009-outline8" style:family="presentation" style:parent-style-name="IBM2009-outline7">
      <style:paragraph-properties fo:margin-top="0.152cm" fo:margin-bottom="0cm"/>
      <style:text-properties fo:font-size="16pt" style:font-size-asian="20pt" style:font-size-complex="20pt"/>
    </style:style>
    <style:style style:name="IBM2009-outline9" style:family="presentation" style:parent-style-name="IBM2009-outline8">
      <style:paragraph-properties fo:margin-top="0.152cm" fo:margin-bottom="0cm"/>
      <style:text-properties fo:font-size="16pt" style:font-size-asian="20pt" style:font-size-complex="20pt"/>
    </style:style>
    <style:style style:name="IBM2009-subtitle" style:family="presentation">
      <style:graphic-properties draw:stroke="none" draw:fill="none" draw:textarea-vertical-align="middle" fo:wrap-option="wrap">
        <text:list-style style:name="IBM200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title" style:family="presentation">
      <style:graphic-properties draw:stroke="none" draw:fill="none" draw:textarea-horizontal-align="left" draw:textarea-vertical-align="top" fo:padding-top="0.127cm" fo:padding-bottom="0.127cm" fo:padding-left="0.254cm" fo:padding-right="0.254cm" fo:wrap-option="wrap">
        <text:list-style style:name="IBM200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cucldr_5f_imug2-background" style:display-name="icucldr_imug2-background" style:family="presentation">
      <style:graphic-properties draw:stroke="none" draw:fill="solid" draw:fill-color="#000000" draw:fill-image-width="0.483cm" draw:fill-image-height="0.483cm" fo:wrap-option="wrap"/>
      <style:paragraph-properties fo:margin-left="0cm" fo:margin-right="0cm" fo:margin-top="0cm" fo:margin-bottom="0cm" fo:text-indent="0cm"/>
    </style:style>
    <style:style style:name="icucldr_5f_imug2-backgroundobjects" style:display-name="icucldr_imug2-backgroundobjects" style:family="presentation">
      <style:graphic-properties fo:wrap-option="wrap" draw:shadow="hidden" draw:shadow-offset-x="0.3cm" draw:shadow-offset-y="0.3cm" draw:shadow-color="#808080"/>
    </style:style>
    <style:style style:name="icucldr_5f_imug2-notes" style:display-name="icucldr_imug2-notes" style:family="presentation">
      <style:graphic-properties draw:stroke="none" draw:fill="none" fo:wrap-option="wrap">
        <text:list-style style:name="icucldr_5f_imug2-notes" style:display-name="icucldr_imug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cucldr_5f_imug2-outline1" style:display-name="icucldr_imug2-outline1" style:family="presentation">
      <style:graphic-properties draw:stroke="none" draw:fill="none" fo:wrap-option="wrap">
        <text:list-style style:name="icucldr_5f_imug2-outline1" style:display-name="icucldr_imug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cucldr_5f_imug2-outline2" style:display-name="icucldr_imug2-outline2" style:family="presentation" style:parent-style-name="icucldr_5f_imug2-outline1">
      <style:paragraph-properties fo:margin-top="0cm" fo:margin-bottom="0.4cm"/>
      <style:text-properties fo:font-size="28pt" style:font-size-asian="28pt" style:font-size-complex="28pt"/>
    </style:style>
    <style:style style:name="icucldr_5f_imug2-outline3" style:display-name="icucldr_imug2-outline3" style:family="presentation" style:parent-style-name="icucldr_5f_imug2-outline2">
      <style:paragraph-properties fo:margin-top="0cm" fo:margin-bottom="0.3cm"/>
      <style:text-properties fo:font-size="24pt" style:font-size-asian="24pt" style:font-size-complex="24pt"/>
    </style:style>
    <style:style style:name="icucldr_5f_imug2-outline4" style:display-name="icucldr_imug2-outline4" style:family="presentation" style:parent-style-name="icucldr_5f_imug2-outline3">
      <style:paragraph-properties fo:margin-top="0cm" fo:margin-bottom="0.2cm"/>
      <style:text-properties fo:font-size="20pt" style:font-size-asian="20pt" style:font-size-complex="20pt"/>
    </style:style>
    <style:style style:name="icucldr_5f_imug2-outline5" style:display-name="icucldr_imug2-outline5" style:family="presentation" style:parent-style-name="icucldr_5f_imug2-outline4">
      <style:paragraph-properties fo:margin-top="0cm" fo:margin-bottom="0.1cm"/>
      <style:text-properties fo:font-size="20pt" style:font-size-asian="20pt" style:font-size-complex="20pt"/>
    </style:style>
    <style:style style:name="icucldr_5f_imug2-outline6" style:display-name="icucldr_imug2-outline6" style:family="presentation" style:parent-style-name="icucldr_5f_imug2-outline5">
      <style:paragraph-properties fo:margin-top="0cm" fo:margin-bottom="0.1cm"/>
      <style:text-properties fo:font-size="20pt" style:font-size-asian="20pt" style:font-size-complex="20pt"/>
    </style:style>
    <style:style style:name="icucldr_5f_imug2-outline7" style:display-name="icucldr_imug2-outline7" style:family="presentation" style:parent-style-name="icucldr_5f_imug2-outline6">
      <style:paragraph-properties fo:margin-top="0cm" fo:margin-bottom="0.1cm"/>
      <style:text-properties fo:font-size="20pt" style:font-size-asian="20pt" style:font-size-complex="20pt"/>
    </style:style>
    <style:style style:name="icucldr_5f_imug2-outline8" style:display-name="icucldr_imug2-outline8" style:family="presentation" style:parent-style-name="icucldr_5f_imug2-outline7">
      <style:paragraph-properties fo:margin-top="0cm" fo:margin-bottom="0.1cm"/>
      <style:text-properties fo:font-size="20pt" style:font-size-asian="20pt" style:font-size-complex="20pt"/>
    </style:style>
    <style:style style:name="icucldr_5f_imug2-outline9" style:display-name="icucldr_imug2-outline9" style:family="presentation" style:parent-style-name="icucldr_5f_imug2-outline8">
      <style:paragraph-properties fo:margin-top="0cm" fo:margin-bottom="0.1cm"/>
      <style:text-properties fo:font-size="20pt" style:font-size-asian="20pt" style:font-size-complex="20pt"/>
    </style:style>
    <style:style style:name="icucldr_5f_imug2-subtitle" style:display-name="icucldr_imug2-subtitle" style:family="presentation">
      <style:graphic-properties draw:stroke="none" draw:fill="none" draw:textarea-vertical-align="middle" fo:wrap-option="wrap">
        <text:list-style style:name="icucldr_5f_imug2-subtitle" style:display-name="icucldr_imug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cucldr_5f_imug2-title" style:display-name="icucldr_imug2-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fo:wrap-option="wrap" draw:shadow="hidden" draw:shadow-color="#808080">
        <text:list-style style:name="icucldr_5f_imug2-title" style:display-name="icucldr_imug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Technologic_5f_otp_5f_Technologic-background" style:display-name="Technologic_otp_Technologic-background" style:family="presentation">
      <style:graphic-properties draw:stroke="none" draw:fill="none"/>
    </style:style>
    <style:style style:name="Technologic_5f_otp_5f_Technologic-backgroundobjects" style:display-name="Technologic_otp_Technologic-backgroundobjects" style:family="presentation">
      <style:graphic-properties draw:shadow="hidden" draw:shadow-offset-x="0.3cm" draw:shadow-offset-y="0.3cm" draw:shadow-color="#808080"/>
    </style:style>
    <style:style style:name="Technologic_5f_otp_5f_Technologic-notes" style:display-name="Technologic_otp_Technologic-notes" style:family="presentation">
      <style:graphic-properties draw:stroke="none" draw:fill="none">
        <text:list-style style:name="Technologic_5f_otp_5f_Technologic-notes" style:display-name="Technologic_otp_Technolog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chnologic_5f_otp_5f_Technologic-outline1" style:display-name="Technologic_otp_Technologic-outline1" style:family="presentation">
      <style:graphic-properties draw:stroke="none" draw:fill="none">
        <text:list-style style:name="Technologic_5f_otp_5f_Technologic-outline1" style:display-name="Technologic_otp_Technolog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Technologic-outline2" style:display-name="Technologic_otp_Technologic-outline2" style:family="presentation" style:parent-style-name="Technologic_5f_otp_5f_Technologic-outline1">
      <style:paragraph-properties fo:margin-left="2.4cm" fo:margin-right="0cm" fo:margin-top="0cm" fo:margin-bottom="0.4cm" fo:text-indent="-0.8cm"/>
      <style:text-properties fo:font-size="28pt" style:font-size-asian="28pt" style:font-size-complex="28pt"/>
    </style:style>
    <style:style style:name="Technologic_5f_otp_5f_Technologic-outline3" style:display-name="Technologic_otp_Technologic-outline3" style:family="presentation" style:parent-style-name="Technologic_5f_otp_5f_Technologic-outline2">
      <style:paragraph-properties fo:margin-left="3.6cm" fo:margin-right="0cm" fo:margin-top="0cm" fo:margin-bottom="0.3cm" fo:text-indent="-0.6cm"/>
      <style:text-properties fo:font-size="24pt" style:font-size-asian="24pt" style:font-size-complex="24pt"/>
    </style:style>
    <style:style style:name="Technologic_5f_otp_5f_Technologic-outline4" style:display-name="Technologic_otp_Technologic-outline4" style:family="presentation" style:parent-style-name="Technologic_5f_otp_5f_Technologic-outline3">
      <style:paragraph-properties fo:margin-left="4.8cm" fo:margin-right="0cm" fo:margin-top="0cm" fo:margin-bottom="0.2cm" fo:text-indent="-0.6cm"/>
      <style:text-properties fo:font-size="20pt" style:font-size-asian="20pt" style:font-size-complex="20pt"/>
    </style:style>
    <style:style style:name="Technologic_5f_otp_5f_Technologic-outline5" style:display-name="Technologic_otp_Technologic-outline5" style:family="presentation" style:parent-style-name="Technologic_5f_otp_5f_Technologic-outline4">
      <style:paragraph-properties fo:margin-left="6cm" fo:margin-right="0cm" fo:margin-top="0cm" fo:margin-bottom="0.1cm" fo:text-indent="-0.6cm"/>
      <style:text-properties fo:font-size="20pt" style:font-size-asian="20pt" style:font-size-complex="20pt"/>
    </style:style>
    <style:style style:name="Technologic_5f_otp_5f_Technologic-outline6" style:display-name="Technologic_otp_Technologic-outline6" style:family="presentation" style:parent-style-name="Technologic_5f_otp_5f_Technologic-outline5">
      <style:paragraph-properties fo:margin-left="7.2cm" fo:margin-right="0cm" fo:margin-top="0cm" fo:margin-bottom="0.1cm" fo:text-indent="-0.6cm"/>
      <style:text-properties fo:font-size="20pt" style:font-size-asian="20pt" style:font-size-complex="20pt"/>
    </style:style>
    <style:style style:name="Technologic_5f_otp_5f_Technologic-outline7" style:display-name="Technologic_otp_Technologic-outline7" style:family="presentation" style:parent-style-name="Technologic_5f_otp_5f_Technologic-outline6">
      <style:paragraph-properties fo:margin-left="8.4cm" fo:margin-right="0cm" fo:margin-top="0cm" fo:margin-bottom="0.1cm" fo:text-indent="-0.6cm"/>
      <style:text-properties fo:font-size="20pt" style:font-size-asian="20pt" style:font-size-complex="20pt"/>
    </style:style>
    <style:style style:name="Technologic_5f_otp_5f_Technologic-outline8" style:display-name="Technologic_otp_Technologic-outline8" style:family="presentation" style:parent-style-name="Technologic_5f_otp_5f_Technologic-outline7">
      <style:paragraph-properties fo:margin-left="9.6cm" fo:margin-right="0cm" fo:margin-top="0cm" fo:margin-bottom="0.1cm" fo:text-indent="-0.6cm"/>
      <style:text-properties fo:font-size="20pt" style:font-size-asian="20pt" style:font-size-complex="20pt"/>
    </style:style>
    <style:style style:name="Technologic_5f_otp_5f_Technologic-outline9" style:display-name="Technologic_otp_Technologic-outline9" style:family="presentation" style:parent-style-name="Technologic_5f_otp_5f_Technologic-outline8">
      <style:paragraph-properties fo:margin-left="10.8cm" fo:margin-right="0cm" fo:margin-top="0cm" fo:margin-bottom="0.1cm" fo:text-indent="-0.6cm"/>
      <style:text-properties fo:font-size="20pt" style:font-size-asian="20pt" style:font-size-complex="20pt"/>
    </style:style>
    <style:style style:name="Technologic_5f_otp_5f_Technologic-subtitle" style:display-name="Technologic_otp_Technologic-subtitle" style:family="presentation">
      <style:graphic-properties draw:stroke="none" draw:fill="none" draw:textarea-vertical-align="middle">
        <text:list-style style:name="Technologic_5f_otp_5f_Technologic-subtitle" style:display-name="Technologic_otp_Technolog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Technologic-title" style:display-name="Technologic_otp_Technologic-title" style:family="presentation">
      <style:graphic-properties draw:stroke="none" draw:fill="none" draw:textarea-vertical-align="bottom">
        <text:list-style style:name="Technologic_5f_otp_5f_Technologic-title" style:display-name="Technologic_otp_Technolog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a3a3" style:text-outline="false" fo:font-family="Arial" style:font-style-name="Regular" style:font-family-generic="swiss" style:font-pitch="variable" fo:font-size="44pt" fo:font-style="normal" fo:text-shadow="none" fo:font-weight="bold" style:font-family-asian="Arial" style:font-style-name-asian="Regular" style:font-family-generic-asian="swiss" style:font-pitch-asian="variable" style:font-size-asian="44pt" style:font-style-asian="normal" style:font-weight-asian="bold" style:font-family-complex="Arial" style:font-style-name-complex="Regular" style:font-family-generic-complex="swiss" style:font-pitch-complex="variable" style:font-size-complex="44pt" style:font-style-complex="normal" style:font-weight-complex="bold" style:text-emphasize="none" style:font-relief="none"/>
    </style:style>
    <style:style style:name="Technologic_5f_otp_5f__28_Default_29__20_Title_2f_Text_20_Master-background" style:display-name="Technologic_otp_(Default) Title/Text Master-background" style:family="presentation">
      <style:graphic-properties draw:stroke="none" draw:fill="none"/>
    </style:style>
    <style:style style:name="Technologic_5f_otp_5f__28_Default_29__20_Title_2f_Text_20_Master-backgroundobjects" style:display-name="Technologic_otp_(Default) Title/Text Master-backgroundobjects" style:family="presentation">
      <style:graphic-properties draw:shadow="hidden" draw:shadow-offset-x="0.3cm" draw:shadow-offset-y="0.3cm" draw:shadow-color="#808080"/>
    </style:style>
    <style:style style:name="Technologic_5f_otp_5f__28_Default_29__20_Title_2f_Text_20_Master-notes" style:display-name="Technologic_otp_(Default) Title/Text Master-notes" style:family="presentation">
      <style:graphic-properties draw:stroke="none" draw:fill="none">
        <text:list-style style:name="Technologic_5f_otp_5f__28_Default_29__20_Title_2f_Text_20_Master-notes" style:display-name="Technologic_otp_(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chnologic_5f_otp_5f__28_Default_29__20_Title_2f_Text_20_Master-outline1" style:display-name="Technologic_otp_(Default) Title/Text Master-outline1" style:family="presentation">
      <style:graphic-properties draw:stroke="none" draw:fill="none">
        <text:list-style style:name="Technologic_5f_otp_5f__28_Default_29__20_Title_2f_Text_20_Master-outline1" style:display-name="Technologic_otp_(Default) Title/Text Master-outline1">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509615E3.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3D5D0D25.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3D5D0D25.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3D5D0D25.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666666" style:text-outline="false" fo:font-family="Arial" style:font-style-name="Regular" style:font-family-generic="swiss" style:font-pitch="variable" fo:font-size="32pt" fo:font-style="normal" fo:text-shadow="none" fo:font-weight="normal" style:font-family-asian="Arial" style:font-style-name-asian="Regular" style:font-family-generic-asian="swiss" style:font-pitch-asian="variable" style:font-size-asian="32pt" style:font-style-asian="normal" style:font-weight-asian="normal" style:font-family-complex="Arial" style:font-style-name-complex="Regular" style:font-family-generic-complex="swiss" style:font-pitch-complex="variable" style:font-size-complex="32pt" style:font-style-complex="normal" style:font-weight-complex="normal" style:text-emphasize="none" style:font-relief="none"/>
    </style:style>
    <style:style style:name="Technologic_5f_otp_5f__28_Default_29__20_Title_2f_Text_20_Master-outline2" style:display-name="Technologic_otp_(Default) Title/Text Master-outline2" style:family="presentation" style:parent-style-name="Technologic_5f_otp_5f__28_Default_29__20_Title_2f_Text_20_Master-outline1">
      <style:paragraph-properties fo:margin-left="2.4cm" fo:margin-right="0cm" fo:margin-top="0cm" fo:margin-bottom="0.4cm" fo:text-indent="-0.8cm"/>
      <style:text-properties fo:color="#666666" fo:font-family="Arial" style:font-style-name="Regular" style:font-family-generic="swiss" style:font-pitch="variable" fo:font-size="28pt"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echnologic_5f_otp_5f__28_Default_29__20_Title_2f_Text_20_Master-outline3" style:display-name="Technologic_otp_(Default) Title/Text Master-outline3" style:family="presentation" style:parent-style-name="Technologic_5f_otp_5f__28_Default_29__20_Title_2f_Text_20_Master-outline2">
      <style:paragraph-properties fo:margin-left="3.6cm" fo:margin-right="0cm" fo:margin-top="0cm" fo:margin-bottom="0.3cm" fo:text-indent="-0.6cm"/>
      <style:text-properties fo:color="#666666" fo:font-family="Arial" style:font-style-name="Regular" style:font-family-generic="swiss" style:font-pitch="variable" fo:font-size="24pt" style:font-family-asian="Arial" style:font-style-name-asian="Regular" style:font-family-generic-asian="swiss" style:font-pitch-asian="variable" style:font-size-asian="24pt" style:font-family-complex="Arial" style:font-style-name-complex="Regular" style:font-family-generic-complex="swiss" style:font-pitch-complex="variable" style:font-size-complex="24pt"/>
    </style:style>
    <style:style style:name="Technologic_5f_otp_5f__28_Default_29__20_Title_2f_Text_20_Master-outline4" style:display-name="Technologic_otp_(Default) Title/Text Master-outline4" style:family="presentation" style:parent-style-name="Technologic_5f_otp_5f__28_Default_29__20_Title_2f_Text_20_Master-outline3">
      <style:paragraph-properties fo:margin-left="4.8cm" fo:margin-right="0cm" fo:margin-top="0cm" fo:margin-bottom="0.2cm" fo:text-indent="-0.6cm"/>
      <style:text-properties fo:color="#666666"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5" style:display-name="Technologic_otp_(Default) Title/Text Master-outline5" style:family="presentation" style:parent-style-name="Technologic_5f_otp_5f__28_Default_29__20_Title_2f_Text_20_Master-outline4">
      <style:paragraph-properties fo:margin-left="6cm" fo:margin-right="0cm" fo:margin-top="0cm" fo:margin-bottom="0.1cm" fo:text-indent="-0.6cm"/>
      <style:text-properties fo:color="#666666"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6" style:display-name="Technologic_otp_(Default) Title/Text Master-outline6" style:family="presentation" style:parent-style-name="Technologic_5f_otp_5f__28_Default_29__20_Title_2f_Text_20_Master-outline5">
      <style:paragraph-properties fo:margin-left="7.2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7" style:display-name="Technologic_otp_(Default) Title/Text Master-outline7" style:family="presentation" style:parent-style-name="Technologic_5f_otp_5f__28_Default_29__20_Title_2f_Text_20_Master-outline6">
      <style:paragraph-properties fo:margin-left="8.4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8" style:display-name="Technologic_otp_(Default) Title/Text Master-outline8" style:family="presentation" style:parent-style-name="Technologic_5f_otp_5f__28_Default_29__20_Title_2f_Text_20_Master-outline7">
      <style:paragraph-properties fo:margin-left="9.6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outline9" style:display-name="Technologic_otp_(Default) Title/Text Master-outline9" style:family="presentation" style:parent-style-name="Technologic_5f_otp_5f__28_Default_29__20_Title_2f_Text_20_Master-outline8">
      <style:paragraph-properties fo:margin-left="10.8cm" fo:margin-right="0cm" fo:margin-top="0cm" fo:margin-bottom="0.1cm" fo:text-indent="-0.6cm"/>
      <style:text-properties fo:color="#999999" fo:font-family="Arial" style:font-style-name="Regular" style:font-family-generic="swiss" style:font-pitch="variable" fo:font-size="20pt" style:font-family-asian="Arial" style:font-style-name-asian="Regular" style:font-family-generic-asian="swiss" style:font-pitch-asian="variable" style:font-size-asian="20pt" style:font-family-complex="Arial" style:font-style-name-complex="Regular" style:font-family-generic-complex="swiss" style:font-pitch-complex="variable" style:font-size-complex="20pt"/>
    </style:style>
    <style:style style:name="Technologic_5f_otp_5f__28_Default_29__20_Title_2f_Text_20_Master-subtitle" style:display-name="Technologic_otp_(Default) Title/Text Master-subtitle" style:family="presentation">
      <style:graphic-properties draw:stroke="none" draw:fill="none" draw:textarea-vertical-align="middle">
        <text:list-style style:name="Technologic_5f_otp_5f__28_Default_29__20_Title_2f_Text_20_Master-subtitle" style:display-name="Technologic_otp_(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chnologic_5f_otp_5f__28_Default_29__20_Title_2f_Text_20_Master-title" style:display-name="Technologic_otp_(Default) Title/Text Master-title" style:family="presentation">
      <style:graphic-properties draw:stroke="none" draw:fill="none" draw:textarea-vertical-align="middle">
        <text:list-style style:name="Technologic_5f_otp_5f__28_Default_29__20_Title_2f_Text_20_Master-title" style:display-name="Technologic_otp_(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a3a3" style:text-outline="false" fo:font-family="Arial" style:font-style-name="Regular" style:font-family-generic="swiss" style:font-pitch="variable" fo:font-size="44pt" fo:font-style="normal" fo:text-shadow="none" fo:font-weight="bold" style:font-family-asian="Arial" style:font-style-name-asian="Regular" style:font-family-generic-asian="swiss" style:font-pitch-asian="variable" style:font-size-asian="44pt" style:font-style-asian="normal" style:font-weight-asian="bold" style:font-family-complex="Arial" style:font-style-name-complex="Regular" style:font-family-generic-complex="swiss" style:font-pitch-complex="variable" style:font-size-complex="44pt" style:font-style-complex="normal" style:font-weight-complex="bold" style:text-emphasize="none" style:font-relief="none"/>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19.05cm" fo:page-height="25.4cm" style:print-orientation="portrait"/>
    </style:page-layout>
    <style:style style:name="Mdp5602" style:family="drawing-page">
      <style:drawing-page-properties draw:background-size="border" draw:fill="solid" draw:fill-color="#ffffff"/>
    </style:style>
    <style:style style:name="Mdp5603" style:family="drawing-page">
      <style:drawing-page-properties draw:background-size="border" draw:fill="solid" draw:fill-color="#000000"/>
    </style:style>
    <style:style style:name="Mdp5604" style:family="drawing-page">
      <style:drawing-page-properties draw:background-size="border" draw:fill="solid" draw:fill-color="#000000" draw:fill-image-width="0.483cm" draw:fill-image-height="0.483cm"/>
    </style:style>
    <style:style style:name="Mdp5605" style:family="drawing-page">
      <style:drawing-page-properties draw:background-size="border" draw:fill="none"/>
    </style:style>
    <style:style style:name="Mdp5606" style:family="drawing-page">
      <style:drawing-page-properties presentation:display-header="true" presentation:display-footer="true" presentation:display-page-number="true" presentation:display-date-time="true"/>
    </style:style>
    <style:style style:name="Mgr5607" style:family="graphic">
      <style:graphic-properties draw:stroke="none" draw:fill="solid" draw:fill-color="#ffffff" draw:textarea-horizontal-align="center" draw:textarea-vertical-align="middle" fo:wrap-option="wrap" draw:shadow="hidden" style:protect="position size"/>
    </style:style>
    <style:style style:name="Mgr5611"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5614"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5616"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5617"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5618"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Mgr5627" style:family="graphic">
      <style:graphic-properties draw:stroke="none" draw:fill="solid" draw:fill-color="#99ccff" draw:textarea-horizontal-align="left" draw:textarea-vertical-align="middle" draw:auto-grow-height="false" fo:padding-top="0.13cm" fo:padding-bottom="0.13cm" fo:padding-left="0.25cm" fo:padding-right="0.25cm" fo:wrap-option="no-wrap" draw:shadow="visible" draw:shadow-offset-x="0.035cm" draw:shadow-offset-y="0.035cm" draw:shadow-color="#0e359a"/>
    </style:style>
    <style:style style:name="Mgr56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650"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Mgr5660"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5673" style:family="graphic" style:parent-style-name="standard" style:list-style-name="ML5608">
      <style:graphic-properties draw:stroke="none" draw:fill="none" draw:fill-color="#ffffff" fo:min-height="0.741cm" fo:wrap-option="wrap"/>
    </style:style>
    <style:style style:name="Mgr5687" style:family="graphic" style:parent-style-name="standard" style:list-style-name="ML5605">
      <style:graphic-properties draw:stroke="none" svg:stroke-color="#000000" draw:fill="none" draw:fill-color="#ffffff" draw:textarea-horizontal-align="left" draw:auto-grow-height="false" draw:auto-grow-width="false" fo:max-height="0cm" fo:min-height="0.559cm" fo:wrap-option="wrap"/>
    </style:style>
    <style:style style:name="Mgr5690" style:family="graphic" style:parent-style-name="standard" style:list-style-name="ML5608">
      <style:graphic-properties draw:stroke="none" draw:fill="none" draw:fill-color="#ffffff" fo:min-height="0.741cm" fo:wrap-option="wrap"/>
    </style:style>
    <style:style style:name="Mgr5696" style:family="graphic" style:parent-style-name="standard">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Mpr5620" style:family="presentation" style:parent-style-name="google_5f_template-title">
      <style:graphic-properties fo:wrap-option="wrap"/>
    </style:style>
    <style:style style:name="Mpr5621" style:family="presentation" style:parent-style-name="google_5f_template-outline1">
      <style:graphic-properties fo:wrap-option="wrap"/>
    </style:style>
    <style:style style:name="Mpr5622" style:family="presentation" style:parent-style-name="google_5f_template-backgroundobjects">
      <style:graphic-properties draw:stroke="none" draw:fill="none" draw:fill-color="#99ccff" draw:textarea-horizontal-align="right" draw:textarea-vertical-align="top" draw:auto-grow-height="false" draw:auto-grow-width="false" fo:min-height="0.902cm" fo:min-width="0cm" fo:padding-top="0.13cm" fo:padding-bottom="0.13cm" fo:padding-left="0.25cm" fo:padding-right="0.25cm" fo:wrap-option="wrap" draw:shadow="hidden" draw:shadow-color="#808080"/>
    </style:style>
    <style:style style:name="Mpr5623" style:family="presentation" style:parent-style-name="google_5f_template-backgroundobjects">
      <style:graphic-properties draw:stroke="none" draw:fill="none" draw:fill-color="#99ccff" draw:textarea-horizontal-align="left" draw:textarea-vertical-align="top" draw:auto-grow-height="false" draw:auto-grow-width="false" fo:min-height="0.902cm" fo:min-width="0cm" fo:padding-top="0.13cm" fo:padding-bottom="0.13cm" fo:padding-left="0.25cm" fo:padding-right="0.25cm" fo:wrap-option="wrap" draw:shadow="hidden" draw:shadow-color="#808080"/>
    </style:style>
    <style:style style:name="Mpr5625" style:family="presentation" style:parent-style-name="google_5f_template-backgroundobjects">
      <style:graphic-properties draw:stroke="none" draw:fill="none" draw:fill-color="#99ccff" draw:textarea-horizontal-align="justify" draw:textarea-vertical-align="top" draw:auto-grow-height="false" draw:auto-grow-width="false" fo:min-height="0.902cm" fo:min-width="0cm" fo:padding-top="0.13cm" fo:padding-bottom="0.13cm" fo:padding-left="0.25cm" fo:padding-right="0.25cm" fo:wrap-option="wrap" draw:shadow="hidden" draw:shadow-color="#808080"/>
    </style:style>
    <style:style style:name="Mpr5632" style:family="presentation" style:parent-style-name="google_5f_template-backgroundobjects" style:list-style-name="ML560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636" style:family="presentation" style:parent-style-name="google_5f_template-backgroundobjects" style:list-style-name="ML5603">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38" style:family="presentation" style:parent-style-name="google_5f_template-notes">
      <style:graphic-properties fo:wrap-option="wrap"/>
    </style:style>
    <style:style style:name="Mpr5640" style:family="presentation" style:parent-style-name="google_5f_template-backgroundobjects" style:list-style-name="ML5603">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42" style:family="presentation" style:parent-style-name="google_5f_template-backgroundobjects" style:list-style-name="ML5603">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43" style:family="presentation" style:parent-style-name="google_5f_template_5f_Title-title">
      <style:graphic-properties fo:wrap-option="wrap"/>
    </style:style>
    <style:style style:name="Mpr5644" style:family="presentation" style:parent-style-name="google_5f_template_5f_Title-subtitle">
      <style:graphic-properties fo:wrap-option="wrap"/>
    </style:style>
    <style:style style:name="Mpr5646" style:family="presentation" style:parent-style-name="google_5f_template_5f_Title-backgroundobjects">
      <style:graphic-properties draw:stroke="none" draw:fill="none" draw:fill-color="#99ccff" draw:textarea-horizontal-align="right" draw:textarea-vertical-align="top" draw:auto-grow-height="false" draw:auto-grow-width="false" fo:min-height="0.893cm" fo:min-width="0cm" fo:padding-top="0.13cm" fo:padding-bottom="0.13cm" fo:padding-left="0.25cm" fo:padding-right="0.25cm" fo:wrap-option="wrap" draw:shadow="hidden" draw:shadow-color="#808080"/>
    </style:style>
    <style:style style:name="Mpr5648" style:family="presentation" style:parent-style-name="google_5f_template_5f_Title-backgroundobjects">
      <style:graphic-properties draw:stroke="none" draw:fill="none" draw:fill-color="#99ccff" draw:textarea-horizontal-align="left" draw:textarea-vertical-align="top" draw:auto-grow-height="false" draw:auto-grow-width="false" fo:min-height="0.902cm" fo:min-width="0cm" fo:padding-top="0.13cm" fo:padding-bottom="0.13cm" fo:padding-left="0.25cm" fo:padding-right="0.25cm" fo:wrap-option="wrap" draw:shadow="hidden" draw:shadow-color="#808080"/>
    </style:style>
    <style:style style:name="Mpr5652" style:family="presentation" style:parent-style-name="google_5f_template_5f_Title-backgroundobjects" style:list-style-name="ML560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654" style:family="presentation" style:parent-style-name="google_5f_template_5f_Title-backgroundobjects" style:list-style-name="ML5603">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56" style:family="presentation" style:parent-style-name="google_5f_template_5f_Title-notes">
      <style:graphic-properties fo:wrap-option="wrap"/>
    </style:style>
    <style:style style:name="Mpr5657" style:family="presentation" style:parent-style-name="google_5f_template_5f_Title-backgroundobjects" style:list-style-name="ML5603">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59" style:family="presentation" style:parent-style-name="google_5f_template_5f_Title-backgroundobjects" style:list-style-name="ML5603">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663"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fo:wrap-option="wrap"/>
    </style:style>
    <style:style style:name="Mpr5665" style:family="presentation" style:parent-style-name="IBM2009-backgroundobjects">
      <style:graphic-properties draw:stroke="none" draw:fill="none" draw:fill-color="#ffffff" draw:textarea-horizontal-align="left" fo:min-height="0.381cm" fo:padding-top="0.127cm" fo:padding-bottom="0.127cm" fo:padding-left="0.254cm" fo:padding-right="0.254cm" fo:wrap-option="wrap"/>
    </style:style>
    <style:style style:name="Mpr5667" style:family="presentation" style:parent-style-name="IBM2009-title">
      <style:graphic-properties draw:fill-color="#ffffff" draw:auto-grow-height="false" fo:min-height="3.181cm" fo:wrap-option="wrap"/>
    </style:style>
    <style:style style:name="Mpr5668" style:family="presentation" style:parent-style-name="IBM2009-outline1">
      <style:graphic-properties draw:fill-color="#ffffff" draw:auto-grow-height="false" fo:min-height="12.001cm" fo:wrap-option="wrap"/>
    </style:style>
    <style:style style:name="Mpr5670" style:family="presentation" style:parent-style-name="IBM2009-backgroundobjects">
      <style:graphic-properties draw:stroke="solid" svg:stroke-width="0.025cm" svg:stroke-color="#ffffff" draw:marker-start-width="0.229cm" draw:marker-end-width="0.229cm" draw:fill="none" draw:fill-color="#ffffcc" draw:fill-image-width="0.483cm" draw:fill-image-height="0.483cm" draw:textarea-horizontal-align="center" draw:textarea-vertical-align="middle" fo:padding-top="-0.017cm" fo:padding-bottom="-0.017cm" fo:padding-left="-0.017cm" fo:padding-right="-0.017cm" fo:wrap-option="no-wrap"/>
    </style:style>
    <style:style style:name="Mpr5677" style:family="presentation" style:parent-style-name="IBM2009-backgroundobjects">
      <style:graphic-properties draw:stroke="none" draw:fill="none" draw:fill-color="#ffffff" draw:textarea-horizontal-align="left" fo:min-height="0.371cm" fo:padding-top="0.127cm" fo:padding-bottom="0.127cm" fo:padding-left="0.254cm" fo:padding-right="0.254cm" fo:wrap-option="wrap"/>
    </style:style>
    <style:style style:name="Mpr5679" style:family="presentation" style:parent-style-name="IBM2009-backgroundobjects">
      <style:graphic-properties draw:stroke="none" draw:fill="none" draw:fill-color="#ffffff" fo:min-height="0.988cm" fo:wrap-option="wrap"/>
    </style:style>
    <style:style style:name="Mpr5680" style:family="presentation" style:parent-style-name="IBM2009-title">
      <style:graphic-properties fo:wrap-option="wrap"/>
    </style:style>
    <style:style style:name="Mpr5681" style:family="presentation" style:parent-style-name="IBM2009-notes">
      <style:graphic-properties fo:wrap-option="wrap"/>
    </style:style>
    <style:style style:name="Mpr5682" style:family="presentation" style:parent-style-name="icucldr_5f_imug2-backgroundobjects">
      <style:graphic-properties draw:stroke="none" draw:fill="none" draw:fill-color="#ffffff" fo:min-height="1.165cm" fo:wrap-option="wrap"/>
    </style:style>
    <style:style style:name="Mpr5684" style:family="presentation" style:parent-style-name="icucldr_5f_imug2-backgroundobjects">
      <style:graphic-properties draw:stroke="none" draw:fill="none" draw:fill-color="#ffffff" fo:min-height="0.44cm" fo:wrap-option="wrap"/>
    </style:style>
    <style:style style:name="Mpr5685" style:family="presentation" style:parent-style-name="icucldr_5f_imug2-backgroundobjects">
      <style:graphic-properties draw:stroke="none" draw:fill="none" draw:fill-color="#ffffff" fo:min-height="0.583cm" fo:wrap-option="wrap"/>
    </style:style>
    <style:style style:name="Mpr5686" style:family="presentation" style:parent-style-name="icucldr_5f_imug2-title">
      <style:graphic-properties fo:wrap-option="wrap"/>
    </style:style>
    <style:style style:name="Mpr5692" style:family="presentation" style:parent-style-name="icucldr_5f_imug2-backgroundobjects">
      <style:graphic-properties draw:stroke="solid" svg:stroke-width="0.025cm" svg:stroke-color="#ffffff" draw:marker-start-width="0.237cm" draw:marker-end-width="0.237cm" draw:fill="none" draw:fill-color="#ffffcc" draw:textarea-horizontal-align="center" draw:textarea-vertical-align="middle" fo:padding-top="-0.017cm" fo:padding-bottom="-0.017cm" fo:padding-left="-0.017cm" fo:padding-right="-0.017cm" fo:wrap-option="no-wrap"/>
    </style:style>
    <style:style style:name="Mpr5693" style:family="presentation" style:parent-style-name="icucldr_5f_imug2-backgroundobjects">
      <style:graphic-properties draw:stroke="none" draw:fill="none" draw:fill-color="#ffffff" fo:min-height="0.988cm" fo:wrap-option="wrap"/>
    </style:style>
    <style:style style:name="Mpr5694" style:family="presentation" style:parent-style-name="icucldr_5f_imug2-title">
      <style:graphic-properties fo:wrap-option="wrap"/>
    </style:style>
    <style:style style:name="Mpr5695" style:family="presentation" style:parent-style-name="icucldr_5f_imug2-notes">
      <style:graphic-properties fo:wrap-option="wrap"/>
    </style:style>
    <style:style style:name="Mpr5699" style:family="presentation" style:parent-style-name="Technologic_5f_otp_5f_Technologic-backgroundobjects">
      <style:graphic-properties draw:stroke="none" draw:fill="none" draw:fill-color="#ffffff" fo:min-height="0.914cm" fo:wrap-option="wrap"/>
    </style:style>
    <style:style style:name="Mpr5702" style:family="presentation" style:parent-style-name="Technologic_5f_otp_5f_Technologic-title">
      <style:graphic-properties draw:fill-color="#ffffff" draw:auto-grow-height="false" fo:min-height="3.507cm" fo:wrap-option="wrap"/>
    </style:style>
    <style:style style:name="Mpr5703" style:family="presentation" style:parent-style-name="Technologic_5f_otp_5f_Technologic-backgroundobjects">
      <style:graphic-properties draw:stroke="none" draw:fill="none" draw:fill-color="#ffffff" fo:min-height="0.833cm" fo:wrap-option="wrap"/>
    </style:style>
    <style:style style:name="Mpr5704" style:family="presentation" style:parent-style-name="Technologic_5f_otp_5f_Technologic-title">
      <style:graphic-properties fo:wrap-option="wrap"/>
    </style:style>
    <style:style style:name="Mpr5705" style:family="presentation" style:parent-style-name="Technologic_5f_otp_5f_Technologic-notes">
      <style:graphic-properties fo:wrap-option="wrap"/>
    </style:style>
    <style:style style:name="Mpr5708" style:family="presentation" style:parent-style-name="Technologic_5f_otp_5f__28_Default_29__20_Title_2f_Text_20_Master-backgroundobjects">
      <style:graphic-properties draw:stroke="none" draw:fill="none" draw:fill-color="#ffffff" fo:min-height="0.914cm" fo:wrap-option="wrap"/>
    </style:style>
    <style:style style:name="Mpr5712" style:family="presentation" style:parent-style-name="Technologic_5f_otp_5f__28_Default_29__20_Title_2f_Text_20_Master-title">
      <style:graphic-properties draw:fill-color="#ffffff" draw:auto-grow-height="false" fo:min-height="3.507cm" fo:wrap-option="wrap"/>
    </style:style>
    <style:style style:name="Mpr5722" style:family="presentation" style:parent-style-name="Technologic_5f_otp_5f__28_Default_29__20_Title_2f_Text_20_Master-outline1">
      <style:graphic-properties draw:fill-color="#ffffff" draw:auto-grow-height="false" fo:min-height="13.23cm" fo:wrap-option="wrap"/>
    </style:style>
    <style:style style:name="Mpr5724" style:family="presentation" style:parent-style-name="Technologic_5f_otp_5f__28_Default_29__20_Title_2f_Text_20_Master-backgroundobjects">
      <style:graphic-properties draw:stroke="none" draw:fill="none" draw:fill-color="#ffffff" fo:min-height="0.833cm" fo:wrap-option="wrap"/>
    </style:style>
    <style:style style:name="Mpr5725" style:family="presentation" style:parent-style-name="Technologic_5f_otp_5f__28_Default_29__20_Title_2f_Text_20_Master-title">
      <style:graphic-properties fo:wrap-option="wrap"/>
    </style:style>
    <style:style style:name="Mpr5726" style:family="presentation" style:parent-style-name="Technologic_5f_otp_5f__28_Default_29__20_Title_2f_Text_20_Master-notes">
      <style:graphic-properties fo:wrap-option="wrap"/>
    </style:style>
    <style:style style:name="MP5608" style:family="paragraph">
      <style:paragraph-properties fo:text-align="center" style:punctuation-wrap="simple" style:line-break="strict" style:writing-mode="lr-tb"/>
    </style:style>
    <style:style style:name="MP5609" style:family="paragraph">
      <style:paragraph-properties fo:margin-left="0cm" fo:margin-right="0cm" fo:text-indent="0cm" style:line-break="strict"/>
    </style:style>
    <style:style style:name="MP5612" style:family="paragraph">
      <style:paragraph-properties fo:margin-left="0cm" fo:margin-right="0cm" fo:text-indent="0cm" style:punctuation-wrap="hanging" style:line-break="strict" style:writing-mode="lr-tb" style:font-independent-line-spacing="true"/>
    </style:style>
    <style:style style:name="MP5613" style:family="paragraph">
      <style:paragraph-properties fo:margin-left="0cm" fo:margin-right="0cm" fo:text-align="end" fo:text-indent="0cm" style:line-break="strict"/>
    </style:style>
    <style:style style:name="MP5615" style:family="paragraph">
      <style:paragraph-properties fo:margin-left="0cm" fo:margin-right="0cm" fo:text-align="end" fo:text-indent="0cm" style:punctuation-wrap="hanging" style:line-break="strict" style:writing-mode="lr-tb" style:font-independent-line-spacing="true"/>
    </style:style>
    <style:style style:name="MP5619" style:family="paragraph">
      <style:paragraph-properties fo:text-align="center" style:punctuation-wrap="hanging" style:line-break="strict" style:writing-mode="lr-tb"/>
      <style:text-properties fo:font-size="24pt"/>
    </style:style>
    <style:style style:name="MP5624" style:family="paragraph">
      <style:paragraph-properties fo:margin-left="0cm" fo:margin-right="0cm" fo:text-align="center" fo:text-indent="0cm" style:line-break="strict"/>
    </style:style>
    <style:style style:name="MP5626" style:family="paragraph">
      <style:paragraph-properties fo:margin-left="0cm" fo:margin-right="0cm" fo:text-align="center" fo:text-indent="0cm" style:punctuation-wrap="hanging" style:line-break="strict" style:writing-mode="lr-tb" style:font-independent-line-spacing="true"/>
    </style:style>
    <style:style style:name="MP5628" style:family="paragraph">
      <style:paragraph-properties style:punctuation-wrap="simple" style:line-break="strict" style:writing-mode="lr-tb" style:font-independent-line-spacing="true"/>
    </style:style>
    <style:style style:name="MP5630" style:family="paragraph">
      <style:paragraph-properties fo:margin-left="0cm" fo:margin-right="0cm" fo:line-height="100%" fo:text-align="center" fo:text-indent="0cm" style:line-break="strict"/>
    </style:style>
    <style:style style:name="MP5633" style:family="paragraph">
      <style:paragraph-properties fo:margin-left="0cm" fo:margin-right="0cm" fo:line-height="100%" fo:text-align="center" fo:text-indent="0cm" style:punctuation-wrap="hanging" style:line-break="strict" style:writing-mode="lr-tb" style:font-independent-line-spacing="true"/>
    </style:style>
    <style:style style:name="MP5634" style:family="paragraph">
      <style:paragraph-properties fo:margin-left="0cm" fo:margin-right="0cm" fo:line-height="100%" fo:text-align="end" fo:text-indent="0cm" style:line-break="strict"/>
    </style:style>
    <style:style style:name="MP5637" style:family="paragraph">
      <style:paragraph-properties fo:margin-left="0cm" fo:margin-right="0cm" fo:line-height="100%" fo:text-align="end" fo:text-indent="0cm" style:punctuation-wrap="hanging" style:line-break="strict" style:writing-mode="lr-tb" style:font-independent-line-spacing="true"/>
    </style:style>
    <style:style style:name="MP5639" style:family="paragraph">
      <style:paragraph-properties fo:margin-left="0cm" fo:margin-right="0cm" fo:line-height="100%" fo:text-indent="0cm" style:line-break="strict"/>
    </style:style>
    <style:style style:name="MP5641" style:family="paragraph">
      <style:paragraph-properties fo:margin-left="0cm" fo:margin-right="0cm" fo:line-height="100%" fo:text-indent="0cm" style:punctuation-wrap="hanging" style:line-break="strict" style:writing-mode="lr-tb" style:font-independent-line-spacing="true"/>
    </style:style>
    <style:style style:name="MP5647" style:family="paragraph">
      <style:paragraph-properties fo:margin-left="0cm" fo:margin-right="0cm" fo:text-align="end" fo:text-indent="0cm" style:punctuation-wrap="simple" style:line-break="strict" style:writing-mode="lr-tb" style:font-independent-line-spacing="true"/>
    </style:style>
    <style:style style:name="MP5649" style:family="paragraph">
      <style:paragraph-properties fo:margin-left="0cm" fo:margin-right="0cm" fo:text-indent="0cm" style:punctuation-wrap="simple" style:line-break="strict" style:writing-mode="lr-tb" style:font-independent-line-spacing="true"/>
    </style:style>
    <style:style style:name="MP5651" style:family="paragraph">
      <style:paragraph-properties style:punctuation-wrap="hanging" style:line-break="strict" style:writing-mode="lr-tb" style:font-independent-line-spacing="true"/>
    </style:style>
    <style:style style:name="MP5653" style:family="paragraph">
      <style:paragraph-properties fo:margin-left="0cm" fo:margin-right="0cm" fo:line-height="100%" fo:text-align="center" fo:text-indent="0cm" style:punctuation-wrap="simple" style:line-break="strict" style:writing-mode="lr-tb" style:font-independent-line-spacing="true"/>
    </style:style>
    <style:style style:name="MP5655" style:family="paragraph">
      <style:paragraph-properties fo:margin-left="0cm" fo:margin-right="0cm" fo:line-height="100%" fo:text-align="end" fo:text-indent="0cm" style:punctuation-wrap="simple" style:line-break="strict" style:writing-mode="lr-tb" style:font-independent-line-spacing="true"/>
    </style:style>
    <style:style style:name="MP5658" style:family="paragraph">
      <style:paragraph-properties fo:margin-left="0cm" fo:margin-right="0cm" fo:line-height="100%" fo:text-indent="0cm" style:punctuation-wrap="simple" style:line-break="strict" style:writing-mode="lr-tb" style:font-independent-line-spacing="true"/>
    </style:style>
    <style:style style:name="MP5661" style:family="paragraph">
      <style:paragraph-properties fo:text-align="center" style:punctuation-wrap="hanging" style:line-break="strict" style:writing-mode="lr-tb"/>
    </style:style>
    <style:style style:name="MP5664" style:family="paragraph">
      <style:paragraph-properties fo:margin-left="0cm" fo:margin-right="0cm" fo:text-indent="0cm" style:punctuation-wrap="simple" style:line-break="strict" style:writing-mode="lr-tb"/>
    </style:style>
    <style:style style:name="MP5666" style:family="paragraph">
      <style:paragraph-properties fo:margin-left="0cm" fo:margin-right="0cm" fo:text-indent="0cm"/>
    </style:style>
    <style:style style:name="MP5669" style:family="paragraph">
      <style:paragraph-properties fo:margin-left="0.483cm" fo:margin-right="0cm" fo:text-indent="-0.483cm" style:punctuation-wrap="simple" style:line-break="strict" style:writing-mode="lr-tb"/>
    </style:style>
    <style:style style:name="MP5671" style:family="paragraph">
      <style:paragraph-properties fo:margin-left="0.254cm" fo:margin-right="0.254cm" fo:margin-top="0.004cm" fo:margin-bottom="0.004cm" fo:line-height="100%" fo:text-align="end" fo:text-indent="0cm" style:text-autospace="ideograph-alpha" style:punctuation-wrap="simple" style:line-break="strict" style:writing-mode="lr-tb"/>
      <style:text-properties fo:hyphenate="false"/>
    </style:style>
    <style:style style:name="MP5674" style:family="paragraph">
      <style:paragraph-properties text:enable-numbering="false" fo:margin-left="0.254cm" fo:margin-right="0.254cm" fo:margin-top="0.004cm" fo:margin-bottom="0.004cm" fo:line-height="100%" fo:text-align="end" fo:text-indent="0cm" style:text-autospace="ideograph-alpha" style:punctuation-wrap="hanging" style:line-break="strict" style:writing-mode="lr-tb"/>
      <style:text-properties fo:color="#ffffff" fo:font-size="8pt" style:font-size-asian="8pt" style:font-size-complex="8pt" fo:hyphenate="false"/>
    </style:style>
    <style:style style:name="MP5675" style:family="paragraph">
      <style:paragraph-properties fo:margin-left="0cm" fo:margin-right="0cm" fo:text-indent="0cm" style:line-break="strict"/>
      <style:text-properties fo:font-size="10.5pt" style:font-size-asian="10.5pt" style:font-size-complex="10.5pt"/>
    </style:style>
    <style:style style:name="MP5678" style:family="paragraph">
      <style:paragraph-properties fo:margin-left="0cm" fo:margin-right="0cm" fo:text-indent="0cm" style:punctuation-wrap="simple" style:line-break="strict" style:writing-mode="lr-tb"/>
      <style:text-properties fo:font-size="10.5pt" style:font-size-asian="10.5pt" style:font-size-complex="10.5pt"/>
    </style:style>
    <style:style style:name="MP5688" style:family="paragraph">
      <style:paragraph-properties text:enable-numbering="false" fo:margin-left="0cm" fo:margin-right="0cm" fo:margin-top="0cm" fo:margin-bottom="0cm" fo:line-height="100%" fo:text-align="end" fo:text-indent="0cm" style:text-autospace="none" style:punctuation-wrap="hanging" style:line-break="strict" style:writing-mode="lr-tb"/>
    </style:style>
    <style:style style:name="MP5689" style:family="paragraph">
      <style:paragraph-properties fo:margin-left="0.254cm" fo:margin-right="0.254cm" fo:margin-top="0cm" fo:margin-bottom="0cm" fo:text-align="end" fo:text-indent="0cm"/>
    </style:style>
    <style:style style:name="MP5691" style:family="paragraph">
      <style:paragraph-properties fo:margin-left="0.254cm" fo:margin-right="0.254cm" fo:margin-top="0cm" fo:margin-bottom="0cm" fo:text-align="end" fo:text-indent="0cm" style:punctuation-wrap="hanging" style:line-break="strict" style:writing-mode="lr-tb"/>
      <style:text-properties fo:color="#ffffff" fo:font-size="8pt" style:font-size-asian="8pt" style:font-size-complex="8pt"/>
    </style:style>
    <style:style style:name="MP5697" style:family="paragraph">
      <style:paragraph-properties fo:margin-left="0cm" fo:margin-right="0cm" fo:text-indent="0cm" style:line-break="strict"/>
      <style:text-properties fo:font-size="12pt"/>
    </style:style>
    <style:style style:name="MP5700" style:family="paragraph">
      <style:paragraph-properties fo:margin-left="0cm" fo:margin-right="0cm" fo:text-indent="0cm" style:punctuation-wrap="simple" style:line-break="strict" style:writing-mode="lr-tb"/>
      <style:text-properties fo:font-size="12pt"/>
    </style:style>
    <style:style style:name="MP5706" style:family="paragraph">
      <style:paragraph-properties fo:margin-left="0cm" fo:margin-right="0cm" fo:text-align="start" fo:text-indent="0cm" style:line-break="strict"/>
      <style:text-properties fo:font-size="10.5pt"/>
    </style:style>
    <style:style style:name="MP5709" style:family="paragraph">
      <style:paragraph-properties fo:margin-left="0cm" fo:margin-right="0cm" fo:text-align="start" fo:text-indent="0cm" style:punctuation-wrap="simple" style:line-break="strict" style:writing-mode="lr-tb"/>
      <style:text-properties fo:font-size="10.5pt"/>
    </style:style>
    <style:style style:name="MP5710" style:family="paragraph">
      <style:paragraph-properties fo:margin-left="0cm" fo:margin-right="0cm" fo:text-align="start" fo:text-indent="0cm" style:line-break="strict"/>
    </style:style>
    <style:style style:name="MP5711" style:family="paragraph">
      <style:paragraph-properties fo:margin-left="0cm" fo:margin-right="0cm" fo:text-align="start" fo:text-indent="0cm" style:punctuation-wrap="simple" style:line-break="strict" style:writing-mode="lr-tb"/>
    </style:style>
    <style:style style:name="MP5713" style:family="paragraph">
      <style:paragraph-properties fo:margin-left="1.2cm" fo:margin-right="0cm" fo:text-indent="-0.9cm"/>
    </style:style>
    <style:style style:name="MP5714" style:family="paragraph">
      <style:paragraph-properties fo:margin-left="2.4cm" fo:margin-right="0cm" fo:text-indent="-0.8cm"/>
    </style:style>
    <style:style style:name="MP5715" style:family="paragraph">
      <style:paragraph-properties fo:margin-left="3.6cm" fo:margin-right="0cm" fo:text-indent="-0.6cm"/>
    </style:style>
    <style:style style:name="MP5716" style:family="paragraph">
      <style:paragraph-properties fo:margin-left="4.8cm" fo:margin-right="0cm" fo:text-indent="-0.6cm"/>
    </style:style>
    <style:style style:name="MP5717" style:family="paragraph">
      <style:paragraph-properties fo:margin-left="6cm" fo:margin-right="0cm" fo:text-indent="-0.6cm"/>
    </style:style>
    <style:style style:name="MP5718" style:family="paragraph">
      <style:paragraph-properties fo:margin-left="7.2cm" fo:margin-right="0cm" fo:text-indent="-0.6cm"/>
    </style:style>
    <style:style style:name="MP5719" style:family="paragraph">
      <style:paragraph-properties fo:margin-left="8.4cm" fo:margin-right="0cm" fo:text-indent="-0.6cm"/>
    </style:style>
    <style:style style:name="MP5720" style:family="paragraph">
      <style:paragraph-properties fo:margin-left="9.6cm" fo:margin-right="0cm" fo:text-indent="-0.6cm"/>
    </style:style>
    <style:style style:name="MP5721" style:family="paragraph">
      <style:paragraph-properties fo:margin-left="10.8cm" fo:margin-right="0cm" fo:text-indent="-0.6cm"/>
    </style:style>
    <style:style style:name="MP5723" style:family="paragraph">
      <style:paragraph-properties fo:margin-left="1.2cm" fo:margin-right="0cm" fo:text-indent="-0.9cm" style:punctuation-wrap="simple" style:line-break="strict" style:writing-mode="lr-tb"/>
    </style:style>
    <style:style style:name="MT5610" style:family="text">
      <style:text-properties fo:font-size="12pt" style:font-size-asian="12pt" style:font-size-complex="12pt"/>
    </style:style>
    <style:style style:name="MT5631"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MT5635"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MT5645" style:family="text">
      <style:text-properties fo:font-size="14pt" style:font-size-asian="14pt" style:font-size-complex="14pt"/>
    </style:style>
    <style:style style:name="MT5662" style:family="text">
      <style:text-properties fo:color="#ffffff" fo:font-size="8pt" style:font-size-asian="8pt" style:font-size-complex="8pt"/>
    </style:style>
    <style:style style:name="MT5672" style:family="text">
      <style:text-properties fo:color="#ffffff" style:text-outline="false" style:text-position="0% 100%" fo:font-family="Arial" style:font-family-generic="roman" style:font-pitch="variable" fo:font-size="8pt" fo:letter-spacing="normal" fo:language="en" fo:country="US" fo:font-style="normal" fo:text-shadow="none" fo:font-weight="normal" style:text-underline-mode="continuous" style:text-overline-mode="continuous" style:text-line-through-mode="continuous" style:letter-kerning="false" style:font-family-asian="SimSun" style:font-pitch-asian="variable" style:font-size-asian="8pt" style:language-asian="zxx" style:country-asian="none" style:font-style-asian="normal" style:font-weight-asian="normal" style:font-family-complex="Tahoma" style:font-pitch-complex="variable" style:font-size-complex="8pt" style:language-complex="zxx" style:country-complex="none" style:font-style-complex="normal" style:font-weight-complex="normal" style:text-emphasize="none" style:text-scale="100%" style:font-relief="none"/>
    </style:style>
    <style:style style:name="MT5676" style:family="text">
      <style:text-properties fo:font-size="10.5pt" style:font-size-asian="10.5pt" style:font-size-complex="10.5pt"/>
    </style:style>
    <style:style style:name="MT5683" style:family="text">
      <style:text-properties fo:font-size="8pt" style:font-size-asian="8pt" style:font-size-complex="8pt"/>
    </style:style>
    <style:style style:name="MT5698" style:family="text">
      <style:text-properties fo:color="#666666" fo:font-family="Arial" style:font-style-name="Regular" style:font-family-generic="swiss" style:font-pitch="variable" fo:font-size="12pt" style:font-family-asian="Arial" style:font-style-name-asian="Regular" style:font-family-generic-asian="swiss" style:font-pitch-asian="variable" style:font-family-complex="Arial" style:font-style-name-complex="Regular" style:font-family-generic-complex="swiss" style:font-pitch-complex="variable"/>
    </style:style>
    <style:style style:name="MT5701" style:family="text">
      <style:text-properties fo:color="#666666"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MT5707" style:family="text">
      <style:text-properties fo:color="#666666" fo:font-family="Arial" style:font-style-name="Regular" style:font-family-generic="swiss" style:font-pitch="variable" fo:font-size="10.5pt" style:font-family-asian="Arial" style:font-style-name-asian="Regular" style:font-family-generic-asian="swiss" style:font-pitch-asian="variable" style:font-family-complex="Arial" style:font-style-name-complex="Regular" style:font-family-generic-complex="swiss" style:font-pitch-complex="variable"/>
    </style:style>
    <text:list-style style:name="ML560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60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60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0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06">
      <text:list-level-style-bullet text:level="1" text:bullet-char="■">
        <style:list-level-properties text:min-label-width="0.483cm"/>
        <style:text-properties fo:font-family="'Times New Roman'" style:font-family-generic="roman" style:font-charset="x-symbol" fo:color="#ffffff"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ffffff"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ffffff"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07">
      <text:list-level-style-image text:level="1" xlink:href="Pictures/1000020100000010000000105749C1BC.png" xlink:type="simple" xlink:show="embed" xlink:actuate="onLoad">
        <style:list-level-properties text:space-before="0.3cm" text:min-label-width="0.9cm" style:vertical-pos="middle" style:vertical-rel="line" fo:width="0.564cm" fo:height="0.564cm"/>
      </text:list-level-style-image>
      <text:list-level-style-image text:level="2" xlink:href="Pictures/100002010000000C0000000C441D6BB4.png" xlink:type="simple" xlink:show="embed" xlink:actuate="onLoad">
        <style:list-level-properties text:space-before="1.6cm" text:min-label-width="0.8cm" style:vertical-pos="middle" style:vertical-rel="line" fo:width="0.423cm" fo:height="0.423cm"/>
      </text:list-level-style-image>
      <text:list-level-style-bullet text:level="3" text:bullet-char="●">
        <style:list-level-properties text:space-before="3cm" text:min-label-width="0.6cm"/>
        <style:text-properties fo:font-family="StarSymbol" fo:color="#c0c0c0" fo:font-size="45%"/>
      </text:list-level-style-bullet>
      <text:list-level-style-image text:level="4" xlink:href="Pictures/100002010000000A0000000A509615E3.png" xlink:type="simple" xlink:show="embed" xlink:actuate="onLoad">
        <style:list-level-properties text:space-before="4.2cm" text:min-label-width="0.6cm" style:vertical-pos="middle" style:vertical-rel="line" fo:width="0.352cm" fo:height="0.352cm"/>
      </text:list-level-style-image>
      <text:list-level-style-image text:level="5" xlink:href="Pictures/100002010000000800000008E9BF87B7.png" xlink:type="simple" xlink:show="embed" xlink:actuate="onLoad">
        <style:list-level-properties text:space-before="5.4cm" text:min-label-width="0.6cm" style:vertical-pos="middle" style:vertical-rel="line" fo:width="0.282cm" fo:height="0.282cm"/>
      </text:list-level-style-image>
      <text:list-level-style-bullet text:level="6" text:bullet-char="●">
        <style:list-level-properties text:space-before="6.6cm" text:min-label-width="0.6cm"/>
        <style:text-properties fo:font-family="StarSymbol" fo:color="#c0c0c0" fo:font-size="45%"/>
      </text:list-level-style-bullet>
      <text:list-level-style-image text:level="7" xlink:href="Pictures/1000020100000006000000063D5D0D25.png" xlink:type="simple" xlink:show="embed" xlink:actuate="onLoad">
        <style:list-level-properties text:space-before="7.8cm" text:min-label-width="0.6cm" style:vertical-pos="middle" style:vertical-rel="line" fo:width="0.211cm" fo:height="0.211cm"/>
      </text:list-level-style-image>
      <text:list-level-style-image text:level="8" xlink:href="Pictures/1000020100000006000000063D5D0D25.png" xlink:type="simple" xlink:show="embed" xlink:actuate="onLoad">
        <style:list-level-properties text:space-before="9cm" text:min-label-width="0.6cm" style:vertical-pos="middle" style:vertical-rel="line" fo:width="0.211cm" fo:height="0.211cm"/>
      </text:list-level-style-image>
      <text:list-level-style-image text:level="9" xlink:href="Pictures/1000020100000006000000063D5D0D25.png" xlink:type="simple" xlink:show="embed" xlink:actuate="onLoad">
        <style:list-level-properties text:space-before="10.2cm" text:min-label-width="0.6cm" style:vertical-pos="middle" style:vertical-rel="line" fo:width="0.211cm" fo:height="0.21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5608">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5606">
      <draw:rect draw:style-name="Mgr5607" draw:text-style-name="MP5608" draw:layer="backgroundobjects" svg:width="19.05cm" svg:height="25.4cm" svg:x="0cm" svg:y="0cm">
        <text:p/>
      </draw:rect>
      <draw:frame draw:style-name="Mgr5611" draw:text-style-name="MP5612" draw:layer="backgroundobjects" svg:width="8.255cm" svg:height="1.271cm" svg:x="-0.001cm" svg:y="0cm" presentation:class="header">
        <draw:text-box>
          <text:p text:style-name="MP5609"><text:span text:style-name="MT5610"><presentation:header/></text:span></text:p>
        </draw:text-box>
      </draw:frame>
      <draw:frame draw:style-name="Mgr5614" draw:text-style-name="MP5615" draw:layer="backgroundobjects" svg:width="8.255cm" svg:height="1.271cm" svg:x="10.79cm" svg:y="0cm" presentation:class="date-time">
        <draw:text-box>
          <text:p text:style-name="MP5613"><text:span text:style-name="MT5610"><presentation:date-time/></text:span></text:p>
        </draw:text-box>
      </draw:frame>
      <draw:frame draw:style-name="Mgr5616" draw:text-style-name="MP5612" draw:layer="backgroundobjects" svg:width="8.255cm" svg:height="1.271cm" svg:x="-0.001cm" svg:y="24.125cm" presentation:class="footer">
        <draw:text-box>
          <text:p text:style-name="MP5609"><text:span text:style-name="MT5610"><presentation:footer/></text:span></text:p>
        </draw:text-box>
      </draw:frame>
      <draw:frame draw:style-name="Mgr5617" draw:text-style-name="MP5615" draw:layer="backgroundobjects" svg:width="8.255cm" svg:height="1.271cm" svg:x="10.79cm" svg:y="24.125cm" presentation:class="page-number">
        <draw:text-box>
          <text:p text:style-name="MP5613"><text:span text:style-name="MT5610"><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google_5f_template" style:display-name="google_template" style:page-layout-name="PM1" draw:style-name="Mdp5602">
      <draw:frame draw:style-name="Mgr5618" draw:text-style-name="MP5619" draw:layer="backgroundobjects" svg:width="3.784cm" svg:height="1.402cm" svg:x="21.616cm" svg:y="17.357cm">
        <draw:image xlink:href="Pictures/100000000000008F00000035AAD7341F.png" xlink:type="simple" xlink:show="embed" xlink:actuate="onLoad">
          <text:p/>
        </draw:image>
      </draw:frame>
      <draw:frame presentation:style-name="Mpr5620" draw:layer="backgroundobjects" svg:width="22.86cm" svg:height="1.954cm" svg:x="1.27cm" svg:y="0.61cm" presentation:class="title" presentation:placeholder="true">
        <draw:text-box/>
      </draw:frame>
      <draw:frame presentation:style-name="Mpr5621" draw:layer="backgroundobjects" svg:width="22.86cm" svg:height="13.631cm" svg:x="1.27cm" svg:y="3.387cm" presentation:class="outline" presentation:placeholder="true">
        <draw:text-box/>
      </draw:frame>
      <draw:frame presentation:style-name="Mpr5622" draw:text-style-name="MP5615" draw:layer="backgroundobjects" svg:width="7.197cm" svg:height="0.901cm" svg:x="14.392cm" svg:y="17.78cm" presentation:class="date-time">
        <draw:text-box>
          <text:p text:style-name="MP5613"><text:span text:style-name="MT5610"><presentation:date-time/></text:span></text:p>
        </draw:text-box>
      </draw:frame>
      <draw:frame presentation:style-name="Mpr5623" draw:text-style-name="MP5612" draw:layer="backgroundobjects" svg:width="11.007cm" svg:height="0.901cm" svg:x="1.269cm" svg:y="17.78cm" presentation:class="footer">
        <draw:text-box>
          <text:p text:style-name="MP5609"><text:span text:style-name="MT5610"><presentation:footer/></text:span></text:p>
        </draw:text-box>
      </draw:frame>
      <draw:frame presentation:style-name="Mpr5625" draw:text-style-name="MP5626" draw:layer="backgroundobjects" svg:width="1.482cm" svg:height="0.901cm" svg:x="12.488cm" svg:y="17.78cm" presentation:class="page-number">
        <draw:text-box>
          <text:p text:style-name="MP5624"><text:span text:style-name="MT5610"><text:page-number>&lt;number&gt;</text:page-number></text:span></text:p>
        </draw:text-box>
      </draw:frame>
      <draw:custom-shape draw:style-name="Mgr5627" draw:text-style-name="MP5628" draw:layer="backgroundobjects" svg:width="22.86cm" svg:height="0.203cm" svg:x="1.27cm" svg:y="2.752cm">
        <text:p/>
        <draw:enhanced-geometry svg:viewBox="0 0 21600 21600" draw:type="rectangle" draw:enhanced-path="M 0 0 L 21600 0 21600 21600 0 21600 0 0 Z N"/>
      </draw:custom-shape>
      <draw:frame draw:style-name="Mgr5629" draw:text-style-name="MP5619" draw:layer="backgroundobjects" svg:width="2.835cm" svg:height="2.399cm" svg:x="22.565cm" svg:y="1.27cm">
        <draw:image xlink:href="Pictures/10000000000000600000005119E530FE.png" xlink:type="simple" xlink:show="embed" xlink:actuate="onLoad">
          <text:p/>
        </draw:image>
      </draw:frame>
      <presentation:notes style:page-layout-name="PM2">
        <draw:frame presentation:style-name="Mpr5632" draw:text-style-name="MP5633" draw:layer="backgroundobjects" svg:width="19.05cm" svg:height="1.271cm" svg:x="0cm" svg:y="0cm" presentation:class="header">
          <draw:text-box>
            <text:p text:style-name="MP5630"><text:span text:style-name="MT5631"><presentation:header/></text:span></text:p>
          </draw:text-box>
        </draw:frame>
        <draw:frame presentation:style-name="Mpr5636" draw:text-style-name="MP5637" draw:layer="backgroundobjects" svg:width="7.196cm" svg:height="1.271cm" svg:x="10.372cm" svg:y="23.706cm" presentation:class="date-time">
          <draw:text-box>
            <text:p text:style-name="MP5634"><text:span text:style-name="MT5635"><presentation:date-time/></text:span></text:p>
          </draw:text-box>
        </draw:frame>
        <draw:page-thumbnail presentation:style-name="Mpr5620" draw:layer="backgroundobjects" svg:width="12.7cm" svg:height="9.526cm" svg:x="3.175cm" svg:y="1.905cm" presentation:class="page"/>
        <draw:frame presentation:style-name="Mpr5638" draw:layer="backgroundobjects" svg:width="13.97cm" svg:height="11.431cm" svg:x="2.54cm" svg:y="12.065cm" presentation:class="notes" presentation:placeholder="true">
          <draw:text-box/>
        </draw:frame>
        <draw:frame presentation:style-name="Mpr5640" draw:text-style-name="MP5641" draw:layer="backgroundobjects" svg:width="7.62cm" svg:height="1.271cm" svg:x="1.058cm" svg:y="23.706cm" presentation:class="footer">
          <draw:text-box>
            <text:p text:style-name="MP5639"><text:span text:style-name="MT5635"><presentation:footer/></text:span></text:p>
          </draw:text-box>
        </draw:frame>
        <draw:frame presentation:style-name="Mpr5642" draw:text-style-name="MP5637" draw:layer="backgroundobjects" svg:width="1.27cm" svg:height="1.271cm" svg:x="8.89cm" svg:y="23.706cm" presentation:class="page-number">
          <draw:text-box>
            <text:p text:style-name="MP5634"><text:span text:style-name="MT5635"><text:page-number>&lt;number&gt;</text:page-number></text:span></text:p>
          </draw:text-box>
        </draw:frame>
      </presentation:notes>
    </style:master-page>
    <style:master-page style:name="google_5f_template_5f_Title" style:display-name="google_template_Title" style:page-layout-name="PM1" draw:style-name="Mdp5602">
      <draw:frame draw:style-name="Mgr5629" draw:text-style-name="MP5619" draw:layer="backgroundobjects" svg:width="19.658cm" svg:height="18.442cm" svg:x="2.871cm" svg:y="0.304cm">
        <draw:image xlink:href="Pictures/10000000000002E7000002B986B3861D.png" xlink:type="simple" xlink:show="embed" xlink:actuate="onLoad">
          <text:p/>
        </draw:image>
      </draw:frame>
      <draw:frame draw:style-name="Mgr5618" draw:text-style-name="MP5619" draw:layer="backgroundobjects" svg:width="3.784cm" svg:height="1.402cm" svg:x="21.616cm" svg:y="17.648cm">
        <draw:image xlink:href="Pictures/100000000000008F00000035AAD7341F.png" xlink:type="simple" xlink:show="embed" xlink:actuate="onLoad">
          <text:p/>
        </draw:image>
      </draw:frame>
      <draw:frame presentation:style-name="Mpr5643" draw:layer="backgroundobjects" svg:width="18.203cm" svg:height="3.599cm" svg:x="1.904cm" svg:y="6.562cm" presentation:class="title" presentation:placeholder="true">
        <draw:text-box/>
      </draw:frame>
      <draw:frame presentation:style-name="Mpr5644" draw:layer="backgroundobjects" svg:width="15.452cm" svg:height="3.176cm" svg:x="3.81cm" svg:y="10.794cm" presentation:class="subtitle" presentation:placeholder="true">
        <draw:text-box/>
      </draw:frame>
      <draw:frame presentation:style-name="Mpr5646" draw:text-style-name="MP5647" draw:layer="backgroundobjects" svg:width="7.409cm" svg:height="0.892cm" svg:x="14.392cm" svg:y="17.779cm" presentation:class="date-time">
        <draw:text-box>
          <text:p text:style-name="MP5613"><text:span text:style-name="MT5645"><presentation:date-time/></text:span></text:p>
        </draw:text-box>
      </draw:frame>
      <draw:frame presentation:style-name="Mpr5648" draw:text-style-name="MP5649" draw:layer="backgroundobjects" svg:width="12.277cm" svg:height="0.901cm" svg:x="0.422cm" svg:y="17.78cm" presentation:class="footer">
        <draw:text-box>
          <text:p text:style-name="MP5609"><text:span text:style-name="MT5645"><presentation:footer/></text:span></text:p>
        </draw:text-box>
      </draw:frame>
      <draw:frame draw:style-name="Mgr5629" draw:text-style-name="MP5619" draw:layer="backgroundobjects" svg:width="9.949cm" svg:height="3.753cm" svg:x="15.028cm" svg:y="1.27cm">
        <draw:image xlink:href="Pictures/100002000000013100000073161FE3A0.png" xlink:type="simple" xlink:show="embed" xlink:actuate="onLoad">
          <text:p/>
        </draw:image>
      </draw:frame>
      <draw:custom-shape draw:style-name="Mgr5650" draw:text-style-name="MP5651" draw:layer="backgroundobjects" svg:width="4.868cm" svg:height="1.27cm" svg:x="13.547cm" svg:y="14.393cm">
        <text:p/>
        <draw:enhanced-geometry svg:viewBox="0 0 21600 21600" draw:type="mso-spt202" draw:enhanced-path="M 0 0 L 21600 0 21600 21600 0 21600 0 0 Z N"/>
      </draw:custom-shape>
      <presentation:notes style:page-layout-name="PM2">
        <draw:frame presentation:style-name="Mpr5652" draw:text-style-name="MP5653" draw:layer="backgroundobjects" svg:width="19.05cm" svg:height="1.271cm" svg:x="0cm" svg:y="0cm" presentation:class="header">
          <draw:text-box>
            <text:p text:style-name="MP5630"><text:span text:style-name="MT5631"><presentation:header/></text:span></text:p>
          </draw:text-box>
        </draw:frame>
        <draw:frame presentation:style-name="Mpr5654" draw:text-style-name="MP5655" draw:layer="backgroundobjects" svg:width="7.196cm" svg:height="1.271cm" svg:x="10.372cm" svg:y="23.706cm" presentation:class="date-time">
          <draw:text-box>
            <text:p text:style-name="MP5634"><text:span text:style-name="MT5635"><presentation:date-time/></text:span></text:p>
          </draw:text-box>
        </draw:frame>
        <draw:page-thumbnail presentation:style-name="Mpr5643" draw:layer="backgroundobjects" svg:width="12.7cm" svg:height="9.526cm" svg:x="3.175cm" svg:y="1.905cm" presentation:class="page"/>
        <draw:frame presentation:style-name="Mpr5656" draw:layer="backgroundobjects" svg:width="13.97cm" svg:height="11.431cm" svg:x="2.54cm" svg:y="12.065cm" presentation:class="notes" presentation:placeholder="true">
          <draw:text-box/>
        </draw:frame>
        <draw:frame presentation:style-name="Mpr5657" draw:text-style-name="MP5658" draw:layer="backgroundobjects" svg:width="7.62cm" svg:height="1.271cm" svg:x="1.058cm" svg:y="23.706cm" presentation:class="footer">
          <draw:text-box>
            <text:p text:style-name="MP5639"><text:span text:style-name="MT5635"><presentation:footer/></text:span></text:p>
          </draw:text-box>
        </draw:frame>
        <draw:frame presentation:style-name="Mpr5659" draw:text-style-name="MP5655" draw:layer="backgroundobjects" svg:width="1.27cm" svg:height="1.271cm" svg:x="8.89cm" svg:y="23.706cm" presentation:class="page-number">
          <draw:text-box>
            <text:p text:style-name="MP5634"><text:span text:style-name="MT5635"><text:page-number>&lt;number&gt;</text:page-number></text:span></text:p>
          </draw:text-box>
        </draw:frame>
      </presentation:notes>
    </style:master-page>
    <style:master-page style:name="IBM2009" style:page-layout-name="PM1" draw:style-name="Mdp5603">
      <draw:frame draw:name="Bitmap1" draw:style-name="Mgr5660" draw:text-style-name="MP5661" draw:layer="backgroundobjects" svg:width="25.4cm" svg:height="1.52cm" svg:x="0cm" svg:y="0.001cm">
        <draw:image xlink:href="Pictures/10000000000008D000000087CA4EAA05.jpg" xlink:type="simple" xlink:show="embed" xlink:actuate="onLoad">
          <text:p/>
        </draw:image>
      </draw:frame>
      <draw:frame presentation:style-name="Mpr5663" draw:text-style-name="MP5664" draw:layer="backgroundobjects" svg:width="2.795cm" svg:height="0.638cm" svg:x="1.524cm" svg:y="18.161cm" presentation:class="date-time">
        <draw:text-box>
          <text:p text:style-name="MP5609"><text:span text:style-name="MT5662"><presentation:date-time/></text:span></text:p>
        </draw:text-box>
      </draw:frame>
      <draw:frame presentation:style-name="Mpr5665" draw:text-style-name="MP5664" draw:layer="backgroundobjects" svg:width="1.017cm" svg:height="0.635cm" svg:x="0.508cm" svg:y="18.161cm" presentation:class="page-number">
        <draw:text-box>
          <text:p text:style-name="MP5609"><text:span text:style-name="MT5662"><text:page-number>&lt;number&gt;</text:page-number></text:span></text:p>
        </draw:text-box>
      </draw:frame>
      <draw:frame presentation:style-name="Mpr5667" draw:text-style-name="MP5664" draw:layer="backgroundobjects" svg:width="24.131cm" svg:height="1.779cm" svg:x="0.508cm" svg:y="1.651cm" presentation:class="title">
        <draw:text-box>
          <text:p text:style-name="MP5666">Click to edit the title text format</text:p>
        </draw:text-box>
      </draw:frame>
      <draw:frame presentation:style-name="Mpr5668" draw:text-style-name="MP5669" draw:layer="backgroundobjects" svg:width="24.131cm" svg:height="12.447cm" svg:x="0.661cm" svg:y="5.82cm" presentation:class="outline">
        <draw:text-box>
          <text:list text:style-name="ML5606">
            <text:list-item>
              <text:p>Click to edit the outline text format</text:p>
              <text:list>
                <text:list-item>
                  <text:p>Second Outline Level</text:p>
                  <text:list>
                    <text:list-item>
                      <text:p>Third Outline Level</text:p>
                    </text:list-item>
                  </text:list>
                </text:list-item>
              </text:list>
            </text:list-item>
          </text:list>
        </draw:text-box>
      </draw:frame>
      <draw:line draw:name="Line1" presentation:style-name="Mpr5670" draw:text-style-name="MP5608" draw:layer="backgroundobjects" svg:x1="0.763cm" svg:y1="1.53cm" svg:x2="24.639cm" svg:y2="1.531cm">
        <text:p/>
      </draw:line>
      <draw:frame draw:name="Bitmap with transparency1" draw:style-name="Mgr5660" draw:text-style-name="MP5661" draw:layer="backgroundobjects" svg:width="1.627cm" svg:height="0.661cm" svg:x="23.013cm" svg:y="0.635cm">
        <draw:image xlink:href="Pictures/10000201000000C60000004F4BDB1BFF.png" xlink:type="simple" xlink:show="embed" xlink:actuate="onLoad">
          <text:p/>
        </draw:image>
      </draw:frame>
      <draw:frame draw:name="Text Frame2" draw:style-name="Mgr5673" draw:text-style-name="MP5674" draw:layer="backgroundobjects" svg:width="3.811cm" svg:height="0.991cm" svg:x="21.082cm" svg:y="18.237cm">
        <draw:text-box>
          <text:p text:style-name="MP5671"><text:span text:style-name="MT5672">© 2010 IBM Corporation</text:span></text:p>
        </draw:text-box>
      </draw:frame>
      <draw:frame presentation:style-name="Mpr5677" draw:text-style-name="MP5678" draw:layer="backgroundobjects" svg:width="16.511cm" svg:height="0.666cm" svg:x="4.318cm" svg:y="18.161cm" presentation:class="footer">
        <draw:text-box>
          <text:p text:style-name="MP5675"><text:span text:style-name="MT5676">ICU &amp; CLDR • IMUG, 22 July 2010 • Steven R. Loomis</text:span></text:p>
        </draw:text-box>
      </draw:frame>
      <presentation:notes style:page-layout-name="PM2">
        <draw:frame presentation:style-name="Mpr5679" draw:text-style-name="MP5664" draw:layer="backgroundobjects" svg:width="7.62cm" svg:height="0.988cm" svg:x="0.001cm" svg:y="0.001cm" presentation:class="header">
          <draw:text-box>
            <text:p text:style-name="MP5609"><presentation:header/> </text:p>
          </draw:text-box>
        </draw:frame>
        <draw:frame presentation:style-name="Mpr5679" draw:text-style-name="MP5664" draw:layer="backgroundobjects" svg:width="7.62cm" svg:height="0.988cm" svg:x="11.427cm" svg:y="0.001cm" presentation:class="date-time">
          <draw:text-box>
            <text:p text:style-name="MP5609"><presentation:date-time/> </text:p>
          </draw:text-box>
        </draw:frame>
        <draw:frame presentation:style-name="Mpr5679" draw:text-style-name="MP5664" draw:layer="backgroundobjects" svg:width="7.62cm" svg:height="0.988cm" svg:x="0.001cm" svg:y="24.409cm" presentation:class="footer">
          <draw:text-box>
            <text:p text:style-name="MP5609"><presentation:footer/> </text:p>
          </draw:text-box>
        </draw:frame>
        <draw:frame presentation:style-name="Mpr5679" draw:text-style-name="MP5664" draw:layer="backgroundobjects" svg:width="7.62cm" svg:height="0.988cm" svg:x="11.427cm" svg:y="24.409cm" presentation:class="page-number">
          <draw:text-box>
            <text:p text:style-name="MP5609"><text:page-number>&lt;number&gt;</text:page-number> </text:p>
          </draw:text-box>
        </draw:frame>
        <draw:page-thumbnail presentation:style-name="Mpr5680" draw:layer="backgroundobjects" svg:width="16.291cm" svg:height="10.16cm" svg:x="1.379cm" svg:y="0.843cm" presentation:class="page"/>
        <draw:frame presentation:style-name="Mpr5681" draw:layer="backgroundobjects" svg:width="16.269cm" svg:height="11.277cm" svg:x="1.399cm" svg:y="11.988cm" presentation:class="notes" presentation:placeholder="true">
          <draw:text-box/>
        </draw:frame>
      </presentation:notes>
    </style:master-page>
    <style:master-page style:name="icucldr_5f_imug2" style:display-name="icucldr_imug2" style:page-layout-name="PM1" draw:style-name="Mdp5604">
      <draw:frame draw:name="Bitmap with transparency1" draw:style-name="Mgr5660" draw:text-style-name="MP5661" draw:layer="backgroundobjects" svg:width="1.627cm" svg:height="0.661cm" svg:x="22.987cm" svg:y="1.905cm">
        <draw:image xlink:href="Pictures/10000201000000C60000004F4BDB1BFF.png" xlink:type="simple" xlink:show="embed" xlink:actuate="onLoad">
          <text:p/>
        </draw:image>
      </draw:frame>
      <draw:frame presentation:style-name="Mpr5682" draw:text-style-name="MP5664" draw:layer="backgroundobjects" svg:width="1.435cm" svg:height="1.889cm" svg:x="23.963cm" svg:y="17.159cm" presentation:class="date-time">
        <draw:text-box>
          <text:p text:style-name="MP5609"><presentation:date-time/> </text:p>
        </draw:text-box>
      </draw:frame>
      <draw:frame presentation:style-name="Mpr5684" draw:text-style-name="MP5664" draw:layer="backgroundobjects" svg:width="1.669cm" svg:height="0.44cm" svg:x="23.729cm" svg:y="16.632cm" presentation:class="page-number">
        <draw:text-box>
          <text:p text:style-name="MP5609"><text:span text:style-name="MT5683"><text:page-number>&lt;number&gt;</text:page-number></text:span></text:p>
        </draw:text-box>
      </draw:frame>
      <draw:frame presentation:style-name="Mpr5685" draw:text-style-name="MP5664" draw:layer="backgroundobjects" svg:width="2.362cm" svg:height="1.889cm" svg:x="23.036cm" svg:y="17.126cm" presentation:class="footer">
        <draw:text-box>
          <text:p text:style-name="MP5609"><presentation:footer/> </text:p>
        </draw:text-box>
      </draw:frame>
      <draw:frame presentation:style-name="Mpr5686" draw:text-style-name="MP5664" draw:layer="backgroundobjects" svg:width="24.258cm" svg:height="0.945cm" svg:x="0.381cm" svg:y="4.279cm" presentation:class="title">
        <draw:text-box>
          <text:p text:style-name="MP5666">Click to edit the title text format</text:p>
        </draw:text-box>
      </draw:frame>
      <draw:frame draw:name="Text Frame1" draw:style-name="Mgr5687" draw:text-style-name="MP5688" draw:layer="backgroundobjects" svg:width="3.019cm" svg:height="0.56cm" svg:x="20.598cm" svg:y="17.903cm">
        <draw:text-box>
          <text:p/>
        </draw:text-box>
      </draw:frame>
      <draw:frame draw:style-name="Mgr5690" draw:text-style-name="MP5691" draw:layer="backgroundobjects" svg:width="3.811cm" svg:height="0.991cm" svg:x="21.082cm" svg:y="18.237cm">
        <draw:text-box>
          <text:p text:style-name="MP5689"><text:span text:style-name="MT5662">© 2010 IBM Corporation</text:span></text:p>
        </draw:text-box>
      </draw:frame>
      <draw:line draw:name="Line1" presentation:style-name="Mpr5692" draw:text-style-name="MP5608" draw:layer="backgroundobjects" svg:x1="0.762cm" svg:y1="2.927cm" svg:x2="24.638cm" svg:y2="2.928cm">
        <text:p/>
      </draw:line>
      <draw:frame draw:name="Bitmap1" draw:style-name="Mgr5660" draw:text-style-name="MP5661" draw:layer="backgroundobjects" svg:width="23.876cm" svg:height="6.198cm" svg:x="0.762cm" svg:y="10.185cm">
        <draw:image xlink:href="Pictures/100000000000092E00000262920B690B.jpg" xlink:type="simple" xlink:show="embed" xlink:actuate="onLoad">
          <text:p/>
        </draw:image>
      </draw:frame>
      <presentation:notes style:page-layout-name="PM2">
        <draw:frame presentation:style-name="Mpr5693" draw:text-style-name="MP5664" draw:layer="backgroundobjects" svg:width="7.62cm" svg:height="0.988cm" svg:x="0.001cm" svg:y="0.001cm" presentation:class="header">
          <draw:text-box>
            <text:p text:style-name="MP5609"><presentation:header/> </text:p>
          </draw:text-box>
        </draw:frame>
        <draw:frame presentation:style-name="Mpr5693" draw:text-style-name="MP5664" draw:layer="backgroundobjects" svg:width="7.62cm" svg:height="0.988cm" svg:x="11.427cm" svg:y="0.001cm" presentation:class="date-time">
          <draw:text-box>
            <text:p text:style-name="MP5609"><presentation:date-time/> </text:p>
          </draw:text-box>
        </draw:frame>
        <draw:frame presentation:style-name="Mpr5693" draw:text-style-name="MP5664" draw:layer="backgroundobjects" svg:width="7.62cm" svg:height="0.988cm" svg:x="0.001cm" svg:y="24.409cm" presentation:class="footer">
          <draw:text-box>
            <text:p text:style-name="MP5609"><presentation:footer/> </text:p>
          </draw:text-box>
        </draw:frame>
        <draw:frame presentation:style-name="Mpr5693" draw:text-style-name="MP5664" draw:layer="backgroundobjects" svg:width="7.62cm" svg:height="0.988cm" svg:x="11.427cm" svg:y="24.409cm" presentation:class="page-number">
          <draw:text-box>
            <text:p text:style-name="MP5609"><text:page-number>&lt;number&gt;</text:page-number> </text:p>
          </draw:text-box>
        </draw:frame>
        <draw:page-thumbnail presentation:style-name="Mpr5694" draw:layer="backgroundobjects" svg:width="15.359cm" svg:height="10.16cm" svg:x="1.845cm" svg:y="0.843cm" presentation:class="page"/>
        <draw:frame presentation:style-name="Mpr5695" draw:layer="backgroundobjects" svg:width="16.269cm" svg:height="11.277cm" svg:x="1.399cm" svg:y="11.988cm" presentation:class="notes" presentation:placeholder="true">
          <draw:text-box/>
        </draw:frame>
      </presentation:notes>
    </style:master-page>
    <style:master-page style:name="Technologic_5f_otp_5f_Technologic" style:display-name="Technologic_otp_Technologic" style:page-layout-name="PM1" draw:style-name="Mdp5605">
      <draw:frame draw:name="Bitmap1" draw:style-name="Mgr5696" draw:text-style-name="MP5661" draw:layer="backgroundobjects" svg:width="25.4cm" svg:height="19.032cm" svg:x="0cm" svg:y="0cm">
        <draw:image xlink:href="Pictures/10000000000005A00000043752A8EB4C.jpg" xlink:type="simple" xlink:show="embed" xlink:actuate="onLoad">
          <text:p/>
        </draw:image>
      </draw:frame>
      <draw:frame presentation:style-name="Mpr5699" draw:text-style-name="MP5700" draw:layer="backgroundobjects" svg:width="7.62cm" svg:height="0.914cm" svg:x="1.866cm" svg:y="17.735cm" presentation:class="date-time">
        <draw:text-box>
          <text:p text:style-name="MP5697"><text:span text:style-name="MT5698"><presentation:date-time/></text:span></text:p>
        </draw:text-box>
      </draw:frame>
      <draw:frame presentation:style-name="Mpr5699" draw:text-style-name="MP5664" draw:layer="backgroundobjects" svg:width="6.096cm" svg:height="0.945cm" svg:x="9.664cm" svg:y="17.735cm" presentation:class="page-number">
        <draw:text-box>
          <text:p text:style-name="MP5609"><text:span text:style-name="MT5701"><text:page-number>&lt;number&gt;</text:page-number></text:span></text:p>
        </draw:text-box>
      </draw:frame>
      <draw:frame presentation:style-name="Mpr5699" draw:text-style-name="MP5700" draw:layer="backgroundobjects" svg:width="7.62cm" svg:height="0.914cm" svg:x="15.938cm" svg:y="17.735cm" presentation:class="footer">
        <draw:text-box>
          <text:p text:style-name="MP5697"><text:span text:style-name="MT5698"><presentation:footer/></text:span></text:p>
        </draw:text-box>
      </draw:frame>
      <draw:frame presentation:style-name="Mpr5702" draw:text-style-name="MP5664" draw:layer="backgroundobjects" svg:width="21.692cm" svg:height="2.387cm" svg:x="1.866cm" svg:y="7.801cm" presentation:class="title">
        <draw:text-box>
          <text:p text:style-name="MP5666">PRESENTATION TITLE</text:p>
        </draw:text-box>
      </draw:frame>
      <presentation:notes style:page-layout-name="PM2">
        <draw:frame presentation:style-name="Mpr5703" draw:text-style-name="MP5664" draw:layer="backgroundobjects" svg:width="6.02cm" svg:height="0.945cm" svg:x="2.001cm" svg:y="2.001cm" presentation:class="header">
          <draw:text-box>
            <text:p text:style-name="MP5609"><presentation:header/></text:p>
          </draw:text-box>
        </draw:frame>
        <draw:frame presentation:style-name="Mpr5703" draw:text-style-name="MP5664" draw:layer="backgroundobjects" svg:width="6.02cm" svg:height="0.945cm" svg:x="11.028cm" svg:y="2.001cm" presentation:class="date-time">
          <draw:text-box>
            <text:p text:style-name="MP5609"><presentation:date-time/></text:p>
          </draw:text-box>
        </draw:frame>
        <draw:frame presentation:style-name="Mpr5703" draw:text-style-name="MP5664" draw:layer="backgroundobjects" svg:width="6.02cm" svg:height="0.945cm" svg:x="2.001cm" svg:y="22.453cm" presentation:class="footer">
          <draw:text-box>
            <text:p text:style-name="MP5609"><presentation:footer/></text:p>
          </draw:text-box>
        </draw:frame>
        <draw:frame presentation:style-name="Mpr5703" draw:text-style-name="MP5664" draw:layer="backgroundobjects" svg:width="6.02cm" svg:height="0.945cm" svg:x="11.028cm" svg:y="22.453cm" presentation:class="page-number">
          <draw:text-box>
            <text:p text:style-name="MP5609"><text:page-number>&lt;number&gt;</text:page-number></text:p>
          </draw:text-box>
        </draw:frame>
        <draw:page-thumbnail presentation:style-name="Mpr5704" draw:layer="backgroundobjects" svg:width="12.134cm" svg:height="8.56cm" svg:x="3.458cm" svg:y="2.71cm" presentation:class="page"/>
        <draw:frame presentation:style-name="Mpr5705" draw:layer="backgroundobjects" svg:width="12.853cm" svg:height="9.501cm" svg:x="3.105cm" svg:y="12.1cm" presentation:class="notes" presentation:placeholder="true">
          <draw:text-box/>
        </draw:frame>
      </presentation:notes>
    </style:master-page>
    <style:master-page style:name="Technologic_5f_otp_5f__28_Default_29__20_Title_2f_Text_20_Master" style:display-name="Technologic_otp_(Default) Title/Text Master" style:page-layout-name="PM1" draw:style-name="Mdp5605">
      <draw:frame draw:name="Bitmap1" draw:style-name="Mgr5696" draw:text-style-name="MP5661" draw:layer="backgroundobjects" svg:width="25.4cm" svg:height="19.032cm" svg:x="-0.014cm" svg:y="-0.009cm">
        <draw:image xlink:href="Pictures/10000000000005A000000437ADCDBC23.jpg" xlink:type="simple" xlink:show="embed" xlink:actuate="onLoad">
          <text:p/>
        </draw:image>
      </draw:frame>
      <draw:frame presentation:style-name="Mpr5708" draw:text-style-name="MP5709" draw:layer="backgroundobjects" svg:width="7.62cm" svg:height="0.914cm" svg:x="1.866cm" svg:y="17.735cm" presentation:class="date-time">
        <draw:text-box>
          <text:p text:style-name="MP5706"><text:span text:style-name="MT5707"><presentation:date-time/></text:span></text:p>
        </draw:text-box>
      </draw:frame>
      <draw:frame presentation:style-name="Mpr5708" draw:text-style-name="MP5711" draw:layer="backgroundobjects" svg:width="6.096cm" svg:height="0.945cm" svg:x="9.664cm" svg:y="17.735cm" presentation:class="page-number">
        <draw:text-box>
          <text:p text:style-name="MP5710"><text:span text:style-name="MT5701"><text:page-number>&lt;number&gt;</text:page-number></text:span></text:p>
        </draw:text-box>
      </draw:frame>
      <draw:frame presentation:style-name="Mpr5708" draw:text-style-name="MP5709" draw:layer="backgroundobjects" svg:width="7.62cm" svg:height="0.914cm" svg:x="15.938cm" svg:y="17.735cm" presentation:class="footer">
        <draw:text-box>
          <text:p text:style-name="MP5706"><text:span text:style-name="MT5707"><presentation:footer/></text:span></text:p>
        </draw:text-box>
      </draw:frame>
      <draw:frame presentation:style-name="Mpr5712" draw:text-style-name="MP5664" draw:layer="backgroundobjects" svg:width="21.692cm" svg:height="3.181cm" svg:x="1.866cm" svg:y="1.581cm" presentation:class="title">
        <draw:text-box>
          <text:p text:style-name="MP5666">SLIDE TITLE</text:p>
        </draw:text-box>
      </draw:frame>
      <draw:frame presentation:style-name="Mpr5722" draw:text-style-name="MP5723" draw:layer="backgroundobjects" svg:width="21.692cm" svg:height="12.001cm" svg:x="1.866cm" svg:y="4.479cm" presentation:class="outline">
        <draw:text-box>
          <text:list text:style-name="ML5607">
            <text:list-item>
              <text:p text:style-name="MP5713">Click to edit the outline text format</text:p>
              <text:list>
                <text:list-item>
                  <text:p text:style-name="MP5714">Second Outline Level</text:p>
                  <text:list>
                    <text:list-item>
                      <text:p text:style-name="MP5715">Third Outline Level</text:p>
                      <text:list>
                        <text:list-item>
                          <text:p text:style-name="MP5716">Fourth Outline Level</text:p>
                          <text:list>
                            <text:list-item>
                              <text:p text:style-name="MP5717">Fifth Outline Level</text:p>
                              <text:list>
                                <text:list-item>
                                  <text:p text:style-name="MP5718">Sixth Outline Level</text:p>
                                  <text:list>
                                    <text:list-item>
                                      <text:p text:style-name="MP5719">Seventh Outline Level</text:p>
                                      <text:list>
                                        <text:list-item>
                                          <text:p text:style-name="MP5720">Eighth Outline Level</text:p>
                                          <text:list>
                                            <text:list-item>
                                              <text:p text:style-name="MP572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frame presentation:style-name="Mpr5724" draw:text-style-name="MP5664" draw:layer="backgroundobjects" svg:width="6.02cm" svg:height="0.945cm" svg:x="2.001cm" svg:y="2.001cm" presentation:class="header">
          <draw:text-box>
            <text:p text:style-name="MP5609"><presentation:header/></text:p>
          </draw:text-box>
        </draw:frame>
        <draw:frame presentation:style-name="Mpr5724" draw:text-style-name="MP5664" draw:layer="backgroundobjects" svg:width="6.02cm" svg:height="0.945cm" svg:x="11.028cm" svg:y="2.001cm" presentation:class="date-time">
          <draw:text-box>
            <text:p text:style-name="MP5609"><presentation:date-time/></text:p>
          </draw:text-box>
        </draw:frame>
        <draw:frame presentation:style-name="Mpr5724" draw:text-style-name="MP5664" draw:layer="backgroundobjects" svg:width="6.02cm" svg:height="0.945cm" svg:x="2.001cm" svg:y="22.453cm" presentation:class="footer">
          <draw:text-box>
            <text:p text:style-name="MP5609"><presentation:footer/></text:p>
          </draw:text-box>
        </draw:frame>
        <draw:frame presentation:style-name="Mpr5724" draw:text-style-name="MP5664" draw:layer="backgroundobjects" svg:width="6.02cm" svg:height="0.945cm" svg:x="11.028cm" svg:y="22.453cm" presentation:class="page-number">
          <draw:text-box>
            <text:p text:style-name="MP5609"><text:page-number>&lt;number&gt;</text:page-number></text:p>
          </draw:text-box>
        </draw:frame>
        <draw:page-thumbnail presentation:style-name="Mpr5725" draw:layer="backgroundobjects" svg:width="12.87cm" svg:height="8.56cm" svg:x="3.089cm" svg:y="2.71cm" presentation:class="page"/>
        <draw:frame presentation:style-name="Mpr5726" draw:layer="backgroundobjects" svg:width="12.853cm" svg:height="9.501cm" svg:x="3.105cm" svg:y="12.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Getting Started with ICU</dc:title>
    <meta:initial-creator>George Rhoten</meta:initial-creator>
    <meta:creation-date>2004-08-04T21:32:21</meta:creation-date>
    <dc:date>2011-08-26T15:34:38</dc:date>
    <meta:print-date>2007-08-24T14:22:36</meta:print-date>
    <meta:editing-cycles>134</meta:editing-cycles>
    <meta:editing-duration>PT146H17M10S</meta:editing-duration>
    <meta:generator>IBM_Lotus_Symphony/3.0$Linux OpenOffice.org_project/310m11$Build-9399</meta:generator>
    <meta:document-statistic meta:object-count="429"/>
  </office:meta>
</office:document-meta>
</file>